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row table:style-name="ro1">
          <table:table-cell office:value-type="float" office:value="30142310" calcext:value-type="float">
            <text:p>30142310</text:p>
          </table:table-cell>
          <table:table-cell office:value-type="float" office:value="68063667" calcext:value-type="float">
            <text:p>68063667</text:p>
          </table:table-cell>
        </table:table-row>
        <table:table-row table:style-name="ro1">
          <table:table-cell office:value-type="float" office:value="31395623" calcext:value-type="float">
            <text:p>31395623</text:p>
          </table:table-cell>
          <table:table-cell office:value-type="float" office:value="77974830" calcext:value-type="float">
            <text:p>77974830</text:p>
          </table:table-cell>
        </table:table-row>
        <table:table-row table:style-name="ro1">
          <table:table-cell office:value-type="float" office:value="31428203" calcext:value-type="float">
            <text:p>31428203</text:p>
          </table:table-cell>
          <table:table-cell office:value-type="float" office:value="64570609" calcext:value-type="float">
            <text:p>64570609</text:p>
          </table:table-cell>
        </table:table-row>
        <table:table-row table:style-name="ro1">
          <table:table-cell office:value-type="float" office:value="31826473" calcext:value-type="float">
            <text:p>31826473</text:p>
          </table:table-cell>
          <table:table-cell office:value-type="float" office:value="68106092" calcext:value-type="float">
            <text:p>68106092</text:p>
          </table:table-cell>
        </table:table-row>
        <table:table-row table:style-name="ro1">
          <table:table-cell office:value-type="float" office:value="32045927" calcext:value-type="float">
            <text:p>32045927</text:p>
          </table:table-cell>
          <table:table-cell office:value-type="float" office:value="40503080" calcext:value-type="float">
            <text:p>40503080</text:p>
          </table:table-cell>
        </table:table-row>
        <table:table-row table:style-name="ro1">
          <table:table-cell office:value-type="float" office:value="32045929" calcext:value-type="float">
            <text:p>32045929</text:p>
          </table:table-cell>
          <table:table-cell office:value-type="float" office:value="95125942" calcext:value-type="float">
            <text:p>95125942</text:p>
          </table:table-cell>
        </table:table-row>
        <table:table-row table:style-name="ro1">
          <table:table-cell office:value-type="float" office:value="32045933" calcext:value-type="float">
            <text:p>32045933</text:p>
          </table:table-cell>
          <table:table-cell office:value-type="float" office:value="48930331" calcext:value-type="float">
            <text:p>48930331</text:p>
          </table:table-cell>
        </table:table-row>
        <table:table-row table:style-name="ro1">
          <table:table-cell office:value-type="float" office:value="32045934" calcext:value-type="float">
            <text:p>32045934</text:p>
          </table:table-cell>
          <table:table-cell office:value-type="float" office:value="80345568" calcext:value-type="float">
            <text:p>80345568</text:p>
          </table:table-cell>
        </table:table-row>
        <table:table-row table:style-name="ro1">
          <table:table-cell office:value-type="float" office:value="32045937" calcext:value-type="float">
            <text:p>32045937</text:p>
          </table:table-cell>
          <table:table-cell office:value-type="float" office:value="61774304" calcext:value-type="float">
            <text:p>61774304</text:p>
          </table:table-cell>
        </table:table-row>
        <table:table-row table:style-name="ro1">
          <table:table-cell office:value-type="float" office:value="32045939" calcext:value-type="float">
            <text:p>32045939</text:p>
          </table:table-cell>
          <table:table-cell office:value-type="float" office:value="13473281" calcext:value-type="float">
            <text:p>13473281</text:p>
          </table:table-cell>
        </table:table-row>
        <table:table-row table:style-name="ro1">
          <table:table-cell office:value-type="float" office:value="32431972" calcext:value-type="float">
            <text:p>32431972</text:p>
          </table:table-cell>
          <table:table-cell office:value-type="float" office:value="33603551" calcext:value-type="float">
            <text:p>33603551</text:p>
          </table:table-cell>
        </table:table-row>
        <table:table-row table:style-name="ro1">
          <table:table-cell office:value-type="float" office:value="32431973" calcext:value-type="float">
            <text:p>32431973</text:p>
          </table:table-cell>
          <table:table-cell office:value-type="float" office:value="19326992" calcext:value-type="float">
            <text:p>19326992</text:p>
          </table:table-cell>
        </table:table-row>
        <table:table-row table:style-name="ro1">
          <table:table-cell office:value-type="float" office:value="32522397" calcext:value-type="float">
            <text:p>32522397</text:p>
          </table:table-cell>
          <table:table-cell office:value-type="float" office:value="21721199" calcext:value-type="float">
            <text:p>21721199</text:p>
          </table:table-cell>
        </table:table-row>
        <table:table-row table:style-name="ro1">
          <table:table-cell office:value-type="float" office:value="32522408" calcext:value-type="float">
            <text:p>32522408</text:p>
          </table:table-cell>
          <table:table-cell office:value-type="float" office:value="77873617" calcext:value-type="float">
            <text:p>77873617</text:p>
          </table:table-cell>
        </table:table-row>
        <table:table-row table:style-name="ro1">
          <table:table-cell office:value-type="float" office:value="32522409" calcext:value-type="float">
            <text:p>32522409</text:p>
          </table:table-cell>
          <table:table-cell office:value-type="float" office:value="89786597" calcext:value-type="float">
            <text:p>89786597</text:p>
          </table:table-cell>
        </table:table-row>
        <table:table-row table:style-name="ro1">
          <table:table-cell office:value-type="float" office:value="32939684" calcext:value-type="float">
            <text:p>32939684</text:p>
          </table:table-cell>
          <table:table-cell office:value-type="float" office:value="96184585" calcext:value-type="float">
            <text:p>96184585</text:p>
          </table:table-cell>
        </table:table-row>
        <table:table-row table:style-name="ro1">
          <table:table-cell office:value-type="float" office:value="33055039" calcext:value-type="float">
            <text:p>33055039</text:p>
          </table:table-cell>
          <table:table-cell office:value-type="float" office:value="39994233" calcext:value-type="float">
            <text:p>39994233</text:p>
          </table:table-cell>
        </table:table-row>
        <table:table-row table:style-name="ro1">
          <table:table-cell office:value-type="float" office:value="33068628" calcext:value-type="float">
            <text:p>33068628</text:p>
          </table:table-cell>
          <table:table-cell office:value-type="float" office:value="35267781" calcext:value-type="float">
            <text:p>35267781</text:p>
          </table:table-cell>
        </table:table-row>
        <table:table-row table:style-name="ro1">
          <table:table-cell office:value-type="float" office:value="33171794" calcext:value-type="float">
            <text:p>33171794</text:p>
          </table:table-cell>
          <table:table-cell office:value-type="float" office:value="38144086" calcext:value-type="float">
            <text:p>38144086</text:p>
          </table:table-cell>
        </table:table-row>
        <table:table-row table:style-name="ro1">
          <table:table-cell office:value-type="float" office:value="33267938" calcext:value-type="float">
            <text:p>33267938</text:p>
          </table:table-cell>
          <table:table-cell office:value-type="float" office:value="57201363" calcext:value-type="float">
            <text:p>57201363</text:p>
          </table:table-cell>
        </table:table-row>
        <table:table-row table:style-name="ro1">
          <table:table-cell office:value-type="float" office:value="33271159" calcext:value-type="float">
            <text:p>33271159</text:p>
          </table:table-cell>
          <table:table-cell office:value-type="float" office:value="35417065" calcext:value-type="float">
            <text:p>35417065</text:p>
          </table:table-cell>
        </table:table-row>
        <table:table-row table:style-name="ro1">
          <table:table-cell office:value-type="float" office:value="33339191" calcext:value-type="float">
            <text:p>33339191</text:p>
          </table:table-cell>
          <table:table-cell office:value-type="float" office:value="71024589" calcext:value-type="float">
            <text:p>71024589</text:p>
          </table:table-cell>
        </table:table-row>
        <table:table-row table:style-name="ro1">
          <table:table-cell office:value-type="float" office:value="33339193" calcext:value-type="float">
            <text:p>33339193</text:p>
          </table:table-cell>
          <table:table-cell office:value-type="float" office:value="44741660" calcext:value-type="float">
            <text:p>44741660</text:p>
          </table:table-cell>
        </table:table-row>
        <table:table-row table:style-name="ro1">
          <table:table-cell office:value-type="float" office:value="33520530" calcext:value-type="float">
            <text:p>33520530</text:p>
          </table:table-cell>
          <table:table-cell office:value-type="float" office:value="98936956" calcext:value-type="float">
            <text:p>98936956</text:p>
          </table:table-cell>
        </table:table-row>
        <table:table-row table:style-name="ro1">
          <table:table-cell office:value-type="float" office:value="33520550" calcext:value-type="float">
            <text:p>33520550</text:p>
          </table:table-cell>
          <table:table-cell office:value-type="float" office:value="31008411" calcext:value-type="float">
            <text:p>31008411</text:p>
          </table:table-cell>
        </table:table-row>
        <table:table-row table:style-name="ro1">
          <table:table-cell office:value-type="float" office:value="33520551" calcext:value-type="float">
            <text:p>33520551</text:p>
          </table:table-cell>
          <table:table-cell office:value-type="float" office:value="86552895" calcext:value-type="float">
            <text:p>86552895</text:p>
          </table:table-cell>
        </table:table-row>
        <table:table-row table:style-name="ro1">
          <table:table-cell office:value-type="float" office:value="33520552" calcext:value-type="float">
            <text:p>33520552</text:p>
          </table:table-cell>
          <table:table-cell office:value-type="float" office:value="56543440" calcext:value-type="float">
            <text:p>56543440</text:p>
          </table:table-cell>
        </table:table-row>
        <table:table-row table:style-name="ro1">
          <table:table-cell office:value-type="float" office:value="33520559" calcext:value-type="float">
            <text:p>33520559</text:p>
          </table:table-cell>
          <table:table-cell office:value-type="float" office:value="93319397" calcext:value-type="float">
            <text:p>93319397</text:p>
          </table:table-cell>
        </table:table-row>
        <table:table-row table:style-name="ro1">
          <table:table-cell office:value-type="float" office:value="33520562" calcext:value-type="float">
            <text:p>33520562</text:p>
          </table:table-cell>
          <table:table-cell office:value-type="float" office:value="22959009" calcext:value-type="float">
            <text:p>22959009</text:p>
          </table:table-cell>
        </table:table-row>
        <table:table-row table:style-name="ro1">
          <table:table-cell office:value-type="float" office:value="33520563" calcext:value-type="float">
            <text:p>33520563</text:p>
          </table:table-cell>
          <table:table-cell office:value-type="float" office:value="77323919" calcext:value-type="float">
            <text:p>77323919</text:p>
          </table:table-cell>
        </table:table-row>
        <table:table-row table:style-name="ro1">
          <table:table-cell office:value-type="float" office:value="33521380" calcext:value-type="float">
            <text:p>33521380</text:p>
          </table:table-cell>
          <table:table-cell office:value-type="float" office:value="80306288" calcext:value-type="float">
            <text:p>80306288</text:p>
          </table:table-cell>
        </table:table-row>
        <table:table-row table:style-name="ro1">
          <table:table-cell office:value-type="float" office:value="33521418" calcext:value-type="float">
            <text:p>33521418</text:p>
          </table:table-cell>
          <table:table-cell office:value-type="float" office:value="65226796" calcext:value-type="float">
            <text:p>65226796</text:p>
          </table:table-cell>
        </table:table-row>
        <table:table-row table:style-name="ro1">
          <table:table-cell office:value-type="float" office:value="33521419" calcext:value-type="float">
            <text:p>33521419</text:p>
          </table:table-cell>
          <table:table-cell office:value-type="float" office:value="85193685" calcext:value-type="float">
            <text:p>85193685</text:p>
          </table:table-cell>
        </table:table-row>
        <table:table-row table:style-name="ro1">
          <table:table-cell office:value-type="float" office:value="33526637" calcext:value-type="float">
            <text:p>33526637</text:p>
          </table:table-cell>
          <table:table-cell office:value-type="float" office:value="55104225" calcext:value-type="float">
            <text:p>55104225</text:p>
          </table:table-cell>
        </table:table-row>
        <table:table-row table:style-name="ro1">
          <table:table-cell office:value-type="float" office:value="33526642" calcext:value-type="float">
            <text:p>33526642</text:p>
          </table:table-cell>
          <table:table-cell office:value-type="float" office:value="62814301" calcext:value-type="float">
            <text:p>62814301</text:p>
          </table:table-cell>
        </table:table-row>
        <table:table-row table:style-name="ro1">
          <table:table-cell office:value-type="float" office:value="33526645" calcext:value-type="float">
            <text:p>33526645</text:p>
          </table:table-cell>
          <table:table-cell office:value-type="float" office:value="61774335" calcext:value-type="float">
            <text:p>61774335</text:p>
          </table:table-cell>
        </table:table-row>
        <table:table-row table:style-name="ro1">
          <table:table-cell office:value-type="float" office:value="33526651" calcext:value-type="float">
            <text:p>33526651</text:p>
          </table:table-cell>
          <table:table-cell office:value-type="float" office:value="88540971" calcext:value-type="float">
            <text:p>88540971</text:p>
          </table:table-cell>
        </table:table-row>
        <table:table-row table:style-name="ro1">
          <table:table-cell office:value-type="float" office:value="33526653" calcext:value-type="float">
            <text:p>33526653</text:p>
          </table:table-cell>
          <table:table-cell office:value-type="float" office:value="69420376" calcext:value-type="float">
            <text:p>69420376</text:p>
          </table:table-cell>
        </table:table-row>
        <table:table-row table:style-name="ro1">
          <table:table-cell office:value-type="float" office:value="33526662" calcext:value-type="float">
            <text:p>33526662</text:p>
          </table:table-cell>
          <table:table-cell office:value-type="float" office:value="73570766" calcext:value-type="float">
            <text:p>73570766</text:p>
          </table:table-cell>
        </table:table-row>
        <table:table-row table:style-name="ro1">
          <table:table-cell office:value-type="float" office:value="33526664" calcext:value-type="float">
            <text:p>33526664</text:p>
          </table:table-cell>
          <table:table-cell office:value-type="float" office:value="30773862" calcext:value-type="float">
            <text:p>30773862</text:p>
          </table:table-cell>
        </table:table-row>
        <table:table-row table:style-name="ro1">
          <table:table-cell office:value-type="float" office:value="33654222" calcext:value-type="float">
            <text:p>33654222</text:p>
          </table:table-cell>
          <table:table-cell office:value-type="float" office:value="14987948" calcext:value-type="float">
            <text:p>14987948</text:p>
          </table:table-cell>
        </table:table-row>
        <table:table-row table:style-name="ro1">
          <table:table-cell office:value-type="float" office:value="33816726" calcext:value-type="float">
            <text:p>33816726</text:p>
          </table:table-cell>
          <table:table-cell office:value-type="float" office:value="61059536" calcext:value-type="float">
            <text:p>61059536</text:p>
          </table:table-cell>
        </table:table-row>
        <table:table-row table:style-name="ro1">
          <table:table-cell office:value-type="float" office:value="33816727" calcext:value-type="float">
            <text:p>33816727</text:p>
          </table:table-cell>
          <table:table-cell office:value-type="float" office:value="73301184" calcext:value-type="float">
            <text:p>73301184</text:p>
          </table:table-cell>
        </table:table-row>
        <table:table-row table:style-name="ro1">
          <table:table-cell office:value-type="float" office:value="33816728" calcext:value-type="float">
            <text:p>33816728</text:p>
          </table:table-cell>
          <table:table-cell office:value-type="float" office:value="95647966" calcext:value-type="float">
            <text:p>95647966</text:p>
          </table:table-cell>
        </table:table-row>
        <table:table-row table:style-name="ro1">
          <table:table-cell office:value-type="float" office:value="33816729" calcext:value-type="float">
            <text:p>33816729</text:p>
          </table:table-cell>
          <table:table-cell office:value-type="float" office:value="43015454" calcext:value-type="float">
            <text:p>43015454</text:p>
          </table:table-cell>
        </table:table-row>
        <table:table-row table:style-name="ro1">
          <table:table-cell office:value-type="float" office:value="33816731" calcext:value-type="float">
            <text:p>33816731</text:p>
          </table:table-cell>
          <table:table-cell office:value-type="float" office:value="24756011" calcext:value-type="float">
            <text:p>24756011</text:p>
          </table:table-cell>
        </table:table-row>
        <table:table-row table:style-name="ro1">
          <table:table-cell office:value-type="float" office:value="33816732" calcext:value-type="float">
            <text:p>33816732</text:p>
          </table:table-cell>
          <table:table-cell office:value-type="float" office:value="72919740" calcext:value-type="float">
            <text:p>72919740</text:p>
          </table:table-cell>
        </table:table-row>
        <table:table-row table:style-name="ro1">
          <table:table-cell office:value-type="float" office:value="33900049" calcext:value-type="float">
            <text:p>33900049</text:p>
          </table:table-cell>
          <table:table-cell office:value-type="float" office:value="25457219" calcext:value-type="float">
            <text:p>25457219</text:p>
          </table:table-cell>
        </table:table-row>
        <table:table-row table:style-name="ro1">
          <table:table-cell office:value-type="float" office:value="33900066" calcext:value-type="float">
            <text:p>33900066</text:p>
          </table:table-cell>
          <table:table-cell office:value-type="float" office:value="39588894" calcext:value-type="float">
            <text:p>39588894</text:p>
          </table:table-cell>
        </table:table-row>
        <table:table-row table:style-name="ro1">
          <table:table-cell office:value-type="float" office:value="33900082" calcext:value-type="float">
            <text:p>33900082</text:p>
          </table:table-cell>
          <table:table-cell office:value-type="float" office:value="29121850" calcext:value-type="float">
            <text:p>29121850</text:p>
          </table:table-cell>
        </table:table-row>
        <table:table-row table:style-name="ro1">
          <table:table-cell office:value-type="float" office:value="33927930" calcext:value-type="float">
            <text:p>33927930</text:p>
          </table:table-cell>
          <table:table-cell office:value-type="float" office:value="97972965" calcext:value-type="float">
            <text:p>97972965</text:p>
          </table:table-cell>
        </table:table-row>
        <table:table-row table:style-name="ro1">
          <table:table-cell office:value-type="float" office:value="34055598" calcext:value-type="float">
            <text:p>34055598</text:p>
          </table:table-cell>
          <table:table-cell office:value-type="float" office:value="51638816" calcext:value-type="float">
            <text:p>51638816</text:p>
          </table:table-cell>
        </table:table-row>
        <table:table-row table:style-name="ro1">
          <table:table-cell office:value-type="float" office:value="34117501" calcext:value-type="float">
            <text:p>34117501</text:p>
          </table:table-cell>
          <table:table-cell office:value-type="float" office:value="98022548" calcext:value-type="float">
            <text:p>98022548</text:p>
          </table:table-cell>
        </table:table-row>
        <table:table-row table:style-name="ro1">
          <table:table-cell office:value-type="float" office:value="34118010" calcext:value-type="float">
            <text:p>34118010</text:p>
          </table:table-cell>
          <table:table-cell office:value-type="float" office:value="99350396" calcext:value-type="float">
            <text:p>99350396</text:p>
          </table:table-cell>
        </table:table-row>
        <table:table-row table:style-name="ro1">
          <table:table-cell office:value-type="float" office:value="34118038" calcext:value-type="float">
            <text:p>34118038</text:p>
          </table:table-cell>
          <table:table-cell office:value-type="float" office:value="22998158" calcext:value-type="float">
            <text:p>22998158</text:p>
          </table:table-cell>
        </table:table-row>
        <table:table-row table:style-name="ro1">
          <table:table-cell office:value-type="float" office:value="34118059" calcext:value-type="float">
            <text:p>34118059</text:p>
          </table:table-cell>
          <table:table-cell office:value-type="float" office:value="67556784" calcext:value-type="float">
            <text:p>67556784</text:p>
          </table:table-cell>
        </table:table-row>
        <table:table-row table:style-name="ro1">
          <table:table-cell office:value-type="float" office:value="34118099" calcext:value-type="float">
            <text:p>34118099</text:p>
          </table:table-cell>
          <table:table-cell office:value-type="float" office:value="18640213" calcext:value-type="float">
            <text:p>18640213</text:p>
          </table:table-cell>
        </table:table-row>
        <table:table-row table:style-name="ro1">
          <table:table-cell office:value-type="float" office:value="34134106" calcext:value-type="float">
            <text:p>34134106</text:p>
          </table:table-cell>
          <table:table-cell office:value-type="float" office:value="12254884" calcext:value-type="float">
            <text:p>12254884</text:p>
          </table:table-cell>
        </table:table-row>
        <table:table-row table:style-name="ro1">
          <table:table-cell office:value-type="float" office:value="34149191" calcext:value-type="float">
            <text:p>34149191</text:p>
          </table:table-cell>
          <table:table-cell office:value-type="float" office:value="48720433" calcext:value-type="float">
            <text:p>48720433</text:p>
          </table:table-cell>
        </table:table-row>
        <table:table-row table:style-name="ro1">
          <table:table-cell office:value-type="float" office:value="34166972" calcext:value-type="float">
            <text:p>34166972</text:p>
          </table:table-cell>
          <table:table-cell office:value-type="float" office:value="13028348" calcext:value-type="float">
            <text:p>13028348</text:p>
          </table:table-cell>
        </table:table-row>
        <table:table-row table:style-name="ro1">
          <table:table-cell office:value-type="float" office:value="34343231" calcext:value-type="float">
            <text:p>34343231</text:p>
          </table:table-cell>
          <table:table-cell office:value-type="float" office:value="90922747" calcext:value-type="float">
            <text:p>90922747</text:p>
          </table:table-cell>
        </table:table-row>
        <table:table-row table:style-name="ro1">
          <table:table-cell office:value-type="float" office:value="34343299" calcext:value-type="float">
            <text:p>34343299</text:p>
          </table:table-cell>
          <table:table-cell office:value-type="float" office:value="33799806" calcext:value-type="float">
            <text:p>33799806</text:p>
          </table:table-cell>
        </table:table-row>
        <table:table-row table:style-name="ro1">
          <table:table-cell office:value-type="float" office:value="34343300" calcext:value-type="float">
            <text:p>34343300</text:p>
          </table:table-cell>
          <table:table-cell office:value-type="float" office:value="32561133" calcext:value-type="float">
            <text:p>32561133</text:p>
          </table:table-cell>
        </table:table-row>
        <table:table-row table:style-name="ro1">
          <table:table-cell office:value-type="float" office:value="34343302" calcext:value-type="float">
            <text:p>34343302</text:p>
          </table:table-cell>
          <table:table-cell office:value-type="float" office:value="13618026" calcext:value-type="float">
            <text:p>13618026</text:p>
          </table:table-cell>
        </table:table-row>
        <table:table-row table:style-name="ro1">
          <table:table-cell office:value-type="float" office:value="34343335" calcext:value-type="float">
            <text:p>34343335</text:p>
          </table:table-cell>
          <table:table-cell office:value-type="float" office:value="21663015" calcext:value-type="float">
            <text:p>21663015</text:p>
          </table:table-cell>
        </table:table-row>
        <table:table-row table:style-name="ro1">
          <table:table-cell office:value-type="float" office:value="34354056" calcext:value-type="float">
            <text:p>34354056</text:p>
          </table:table-cell>
          <table:table-cell office:value-type="float" office:value="56441085" calcext:value-type="float">
            <text:p>56441085</text:p>
          </table:table-cell>
        </table:table-row>
        <table:table-row table:style-name="ro1">
          <table:table-cell office:value-type="float" office:value="34355276" calcext:value-type="float">
            <text:p>34355276</text:p>
          </table:table-cell>
          <table:table-cell office:value-type="float" office:value="39541650" calcext:value-type="float">
            <text:p>39541650</text:p>
          </table:table-cell>
        </table:table-row>
        <table:table-row table:style-name="ro1">
          <table:table-cell office:value-type="float" office:value="34358104" calcext:value-type="float">
            <text:p>34358104</text:p>
          </table:table-cell>
          <table:table-cell office:value-type="float" office:value="93680492" calcext:value-type="float">
            <text:p>93680492</text:p>
          </table:table-cell>
        </table:table-row>
        <table:table-row table:style-name="ro1">
          <table:table-cell office:value-type="float" office:value="34430873" calcext:value-type="float">
            <text:p>34430873</text:p>
          </table:table-cell>
          <table:table-cell office:value-type="float" office:value="43541433" calcext:value-type="float">
            <text:p>43541433</text:p>
          </table:table-cell>
        </table:table-row>
        <table:table-row table:style-name="ro1">
          <table:table-cell office:value-type="float" office:value="34436528" calcext:value-type="float">
            <text:p>34436528</text:p>
          </table:table-cell>
          <table:table-cell office:value-type="float" office:value="57311692" calcext:value-type="float">
            <text:p>57311692</text:p>
          </table:table-cell>
        </table:table-row>
        <table:table-row table:style-name="ro1">
          <table:table-cell office:value-type="float" office:value="34532646" calcext:value-type="float">
            <text:p>34532646</text:p>
          </table:table-cell>
          <table:table-cell office:value-type="float" office:value="56340513" calcext:value-type="float">
            <text:p>56340513</text:p>
          </table:table-cell>
        </table:table-row>
        <table:table-row table:style-name="ro1">
          <table:table-cell office:value-type="float" office:value="34532657" calcext:value-type="float">
            <text:p>34532657</text:p>
          </table:table-cell>
          <table:table-cell office:value-type="float" office:value="72885141" calcext:value-type="float">
            <text:p>72885141</text:p>
          </table:table-cell>
        </table:table-row>
        <table:table-row table:style-name="ro1">
          <table:table-cell office:value-type="float" office:value="34619754" calcext:value-type="float">
            <text:p>34619754</text:p>
          </table:table-cell>
          <table:table-cell office:value-type="float" office:value="52490313" calcext:value-type="float">
            <text:p>52490313</text:p>
          </table:table-cell>
        </table:table-row>
        <table:table-row table:style-name="ro1">
          <table:table-cell office:value-type="float" office:value="34641415" calcext:value-type="float">
            <text:p>34641415</text:p>
          </table:table-cell>
          <table:table-cell office:value-type="float" office:value="38572611" calcext:value-type="float">
            <text:p>38572611</text:p>
          </table:table-cell>
        </table:table-row>
        <table:table-row table:style-name="ro1">
          <table:table-cell office:value-type="float" office:value="34641425" calcext:value-type="float">
            <text:p>34641425</text:p>
          </table:table-cell>
          <table:table-cell office:value-type="float" office:value="95997960" calcext:value-type="float">
            <text:p>95997960</text:p>
          </table:table-cell>
        </table:table-row>
        <table:table-row table:style-name="ro1">
          <table:table-cell office:value-type="float" office:value="34685462" calcext:value-type="float">
            <text:p>34685462</text:p>
          </table:table-cell>
          <table:table-cell office:value-type="float" office:value="48269816" calcext:value-type="float">
            <text:p>48269816</text:p>
          </table:table-cell>
        </table:table-row>
        <table:table-row table:style-name="ro1">
          <table:table-cell office:value-type="float" office:value="34685464" calcext:value-type="float">
            <text:p>34685464</text:p>
          </table:table-cell>
          <table:table-cell office:value-type="float" office:value="20232811" calcext:value-type="float">
            <text:p>20232811</text:p>
          </table:table-cell>
        </table:table-row>
        <table:table-row table:style-name="ro1">
          <table:table-cell office:value-type="float" office:value="34685465" calcext:value-type="float">
            <text:p>34685465</text:p>
          </table:table-cell>
          <table:table-cell office:value-type="float" office:value="88094748" calcext:value-type="float">
            <text:p>88094748</text:p>
          </table:table-cell>
        </table:table-row>
        <table:table-row table:style-name="ro1">
          <table:table-cell office:value-type="float" office:value="34711213" calcext:value-type="float">
            <text:p>34711213</text:p>
          </table:table-cell>
          <table:table-cell office:value-type="float" office:value="44561008" calcext:value-type="float">
            <text:p>44561008</text:p>
          </table:table-cell>
        </table:table-row>
        <table:table-row table:style-name="ro1">
          <table:table-cell office:value-type="float" office:value="34711258" calcext:value-type="float">
            <text:p>34711258</text:p>
          </table:table-cell>
          <table:table-cell office:value-type="float" office:value="27748042" calcext:value-type="float">
            <text:p>27748042</text:p>
          </table:table-cell>
        </table:table-row>
        <table:table-row table:style-name="ro1">
          <table:table-cell office:value-type="float" office:value="34725173" calcext:value-type="float">
            <text:p>34725173</text:p>
          </table:table-cell>
          <table:table-cell office:value-type="float" office:value="10462369" calcext:value-type="float">
            <text:p>10462369</text:p>
          </table:table-cell>
        </table:table-row>
        <table:table-row table:style-name="ro1">
          <table:table-cell office:value-type="float" office:value="34764572" calcext:value-type="float">
            <text:p>34764572</text:p>
          </table:table-cell>
          <table:table-cell office:value-type="float" office:value="22045554" calcext:value-type="float">
            <text:p>22045554</text:p>
          </table:table-cell>
        </table:table-row>
        <table:table-row table:style-name="ro1">
          <table:table-cell office:value-type="float" office:value="34764574" calcext:value-type="float">
            <text:p>34764574</text:p>
          </table:table-cell>
          <table:table-cell office:value-type="float" office:value="23823409" calcext:value-type="float">
            <text:p>23823409</text:p>
          </table:table-cell>
        </table:table-row>
        <table:table-row table:style-name="ro1">
          <table:table-cell office:value-type="float" office:value="34766054" calcext:value-type="float">
            <text:p>34766054</text:p>
          </table:table-cell>
          <table:table-cell office:value-type="float" office:value="26433635" calcext:value-type="float">
            <text:p>26433635</text:p>
          </table:table-cell>
        </table:table-row>
        <table:table-row table:style-name="ro1">
          <table:table-cell office:value-type="float" office:value="34766068" calcext:value-type="float">
            <text:p>34766068</text:p>
          </table:table-cell>
          <table:table-cell office:value-type="float" office:value="63271114" calcext:value-type="float">
            <text:p>63271114</text:p>
          </table:table-cell>
        </table:table-row>
        <table:table-row table:style-name="ro1">
          <table:table-cell office:value-type="float" office:value="34881466" calcext:value-type="float">
            <text:p>34881466</text:p>
          </table:table-cell>
          <table:table-cell office:value-type="float" office:value="80924874" calcext:value-type="float">
            <text:p>80924874</text:p>
          </table:table-cell>
        </table:table-row>
        <table:table-row table:style-name="ro1">
          <table:table-cell office:value-type="float" office:value="34937308" calcext:value-type="float">
            <text:p>34937308</text:p>
          </table:table-cell>
          <table:table-cell office:value-type="float" office:value="16238638" calcext:value-type="float">
            <text:p>16238638</text:p>
          </table:table-cell>
        </table:table-row>
        <table:table-row table:style-name="ro1">
          <table:table-cell office:value-type="float" office:value="34961915" calcext:value-type="float">
            <text:p>34961915</text:p>
          </table:table-cell>
          <table:table-cell office:value-type="float" office:value="84148432" calcext:value-type="float">
            <text:p>84148432</text:p>
          </table:table-cell>
        </table:table-row>
        <table:table-row table:style-name="ro1">
          <table:table-cell office:value-type="float" office:value="35132641" calcext:value-type="float">
            <text:p>35132641</text:p>
          </table:table-cell>
          <table:table-cell office:value-type="float" office:value="92640720" calcext:value-type="float">
            <text:p>92640720</text:p>
          </table:table-cell>
        </table:table-row>
        <table:table-row table:style-name="ro1">
          <table:table-cell office:value-type="float" office:value="35132646" calcext:value-type="float">
            <text:p>35132646</text:p>
          </table:table-cell>
          <table:table-cell office:value-type="float" office:value="77127720" calcext:value-type="float">
            <text:p>77127720</text:p>
          </table:table-cell>
        </table:table-row>
        <table:table-row table:style-name="ro1">
          <table:table-cell office:value-type="float" office:value="35132655" calcext:value-type="float">
            <text:p>35132655</text:p>
          </table:table-cell>
          <table:table-cell office:value-type="float" office:value="29070453" calcext:value-type="float">
            <text:p>29070453</text:p>
          </table:table-cell>
        </table:table-row>
        <table:table-row table:style-name="ro1">
          <table:table-cell office:value-type="float" office:value="35132665" calcext:value-type="float">
            <text:p>35132665</text:p>
          </table:table-cell>
          <table:table-cell office:value-type="float" office:value="51043399" calcext:value-type="float">
            <text:p>51043399</text:p>
          </table:table-cell>
        </table:table-row>
        <table:table-row table:style-name="ro1">
          <table:table-cell office:value-type="float" office:value="35132674" calcext:value-type="float">
            <text:p>35132674</text:p>
          </table:table-cell>
          <table:table-cell office:value-type="float" office:value="16076899" calcext:value-type="float">
            <text:p>16076899</text:p>
          </table:table-cell>
        </table:table-row>
        <table:table-row table:style-name="ro1">
          <table:table-cell office:value-type="float" office:value="35132691" calcext:value-type="float">
            <text:p>35132691</text:p>
          </table:table-cell>
          <table:table-cell office:value-type="float" office:value="75207355" calcext:value-type="float">
            <text:p>75207355</text:p>
          </table:table-cell>
        </table:table-row>
        <table:table-row table:style-name="ro1">
          <table:table-cell office:value-type="float" office:value="35132704" calcext:value-type="float">
            <text:p>35132704</text:p>
          </table:table-cell>
          <table:table-cell office:value-type="float" office:value="74894370" calcext:value-type="float">
            <text:p>74894370</text:p>
          </table:table-cell>
        </table:table-row>
        <table:table-row table:style-name="ro1">
          <table:table-cell office:value-type="float" office:value="35132717" calcext:value-type="float">
            <text:p>35132717</text:p>
          </table:table-cell>
          <table:table-cell office:value-type="float" office:value="88390315" calcext:value-type="float">
            <text:p>88390315</text:p>
          </table:table-cell>
        </table:table-row>
        <table:table-row table:style-name="ro1">
          <table:table-cell office:value-type="float" office:value="35132730" calcext:value-type="float">
            <text:p>35132730</text:p>
          </table:table-cell>
          <table:table-cell office:value-type="float" office:value="63798673" calcext:value-type="float">
            <text:p>63798673</text:p>
          </table:table-cell>
        </table:table-row>
        <table:table-row table:style-name="ro1">
          <table:table-cell office:value-type="float" office:value="35132931" calcext:value-type="float">
            <text:p>35132931</text:p>
          </table:table-cell>
          <table:table-cell office:value-type="float" office:value="65670298" calcext:value-type="float">
            <text:p>65670298</text:p>
          </table:table-cell>
        </table:table-row>
        <table:table-row table:style-name="ro1">
          <table:table-cell office:value-type="float" office:value="35132939" calcext:value-type="float">
            <text:p>35132939</text:p>
          </table:table-cell>
          <table:table-cell office:value-type="float" office:value="94674710" calcext:value-type="float">
            <text:p>94674710</text:p>
          </table:table-cell>
        </table:table-row>
        <table:table-row table:style-name="ro1">
          <table:table-cell office:value-type="float" office:value="35132953" calcext:value-type="float">
            <text:p>35132953</text:p>
          </table:table-cell>
          <table:table-cell office:value-type="float" office:value="53290642" calcext:value-type="float">
            <text:p>53290642</text:p>
          </table:table-cell>
        </table:table-row>
        <table:table-row table:style-name="ro1">
          <table:table-cell office:value-type="float" office:value="35132958" calcext:value-type="float">
            <text:p>35132958</text:p>
          </table:table-cell>
          <table:table-cell office:value-type="float" office:value="57286222" calcext:value-type="float">
            <text:p>57286222</text:p>
          </table:table-cell>
        </table:table-row>
        <table:table-row table:style-name="ro1">
          <table:table-cell office:value-type="float" office:value="35132967" calcext:value-type="float">
            <text:p>35132967</text:p>
          </table:table-cell>
          <table:table-cell office:value-type="float" office:value="49355576" calcext:value-type="float">
            <text:p>49355576</text:p>
          </table:table-cell>
        </table:table-row>
        <table:table-row table:style-name="ro1">
          <table:table-cell office:value-type="float" office:value="35132992" calcext:value-type="float">
            <text:p>35132992</text:p>
          </table:table-cell>
          <table:table-cell office:value-type="float" office:value="47815719" calcext:value-type="float">
            <text:p>47815719</text:p>
          </table:table-cell>
        </table:table-row>
        <table:table-row table:style-name="ro1">
          <table:table-cell office:value-type="float" office:value="35133001" calcext:value-type="float">
            <text:p>35133001</text:p>
          </table:table-cell>
          <table:table-cell office:value-type="float" office:value="79300227" calcext:value-type="float">
            <text:p>79300227</text:p>
          </table:table-cell>
        </table:table-row>
        <table:table-row table:style-name="ro1">
          <table:table-cell office:value-type="float" office:value="35133012" calcext:value-type="float">
            <text:p>35133012</text:p>
          </table:table-cell>
          <table:table-cell office:value-type="float" office:value="73446139" calcext:value-type="float">
            <text:p>73446139</text:p>
          </table:table-cell>
        </table:table-row>
        <table:table-row table:style-name="ro1">
          <table:table-cell office:value-type="float" office:value="35133017" calcext:value-type="float">
            <text:p>35133017</text:p>
          </table:table-cell>
          <table:table-cell office:value-type="float" office:value="92233689" calcext:value-type="float">
            <text:p>92233689</text:p>
          </table:table-cell>
        </table:table-row>
        <table:table-row table:style-name="ro1">
          <table:table-cell office:value-type="float" office:value="35133026" calcext:value-type="float">
            <text:p>35133026</text:p>
          </table:table-cell>
          <table:table-cell office:value-type="float" office:value="10821603" calcext:value-type="float">
            <text:p>10821603</text:p>
          </table:table-cell>
        </table:table-row>
        <table:table-row table:style-name="ro1">
          <table:table-cell office:value-type="float" office:value="35133031" calcext:value-type="float">
            <text:p>35133031</text:p>
          </table:table-cell>
          <table:table-cell office:value-type="float" office:value="69782826" calcext:value-type="float">
            <text:p>69782826</text:p>
          </table:table-cell>
        </table:table-row>
        <table:table-row table:style-name="ro1">
          <table:table-cell office:value-type="float" office:value="35133037" calcext:value-type="float">
            <text:p>35133037</text:p>
          </table:table-cell>
          <table:table-cell office:value-type="float" office:value="91170544" calcext:value-type="float">
            <text:p>91170544</text:p>
          </table:table-cell>
        </table:table-row>
        <table:table-row table:style-name="ro1">
          <table:table-cell office:value-type="float" office:value="35139353" calcext:value-type="float">
            <text:p>35139353</text:p>
          </table:table-cell>
          <table:table-cell office:value-type="float" office:value="69806565" calcext:value-type="float">
            <text:p>69806565</text:p>
          </table:table-cell>
        </table:table-row>
        <table:table-row table:style-name="ro1">
          <table:table-cell office:value-type="float" office:value="35139354" calcext:value-type="float">
            <text:p>35139354</text:p>
          </table:table-cell>
          <table:table-cell office:value-type="float" office:value="72499120" calcext:value-type="float">
            <text:p>72499120</text:p>
          </table:table-cell>
        </table:table-row>
        <table:table-row table:style-name="ro1">
          <table:table-cell office:value-type="float" office:value="35139356" calcext:value-type="float">
            <text:p>35139356</text:p>
          </table:table-cell>
          <table:table-cell office:value-type="float" office:value="37182514" calcext:value-type="float">
            <text:p>37182514</text:p>
          </table:table-cell>
        </table:table-row>
        <table:table-row table:style-name="ro1">
          <table:table-cell office:value-type="float" office:value="35139357" calcext:value-type="float">
            <text:p>35139357</text:p>
          </table:table-cell>
          <table:table-cell office:value-type="float" office:value="51646542" calcext:value-type="float">
            <text:p>51646542</text:p>
          </table:table-cell>
        </table:table-row>
        <table:table-row table:style-name="ro1">
          <table:table-cell office:value-type="float" office:value="35139358" calcext:value-type="float">
            <text:p>35139358</text:p>
          </table:table-cell>
          <table:table-cell office:value-type="float" office:value="96197851" calcext:value-type="float">
            <text:p>96197851</text:p>
          </table:table-cell>
        </table:table-row>
        <table:table-row table:style-name="ro1">
          <table:table-cell office:value-type="float" office:value="35139359" calcext:value-type="float">
            <text:p>35139359</text:p>
          </table:table-cell>
          <table:table-cell office:value-type="float" office:value="88997693" calcext:value-type="float">
            <text:p>88997693</text:p>
          </table:table-cell>
        </table:table-row>
        <table:table-row table:style-name="ro1">
          <table:table-cell office:value-type="float" office:value="35139360" calcext:value-type="float">
            <text:p>35139360</text:p>
          </table:table-cell>
          <table:table-cell office:value-type="float" office:value="49344382" calcext:value-type="float">
            <text:p>49344382</text:p>
          </table:table-cell>
        </table:table-row>
        <table:table-row table:style-name="ro1">
          <table:table-cell office:value-type="float" office:value="35139361" calcext:value-type="float">
            <text:p>35139361</text:p>
          </table:table-cell>
          <table:table-cell office:value-type="float" office:value="32415131" calcext:value-type="float">
            <text:p>32415131</text:p>
          </table:table-cell>
        </table:table-row>
        <table:table-row table:style-name="ro1">
          <table:table-cell office:value-type="float" office:value="35139365" calcext:value-type="float">
            <text:p>35139365</text:p>
          </table:table-cell>
          <table:table-cell office:value-type="float" office:value="75493710" calcext:value-type="float">
            <text:p>75493710</text:p>
          </table:table-cell>
        </table:table-row>
        <table:table-row table:style-name="ro1">
          <table:table-cell office:value-type="float" office:value="35146797" calcext:value-type="float">
            <text:p>35146797</text:p>
          </table:table-cell>
          <table:table-cell office:value-type="float" office:value="56405916" calcext:value-type="float">
            <text:p>56405916</text:p>
          </table:table-cell>
        </table:table-row>
        <table:table-row table:style-name="ro1">
          <table:table-cell office:value-type="float" office:value="35146825" calcext:value-type="float">
            <text:p>35146825</text:p>
          </table:table-cell>
          <table:table-cell office:value-type="float" office:value="43514969" calcext:value-type="float">
            <text:p>43514969</text:p>
          </table:table-cell>
        </table:table-row>
        <table:table-row table:style-name="ro1">
          <table:table-cell office:value-type="float" office:value="35146921" calcext:value-type="float">
            <text:p>35146921</text:p>
          </table:table-cell>
          <table:table-cell office:value-type="float" office:value="47883687" calcext:value-type="float">
            <text:p>47883687</text:p>
          </table:table-cell>
        </table:table-row>
        <table:table-row table:style-name="ro1">
          <table:table-cell office:value-type="float" office:value="35146943" calcext:value-type="float">
            <text:p>35146943</text:p>
          </table:table-cell>
          <table:table-cell office:value-type="float" office:value="51927440" calcext:value-type="float">
            <text:p>51927440</text:p>
          </table:table-cell>
        </table:table-row>
        <table:table-row table:style-name="ro1">
          <table:table-cell office:value-type="float" office:value="35147475" calcext:value-type="float">
            <text:p>35147475</text:p>
          </table:table-cell>
          <table:table-cell office:value-type="float" office:value="92109512" calcext:value-type="float">
            <text:p>92109512</text:p>
          </table:table-cell>
        </table:table-row>
        <table:table-row table:style-name="ro1">
          <table:table-cell office:value-type="float" office:value="35150502" calcext:value-type="float">
            <text:p>35150502</text:p>
          </table:table-cell>
          <table:table-cell office:value-type="float" office:value="89718268" calcext:value-type="float">
            <text:p>89718268</text:p>
          </table:table-cell>
        </table:table-row>
        <table:table-row table:style-name="ro1">
          <table:table-cell office:value-type="float" office:value="35150527" calcext:value-type="float">
            <text:p>35150527</text:p>
          </table:table-cell>
          <table:table-cell office:value-type="float" office:value="75763813" calcext:value-type="float">
            <text:p>75763813</text:p>
          </table:table-cell>
        </table:table-row>
        <table:table-row table:style-name="ro1">
          <table:table-cell office:value-type="float" office:value="35150528" calcext:value-type="float">
            <text:p>35150528</text:p>
          </table:table-cell>
          <table:table-cell office:value-type="float" office:value="11096913" calcext:value-type="float">
            <text:p>11096913</text:p>
          </table:table-cell>
        </table:table-row>
        <table:table-row table:style-name="ro1">
          <table:table-cell office:value-type="float" office:value="35150530" calcext:value-type="float">
            <text:p>35150530</text:p>
          </table:table-cell>
          <table:table-cell office:value-type="float" office:value="98664765" calcext:value-type="float">
            <text:p>98664765</text:p>
          </table:table-cell>
        </table:table-row>
        <table:table-row table:style-name="ro1">
          <table:table-cell office:value-type="float" office:value="35150532" calcext:value-type="float">
            <text:p>35150532</text:p>
          </table:table-cell>
          <table:table-cell office:value-type="float" office:value="17830132" calcext:value-type="float">
            <text:p>17830132</text:p>
          </table:table-cell>
        </table:table-row>
        <table:table-row table:style-name="ro1">
          <table:table-cell office:value-type="float" office:value="35152060" calcext:value-type="float">
            <text:p>35152060</text:p>
          </table:table-cell>
          <table:table-cell office:value-type="float" office:value="29736338" calcext:value-type="float">
            <text:p>29736338</text:p>
          </table:table-cell>
        </table:table-row>
        <table:table-row table:style-name="ro1">
          <table:table-cell office:value-type="float" office:value="35152061" calcext:value-type="float">
            <text:p>35152061</text:p>
          </table:table-cell>
          <table:table-cell office:value-type="float" office:value="16562092" calcext:value-type="float">
            <text:p>16562092</text:p>
          </table:table-cell>
        </table:table-row>
        <table:table-row table:style-name="ro1">
          <table:table-cell office:value-type="float" office:value="35155713" calcext:value-type="float">
            <text:p>35155713</text:p>
          </table:table-cell>
          <table:table-cell office:value-type="float" office:value="55552720" calcext:value-type="float">
            <text:p>55552720</text:p>
          </table:table-cell>
        </table:table-row>
        <table:table-row table:style-name="ro1">
          <table:table-cell office:value-type="float" office:value="35158550" calcext:value-type="float">
            <text:p>35158550</text:p>
          </table:table-cell>
          <table:table-cell office:value-type="float" office:value="56863349" calcext:value-type="float">
            <text:p>56863349</text:p>
          </table:table-cell>
        </table:table-row>
        <table:table-row table:style-name="ro1">
          <table:table-cell office:value-type="float" office:value="35158552" calcext:value-type="float">
            <text:p>35158552</text:p>
          </table:table-cell>
          <table:table-cell office:value-type="float" office:value="63537869" calcext:value-type="float">
            <text:p>63537869</text:p>
          </table:table-cell>
        </table:table-row>
        <table:table-row table:style-name="ro1">
          <table:table-cell office:value-type="float" office:value="35158553" calcext:value-type="float">
            <text:p>35158553</text:p>
          </table:table-cell>
          <table:table-cell office:value-type="float" office:value="54890548" calcext:value-type="float">
            <text:p>54890548</text:p>
          </table:table-cell>
        </table:table-row>
        <table:table-row table:style-name="ro1">
          <table:table-cell office:value-type="float" office:value="35158554" calcext:value-type="float">
            <text:p>35158554</text:p>
          </table:table-cell>
          <table:table-cell office:value-type="float" office:value="24853240" calcext:value-type="float">
            <text:p>24853240</text:p>
          </table:table-cell>
        </table:table-row>
        <table:table-row table:style-name="ro1">
          <table:table-cell office:value-type="float" office:value="35158556" calcext:value-type="float">
            <text:p>35158556</text:p>
          </table:table-cell>
          <table:table-cell office:value-type="float" office:value="20727585" calcext:value-type="float">
            <text:p>20727585</text:p>
          </table:table-cell>
        </table:table-row>
        <table:table-row table:style-name="ro1">
          <table:table-cell office:value-type="float" office:value="35159266" calcext:value-type="float">
            <text:p>35159266</text:p>
          </table:table-cell>
          <table:table-cell office:value-type="float" office:value="20618379" calcext:value-type="float">
            <text:p>20618379</text:p>
          </table:table-cell>
        </table:table-row>
        <table:table-row table:style-name="ro1">
          <table:table-cell office:value-type="float" office:value="35159267" calcext:value-type="float">
            <text:p>35159267</text:p>
          </table:table-cell>
          <table:table-cell office:value-type="float" office:value="97502113" calcext:value-type="float">
            <text:p>97502113</text:p>
          </table:table-cell>
        </table:table-row>
        <table:table-row table:style-name="ro1">
          <table:table-cell office:value-type="float" office:value="35159293" calcext:value-type="float">
            <text:p>35159293</text:p>
          </table:table-cell>
          <table:table-cell office:value-type="float" office:value="36614397" calcext:value-type="float">
            <text:p>36614397</text:p>
          </table:table-cell>
        </table:table-row>
        <table:table-row table:style-name="ro1">
          <table:table-cell office:value-type="float" office:value="35159302" calcext:value-type="float">
            <text:p>35159302</text:p>
          </table:table-cell>
          <table:table-cell office:value-type="float" office:value="82042914" calcext:value-type="float">
            <text:p>82042914</text:p>
          </table:table-cell>
        </table:table-row>
        <table:table-row table:style-name="ro1">
          <table:table-cell office:value-type="float" office:value="35159308" calcext:value-type="float">
            <text:p>35159308</text:p>
          </table:table-cell>
          <table:table-cell office:value-type="float" office:value="56536880" calcext:value-type="float">
            <text:p>56536880</text:p>
          </table:table-cell>
        </table:table-row>
        <table:table-row table:style-name="ro1">
          <table:table-cell office:value-type="float" office:value="35159318" calcext:value-type="float">
            <text:p>35159318</text:p>
          </table:table-cell>
          <table:table-cell office:value-type="float" office:value="79509500" calcext:value-type="float">
            <text:p>79509500</text:p>
          </table:table-cell>
        </table:table-row>
        <table:table-row table:style-name="ro1">
          <table:table-cell office:value-type="float" office:value="35159323" calcext:value-type="float">
            <text:p>35159323</text:p>
          </table:table-cell>
          <table:table-cell office:value-type="float" office:value="78491491" calcext:value-type="float">
            <text:p>78491491</text:p>
          </table:table-cell>
        </table:table-row>
        <table:table-row table:style-name="ro1">
          <table:table-cell office:value-type="float" office:value="35208924" calcext:value-type="float">
            <text:p>35208924</text:p>
          </table:table-cell>
          <table:table-cell office:value-type="float" office:value="64462513" calcext:value-type="float">
            <text:p>64462513</text:p>
          </table:table-cell>
        </table:table-row>
        <table:table-row table:style-name="ro1">
          <table:table-cell office:value-type="float" office:value="35208926" calcext:value-type="float">
            <text:p>35208926</text:p>
          </table:table-cell>
          <table:table-cell office:value-type="float" office:value="38342311" calcext:value-type="float">
            <text:p>38342311</text:p>
          </table:table-cell>
        </table:table-row>
        <table:table-row table:style-name="ro1">
          <table:table-cell office:value-type="float" office:value="35208927" calcext:value-type="float">
            <text:p>35208927</text:p>
          </table:table-cell>
          <table:table-cell office:value-type="float" office:value="74159943" calcext:value-type="float">
            <text:p>74159943</text:p>
          </table:table-cell>
        </table:table-row>
        <table:table-row table:style-name="ro1">
          <table:table-cell office:value-type="float" office:value="35208929" calcext:value-type="float">
            <text:p>35208929</text:p>
          </table:table-cell>
          <table:table-cell office:value-type="float" office:value="82091258" calcext:value-type="float">
            <text:p>82091258</text:p>
          </table:table-cell>
        </table:table-row>
        <table:table-row table:style-name="ro1">
          <table:table-cell office:value-type="float" office:value="35283690" calcext:value-type="float">
            <text:p>35283690</text:p>
          </table:table-cell>
          <table:table-cell office:value-type="float" office:value="34399643" calcext:value-type="float">
            <text:p>34399643</text:p>
          </table:table-cell>
        </table:table-row>
        <table:table-row table:style-name="ro1">
          <table:table-cell office:value-type="float" office:value="35283737" calcext:value-type="float">
            <text:p>35283737</text:p>
          </table:table-cell>
          <table:table-cell office:value-type="float" office:value="96329347" calcext:value-type="float">
            <text:p>96329347</text:p>
          </table:table-cell>
        </table:table-row>
        <table:table-row table:style-name="ro1">
          <table:table-cell office:value-type="float" office:value="35283862" calcext:value-type="float">
            <text:p>35283862</text:p>
          </table:table-cell>
          <table:table-cell office:value-type="float" office:value="26453599" calcext:value-type="float">
            <text:p>26453599</text:p>
          </table:table-cell>
        </table:table-row>
        <table:table-row table:style-name="ro1">
          <table:table-cell office:value-type="float" office:value="35283934" calcext:value-type="float">
            <text:p>35283934</text:p>
          </table:table-cell>
          <table:table-cell office:value-type="float" office:value="65380752" calcext:value-type="float">
            <text:p>65380752</text:p>
          </table:table-cell>
        </table:table-row>
        <table:table-row table:style-name="ro1">
          <table:table-cell office:value-type="float" office:value="35288299" calcext:value-type="float">
            <text:p>35288299</text:p>
          </table:table-cell>
          <table:table-cell office:value-type="float" office:value="15055909" calcext:value-type="float">
            <text:p>15055909</text:p>
          </table:table-cell>
        </table:table-row>
        <table:table-row table:style-name="ro1">
          <table:table-cell office:value-type="float" office:value="35288349" calcext:value-type="float">
            <text:p>35288349</text:p>
          </table:table-cell>
          <table:table-cell office:value-type="float" office:value="38763939" calcext:value-type="float">
            <text:p>38763939</text:p>
          </table:table-cell>
        </table:table-row>
        <table:table-row table:style-name="ro1">
          <table:table-cell office:value-type="float" office:value="35290060" calcext:value-type="float">
            <text:p>35290060</text:p>
          </table:table-cell>
          <table:table-cell office:value-type="float" office:value="51047656" calcext:value-type="float">
            <text:p>51047656</text:p>
          </table:table-cell>
        </table:table-row>
        <table:table-row table:style-name="ro1">
          <table:table-cell office:value-type="float" office:value="35290086" calcext:value-type="float">
            <text:p>35290086</text:p>
          </table:table-cell>
          <table:table-cell office:value-type="float" office:value="16506641" calcext:value-type="float">
            <text:p>16506641</text:p>
          </table:table-cell>
        </table:table-row>
        <table:table-row table:style-name="ro1">
          <table:table-cell office:value-type="float" office:value="35290195" calcext:value-type="float">
            <text:p>35290195</text:p>
          </table:table-cell>
          <table:table-cell office:value-type="float" office:value="49212341" calcext:value-type="float">
            <text:p>49212341</text:p>
          </table:table-cell>
        </table:table-row>
        <table:table-row table:style-name="ro1">
          <table:table-cell office:value-type="float" office:value="35290220" calcext:value-type="float">
            <text:p>35290220</text:p>
          </table:table-cell>
          <table:table-cell office:value-type="float" office:value="49440901" calcext:value-type="float">
            <text:p>49440901</text:p>
          </table:table-cell>
        </table:table-row>
        <table:table-row table:style-name="ro1">
          <table:table-cell office:value-type="float" office:value="35290236" calcext:value-type="float">
            <text:p>35290236</text:p>
          </table:table-cell>
          <table:table-cell office:value-type="float" office:value="17650791" calcext:value-type="float">
            <text:p>17650791</text:p>
          </table:table-cell>
        </table:table-row>
        <table:table-row table:style-name="ro1">
          <table:table-cell office:value-type="float" office:value="35291651" calcext:value-type="float">
            <text:p>35291651</text:p>
          </table:table-cell>
          <table:table-cell office:value-type="float" office:value="29419499" calcext:value-type="float">
            <text:p>29419499</text:p>
          </table:table-cell>
        </table:table-row>
        <table:table-row table:style-name="ro1">
          <table:table-cell office:value-type="float" office:value="35291705" calcext:value-type="float">
            <text:p>35291705</text:p>
          </table:table-cell>
          <table:table-cell office:value-type="float" office:value="12371667" calcext:value-type="float">
            <text:p>12371667</text:p>
          </table:table-cell>
        </table:table-row>
        <table:table-row table:style-name="ro1">
          <table:table-cell office:value-type="float" office:value="35291746" calcext:value-type="float">
            <text:p>35291746</text:p>
          </table:table-cell>
          <table:table-cell office:value-type="float" office:value="91266054" calcext:value-type="float">
            <text:p>91266054</text:p>
          </table:table-cell>
        </table:table-row>
        <table:table-row table:style-name="ro1">
          <table:table-cell office:value-type="float" office:value="35299714" calcext:value-type="float">
            <text:p>35299714</text:p>
          </table:table-cell>
          <table:table-cell office:value-type="float" office:value="31770854" calcext:value-type="float">
            <text:p>31770854</text:p>
          </table:table-cell>
        </table:table-row>
        <table:table-row table:style-name="ro1">
          <table:table-cell office:value-type="float" office:value="35299726" calcext:value-type="float">
            <text:p>35299726</text:p>
          </table:table-cell>
          <table:table-cell office:value-type="float" office:value="25809055" calcext:value-type="float">
            <text:p>25809055</text:p>
          </table:table-cell>
        </table:table-row>
        <table:table-row table:style-name="ro1">
          <table:table-cell office:value-type="float" office:value="35309384" calcext:value-type="float">
            <text:p>35309384</text:p>
          </table:table-cell>
          <table:table-cell office:value-type="float" office:value="74529743" calcext:value-type="float">
            <text:p>74529743</text:p>
          </table:table-cell>
        </table:table-row>
        <table:table-row table:style-name="ro1">
          <table:table-cell office:value-type="float" office:value="35309397" calcext:value-type="float">
            <text:p>35309397</text:p>
          </table:table-cell>
          <table:table-cell office:value-type="float" office:value="86447892" calcext:value-type="float">
            <text:p>86447892</text:p>
          </table:table-cell>
        </table:table-row>
        <table:table-row table:style-name="ro1">
          <table:table-cell office:value-type="float" office:value="35328096" calcext:value-type="float">
            <text:p>35328096</text:p>
          </table:table-cell>
          <table:table-cell office:value-type="float" office:value="39899312" calcext:value-type="float">
            <text:p>39899312</text:p>
          </table:table-cell>
        </table:table-row>
        <table:table-row table:style-name="ro1">
          <table:table-cell office:value-type="float" office:value="35404814" calcext:value-type="float">
            <text:p>35404814</text:p>
          </table:table-cell>
          <table:table-cell office:value-type="float" office:value="71030092" calcext:value-type="float">
            <text:p>71030092</text:p>
          </table:table-cell>
        </table:table-row>
        <table:table-row table:style-name="ro1">
          <table:table-cell office:value-type="float" office:value="35404851" calcext:value-type="float">
            <text:p>35404851</text:p>
          </table:table-cell>
          <table:table-cell office:value-type="float" office:value="57105921" calcext:value-type="float">
            <text:p>57105921</text:p>
          </table:table-cell>
        </table:table-row>
        <table:table-row table:style-name="ro1">
          <table:table-cell office:value-type="float" office:value="35428579" calcext:value-type="float">
            <text:p>35428579</text:p>
          </table:table-cell>
          <table:table-cell office:value-type="float" office:value="45338904" calcext:value-type="float">
            <text:p>45338904</text:p>
          </table:table-cell>
        </table:table-row>
        <table:table-row table:style-name="ro1">
          <table:table-cell office:value-type="float" office:value="35430002" calcext:value-type="float">
            <text:p>35430002</text:p>
          </table:table-cell>
          <table:table-cell office:value-type="float" office:value="15999225" calcext:value-type="float">
            <text:p>15999225</text:p>
          </table:table-cell>
        </table:table-row>
        <table:table-row table:style-name="ro1">
          <table:table-cell office:value-type="float" office:value="35430012" calcext:value-type="float">
            <text:p>35430012</text:p>
          </table:table-cell>
          <table:table-cell office:value-type="float" office:value="63935116" calcext:value-type="float">
            <text:p>63935116</text:p>
          </table:table-cell>
        </table:table-row>
        <table:table-row table:style-name="ro1">
          <table:table-cell office:value-type="float" office:value="35430015" calcext:value-type="float">
            <text:p>35430015</text:p>
          </table:table-cell>
          <table:table-cell office:value-type="float" office:value="21376708" calcext:value-type="float">
            <text:p>21376708</text:p>
          </table:table-cell>
        </table:table-row>
        <table:table-row table:style-name="ro1">
          <table:table-cell office:value-type="float" office:value="35430018" calcext:value-type="float">
            <text:p>35430018</text:p>
          </table:table-cell>
          <table:table-cell office:value-type="float" office:value="31484209" calcext:value-type="float">
            <text:p>31484209</text:p>
          </table:table-cell>
        </table:table-row>
        <table:table-row table:style-name="ro1">
          <table:table-cell office:value-type="float" office:value="35430021" calcext:value-type="float">
            <text:p>35430021</text:p>
          </table:table-cell>
          <table:table-cell office:value-type="float" office:value="50509218" calcext:value-type="float">
            <text:p>50509218</text:p>
          </table:table-cell>
        </table:table-row>
        <table:table-row table:style-name="ro1">
          <table:table-cell office:value-type="float" office:value="35437034" calcext:value-type="float">
            <text:p>35437034</text:p>
          </table:table-cell>
          <table:table-cell office:value-type="float" office:value="91828689" calcext:value-type="float">
            <text:p>91828689</text:p>
          </table:table-cell>
        </table:table-row>
        <table:table-row table:style-name="ro1">
          <table:table-cell office:value-type="float" office:value="35437035" calcext:value-type="float">
            <text:p>35437035</text:p>
          </table:table-cell>
          <table:table-cell office:value-type="float" office:value="46133926" calcext:value-type="float">
            <text:p>46133926</text:p>
          </table:table-cell>
        </table:table-row>
        <table:table-row table:style-name="ro1">
          <table:table-cell office:value-type="float" office:value="35451897" calcext:value-type="float">
            <text:p>35451897</text:p>
          </table:table-cell>
          <table:table-cell office:value-type="float" office:value="40015286" calcext:value-type="float">
            <text:p>40015286</text:p>
          </table:table-cell>
        </table:table-row>
        <table:table-row table:style-name="ro1">
          <table:table-cell office:value-type="float" office:value="35451903" calcext:value-type="float">
            <text:p>35451903</text:p>
          </table:table-cell>
          <table:table-cell office:value-type="float" office:value="83984111" calcext:value-type="float">
            <text:p>83984111</text:p>
          </table:table-cell>
        </table:table-row>
        <table:table-row table:style-name="ro1">
          <table:table-cell office:value-type="float" office:value="35451908" calcext:value-type="float">
            <text:p>35451908</text:p>
          </table:table-cell>
          <table:table-cell office:value-type="float" office:value="92119652" calcext:value-type="float">
            <text:p>92119652</text:p>
          </table:table-cell>
        </table:table-row>
        <table:table-row table:style-name="ro1">
          <table:table-cell office:value-type="float" office:value="35451909" calcext:value-type="float">
            <text:p>35451909</text:p>
          </table:table-cell>
          <table:table-cell office:value-type="float" office:value="55228113" calcext:value-type="float">
            <text:p>55228113</text:p>
          </table:table-cell>
        </table:table-row>
        <table:table-row table:style-name="ro1">
          <table:table-cell office:value-type="float" office:value="35454815" calcext:value-type="float">
            <text:p>35454815</text:p>
          </table:table-cell>
          <table:table-cell office:value-type="float" office:value="70169100" calcext:value-type="float">
            <text:p>70169100</text:p>
          </table:table-cell>
        </table:table-row>
        <table:table-row table:style-name="ro1">
          <table:table-cell office:value-type="float" office:value="35454895" calcext:value-type="float">
            <text:p>35454895</text:p>
          </table:table-cell>
          <table:table-cell office:value-type="float" office:value="24963576" calcext:value-type="float">
            <text:p>24963576</text:p>
          </table:table-cell>
        </table:table-row>
        <table:table-row table:style-name="ro1">
          <table:table-cell office:value-type="float" office:value="35454912" calcext:value-type="float">
            <text:p>35454912</text:p>
          </table:table-cell>
          <table:table-cell office:value-type="float" office:value="91671286" calcext:value-type="float">
            <text:p>91671286</text:p>
          </table:table-cell>
        </table:table-row>
        <table:table-row table:style-name="ro1">
          <table:table-cell office:value-type="float" office:value="35454929" calcext:value-type="float">
            <text:p>35454929</text:p>
          </table:table-cell>
          <table:table-cell office:value-type="float" office:value="30159792" calcext:value-type="float">
            <text:p>30159792</text:p>
          </table:table-cell>
        </table:table-row>
        <table:table-row table:style-name="ro1">
          <table:table-cell office:value-type="float" office:value="35460397" calcext:value-type="float">
            <text:p>35460397</text:p>
          </table:table-cell>
          <table:table-cell office:value-type="float" office:value="80418067" calcext:value-type="float">
            <text:p>80418067</text:p>
          </table:table-cell>
        </table:table-row>
        <table:table-row table:style-name="ro1">
          <table:table-cell office:value-type="float" office:value="35466202" calcext:value-type="float">
            <text:p>35466202</text:p>
          </table:table-cell>
          <table:table-cell office:value-type="float" office:value="45693393" calcext:value-type="float">
            <text:p>45693393</text:p>
          </table:table-cell>
        </table:table-row>
        <table:table-row table:style-name="ro1">
          <table:table-cell office:value-type="float" office:value="35473262" calcext:value-type="float">
            <text:p>35473262</text:p>
          </table:table-cell>
          <table:table-cell office:value-type="float" office:value="33335849" calcext:value-type="float">
            <text:p>33335849</text:p>
          </table:table-cell>
        </table:table-row>
        <table:table-row table:style-name="ro1">
          <table:table-cell office:value-type="float" office:value="35474810" calcext:value-type="float">
            <text:p>35474810</text:p>
          </table:table-cell>
          <table:table-cell office:value-type="float" office:value="48945756" calcext:value-type="float">
            <text:p>48945756</text:p>
          </table:table-cell>
        </table:table-row>
        <table:table-row table:style-name="ro1">
          <table:table-cell office:value-type="float" office:value="35477168" calcext:value-type="float">
            <text:p>35477168</text:p>
          </table:table-cell>
          <table:table-cell office:value-type="float" office:value="16463832" calcext:value-type="float">
            <text:p>16463832</text:p>
          </table:table-cell>
        </table:table-row>
        <table:table-row table:style-name="ro1">
          <table:table-cell office:value-type="float" office:value="35477169" calcext:value-type="float">
            <text:p>35477169</text:p>
          </table:table-cell>
          <table:table-cell office:value-type="float" office:value="29919594" calcext:value-type="float">
            <text:p>29919594</text:p>
          </table:table-cell>
        </table:table-row>
        <table:table-row table:style-name="ro1">
          <table:table-cell office:value-type="float" office:value="35480130" calcext:value-type="float">
            <text:p>35480130</text:p>
          </table:table-cell>
          <table:table-cell office:value-type="float" office:value="46708636" calcext:value-type="float">
            <text:p>46708636</text:p>
          </table:table-cell>
        </table:table-row>
        <table:table-row table:style-name="ro1">
          <table:table-cell office:value-type="float" office:value="35480372" calcext:value-type="float">
            <text:p>35480372</text:p>
          </table:table-cell>
          <table:table-cell office:value-type="float" office:value="40114393" calcext:value-type="float">
            <text:p>40114393</text:p>
          </table:table-cell>
        </table:table-row>
        <table:table-row table:style-name="ro1">
          <table:table-cell office:value-type="float" office:value="35480981" calcext:value-type="float">
            <text:p>35480981</text:p>
          </table:table-cell>
          <table:table-cell office:value-type="float" office:value="78177933" calcext:value-type="float">
            <text:p>78177933</text:p>
          </table:table-cell>
        </table:table-row>
        <table:table-row table:style-name="ro1">
          <table:table-cell office:value-type="float" office:value="35480982" calcext:value-type="float">
            <text:p>35480982</text:p>
          </table:table-cell>
          <table:table-cell office:value-type="float" office:value="54133965" calcext:value-type="float">
            <text:p>54133965</text:p>
          </table:table-cell>
        </table:table-row>
        <table:table-row table:style-name="ro1">
          <table:table-cell office:value-type="float" office:value="35480983" calcext:value-type="float">
            <text:p>35480983</text:p>
          </table:table-cell>
          <table:table-cell office:value-type="float" office:value="56748180" calcext:value-type="float">
            <text:p>56748180</text:p>
          </table:table-cell>
        </table:table-row>
        <table:table-row table:style-name="ro1">
          <table:table-cell office:value-type="float" office:value="35481221" calcext:value-type="float">
            <text:p>35481221</text:p>
          </table:table-cell>
          <table:table-cell office:value-type="float" office:value="29873600" calcext:value-type="float">
            <text:p>29873600</text:p>
          </table:table-cell>
        </table:table-row>
        <table:table-row table:style-name="ro1">
          <table:table-cell office:value-type="float" office:value="35481239" calcext:value-type="float">
            <text:p>35481239</text:p>
          </table:table-cell>
          <table:table-cell office:value-type="float" office:value="31464998" calcext:value-type="float">
            <text:p>31464998</text:p>
          </table:table-cell>
        </table:table-row>
        <table:table-row table:style-name="ro1">
          <table:table-cell office:value-type="float" office:value="35481242" calcext:value-type="float">
            <text:p>35481242</text:p>
          </table:table-cell>
          <table:table-cell office:value-type="float" office:value="67370060" calcext:value-type="float">
            <text:p>67370060</text:p>
          </table:table-cell>
        </table:table-row>
        <table:table-row table:style-name="ro1">
          <table:table-cell office:value-type="float" office:value="35481243" calcext:value-type="float">
            <text:p>35481243</text:p>
          </table:table-cell>
          <table:table-cell office:value-type="float" office:value="39582906" calcext:value-type="float">
            <text:p>39582906</text:p>
          </table:table-cell>
        </table:table-row>
        <table:table-row table:style-name="ro1">
          <table:table-cell office:value-type="float" office:value="35483558" calcext:value-type="float">
            <text:p>35483558</text:p>
          </table:table-cell>
          <table:table-cell office:value-type="float" office:value="21246749" calcext:value-type="float">
            <text:p>21246749</text:p>
          </table:table-cell>
        </table:table-row>
        <table:table-row table:style-name="ro1">
          <table:table-cell office:value-type="float" office:value="35483559" calcext:value-type="float">
            <text:p>35483559</text:p>
          </table:table-cell>
          <table:table-cell office:value-type="float" office:value="64979204" calcext:value-type="float">
            <text:p>64979204</text:p>
          </table:table-cell>
        </table:table-row>
        <table:table-row table:style-name="ro1">
          <table:table-cell office:value-type="float" office:value="35483560" calcext:value-type="float">
            <text:p>35483560</text:p>
          </table:table-cell>
          <table:table-cell office:value-type="float" office:value="94932184" calcext:value-type="float">
            <text:p>94932184</text:p>
          </table:table-cell>
        </table:table-row>
        <table:table-row table:style-name="ro1">
          <table:table-cell office:value-type="float" office:value="35483563" calcext:value-type="float">
            <text:p>35483563</text:p>
          </table:table-cell>
          <table:table-cell office:value-type="float" office:value="29560985" calcext:value-type="float">
            <text:p>29560985</text:p>
          </table:table-cell>
        </table:table-row>
        <table:table-row table:style-name="ro1">
          <table:table-cell office:value-type="float" office:value="35483564" calcext:value-type="float">
            <text:p>35483564</text:p>
          </table:table-cell>
          <table:table-cell office:value-type="float" office:value="56286627" calcext:value-type="float">
            <text:p>56286627</text:p>
          </table:table-cell>
        </table:table-row>
        <table:table-row table:style-name="ro1">
          <table:table-cell office:value-type="float" office:value="35483565" calcext:value-type="float">
            <text:p>35483565</text:p>
          </table:table-cell>
          <table:table-cell office:value-type="float" office:value="39642288" calcext:value-type="float">
            <text:p>39642288</text:p>
          </table:table-cell>
        </table:table-row>
        <table:table-row table:style-name="ro1">
          <table:table-cell office:value-type="float" office:value="35483566" calcext:value-type="float">
            <text:p>35483566</text:p>
          </table:table-cell>
          <table:table-cell office:value-type="float" office:value="88285346" calcext:value-type="float">
            <text:p>88285346</text:p>
          </table:table-cell>
        </table:table-row>
        <table:table-row table:style-name="ro1">
          <table:table-cell office:value-type="float" office:value="35483782" calcext:value-type="float">
            <text:p>35483782</text:p>
          </table:table-cell>
          <table:table-cell office:value-type="float" office:value="75398884" calcext:value-type="float">
            <text:p>75398884</text:p>
          </table:table-cell>
        </table:table-row>
        <table:table-row table:style-name="ro1">
          <table:table-cell office:value-type="float" office:value="35483783" calcext:value-type="float">
            <text:p>35483783</text:p>
          </table:table-cell>
          <table:table-cell office:value-type="float" office:value="76354213" calcext:value-type="float">
            <text:p>76354213</text:p>
          </table:table-cell>
        </table:table-row>
        <table:table-row table:style-name="ro1">
          <table:table-cell office:value-type="float" office:value="35483785" calcext:value-type="float">
            <text:p>35483785</text:p>
          </table:table-cell>
          <table:table-cell office:value-type="float" office:value="40991511" calcext:value-type="float">
            <text:p>40991511</text:p>
          </table:table-cell>
        </table:table-row>
        <table:table-row table:style-name="ro1">
          <table:table-cell office:value-type="float" office:value="35484160" calcext:value-type="float">
            <text:p>35484160</text:p>
          </table:table-cell>
          <table:table-cell office:value-type="float" office:value="66742543" calcext:value-type="float">
            <text:p>66742543</text:p>
          </table:table-cell>
        </table:table-row>
        <table:table-row table:style-name="ro1">
          <table:table-cell office:value-type="float" office:value="35484207" calcext:value-type="float">
            <text:p>35484207</text:p>
          </table:table-cell>
          <table:table-cell office:value-type="float" office:value="56145492" calcext:value-type="float">
            <text:p>56145492</text:p>
          </table:table-cell>
        </table:table-row>
        <table:table-row table:style-name="ro1">
          <table:table-cell office:value-type="float" office:value="35484209" calcext:value-type="float">
            <text:p>35484209</text:p>
          </table:table-cell>
          <table:table-cell office:value-type="float" office:value="50888667" calcext:value-type="float">
            <text:p>50888667</text:p>
          </table:table-cell>
        </table:table-row>
        <table:table-row table:style-name="ro1">
          <table:table-cell office:value-type="float" office:value="35484215" calcext:value-type="float">
            <text:p>35484215</text:p>
          </table:table-cell>
          <table:table-cell office:value-type="float" office:value="60528517" calcext:value-type="float">
            <text:p>60528517</text:p>
          </table:table-cell>
        </table:table-row>
        <table:table-row table:style-name="ro1">
          <table:table-cell office:value-type="float" office:value="35484223" calcext:value-type="float">
            <text:p>35484223</text:p>
          </table:table-cell>
          <table:table-cell office:value-type="float" office:value="56556334" calcext:value-type="float">
            <text:p>56556334</text:p>
          </table:table-cell>
        </table:table-row>
        <table:table-row table:style-name="ro1">
          <table:table-cell office:value-type="float" office:value="35484224" calcext:value-type="float">
            <text:p>35484224</text:p>
          </table:table-cell>
          <table:table-cell office:value-type="float" office:value="29602506" calcext:value-type="float">
            <text:p>29602506</text:p>
          </table:table-cell>
        </table:table-row>
        <table:table-row table:style-name="ro1">
          <table:table-cell office:value-type="float" office:value="35484225" calcext:value-type="float">
            <text:p>35484225</text:p>
          </table:table-cell>
          <table:table-cell office:value-type="float" office:value="72096751" calcext:value-type="float">
            <text:p>72096751</text:p>
          </table:table-cell>
        </table:table-row>
        <table:table-row table:style-name="ro1">
          <table:table-cell office:value-type="float" office:value="35486479" calcext:value-type="float">
            <text:p>35486479</text:p>
          </table:table-cell>
          <table:table-cell office:value-type="float" office:value="22445136" calcext:value-type="float">
            <text:p>22445136</text:p>
          </table:table-cell>
        </table:table-row>
        <table:table-row table:style-name="ro1">
          <table:table-cell office:value-type="float" office:value="35486589" calcext:value-type="float">
            <text:p>35486589</text:p>
          </table:table-cell>
          <table:table-cell office:value-type="float" office:value="29554908" calcext:value-type="float">
            <text:p>29554908</text:p>
          </table:table-cell>
        </table:table-row>
        <table:table-row table:style-name="ro1">
          <table:table-cell office:value-type="float" office:value="35486780" calcext:value-type="float">
            <text:p>35486780</text:p>
          </table:table-cell>
          <table:table-cell office:value-type="float" office:value="86828073" calcext:value-type="float">
            <text:p>86828073</text:p>
          </table:table-cell>
        </table:table-row>
        <table:table-row table:style-name="ro1">
          <table:table-cell office:value-type="float" office:value="35486791" calcext:value-type="float">
            <text:p>35486791</text:p>
          </table:table-cell>
          <table:table-cell office:value-type="float" office:value="51554482" calcext:value-type="float">
            <text:p>51554482</text:p>
          </table:table-cell>
        </table:table-row>
        <table:table-row table:style-name="ro1">
          <table:table-cell office:value-type="float" office:value="35487474" calcext:value-type="float">
            <text:p>35487474</text:p>
          </table:table-cell>
          <table:table-cell office:value-type="float" office:value="96369741" calcext:value-type="float">
            <text:p>96369741</text:p>
          </table:table-cell>
        </table:table-row>
        <table:table-row table:style-name="ro1">
          <table:table-cell office:value-type="float" office:value="35489920" calcext:value-type="float">
            <text:p>35489920</text:p>
          </table:table-cell>
          <table:table-cell office:value-type="float" office:value="56558550" calcext:value-type="float">
            <text:p>56558550</text:p>
          </table:table-cell>
        </table:table-row>
        <table:table-row table:style-name="ro1">
          <table:table-cell office:value-type="float" office:value="35496740" calcext:value-type="float">
            <text:p>35496740</text:p>
          </table:table-cell>
          <table:table-cell office:value-type="float" office:value="16399563" calcext:value-type="float">
            <text:p>16399563</text:p>
          </table:table-cell>
        </table:table-row>
        <table:table-row table:style-name="ro1">
          <table:table-cell office:value-type="float" office:value="35496741" calcext:value-type="float">
            <text:p>35496741</text:p>
          </table:table-cell>
          <table:table-cell office:value-type="float" office:value="24840655" calcext:value-type="float">
            <text:p>24840655</text:p>
          </table:table-cell>
        </table:table-row>
        <table:table-row table:style-name="ro1">
          <table:table-cell office:value-type="float" office:value="35496742" calcext:value-type="float">
            <text:p>35496742</text:p>
          </table:table-cell>
          <table:table-cell office:value-type="float" office:value="65107858" calcext:value-type="float">
            <text:p>65107858</text:p>
          </table:table-cell>
        </table:table-row>
        <table:table-row table:style-name="ro1">
          <table:table-cell office:value-type="float" office:value="35500654" calcext:value-type="float">
            <text:p>35500654</text:p>
          </table:table-cell>
          <table:table-cell office:value-type="float" office:value="40470621" calcext:value-type="float">
            <text:p>40470621</text:p>
          </table:table-cell>
        </table:table-row>
        <table:table-row table:style-name="ro1">
          <table:table-cell office:value-type="float" office:value="35501158" calcext:value-type="float">
            <text:p>35501158</text:p>
          </table:table-cell>
          <table:table-cell office:value-type="float" office:value="21222597" calcext:value-type="float">
            <text:p>21222597</text:p>
          </table:table-cell>
        </table:table-row>
        <table:table-row table:style-name="ro1">
          <table:table-cell office:value-type="float" office:value="35502927" calcext:value-type="float">
            <text:p>35502927</text:p>
          </table:table-cell>
          <table:table-cell office:value-type="float" office:value="12011417" calcext:value-type="float">
            <text:p>12011417</text:p>
          </table:table-cell>
        </table:table-row>
        <table:table-row table:style-name="ro1">
          <table:table-cell office:value-type="float" office:value="35502976" calcext:value-type="float">
            <text:p>35502976</text:p>
          </table:table-cell>
          <table:table-cell office:value-type="float" office:value="38743281" calcext:value-type="float">
            <text:p>38743281</text:p>
          </table:table-cell>
        </table:table-row>
        <table:table-row table:style-name="ro1">
          <table:table-cell office:value-type="float" office:value="35504989" calcext:value-type="float">
            <text:p>35504989</text:p>
          </table:table-cell>
          <table:table-cell office:value-type="float" office:value="10157824" calcext:value-type="float">
            <text:p>10157824</text:p>
          </table:table-cell>
        </table:table-row>
        <table:table-row table:style-name="ro1">
          <table:table-cell office:value-type="float" office:value="35505261" calcext:value-type="float">
            <text:p>35505261</text:p>
          </table:table-cell>
          <table:table-cell office:value-type="float" office:value="48847385" calcext:value-type="float">
            <text:p>48847385</text:p>
          </table:table-cell>
        </table:table-row>
        <table:table-row table:style-name="ro1">
          <table:table-cell office:value-type="float" office:value="35505287" calcext:value-type="float">
            <text:p>35505287</text:p>
          </table:table-cell>
          <table:table-cell office:value-type="float" office:value="94976973" calcext:value-type="float">
            <text:p>94976973</text:p>
          </table:table-cell>
        </table:table-row>
        <table:table-row table:style-name="ro1">
          <table:table-cell office:value-type="float" office:value="35517939" calcext:value-type="float">
            <text:p>35517939</text:p>
          </table:table-cell>
          <table:table-cell office:value-type="float" office:value="62921090" calcext:value-type="float">
            <text:p>62921090</text:p>
          </table:table-cell>
        </table:table-row>
        <table:table-row table:style-name="ro1">
          <table:table-cell office:value-type="float" office:value="35519788" calcext:value-type="float">
            <text:p>35519788</text:p>
          </table:table-cell>
          <table:table-cell office:value-type="float" office:value="99017807" calcext:value-type="float">
            <text:p>99017807</text:p>
          </table:table-cell>
        </table:table-row>
        <table:table-row table:style-name="ro1">
          <table:table-cell office:value-type="float" office:value="35519815" calcext:value-type="float">
            <text:p>35519815</text:p>
          </table:table-cell>
          <table:table-cell office:value-type="float" office:value="43489645" calcext:value-type="float">
            <text:p>43489645</text:p>
          </table:table-cell>
        </table:table-row>
        <table:table-row table:style-name="ro1">
          <table:table-cell office:value-type="float" office:value="35519818" calcext:value-type="float">
            <text:p>35519818</text:p>
          </table:table-cell>
          <table:table-cell office:value-type="float" office:value="17655953" calcext:value-type="float">
            <text:p>17655953</text:p>
          </table:table-cell>
        </table:table-row>
        <table:table-row table:style-name="ro1">
          <table:table-cell office:value-type="float" office:value="35525161" calcext:value-type="float">
            <text:p>35525161</text:p>
          </table:table-cell>
          <table:table-cell office:value-type="float" office:value="79651432" calcext:value-type="float">
            <text:p>79651432</text:p>
          </table:table-cell>
        </table:table-row>
        <table:table-row table:style-name="ro1">
          <table:table-cell office:value-type="float" office:value="35525162" calcext:value-type="float">
            <text:p>35525162</text:p>
          </table:table-cell>
          <table:table-cell office:value-type="float" office:value="31477794" calcext:value-type="float">
            <text:p>31477794</text:p>
          </table:table-cell>
        </table:table-row>
        <table:table-row table:style-name="ro1">
          <table:table-cell office:value-type="float" office:value="35525754" calcext:value-type="float">
            <text:p>35525754</text:p>
          </table:table-cell>
          <table:table-cell office:value-type="float" office:value="44252298" calcext:value-type="float">
            <text:p>44252298</text:p>
          </table:table-cell>
        </table:table-row>
        <table:table-row table:style-name="ro1">
          <table:table-cell office:value-type="float" office:value="35525768" calcext:value-type="float">
            <text:p>35525768</text:p>
          </table:table-cell>
          <table:table-cell office:value-type="float" office:value="31159997" calcext:value-type="float">
            <text:p>31159997</text:p>
          </table:table-cell>
        </table:table-row>
        <table:table-row table:style-name="ro1">
          <table:table-cell office:value-type="float" office:value="35527405" calcext:value-type="float">
            <text:p>35527405</text:p>
          </table:table-cell>
          <table:table-cell office:value-type="float" office:value="43553139" calcext:value-type="float">
            <text:p>43553139</text:p>
          </table:table-cell>
        </table:table-row>
        <table:table-row table:style-name="ro1">
          <table:table-cell office:value-type="float" office:value="35527409" calcext:value-type="float">
            <text:p>35527409</text:p>
          </table:table-cell>
          <table:table-cell office:value-type="float" office:value="26576157" calcext:value-type="float">
            <text:p>26576157</text:p>
          </table:table-cell>
        </table:table-row>
        <table:table-row table:style-name="ro1">
          <table:table-cell office:value-type="float" office:value="35527416" calcext:value-type="float">
            <text:p>35527416</text:p>
          </table:table-cell>
          <table:table-cell office:value-type="float" office:value="49405412" calcext:value-type="float">
            <text:p>49405412</text:p>
          </table:table-cell>
        </table:table-row>
        <table:table-row table:style-name="ro1">
          <table:table-cell office:value-type="float" office:value="35527430" calcext:value-type="float">
            <text:p>35527430</text:p>
          </table:table-cell>
          <table:table-cell office:value-type="float" office:value="94200445" calcext:value-type="float">
            <text:p>94200445</text:p>
          </table:table-cell>
        </table:table-row>
        <table:table-row table:style-name="ro1">
          <table:table-cell office:value-type="float" office:value="35527444" calcext:value-type="float">
            <text:p>35527444</text:p>
          </table:table-cell>
          <table:table-cell office:value-type="float" office:value="65098713" calcext:value-type="float">
            <text:p>65098713</text:p>
          </table:table-cell>
        </table:table-row>
        <table:table-row table:style-name="ro1">
          <table:table-cell office:value-type="float" office:value="35527460" calcext:value-type="float">
            <text:p>35527460</text:p>
          </table:table-cell>
          <table:table-cell office:value-type="float" office:value="40249565" calcext:value-type="float">
            <text:p>40249565</text:p>
          </table:table-cell>
        </table:table-row>
        <table:table-row table:style-name="ro1">
          <table:table-cell office:value-type="float" office:value="35527515" calcext:value-type="float">
            <text:p>35527515</text:p>
          </table:table-cell>
          <table:table-cell office:value-type="float" office:value="81005683" calcext:value-type="float">
            <text:p>81005683</text:p>
          </table:table-cell>
        </table:table-row>
        <table:table-row table:style-name="ro1">
          <table:table-cell office:value-type="float" office:value="35530194" calcext:value-type="float">
            <text:p>35530194</text:p>
          </table:table-cell>
          <table:table-cell office:value-type="float" office:value="88411100" calcext:value-type="float">
            <text:p>88411100</text:p>
          </table:table-cell>
        </table:table-row>
        <table:table-row table:style-name="ro1">
          <table:table-cell office:value-type="float" office:value="35530195" calcext:value-type="float">
            <text:p>35530195</text:p>
          </table:table-cell>
          <table:table-cell office:value-type="float" office:value="85127383" calcext:value-type="float">
            <text:p>85127383</text:p>
          </table:table-cell>
        </table:table-row>
        <table:table-row table:style-name="ro1">
          <table:table-cell office:value-type="float" office:value="35539020" calcext:value-type="float">
            <text:p>35539020</text:p>
          </table:table-cell>
          <table:table-cell office:value-type="float" office:value="26981528" calcext:value-type="float">
            <text:p>26981528</text:p>
          </table:table-cell>
        </table:table-row>
        <table:table-row table:style-name="ro1">
          <table:table-cell office:value-type="float" office:value="35555557" calcext:value-type="float">
            <text:p>35555557</text:p>
          </table:table-cell>
          <table:table-cell office:value-type="float" office:value="17623133" calcext:value-type="float">
            <text:p>17623133</text:p>
          </table:table-cell>
        </table:table-row>
        <table:table-row table:style-name="ro1">
          <table:table-cell office:value-type="float" office:value="35573445" calcext:value-type="float">
            <text:p>35573445</text:p>
          </table:table-cell>
          <table:table-cell office:value-type="float" office:value="69345388" calcext:value-type="float">
            <text:p>69345388</text:p>
          </table:table-cell>
        </table:table-row>
        <table:table-row table:style-name="ro1">
          <table:table-cell office:value-type="float" office:value="35599815" calcext:value-type="float">
            <text:p>35599815</text:p>
          </table:table-cell>
          <table:table-cell office:value-type="float" office:value="31660436" calcext:value-type="float">
            <text:p>31660436</text:p>
          </table:table-cell>
        </table:table-row>
        <table:table-row table:style-name="ro1">
          <table:table-cell office:value-type="float" office:value="35600376" calcext:value-type="float">
            <text:p>35600376</text:p>
          </table:table-cell>
          <table:table-cell office:value-type="float" office:value="67063836" calcext:value-type="float">
            <text:p>67063836</text:p>
          </table:table-cell>
        </table:table-row>
        <table:table-row table:style-name="ro1">
          <table:table-cell office:value-type="float" office:value="35600377" calcext:value-type="float">
            <text:p>35600377</text:p>
          </table:table-cell>
          <table:table-cell office:value-type="float" office:value="25491454" calcext:value-type="float">
            <text:p>25491454</text:p>
          </table:table-cell>
        </table:table-row>
        <table:table-row table:style-name="ro1">
          <table:table-cell office:value-type="float" office:value="35600378" calcext:value-type="float">
            <text:p>35600378</text:p>
          </table:table-cell>
          <table:table-cell office:value-type="float" office:value="66533243" calcext:value-type="float">
            <text:p>66533243</text:p>
          </table:table-cell>
        </table:table-row>
        <table:table-row table:style-name="ro1">
          <table:table-cell office:value-type="float" office:value="35600379" calcext:value-type="float">
            <text:p>35600379</text:p>
          </table:table-cell>
          <table:table-cell office:value-type="float" office:value="80883190" calcext:value-type="float">
            <text:p>80883190</text:p>
          </table:table-cell>
        </table:table-row>
        <table:table-row table:style-name="ro1">
          <table:table-cell office:value-type="float" office:value="35600860" calcext:value-type="float">
            <text:p>35600860</text:p>
          </table:table-cell>
          <table:table-cell office:value-type="float" office:value="87880672" calcext:value-type="float">
            <text:p>87880672</text:p>
          </table:table-cell>
        </table:table-row>
        <table:table-row table:style-name="ro1">
          <table:table-cell office:value-type="float" office:value="35621465" calcext:value-type="float">
            <text:p>35621465</text:p>
          </table:table-cell>
          <table:table-cell office:value-type="float" office:value="50009813" calcext:value-type="float">
            <text:p>50009813</text:p>
          </table:table-cell>
        </table:table-row>
        <table:table-row table:style-name="ro1">
          <table:table-cell office:value-type="float" office:value="35631976" calcext:value-type="float">
            <text:p>35631976</text:p>
          </table:table-cell>
          <table:table-cell office:value-type="float" office:value="60172494" calcext:value-type="float">
            <text:p>60172494</text:p>
          </table:table-cell>
        </table:table-row>
        <table:table-row table:style-name="ro1">
          <table:table-cell office:value-type="float" office:value="35647160" calcext:value-type="float">
            <text:p>35647160</text:p>
          </table:table-cell>
          <table:table-cell office:value-type="float" office:value="49050436" calcext:value-type="float">
            <text:p>49050436</text:p>
          </table:table-cell>
        </table:table-row>
        <table:table-row table:style-name="ro1">
          <table:table-cell office:value-type="float" office:value="35654449" calcext:value-type="float">
            <text:p>35654449</text:p>
          </table:table-cell>
          <table:table-cell office:value-type="float" office:value="96345787" calcext:value-type="float">
            <text:p>96345787</text:p>
          </table:table-cell>
        </table:table-row>
        <table:table-row table:style-name="ro1">
          <table:table-cell office:value-type="float" office:value="35657418" calcext:value-type="float">
            <text:p>35657418</text:p>
          </table:table-cell>
          <table:table-cell office:value-type="float" office:value="10197749" calcext:value-type="float">
            <text:p>10197749</text:p>
          </table:table-cell>
        </table:table-row>
        <table:table-row table:style-name="ro1">
          <table:table-cell office:value-type="float" office:value="35657425" calcext:value-type="float">
            <text:p>35657425</text:p>
          </table:table-cell>
          <table:table-cell office:value-type="float" office:value="67781458" calcext:value-type="float">
            <text:p>67781458</text:p>
          </table:table-cell>
        </table:table-row>
        <table:table-row table:style-name="ro1">
          <table:table-cell office:value-type="float" office:value="35657614" calcext:value-type="float">
            <text:p>35657614</text:p>
          </table:table-cell>
          <table:table-cell office:value-type="float" office:value="51027401" calcext:value-type="float">
            <text:p>51027401</text:p>
          </table:table-cell>
        </table:table-row>
        <table:table-row table:style-name="ro1">
          <table:table-cell office:value-type="float" office:value="35657621" calcext:value-type="float">
            <text:p>35657621</text:p>
          </table:table-cell>
          <table:table-cell office:value-type="float" office:value="94906389" calcext:value-type="float">
            <text:p>94906389</text:p>
          </table:table-cell>
        </table:table-row>
        <table:table-row table:style-name="ro1">
          <table:table-cell office:value-type="float" office:value="35677793" calcext:value-type="float">
            <text:p>35677793</text:p>
          </table:table-cell>
          <table:table-cell office:value-type="float" office:value="88441085" calcext:value-type="float">
            <text:p>88441085</text:p>
          </table:table-cell>
        </table:table-row>
        <table:table-row table:style-name="ro1">
          <table:table-cell office:value-type="float" office:value="35677798" calcext:value-type="float">
            <text:p>35677798</text:p>
          </table:table-cell>
          <table:table-cell office:value-type="float" office:value="21453918" calcext:value-type="float">
            <text:p>21453918</text:p>
          </table:table-cell>
        </table:table-row>
        <table:table-row table:style-name="ro1">
          <table:table-cell office:value-type="float" office:value="35685552" calcext:value-type="float">
            <text:p>35685552</text:p>
          </table:table-cell>
          <table:table-cell office:value-type="float" office:value="34195735" calcext:value-type="float">
            <text:p>34195735</text:p>
          </table:table-cell>
        </table:table-row>
        <table:table-row table:style-name="ro1">
          <table:table-cell office:value-type="float" office:value="35685553" calcext:value-type="float">
            <text:p>35685553</text:p>
          </table:table-cell>
          <table:table-cell office:value-type="float" office:value="25373088" calcext:value-type="float">
            <text:p>25373088</text:p>
          </table:table-cell>
        </table:table-row>
        <table:table-row table:style-name="ro1">
          <table:table-cell office:value-type="float" office:value="35694336" calcext:value-type="float">
            <text:p>35694336</text:p>
          </table:table-cell>
          <table:table-cell office:value-type="float" office:value="26665667" calcext:value-type="float">
            <text:p>26665667</text:p>
          </table:table-cell>
        </table:table-row>
        <table:table-row table:style-name="ro1">
          <table:table-cell office:value-type="float" office:value="35709846" calcext:value-type="float">
            <text:p>35709846</text:p>
          </table:table-cell>
          <table:table-cell office:value-type="float" office:value="25234632" calcext:value-type="float">
            <text:p>25234632</text:p>
          </table:table-cell>
        </table:table-row>
        <table:table-row table:style-name="ro1">
          <table:table-cell office:value-type="float" office:value="35709856" calcext:value-type="float">
            <text:p>35709856</text:p>
          </table:table-cell>
          <table:table-cell office:value-type="float" office:value="13534157" calcext:value-type="float">
            <text:p>13534157</text:p>
          </table:table-cell>
        </table:table-row>
        <table:table-row table:style-name="ro1">
          <table:table-cell office:value-type="float" office:value="35710716" calcext:value-type="float">
            <text:p>35710716</text:p>
          </table:table-cell>
          <table:table-cell office:value-type="float" office:value="33243432" calcext:value-type="float">
            <text:p>33243432</text:p>
          </table:table-cell>
        </table:table-row>
        <table:table-row table:style-name="ro1">
          <table:table-cell office:value-type="float" office:value="35710723" calcext:value-type="float">
            <text:p>35710723</text:p>
          </table:table-cell>
          <table:table-cell office:value-type="float" office:value="57937019" calcext:value-type="float">
            <text:p>57937019</text:p>
          </table:table-cell>
        </table:table-row>
        <table:table-row table:style-name="ro1">
          <table:table-cell office:value-type="float" office:value="35711869" calcext:value-type="float">
            <text:p>35711869</text:p>
          </table:table-cell>
          <table:table-cell office:value-type="float" office:value="52572925" calcext:value-type="float">
            <text:p>52572925</text:p>
          </table:table-cell>
        </table:table-row>
        <table:table-row table:style-name="ro1">
          <table:table-cell office:value-type="float" office:value="35728796" calcext:value-type="float">
            <text:p>35728796</text:p>
          </table:table-cell>
          <table:table-cell office:value-type="float" office:value="44826004" calcext:value-type="float">
            <text:p>44826004</text:p>
          </table:table-cell>
        </table:table-row>
        <table:table-row table:style-name="ro1">
          <table:table-cell office:value-type="float" office:value="35728868" calcext:value-type="float">
            <text:p>35728868</text:p>
          </table:table-cell>
          <table:table-cell office:value-type="float" office:value="70157283" calcext:value-type="float">
            <text:p>70157283</text:p>
          </table:table-cell>
        </table:table-row>
        <table:table-row table:style-name="ro1">
          <table:table-cell office:value-type="float" office:value="35728887" calcext:value-type="float">
            <text:p>35728887</text:p>
          </table:table-cell>
          <table:table-cell office:value-type="float" office:value="69407849" calcext:value-type="float">
            <text:p>69407849</text:p>
          </table:table-cell>
        </table:table-row>
        <table:table-row table:style-name="ro1">
          <table:table-cell office:value-type="float" office:value="35740857" calcext:value-type="float">
            <text:p>35740857</text:p>
          </table:table-cell>
          <table:table-cell office:value-type="float" office:value="25813909" calcext:value-type="float">
            <text:p>25813909</text:p>
          </table:table-cell>
        </table:table-row>
        <table:table-row table:style-name="ro1">
          <table:table-cell office:value-type="float" office:value="35740859" calcext:value-type="float">
            <text:p>35740859</text:p>
          </table:table-cell>
          <table:table-cell office:value-type="float" office:value="68150920" calcext:value-type="float">
            <text:p>68150920</text:p>
          </table:table-cell>
        </table:table-row>
        <table:table-row table:style-name="ro1">
          <table:table-cell office:value-type="float" office:value="35740914" calcext:value-type="float">
            <text:p>35740914</text:p>
          </table:table-cell>
          <table:table-cell office:value-type="float" office:value="33655472" calcext:value-type="float">
            <text:p>33655472</text:p>
          </table:table-cell>
        </table:table-row>
        <table:table-row table:style-name="ro1">
          <table:table-cell office:value-type="float" office:value="35740915" calcext:value-type="float">
            <text:p>35740915</text:p>
          </table:table-cell>
          <table:table-cell office:value-type="float" office:value="38521685" calcext:value-type="float">
            <text:p>38521685</text:p>
          </table:table-cell>
        </table:table-row>
        <table:table-row table:style-name="ro1">
          <table:table-cell office:value-type="float" office:value="35740917" calcext:value-type="float">
            <text:p>35740917</text:p>
          </table:table-cell>
          <table:table-cell office:value-type="float" office:value="33251331" calcext:value-type="float">
            <text:p>33251331</text:p>
          </table:table-cell>
        </table:table-row>
        <table:table-row table:style-name="ro1">
          <table:table-cell office:value-type="float" office:value="35740942" calcext:value-type="float">
            <text:p>35740942</text:p>
          </table:table-cell>
          <table:table-cell office:value-type="float" office:value="53085591" calcext:value-type="float">
            <text:p>53085591</text:p>
          </table:table-cell>
        </table:table-row>
        <table:table-row table:style-name="ro1">
          <table:table-cell office:value-type="float" office:value="35740955" calcext:value-type="float">
            <text:p>35740955</text:p>
          </table:table-cell>
          <table:table-cell office:value-type="float" office:value="81508905" calcext:value-type="float">
            <text:p>81508905</text:p>
          </table:table-cell>
        </table:table-row>
        <table:table-row table:style-name="ro1">
          <table:table-cell office:value-type="float" office:value="35740971" calcext:value-type="float">
            <text:p>35740971</text:p>
          </table:table-cell>
          <table:table-cell office:value-type="float" office:value="39429717" calcext:value-type="float">
            <text:p>39429717</text:p>
          </table:table-cell>
        </table:table-row>
        <table:table-row table:style-name="ro1">
          <table:table-cell office:value-type="float" office:value="35740972" calcext:value-type="float">
            <text:p>35740972</text:p>
          </table:table-cell>
          <table:table-cell office:value-type="float" office:value="54392976" calcext:value-type="float">
            <text:p>54392976</text:p>
          </table:table-cell>
        </table:table-row>
        <table:table-row table:style-name="ro1">
          <table:table-cell office:value-type="float" office:value="35740997" calcext:value-type="float">
            <text:p>35740997</text:p>
          </table:table-cell>
          <table:table-cell office:value-type="float" office:value="20368465" calcext:value-type="float">
            <text:p>20368465</text:p>
          </table:table-cell>
        </table:table-row>
        <table:table-row table:style-name="ro1">
          <table:table-cell office:value-type="float" office:value="35741000" calcext:value-type="float">
            <text:p>35741000</text:p>
          </table:table-cell>
          <table:table-cell office:value-type="float" office:value="42543438" calcext:value-type="float">
            <text:p>42543438</text:p>
          </table:table-cell>
        </table:table-row>
        <table:table-row table:style-name="ro1">
          <table:table-cell office:value-type="float" office:value="35741001" calcext:value-type="float">
            <text:p>35741001</text:p>
          </table:table-cell>
          <table:table-cell office:value-type="float" office:value="90689275" calcext:value-type="float">
            <text:p>90689275</text:p>
          </table:table-cell>
        </table:table-row>
        <table:table-row table:style-name="ro1">
          <table:table-cell office:value-type="float" office:value="35741006" calcext:value-type="float">
            <text:p>35741006</text:p>
          </table:table-cell>
          <table:table-cell office:value-type="float" office:value="60779005" calcext:value-type="float">
            <text:p>60779005</text:p>
          </table:table-cell>
        </table:table-row>
        <table:table-row table:style-name="ro1">
          <table:table-cell office:value-type="float" office:value="35747694" calcext:value-type="float">
            <text:p>35747694</text:p>
          </table:table-cell>
          <table:table-cell office:value-type="float" office:value="22175945" calcext:value-type="float">
            <text:p>22175945</text:p>
          </table:table-cell>
        </table:table-row>
        <table:table-row table:style-name="ro1">
          <table:table-cell office:value-type="float" office:value="35749937" calcext:value-type="float">
            <text:p>35749937</text:p>
          </table:table-cell>
          <table:table-cell office:value-type="float" office:value="37106619" calcext:value-type="float">
            <text:p>37106619</text:p>
          </table:table-cell>
        </table:table-row>
        <table:table-row table:style-name="ro1">
          <table:table-cell office:value-type="float" office:value="35750366" calcext:value-type="float">
            <text:p>35750366</text:p>
          </table:table-cell>
          <table:table-cell office:value-type="float" office:value="78486190" calcext:value-type="float">
            <text:p>78486190</text:p>
          </table:table-cell>
        </table:table-row>
        <table:table-row table:style-name="ro1">
          <table:table-cell office:value-type="float" office:value="35752136" calcext:value-type="float">
            <text:p>35752136</text:p>
          </table:table-cell>
          <table:table-cell office:value-type="float" office:value="57945616" calcext:value-type="float">
            <text:p>57945616</text:p>
          </table:table-cell>
        </table:table-row>
        <table:table-row table:style-name="ro1">
          <table:table-cell office:value-type="float" office:value="35752145" calcext:value-type="float">
            <text:p>35752145</text:p>
          </table:table-cell>
          <table:table-cell office:value-type="float" office:value="54612702" calcext:value-type="float">
            <text:p>54612702</text:p>
          </table:table-cell>
        </table:table-row>
        <table:table-row table:style-name="ro1">
          <table:table-cell office:value-type="float" office:value="35756475" calcext:value-type="float">
            <text:p>35756475</text:p>
          </table:table-cell>
          <table:table-cell office:value-type="float" office:value="88105528" calcext:value-type="float">
            <text:p>88105528</text:p>
          </table:table-cell>
        </table:table-row>
        <table:table-row table:style-name="ro1">
          <table:table-cell office:value-type="float" office:value="35757019" calcext:value-type="float">
            <text:p>35757019</text:p>
          </table:table-cell>
          <table:table-cell office:value-type="float" office:value="11859610" calcext:value-type="float">
            <text:p>11859610</text:p>
          </table:table-cell>
        </table:table-row>
        <table:table-row table:style-name="ro1">
          <table:table-cell office:value-type="float" office:value="35757033" calcext:value-type="float">
            <text:p>35757033</text:p>
          </table:table-cell>
          <table:table-cell office:value-type="float" office:value="33940771" calcext:value-type="float">
            <text:p>33940771</text:p>
          </table:table-cell>
        </table:table-row>
        <table:table-row table:style-name="ro1">
          <table:table-cell office:value-type="float" office:value="35757435" calcext:value-type="float">
            <text:p>35757435</text:p>
          </table:table-cell>
          <table:table-cell office:value-type="float" office:value="51536255" calcext:value-type="float">
            <text:p>51536255</text:p>
          </table:table-cell>
        </table:table-row>
        <table:table-row table:style-name="ro1">
          <table:table-cell office:value-type="float" office:value="35761756" calcext:value-type="float">
            <text:p>35761756</text:p>
          </table:table-cell>
          <table:table-cell office:value-type="float" office:value="37890693" calcext:value-type="float">
            <text:p>37890693</text:p>
          </table:table-cell>
        </table:table-row>
        <table:table-row table:style-name="ro1">
          <table:table-cell office:value-type="float" office:value="35761765" calcext:value-type="float">
            <text:p>35761765</text:p>
          </table:table-cell>
          <table:table-cell office:value-type="float" office:value="47706686" calcext:value-type="float">
            <text:p>47706686</text:p>
          </table:table-cell>
        </table:table-row>
        <table:table-row table:style-name="ro1">
          <table:table-cell office:value-type="float" office:value="35761833" calcext:value-type="float">
            <text:p>35761833</text:p>
          </table:table-cell>
          <table:table-cell office:value-type="float" office:value="81175793" calcext:value-type="float">
            <text:p>81175793</text:p>
          </table:table-cell>
        </table:table-row>
        <table:table-row table:style-name="ro1">
          <table:table-cell office:value-type="float" office:value="35776280" calcext:value-type="float">
            <text:p>35776280</text:p>
          </table:table-cell>
          <table:table-cell office:value-type="float" office:value="28416080" calcext:value-type="float">
            <text:p>28416080</text:p>
          </table:table-cell>
        </table:table-row>
        <table:table-row table:style-name="ro1">
          <table:table-cell office:value-type="float" office:value="35784987" calcext:value-type="float">
            <text:p>35784987</text:p>
          </table:table-cell>
          <table:table-cell office:value-type="float" office:value="67169237" calcext:value-type="float">
            <text:p>67169237</text:p>
          </table:table-cell>
        </table:table-row>
        <table:table-row table:style-name="ro1">
          <table:table-cell office:value-type="float" office:value="35789227" calcext:value-type="float">
            <text:p>35789227</text:p>
          </table:table-cell>
          <table:table-cell office:value-type="float" office:value="43705845" calcext:value-type="float">
            <text:p>43705845</text:p>
          </table:table-cell>
        </table:table-row>
        <table:table-row table:style-name="ro1">
          <table:table-cell office:value-type="float" office:value="35789698" calcext:value-type="float">
            <text:p>35789698</text:p>
          </table:table-cell>
          <table:table-cell office:value-type="float" office:value="81336002" calcext:value-type="float">
            <text:p>81336002</text:p>
          </table:table-cell>
        </table:table-row>
        <table:table-row table:style-name="ro1">
          <table:table-cell office:value-type="float" office:value="35789715" calcext:value-type="float">
            <text:p>35789715</text:p>
          </table:table-cell>
          <table:table-cell office:value-type="float" office:value="18570102" calcext:value-type="float">
            <text:p>18570102</text:p>
          </table:table-cell>
        </table:table-row>
        <table:table-row table:style-name="ro1">
          <table:table-cell office:value-type="float" office:value="35790813" calcext:value-type="float">
            <text:p>35790813</text:p>
          </table:table-cell>
          <table:table-cell office:value-type="float" office:value="49601142" calcext:value-type="float">
            <text:p>49601142</text:p>
          </table:table-cell>
        </table:table-row>
        <table:table-row table:style-name="ro1">
          <table:table-cell office:value-type="float" office:value="35799223" calcext:value-type="float">
            <text:p>35799223</text:p>
          </table:table-cell>
          <table:table-cell office:value-type="float" office:value="36721229" calcext:value-type="float">
            <text:p>36721229</text:p>
          </table:table-cell>
        </table:table-row>
        <table:table-row table:style-name="ro1">
          <table:table-cell office:value-type="float" office:value="35817714" calcext:value-type="float">
            <text:p>35817714</text:p>
          </table:table-cell>
          <table:table-cell office:value-type="float" office:value="67575579" calcext:value-type="float">
            <text:p>67575579</text:p>
          </table:table-cell>
        </table:table-row>
        <table:table-row table:style-name="ro1">
          <table:table-cell office:value-type="float" office:value="35817778" calcext:value-type="float">
            <text:p>35817778</text:p>
          </table:table-cell>
          <table:table-cell office:value-type="float" office:value="21826442" calcext:value-type="float">
            <text:p>21826442</text:p>
          </table:table-cell>
        </table:table-row>
        <table:table-row table:style-name="ro1">
          <table:table-cell office:value-type="float" office:value="35836827" calcext:value-type="float">
            <text:p>35836827</text:p>
          </table:table-cell>
          <table:table-cell office:value-type="float" office:value="69765682" calcext:value-type="float">
            <text:p>69765682</text:p>
          </table:table-cell>
        </table:table-row>
        <table:table-row table:style-name="ro1">
          <table:table-cell office:value-type="float" office:value="35837556" calcext:value-type="float">
            <text:p>35837556</text:p>
          </table:table-cell>
          <table:table-cell office:value-type="float" office:value="62737171" calcext:value-type="float">
            <text:p>62737171</text:p>
          </table:table-cell>
        </table:table-row>
        <table:table-row table:style-name="ro1">
          <table:table-cell office:value-type="float" office:value="35840554" calcext:value-type="float">
            <text:p>35840554</text:p>
          </table:table-cell>
          <table:table-cell office:value-type="float" office:value="44286231" calcext:value-type="float">
            <text:p>44286231</text:p>
          </table:table-cell>
        </table:table-row>
        <table:table-row table:style-name="ro1">
          <table:table-cell office:value-type="float" office:value="35841859" calcext:value-type="float">
            <text:p>35841859</text:p>
          </table:table-cell>
          <table:table-cell office:value-type="float" office:value="57425956" calcext:value-type="float">
            <text:p>57425956</text:p>
          </table:table-cell>
        </table:table-row>
        <table:table-row table:style-name="ro1">
          <table:table-cell office:value-type="float" office:value="35856818" calcext:value-type="float">
            <text:p>35856818</text:p>
          </table:table-cell>
          <table:table-cell office:value-type="float" office:value="12780821" calcext:value-type="float">
            <text:p>12780821</text:p>
          </table:table-cell>
        </table:table-row>
        <table:table-row table:style-name="ro1">
          <table:table-cell office:value-type="float" office:value="35856820" calcext:value-type="float">
            <text:p>35856820</text:p>
          </table:table-cell>
          <table:table-cell office:value-type="float" office:value="31920450" calcext:value-type="float">
            <text:p>31920450</text:p>
          </table:table-cell>
        </table:table-row>
        <table:table-row table:style-name="ro1">
          <table:table-cell office:value-type="float" office:value="35856822" calcext:value-type="float">
            <text:p>35856822</text:p>
          </table:table-cell>
          <table:table-cell office:value-type="float" office:value="22356273" calcext:value-type="float">
            <text:p>22356273</text:p>
          </table:table-cell>
        </table:table-row>
        <table:table-row table:style-name="ro1">
          <table:table-cell office:value-type="float" office:value="35856824" calcext:value-type="float">
            <text:p>35856824</text:p>
          </table:table-cell>
          <table:table-cell office:value-type="float" office:value="28811103" calcext:value-type="float">
            <text:p>28811103</text:p>
          </table:table-cell>
        </table:table-row>
        <table:table-row table:style-name="ro1">
          <table:table-cell office:value-type="float" office:value="35860484" calcext:value-type="float">
            <text:p>35860484</text:p>
          </table:table-cell>
          <table:table-cell office:value-type="float" office:value="31016542" calcext:value-type="float">
            <text:p>31016542</text:p>
          </table:table-cell>
        </table:table-row>
        <table:table-row table:style-name="ro1">
          <table:table-cell office:value-type="float" office:value="35860512" calcext:value-type="float">
            <text:p>35860512</text:p>
          </table:table-cell>
          <table:table-cell office:value-type="float" office:value="29019336" calcext:value-type="float">
            <text:p>29019336</text:p>
          </table:table-cell>
        </table:table-row>
        <table:table-row table:style-name="ro1">
          <table:table-cell office:value-type="float" office:value="35860554" calcext:value-type="float">
            <text:p>35860554</text:p>
          </table:table-cell>
          <table:table-cell office:value-type="float" office:value="27026089" calcext:value-type="float">
            <text:p>27026089</text:p>
          </table:table-cell>
        </table:table-row>
        <table:table-row table:style-name="ro1">
          <table:table-cell office:value-type="float" office:value="35885456" calcext:value-type="float">
            <text:p>35885456</text:p>
          </table:table-cell>
          <table:table-cell office:value-type="float" office:value="87839300" calcext:value-type="float">
            <text:p>87839300</text:p>
          </table:table-cell>
        </table:table-row>
        <table:table-row table:style-name="ro1">
          <table:table-cell office:value-type="float" office:value="35885476" calcext:value-type="float">
            <text:p>35885476</text:p>
          </table:table-cell>
          <table:table-cell office:value-type="float" office:value="67063802" calcext:value-type="float">
            <text:p>67063802</text:p>
          </table:table-cell>
        </table:table-row>
        <table:table-row table:style-name="ro1">
          <table:table-cell office:value-type="float" office:value="35886160" calcext:value-type="float">
            <text:p>35886160</text:p>
          </table:table-cell>
          <table:table-cell office:value-type="float" office:value="44982328" calcext:value-type="float">
            <text:p>44982328</text:p>
          </table:table-cell>
        </table:table-row>
        <table:table-row table:style-name="ro1">
          <table:table-cell office:value-type="float" office:value="35886162" calcext:value-type="float">
            <text:p>35886162</text:p>
          </table:table-cell>
          <table:table-cell office:value-type="float" office:value="86197990" calcext:value-type="float">
            <text:p>86197990</text:p>
          </table:table-cell>
        </table:table-row>
        <table:table-row table:style-name="ro1">
          <table:table-cell office:value-type="float" office:value="35886229" calcext:value-type="float">
            <text:p>35886229</text:p>
          </table:table-cell>
          <table:table-cell office:value-type="float" office:value="29913994" calcext:value-type="float">
            <text:p>29913994</text:p>
          </table:table-cell>
        </table:table-row>
        <table:table-row table:style-name="ro1">
          <table:table-cell office:value-type="float" office:value="35888882" calcext:value-type="float">
            <text:p>35888882</text:p>
          </table:table-cell>
          <table:table-cell office:value-type="float" office:value="42403964" calcext:value-type="float">
            <text:p>42403964</text:p>
          </table:table-cell>
        </table:table-row>
        <table:table-row table:style-name="ro1">
          <table:table-cell office:value-type="float" office:value="35889520" calcext:value-type="float">
            <text:p>35889520</text:p>
          </table:table-cell>
          <table:table-cell office:value-type="float" office:value="80415792" calcext:value-type="float">
            <text:p>80415792</text:p>
          </table:table-cell>
        </table:table-row>
        <table:table-row table:style-name="ro1">
          <table:table-cell office:value-type="float" office:value="35890778" calcext:value-type="float">
            <text:p>35890778</text:p>
          </table:table-cell>
          <table:table-cell office:value-type="float" office:value="89372870" calcext:value-type="float">
            <text:p>89372870</text:p>
          </table:table-cell>
        </table:table-row>
        <table:table-row table:style-name="ro1">
          <table:table-cell office:value-type="float" office:value="35891560" calcext:value-type="float">
            <text:p>35891560</text:p>
          </table:table-cell>
          <table:table-cell office:value-type="float" office:value="49544233" calcext:value-type="float">
            <text:p>49544233</text:p>
          </table:table-cell>
        </table:table-row>
        <table:table-row table:style-name="ro1">
          <table:table-cell office:value-type="float" office:value="35891705" calcext:value-type="float">
            <text:p>35891705</text:p>
          </table:table-cell>
          <table:table-cell office:value-type="float" office:value="28069349" calcext:value-type="float">
            <text:p>28069349</text:p>
          </table:table-cell>
        </table:table-row>
        <table:table-row table:style-name="ro1">
          <table:table-cell office:value-type="float" office:value="35910947" calcext:value-type="float">
            <text:p>35910947</text:p>
          </table:table-cell>
          <table:table-cell office:value-type="float" office:value="45298467" calcext:value-type="float">
            <text:p>45298467</text:p>
          </table:table-cell>
        </table:table-row>
        <table:table-row table:style-name="ro1">
          <table:table-cell office:value-type="float" office:value="35910972" calcext:value-type="float">
            <text:p>35910972</text:p>
          </table:table-cell>
          <table:table-cell office:value-type="float" office:value="91263041" calcext:value-type="float">
            <text:p>91263041</text:p>
          </table:table-cell>
        </table:table-row>
        <table:table-row table:style-name="ro1">
          <table:table-cell office:value-type="float" office:value="35911021" calcext:value-type="float">
            <text:p>35911021</text:p>
          </table:table-cell>
          <table:table-cell office:value-type="float" office:value="87923657" calcext:value-type="float">
            <text:p>87923657</text:p>
          </table:table-cell>
        </table:table-row>
        <table:table-row table:style-name="ro1">
          <table:table-cell office:value-type="float" office:value="35911030" calcext:value-type="float">
            <text:p>35911030</text:p>
          </table:table-cell>
          <table:table-cell office:value-type="float" office:value="66993662" calcext:value-type="float">
            <text:p>66993662</text:p>
          </table:table-cell>
        </table:table-row>
        <table:table-row table:style-name="ro1">
          <table:table-cell office:value-type="float" office:value="35911055" calcext:value-type="float">
            <text:p>35911055</text:p>
          </table:table-cell>
          <table:table-cell office:value-type="float" office:value="32232301" calcext:value-type="float">
            <text:p>32232301</text:p>
          </table:table-cell>
        </table:table-row>
        <table:table-row table:style-name="ro1">
          <table:table-cell office:value-type="float" office:value="35911104" calcext:value-type="float">
            <text:p>35911104</text:p>
          </table:table-cell>
          <table:table-cell office:value-type="float" office:value="59570068" calcext:value-type="float">
            <text:p>59570068</text:p>
          </table:table-cell>
        </table:table-row>
        <table:table-row table:style-name="ro1">
          <table:table-cell office:value-type="float" office:value="35917351" calcext:value-type="float">
            <text:p>35917351</text:p>
          </table:table-cell>
          <table:table-cell office:value-type="float" office:value="90262323" calcext:value-type="float">
            <text:p>90262323</text:p>
          </table:table-cell>
        </table:table-row>
        <table:table-row table:style-name="ro1">
          <table:table-cell office:value-type="float" office:value="35917352" calcext:value-type="float">
            <text:p>35917352</text:p>
          </table:table-cell>
          <table:table-cell office:value-type="float" office:value="67721784" calcext:value-type="float">
            <text:p>67721784</text:p>
          </table:table-cell>
        </table:table-row>
        <table:table-row table:style-name="ro1">
          <table:table-cell office:value-type="float" office:value="35919741" calcext:value-type="float">
            <text:p>35919741</text:p>
          </table:table-cell>
          <table:table-cell office:value-type="float" office:value="52432702" calcext:value-type="float">
            <text:p>52432702</text:p>
          </table:table-cell>
        </table:table-row>
        <table:table-row table:style-name="ro1">
          <table:table-cell office:value-type="float" office:value="35919757" calcext:value-type="float">
            <text:p>35919757</text:p>
          </table:table-cell>
          <table:table-cell office:value-type="float" office:value="83418424" calcext:value-type="float">
            <text:p>83418424</text:p>
          </table:table-cell>
        </table:table-row>
        <table:table-row table:style-name="ro1">
          <table:table-cell office:value-type="float" office:value="35920807" calcext:value-type="float">
            <text:p>35920807</text:p>
          </table:table-cell>
          <table:table-cell office:value-type="float" office:value="40809929" calcext:value-type="float">
            <text:p>40809929</text:p>
          </table:table-cell>
        </table:table-row>
        <table:table-row table:style-name="ro1">
          <table:table-cell office:value-type="float" office:value="35920907" calcext:value-type="float">
            <text:p>35920907</text:p>
          </table:table-cell>
          <table:table-cell office:value-type="float" office:value="75681645" calcext:value-type="float">
            <text:p>75681645</text:p>
          </table:table-cell>
        </table:table-row>
        <table:table-row table:style-name="ro1">
          <table:table-cell office:value-type="float" office:value="35920918" calcext:value-type="float">
            <text:p>35920918</text:p>
          </table:table-cell>
          <table:table-cell office:value-type="float" office:value="44647777" calcext:value-type="float">
            <text:p>44647777</text:p>
          </table:table-cell>
        </table:table-row>
        <table:table-row table:style-name="ro1">
          <table:table-cell office:value-type="float" office:value="35927764" calcext:value-type="float">
            <text:p>35927764</text:p>
          </table:table-cell>
          <table:table-cell office:value-type="float" office:value="17500147" calcext:value-type="float">
            <text:p>17500147</text:p>
          </table:table-cell>
        </table:table-row>
        <table:table-row table:style-name="ro1">
          <table:table-cell office:value-type="float" office:value="35927790" calcext:value-type="float">
            <text:p>35927790</text:p>
          </table:table-cell>
          <table:table-cell office:value-type="float" office:value="67776560" calcext:value-type="float">
            <text:p>67776560</text:p>
          </table:table-cell>
        </table:table-row>
        <table:table-row table:style-name="ro1">
          <table:table-cell office:value-type="float" office:value="35927791" calcext:value-type="float">
            <text:p>35927791</text:p>
          </table:table-cell>
          <table:table-cell office:value-type="float" office:value="71316576" calcext:value-type="float">
            <text:p>71316576</text:p>
          </table:table-cell>
        </table:table-row>
        <table:table-row table:style-name="ro1">
          <table:table-cell office:value-type="float" office:value="35927792" calcext:value-type="float">
            <text:p>35927792</text:p>
          </table:table-cell>
          <table:table-cell office:value-type="float" office:value="47244891" calcext:value-type="float">
            <text:p>47244891</text:p>
          </table:table-cell>
        </table:table-row>
        <table:table-row table:style-name="ro1">
          <table:table-cell office:value-type="float" office:value="35927827" calcext:value-type="float">
            <text:p>35927827</text:p>
          </table:table-cell>
          <table:table-cell office:value-type="float" office:value="77112738" calcext:value-type="float">
            <text:p>77112738</text:p>
          </table:table-cell>
        </table:table-row>
        <table:table-row table:style-name="ro1">
          <table:table-cell office:value-type="float" office:value="35927842" calcext:value-type="float">
            <text:p>35927842</text:p>
          </table:table-cell>
          <table:table-cell office:value-type="float" office:value="98687106" calcext:value-type="float">
            <text:p>98687106</text:p>
          </table:table-cell>
        </table:table-row>
        <table:table-row table:style-name="ro1">
          <table:table-cell office:value-type="float" office:value="35927843" calcext:value-type="float">
            <text:p>35927843</text:p>
          </table:table-cell>
          <table:table-cell office:value-type="float" office:value="24034745" calcext:value-type="float">
            <text:p>24034745</text:p>
          </table:table-cell>
        </table:table-row>
        <table:table-row table:style-name="ro1">
          <table:table-cell office:value-type="float" office:value="35927844" calcext:value-type="float">
            <text:p>35927844</text:p>
          </table:table-cell>
          <table:table-cell office:value-type="float" office:value="12814201" calcext:value-type="float">
            <text:p>12814201</text:p>
          </table:table-cell>
        </table:table-row>
        <table:table-row table:style-name="ro1">
          <table:table-cell office:value-type="float" office:value="35933158" calcext:value-type="float">
            <text:p>35933158</text:p>
          </table:table-cell>
          <table:table-cell office:value-type="float" office:value="40961909" calcext:value-type="float">
            <text:p>40961909</text:p>
          </table:table-cell>
        </table:table-row>
        <table:table-row table:style-name="ro1">
          <table:table-cell office:value-type="float" office:value="35933185" calcext:value-type="float">
            <text:p>35933185</text:p>
          </table:table-cell>
          <table:table-cell office:value-type="float" office:value="89098192" calcext:value-type="float">
            <text:p>89098192</text:p>
          </table:table-cell>
        </table:table-row>
        <table:table-row table:style-name="ro1">
          <table:table-cell office:value-type="float" office:value="35933391" calcext:value-type="float">
            <text:p>35933391</text:p>
          </table:table-cell>
          <table:table-cell office:value-type="float" office:value="27152961" calcext:value-type="float">
            <text:p>27152961</text:p>
          </table:table-cell>
        </table:table-row>
        <table:table-row table:style-name="ro1">
          <table:table-cell office:value-type="float" office:value="35933786" calcext:value-type="float">
            <text:p>35933786</text:p>
          </table:table-cell>
          <table:table-cell office:value-type="float" office:value="12812671" calcext:value-type="float">
            <text:p>12812671</text:p>
          </table:table-cell>
        </table:table-row>
        <table:table-row table:style-name="ro1">
          <table:table-cell office:value-type="float" office:value="35958066" calcext:value-type="float">
            <text:p>35958066</text:p>
          </table:table-cell>
          <table:table-cell office:value-type="float" office:value="31852814" calcext:value-type="float">
            <text:p>31852814</text:p>
          </table:table-cell>
        </table:table-row>
        <table:table-row table:style-name="ro1">
          <table:table-cell office:value-type="float" office:value="35961072" calcext:value-type="float">
            <text:p>35961072</text:p>
          </table:table-cell>
          <table:table-cell office:value-type="float" office:value="74061408" calcext:value-type="float">
            <text:p>74061408</text:p>
          </table:table-cell>
        </table:table-row>
        <table:table-row table:style-name="ro1">
          <table:table-cell office:value-type="float" office:value="35969420" calcext:value-type="float">
            <text:p>35969420</text:p>
          </table:table-cell>
          <table:table-cell office:value-type="float" office:value="11795392" calcext:value-type="float">
            <text:p>11795392</text:p>
          </table:table-cell>
        </table:table-row>
        <table:table-row table:style-name="ro1">
          <table:table-cell office:value-type="float" office:value="35970357" calcext:value-type="float">
            <text:p>35970357</text:p>
          </table:table-cell>
          <table:table-cell office:value-type="float" office:value="27008416" calcext:value-type="float">
            <text:p>27008416</text:p>
          </table:table-cell>
        </table:table-row>
        <table:table-row table:style-name="ro1">
          <table:table-cell office:value-type="float" office:value="35970368" calcext:value-type="float">
            <text:p>35970368</text:p>
          </table:table-cell>
          <table:table-cell office:value-type="float" office:value="80207750" calcext:value-type="float">
            <text:p>80207750</text:p>
          </table:table-cell>
        </table:table-row>
        <table:table-row table:style-name="ro1">
          <table:table-cell office:value-type="float" office:value="35971758" calcext:value-type="float">
            <text:p>35971758</text:p>
          </table:table-cell>
          <table:table-cell office:value-type="float" office:value="52234287" calcext:value-type="float">
            <text:p>52234287</text:p>
          </table:table-cell>
        </table:table-row>
        <table:table-row table:style-name="ro1">
          <table:table-cell office:value-type="float" office:value="35978843" calcext:value-type="float">
            <text:p>35978843</text:p>
          </table:table-cell>
          <table:table-cell office:value-type="float" office:value="47053391" calcext:value-type="float">
            <text:p>47053391</text:p>
          </table:table-cell>
        </table:table-row>
        <table:table-row table:style-name="ro1">
          <table:table-cell office:value-type="float" office:value="35986354" calcext:value-type="float">
            <text:p>35986354</text:p>
          </table:table-cell>
          <table:table-cell office:value-type="float" office:value="78783990" calcext:value-type="float">
            <text:p>78783990</text:p>
          </table:table-cell>
        </table:table-row>
        <table:table-row table:style-name="ro1">
          <table:table-cell office:value-type="float" office:value="35986629" calcext:value-type="float">
            <text:p>35986629</text:p>
          </table:table-cell>
          <table:table-cell office:value-type="float" office:value="71725411" calcext:value-type="float">
            <text:p>71725411</text:p>
          </table:table-cell>
        </table:table-row>
        <table:table-row table:style-name="ro1">
          <table:table-cell office:value-type="float" office:value="36014525" calcext:value-type="float">
            <text:p>36014525</text:p>
          </table:table-cell>
          <table:table-cell office:value-type="float" office:value="37120570" calcext:value-type="float">
            <text:p>37120570</text:p>
          </table:table-cell>
        </table:table-row>
        <table:table-row table:style-name="ro1">
          <table:table-cell office:value-type="float" office:value="36014526" calcext:value-type="float">
            <text:p>36014526</text:p>
          </table:table-cell>
          <table:table-cell office:value-type="float" office:value="89620840" calcext:value-type="float">
            <text:p>89620840</text:p>
          </table:table-cell>
        </table:table-row>
        <table:table-row table:style-name="ro1">
          <table:table-cell office:value-type="float" office:value="36014715" calcext:value-type="float">
            <text:p>36014715</text:p>
          </table:table-cell>
          <table:table-cell office:value-type="float" office:value="42718627" calcext:value-type="float">
            <text:p>42718627</text:p>
          </table:table-cell>
        </table:table-row>
        <table:table-row table:style-name="ro1">
          <table:table-cell office:value-type="float" office:value="36014719" calcext:value-type="float">
            <text:p>36014719</text:p>
          </table:table-cell>
          <table:table-cell office:value-type="float" office:value="38436090" calcext:value-type="float">
            <text:p>38436090</text:p>
          </table:table-cell>
        </table:table-row>
        <table:table-row table:style-name="ro1">
          <table:table-cell office:value-type="float" office:value="36014726" calcext:value-type="float">
            <text:p>36014726</text:p>
          </table:table-cell>
          <table:table-cell office:value-type="float" office:value="48563784" calcext:value-type="float">
            <text:p>48563784</text:p>
          </table:table-cell>
        </table:table-row>
        <table:table-row table:style-name="ro1">
          <table:table-cell office:value-type="float" office:value="36014731" calcext:value-type="float">
            <text:p>36014731</text:p>
          </table:table-cell>
          <table:table-cell office:value-type="float" office:value="78590151" calcext:value-type="float">
            <text:p>78590151</text:p>
          </table:table-cell>
        </table:table-row>
        <table:table-row table:style-name="ro1">
          <table:table-cell office:value-type="float" office:value="36014736" calcext:value-type="float">
            <text:p>36014736</text:p>
          </table:table-cell>
          <table:table-cell office:value-type="float" office:value="45293253" calcext:value-type="float">
            <text:p>45293253</text:p>
          </table:table-cell>
        </table:table-row>
        <table:table-row table:style-name="ro1">
          <table:table-cell office:value-type="float" office:value="36022739" calcext:value-type="float">
            <text:p>36022739</text:p>
          </table:table-cell>
          <table:table-cell office:value-type="float" office:value="91909251" calcext:value-type="float">
            <text:p>91909251</text:p>
          </table:table-cell>
        </table:table-row>
        <table:table-row table:style-name="ro1">
          <table:table-cell office:value-type="float" office:value="36022787" calcext:value-type="float">
            <text:p>36022787</text:p>
          </table:table-cell>
          <table:table-cell office:value-type="float" office:value="80323346" calcext:value-type="float">
            <text:p>80323346</text:p>
          </table:table-cell>
        </table:table-row>
        <table:table-row table:style-name="ro1">
          <table:table-cell office:value-type="float" office:value="36033585" calcext:value-type="float">
            <text:p>36033585</text:p>
          </table:table-cell>
          <table:table-cell office:value-type="float" office:value="10127230" calcext:value-type="float">
            <text:p>10127230</text:p>
          </table:table-cell>
        </table:table-row>
        <table:table-row table:style-name="ro1">
          <table:table-cell office:value-type="float" office:value="36033586" calcext:value-type="float">
            <text:p>36033586</text:p>
          </table:table-cell>
          <table:table-cell office:value-type="float" office:value="73048381" calcext:value-type="float">
            <text:p>73048381</text:p>
          </table:table-cell>
        </table:table-row>
        <table:table-row table:style-name="ro1">
          <table:table-cell office:value-type="float" office:value="36033587" calcext:value-type="float">
            <text:p>36033587</text:p>
          </table:table-cell>
          <table:table-cell office:value-type="float" office:value="68434355" calcext:value-type="float">
            <text:p>68434355</text:p>
          </table:table-cell>
        </table:table-row>
        <table:table-row table:style-name="ro1">
          <table:table-cell office:value-type="float" office:value="36035399" calcext:value-type="float">
            <text:p>36035399</text:p>
          </table:table-cell>
          <table:table-cell office:value-type="float" office:value="86329908" calcext:value-type="float">
            <text:p>86329908</text:p>
          </table:table-cell>
        </table:table-row>
        <table:table-row table:style-name="ro1">
          <table:table-cell office:value-type="float" office:value="36035435" calcext:value-type="float">
            <text:p>36035435</text:p>
          </table:table-cell>
          <table:table-cell office:value-type="float" office:value="22339433" calcext:value-type="float">
            <text:p>22339433</text:p>
          </table:table-cell>
        </table:table-row>
        <table:table-row table:style-name="ro1">
          <table:table-cell office:value-type="float" office:value="36038252" calcext:value-type="float">
            <text:p>36038252</text:p>
          </table:table-cell>
          <table:table-cell office:value-type="float" office:value="15073876" calcext:value-type="float">
            <text:p>15073876</text:p>
          </table:table-cell>
        </table:table-row>
        <table:table-row table:style-name="ro1">
          <table:table-cell office:value-type="float" office:value="36038408" calcext:value-type="float">
            <text:p>36038408</text:p>
          </table:table-cell>
          <table:table-cell office:value-type="float" office:value="78622729" calcext:value-type="float">
            <text:p>78622729</text:p>
          </table:table-cell>
        </table:table-row>
        <table:table-row table:style-name="ro1">
          <table:table-cell office:value-type="float" office:value="36038413" calcext:value-type="float">
            <text:p>36038413</text:p>
          </table:table-cell>
          <table:table-cell office:value-type="float" office:value="49046763" calcext:value-type="float">
            <text:p>49046763</text:p>
          </table:table-cell>
        </table:table-row>
        <table:table-row table:style-name="ro1">
          <table:table-cell office:value-type="float" office:value="36040581" calcext:value-type="float">
            <text:p>36040581</text:p>
          </table:table-cell>
          <table:table-cell office:value-type="float" office:value="52808761" calcext:value-type="float">
            <text:p>52808761</text:p>
          </table:table-cell>
        </table:table-row>
        <table:table-row table:style-name="ro1">
          <table:table-cell office:value-type="float" office:value="36040599" calcext:value-type="float">
            <text:p>36040599</text:p>
          </table:table-cell>
          <table:table-cell office:value-type="float" office:value="78320885" calcext:value-type="float">
            <text:p>78320885</text:p>
          </table:table-cell>
        </table:table-row>
        <table:table-row table:style-name="ro1">
          <table:table-cell office:value-type="float" office:value="36040604" calcext:value-type="float">
            <text:p>36040604</text:p>
          </table:table-cell>
          <table:table-cell office:value-type="float" office:value="38067752" calcext:value-type="float">
            <text:p>38067752</text:p>
          </table:table-cell>
        </table:table-row>
        <table:table-row table:style-name="ro1">
          <table:table-cell office:value-type="float" office:value="36040606" calcext:value-type="float">
            <text:p>36040606</text:p>
          </table:table-cell>
          <table:table-cell office:value-type="float" office:value="48256720" calcext:value-type="float">
            <text:p>48256720</text:p>
          </table:table-cell>
        </table:table-row>
        <table:table-row table:style-name="ro1">
          <table:table-cell office:value-type="float" office:value="36044801" calcext:value-type="float">
            <text:p>36044801</text:p>
          </table:table-cell>
          <table:table-cell office:value-type="float" office:value="89983189" calcext:value-type="float">
            <text:p>89983189</text:p>
          </table:table-cell>
        </table:table-row>
        <table:table-row table:style-name="ro1">
          <table:table-cell office:value-type="float" office:value="36044806" calcext:value-type="float">
            <text:p>36044806</text:p>
          </table:table-cell>
          <table:table-cell office:value-type="float" office:value="14900049" calcext:value-type="float">
            <text:p>14900049</text:p>
          </table:table-cell>
        </table:table-row>
        <table:table-row table:style-name="ro1">
          <table:table-cell office:value-type="float" office:value="36049002" calcext:value-type="float">
            <text:p>36049002</text:p>
          </table:table-cell>
          <table:table-cell office:value-type="float" office:value="61452602" calcext:value-type="float">
            <text:p>61452602</text:p>
          </table:table-cell>
        </table:table-row>
        <table:table-row table:style-name="ro1">
          <table:table-cell office:value-type="float" office:value="36049003" calcext:value-type="float">
            <text:p>36049003</text:p>
          </table:table-cell>
          <table:table-cell office:value-type="float" office:value="27548917" calcext:value-type="float">
            <text:p>27548917</text:p>
          </table:table-cell>
        </table:table-row>
        <table:table-row table:style-name="ro1">
          <table:table-cell office:value-type="float" office:value="36049594" calcext:value-type="float">
            <text:p>36049594</text:p>
          </table:table-cell>
          <table:table-cell office:value-type="float" office:value="24902309" calcext:value-type="float">
            <text:p>24902309</text:p>
          </table:table-cell>
        </table:table-row>
        <table:table-row table:style-name="ro1">
          <table:table-cell office:value-type="float" office:value="36049607" calcext:value-type="float">
            <text:p>36049607</text:p>
          </table:table-cell>
          <table:table-cell office:value-type="float" office:value="10266444" calcext:value-type="float">
            <text:p>10266444</text:p>
          </table:table-cell>
        </table:table-row>
        <table:table-row table:style-name="ro1">
          <table:table-cell office:value-type="float" office:value="36049620" calcext:value-type="float">
            <text:p>36049620</text:p>
          </table:table-cell>
          <table:table-cell office:value-type="float" office:value="19809197" calcext:value-type="float">
            <text:p>19809197</text:p>
          </table:table-cell>
        </table:table-row>
        <table:table-row table:style-name="ro1">
          <table:table-cell office:value-type="float" office:value="36049659" calcext:value-type="float">
            <text:p>36049659</text:p>
          </table:table-cell>
          <table:table-cell office:value-type="float" office:value="98797618" calcext:value-type="float">
            <text:p>98797618</text:p>
          </table:table-cell>
        </table:table-row>
        <table:table-row table:style-name="ro1">
          <table:table-cell office:value-type="float" office:value="36049959" calcext:value-type="float">
            <text:p>36049959</text:p>
          </table:table-cell>
          <table:table-cell office:value-type="float" office:value="91579082" calcext:value-type="float">
            <text:p>91579082</text:p>
          </table:table-cell>
        </table:table-row>
        <table:table-row table:style-name="ro1">
          <table:table-cell office:value-type="float" office:value="36049960" calcext:value-type="float">
            <text:p>36049960</text:p>
          </table:table-cell>
          <table:table-cell office:value-type="float" office:value="19990556" calcext:value-type="float">
            <text:p>19990556</text:p>
          </table:table-cell>
        </table:table-row>
        <table:table-row table:style-name="ro1">
          <table:table-cell office:value-type="float" office:value="36049961" calcext:value-type="float">
            <text:p>36049961</text:p>
          </table:table-cell>
          <table:table-cell office:value-type="float" office:value="79508986" calcext:value-type="float">
            <text:p>79508986</text:p>
          </table:table-cell>
        </table:table-row>
        <table:table-row table:style-name="ro1">
          <table:table-cell office:value-type="float" office:value="36049963" calcext:value-type="float">
            <text:p>36049963</text:p>
          </table:table-cell>
          <table:table-cell office:value-type="float" office:value="52005140" calcext:value-type="float">
            <text:p>52005140</text:p>
          </table:table-cell>
        </table:table-row>
        <table:table-row table:style-name="ro1">
          <table:table-cell office:value-type="float" office:value="36049964" calcext:value-type="float">
            <text:p>36049964</text:p>
          </table:table-cell>
          <table:table-cell office:value-type="float" office:value="42767777" calcext:value-type="float">
            <text:p>42767777</text:p>
          </table:table-cell>
        </table:table-row>
        <table:table-row table:style-name="ro1">
          <table:table-cell office:value-type="float" office:value="36049971" calcext:value-type="float">
            <text:p>36049971</text:p>
          </table:table-cell>
          <table:table-cell office:value-type="float" office:value="40675851" calcext:value-type="float">
            <text:p>40675851</text:p>
          </table:table-cell>
        </table:table-row>
        <table:table-row table:style-name="ro1">
          <table:table-cell office:value-type="float" office:value="36050204" calcext:value-type="float">
            <text:p>36050204</text:p>
          </table:table-cell>
          <table:table-cell office:value-type="float" office:value="82005684" calcext:value-type="float">
            <text:p>82005684</text:p>
          </table:table-cell>
        </table:table-row>
        <table:table-row table:style-name="ro1">
          <table:table-cell office:value-type="float" office:value="36050205" calcext:value-type="float">
            <text:p>36050205</text:p>
          </table:table-cell>
          <table:table-cell office:value-type="float" office:value="69023613" calcext:value-type="float">
            <text:p>69023613</text:p>
          </table:table-cell>
        </table:table-row>
        <table:table-row table:style-name="ro1">
          <table:table-cell office:value-type="float" office:value="36050206" calcext:value-type="float">
            <text:p>36050206</text:p>
          </table:table-cell>
          <table:table-cell office:value-type="float" office:value="52818819" calcext:value-type="float">
            <text:p>52818819</text:p>
          </table:table-cell>
        </table:table-row>
        <table:table-row table:style-name="ro1">
          <table:table-cell office:value-type="float" office:value="36050350" calcext:value-type="float">
            <text:p>36050350</text:p>
          </table:table-cell>
          <table:table-cell office:value-type="float" office:value="17507432" calcext:value-type="float">
            <text:p>17507432</text:p>
          </table:table-cell>
        </table:table-row>
        <table:table-row table:style-name="ro1">
          <table:table-cell office:value-type="float" office:value="36053002" calcext:value-type="float">
            <text:p>36053002</text:p>
          </table:table-cell>
          <table:table-cell office:value-type="float" office:value="25351932" calcext:value-type="float">
            <text:p>25351932</text:p>
          </table:table-cell>
        </table:table-row>
        <table:table-row table:style-name="ro1">
          <table:table-cell office:value-type="float" office:value="36053010" calcext:value-type="float">
            <text:p>36053010</text:p>
          </table:table-cell>
          <table:table-cell office:value-type="float" office:value="64875347" calcext:value-type="float">
            <text:p>64875347</text:p>
          </table:table-cell>
        </table:table-row>
        <table:table-row table:style-name="ro1">
          <table:table-cell office:value-type="float" office:value="36058233" calcext:value-type="float">
            <text:p>36058233</text:p>
          </table:table-cell>
          <table:table-cell office:value-type="float" office:value="60854510" calcext:value-type="float">
            <text:p>60854510</text:p>
          </table:table-cell>
        </table:table-row>
        <table:table-row table:style-name="ro1">
          <table:table-cell office:value-type="float" office:value="36058235" calcext:value-type="float">
            <text:p>36058235</text:p>
          </table:table-cell>
          <table:table-cell office:value-type="float" office:value="36902511" calcext:value-type="float">
            <text:p>36902511</text:p>
          </table:table-cell>
        </table:table-row>
        <table:table-row table:style-name="ro1">
          <table:table-cell office:value-type="float" office:value="36058236" calcext:value-type="float">
            <text:p>36058236</text:p>
          </table:table-cell>
          <table:table-cell office:value-type="float" office:value="22076431" calcext:value-type="float">
            <text:p>22076431</text:p>
          </table:table-cell>
        </table:table-row>
        <table:table-row table:style-name="ro1">
          <table:table-cell office:value-type="float" office:value="36058244" calcext:value-type="float">
            <text:p>36058244</text:p>
          </table:table-cell>
          <table:table-cell office:value-type="float" office:value="59659197" calcext:value-type="float">
            <text:p>59659197</text:p>
          </table:table-cell>
        </table:table-row>
        <table:table-row table:style-name="ro1">
          <table:table-cell office:value-type="float" office:value="36058392" calcext:value-type="float">
            <text:p>36058392</text:p>
          </table:table-cell>
          <table:table-cell office:value-type="float" office:value="85595238" calcext:value-type="float">
            <text:p>85595238</text:p>
          </table:table-cell>
        </table:table-row>
        <table:table-row table:style-name="ro1">
          <table:table-cell office:value-type="float" office:value="36058394" calcext:value-type="float">
            <text:p>36058394</text:p>
          </table:table-cell>
          <table:table-cell office:value-type="float" office:value="37782285" calcext:value-type="float">
            <text:p>37782285</text:p>
          </table:table-cell>
        </table:table-row>
        <table:table-row table:style-name="ro1">
          <table:table-cell office:value-type="float" office:value="36058396" calcext:value-type="float">
            <text:p>36058396</text:p>
          </table:table-cell>
          <table:table-cell office:value-type="float" office:value="63134946" calcext:value-type="float">
            <text:p>63134946</text:p>
          </table:table-cell>
        </table:table-row>
        <table:table-row table:style-name="ro1">
          <table:table-cell office:value-type="float" office:value="36058400" calcext:value-type="float">
            <text:p>36058400</text:p>
          </table:table-cell>
          <table:table-cell office:value-type="float" office:value="67360356" calcext:value-type="float">
            <text:p>67360356</text:p>
          </table:table-cell>
        </table:table-row>
        <table:table-row table:style-name="ro1">
          <table:table-cell office:value-type="float" office:value="36058404" calcext:value-type="float">
            <text:p>36058404</text:p>
          </table:table-cell>
          <table:table-cell office:value-type="float" office:value="87824094" calcext:value-type="float">
            <text:p>87824094</text:p>
          </table:table-cell>
        </table:table-row>
        <table:table-row table:style-name="ro1">
          <table:table-cell office:value-type="float" office:value="36058819" calcext:value-type="float">
            <text:p>36058819</text:p>
          </table:table-cell>
          <table:table-cell office:value-type="float" office:value="69096164" calcext:value-type="float">
            <text:p>69096164</text:p>
          </table:table-cell>
        </table:table-row>
        <table:table-row table:style-name="ro1">
          <table:table-cell office:value-type="float" office:value="36058820" calcext:value-type="float">
            <text:p>36058820</text:p>
          </table:table-cell>
          <table:table-cell office:value-type="float" office:value="64338089" calcext:value-type="float">
            <text:p>64338089</text:p>
          </table:table-cell>
        </table:table-row>
        <table:table-row table:style-name="ro1">
          <table:table-cell office:value-type="float" office:value="36058821" calcext:value-type="float">
            <text:p>36058821</text:p>
          </table:table-cell>
          <table:table-cell office:value-type="float" office:value="25273592" calcext:value-type="float">
            <text:p>25273592</text:p>
          </table:table-cell>
        </table:table-row>
        <table:table-row table:style-name="ro1">
          <table:table-cell office:value-type="float" office:value="36058851" calcext:value-type="float">
            <text:p>36058851</text:p>
          </table:table-cell>
          <table:table-cell office:value-type="float" office:value="67698381" calcext:value-type="float">
            <text:p>67698381</text:p>
          </table:table-cell>
        </table:table-row>
        <table:table-row table:style-name="ro1">
          <table:table-cell office:value-type="float" office:value="36058852" calcext:value-type="float">
            <text:p>36058852</text:p>
          </table:table-cell>
          <table:table-cell office:value-type="float" office:value="14403083" calcext:value-type="float">
            <text:p>14403083</text:p>
          </table:table-cell>
        </table:table-row>
        <table:table-row table:style-name="ro1">
          <table:table-cell office:value-type="float" office:value="36058853" calcext:value-type="float">
            <text:p>36058853</text:p>
          </table:table-cell>
          <table:table-cell office:value-type="float" office:value="89910733" calcext:value-type="float">
            <text:p>89910733</text:p>
          </table:table-cell>
        </table:table-row>
        <table:table-row table:style-name="ro1">
          <table:table-cell office:value-type="float" office:value="36058854" calcext:value-type="float">
            <text:p>36058854</text:p>
          </table:table-cell>
          <table:table-cell office:value-type="float" office:value="89205035" calcext:value-type="float">
            <text:p>89205035</text:p>
          </table:table-cell>
        </table:table-row>
        <table:table-row table:style-name="ro1">
          <table:table-cell office:value-type="float" office:value="36058855" calcext:value-type="float">
            <text:p>36058855</text:p>
          </table:table-cell>
          <table:table-cell office:value-type="float" office:value="81899826" calcext:value-type="float">
            <text:p>81899826</text:p>
          </table:table-cell>
        </table:table-row>
        <table:table-row table:style-name="ro1">
          <table:table-cell office:value-type="float" office:value="36058857" calcext:value-type="float">
            <text:p>36058857</text:p>
          </table:table-cell>
          <table:table-cell office:value-type="float" office:value="66550961" calcext:value-type="float">
            <text:p>66550961</text:p>
          </table:table-cell>
        </table:table-row>
        <table:table-row table:style-name="ro1">
          <table:table-cell office:value-type="float" office:value="36058860" calcext:value-type="float">
            <text:p>36058860</text:p>
          </table:table-cell>
          <table:table-cell office:value-type="float" office:value="57652340" calcext:value-type="float">
            <text:p>57652340</text:p>
          </table:table-cell>
        </table:table-row>
        <table:table-row table:style-name="ro1">
          <table:table-cell office:value-type="float" office:value="36058864" calcext:value-type="float">
            <text:p>36058864</text:p>
          </table:table-cell>
          <table:table-cell office:value-type="float" office:value="85135210" calcext:value-type="float">
            <text:p>85135210</text:p>
          </table:table-cell>
        </table:table-row>
        <table:table-row table:style-name="ro1">
          <table:table-cell office:value-type="float" office:value="36060869" calcext:value-type="float">
            <text:p>36060869</text:p>
          </table:table-cell>
          <table:table-cell office:value-type="float" office:value="69960939" calcext:value-type="float">
            <text:p>69960939</text:p>
          </table:table-cell>
        </table:table-row>
        <table:table-row table:style-name="ro1">
          <table:table-cell office:value-type="float" office:value="36061757" calcext:value-type="float">
            <text:p>36061757</text:p>
          </table:table-cell>
          <table:table-cell office:value-type="float" office:value="76794241" calcext:value-type="float">
            <text:p>76794241</text:p>
          </table:table-cell>
        </table:table-row>
        <table:table-row table:style-name="ro1">
          <table:table-cell office:value-type="float" office:value="36065951" calcext:value-type="float">
            <text:p>36065951</text:p>
          </table:table-cell>
          <table:table-cell office:value-type="float" office:value="61544476" calcext:value-type="float">
            <text:p>61544476</text:p>
          </table:table-cell>
        </table:table-row>
        <table:table-row table:style-name="ro1">
          <table:table-cell office:value-type="float" office:value="36065952" calcext:value-type="float">
            <text:p>36065952</text:p>
          </table:table-cell>
          <table:table-cell office:value-type="float" office:value="67606036" calcext:value-type="float">
            <text:p>67606036</text:p>
          </table:table-cell>
        </table:table-row>
        <table:table-row table:style-name="ro1">
          <table:table-cell office:value-type="float" office:value="36065953" calcext:value-type="float">
            <text:p>36065953</text:p>
          </table:table-cell>
          <table:table-cell office:value-type="float" office:value="70013180" calcext:value-type="float">
            <text:p>70013180</text:p>
          </table:table-cell>
        </table:table-row>
        <table:table-row table:style-name="ro1">
          <table:table-cell office:value-type="float" office:value="36065954" calcext:value-type="float">
            <text:p>36065954</text:p>
          </table:table-cell>
          <table:table-cell office:value-type="float" office:value="93050733" calcext:value-type="float">
            <text:p>93050733</text:p>
          </table:table-cell>
        </table:table-row>
        <table:table-row table:style-name="ro1">
          <table:table-cell office:value-type="float" office:value="36076617" calcext:value-type="float">
            <text:p>36076617</text:p>
          </table:table-cell>
          <table:table-cell office:value-type="float" office:value="40591197" calcext:value-type="float">
            <text:p>40591197</text:p>
          </table:table-cell>
        </table:table-row>
        <table:table-row table:style-name="ro1">
          <table:table-cell office:value-type="float" office:value="36076618" calcext:value-type="float">
            <text:p>36076618</text:p>
          </table:table-cell>
          <table:table-cell office:value-type="float" office:value="88737152" calcext:value-type="float">
            <text:p>88737152</text:p>
          </table:table-cell>
        </table:table-row>
        <table:table-row table:style-name="ro1">
          <table:table-cell office:value-type="float" office:value="36077243" calcext:value-type="float">
            <text:p>36077243</text:p>
          </table:table-cell>
          <table:table-cell office:value-type="float" office:value="61673330" calcext:value-type="float">
            <text:p>61673330</text:p>
          </table:table-cell>
        </table:table-row>
        <table:table-row table:style-name="ro1">
          <table:table-cell office:value-type="float" office:value="36077247" calcext:value-type="float">
            <text:p>36077247</text:p>
          </table:table-cell>
          <table:table-cell office:value-type="float" office:value="11422796" calcext:value-type="float">
            <text:p>11422796</text:p>
          </table:table-cell>
        </table:table-row>
        <table:table-row table:style-name="ro1">
          <table:table-cell office:value-type="float" office:value="36082185" calcext:value-type="float">
            <text:p>36082185</text:p>
          </table:table-cell>
          <table:table-cell office:value-type="float" office:value="57179985" calcext:value-type="float">
            <text:p>57179985</text:p>
          </table:table-cell>
        </table:table-row>
        <table:table-row table:style-name="ro1">
          <table:table-cell office:value-type="float" office:value="36082190" calcext:value-type="float">
            <text:p>36082190</text:p>
          </table:table-cell>
          <table:table-cell office:value-type="float" office:value="19481979" calcext:value-type="float">
            <text:p>19481979</text:p>
          </table:table-cell>
        </table:table-row>
        <table:table-row table:style-name="ro1">
          <table:table-cell office:value-type="float" office:value="36082213" calcext:value-type="float">
            <text:p>36082213</text:p>
          </table:table-cell>
          <table:table-cell office:value-type="float" office:value="67817593" calcext:value-type="float">
            <text:p>67817593</text:p>
          </table:table-cell>
        </table:table-row>
        <table:table-row table:style-name="ro1">
          <table:table-cell office:value-type="float" office:value="36103773" calcext:value-type="float">
            <text:p>36103773</text:p>
          </table:table-cell>
          <table:table-cell office:value-type="float" office:value="33594295" calcext:value-type="float">
            <text:p>33594295</text:p>
          </table:table-cell>
        </table:table-row>
        <table:table-row table:style-name="ro1">
          <table:table-cell office:value-type="float" office:value="36105312" calcext:value-type="float">
            <text:p>36105312</text:p>
          </table:table-cell>
          <table:table-cell office:value-type="float" office:value="24315324" calcext:value-type="float">
            <text:p>24315324</text:p>
          </table:table-cell>
        </table:table-row>
        <table:table-row table:style-name="ro1">
          <table:table-cell office:value-type="float" office:value="36105322" calcext:value-type="float">
            <text:p>36105322</text:p>
          </table:table-cell>
          <table:table-cell office:value-type="float" office:value="46501505" calcext:value-type="float">
            <text:p>46501505</text:p>
          </table:table-cell>
        </table:table-row>
        <table:table-row table:style-name="ro1">
          <table:table-cell office:value-type="float" office:value="36130076" calcext:value-type="float">
            <text:p>36130076</text:p>
          </table:table-cell>
          <table:table-cell office:value-type="float" office:value="57588759" calcext:value-type="float">
            <text:p>57588759</text:p>
          </table:table-cell>
        </table:table-row>
        <table:table-row table:style-name="ro1">
          <table:table-cell office:value-type="float" office:value="36130077" calcext:value-type="float">
            <text:p>36130077</text:p>
          </table:table-cell>
          <table:table-cell office:value-type="float" office:value="70263502" calcext:value-type="float">
            <text:p>70263502</text:p>
          </table:table-cell>
        </table:table-row>
        <table:table-row table:style-name="ro1">
          <table:table-cell office:value-type="float" office:value="36130078" calcext:value-type="float">
            <text:p>36130078</text:p>
          </table:table-cell>
          <table:table-cell office:value-type="float" office:value="58704004" calcext:value-type="float">
            <text:p>58704004</text:p>
          </table:table-cell>
        </table:table-row>
        <table:table-row table:style-name="ro1">
          <table:table-cell office:value-type="float" office:value="36130082" calcext:value-type="float">
            <text:p>36130082</text:p>
          </table:table-cell>
          <table:table-cell office:value-type="float" office:value="13863861" calcext:value-type="float">
            <text:p>13863861</text:p>
          </table:table-cell>
        </table:table-row>
        <table:table-row table:style-name="ro1">
          <table:table-cell office:value-type="float" office:value="36130083" calcext:value-type="float">
            <text:p>36130083</text:p>
          </table:table-cell>
          <table:table-cell office:value-type="float" office:value="30139867" calcext:value-type="float">
            <text:p>30139867</text:p>
          </table:table-cell>
        </table:table-row>
        <table:table-row table:style-name="ro1">
          <table:table-cell office:value-type="float" office:value="36130084" calcext:value-type="float">
            <text:p>36130084</text:p>
          </table:table-cell>
          <table:table-cell office:value-type="float" office:value="27383529" calcext:value-type="float">
            <text:p>27383529</text:p>
          </table:table-cell>
        </table:table-row>
        <table:table-row table:style-name="ro1">
          <table:table-cell office:value-type="float" office:value="36142423" calcext:value-type="float">
            <text:p>36142423</text:p>
          </table:table-cell>
          <table:table-cell office:value-type="float" office:value="15860663" calcext:value-type="float">
            <text:p>15860663</text:p>
          </table:table-cell>
        </table:table-row>
        <table:table-row table:style-name="ro1">
          <table:table-cell office:value-type="float" office:value="36142430" calcext:value-type="float">
            <text:p>36142430</text:p>
          </table:table-cell>
          <table:table-cell office:value-type="float" office:value="88670325" calcext:value-type="float">
            <text:p>88670325</text:p>
          </table:table-cell>
        </table:table-row>
        <table:table-row table:style-name="ro1">
          <table:table-cell office:value-type="float" office:value="36156206" calcext:value-type="float">
            <text:p>36156206</text:p>
          </table:table-cell>
          <table:table-cell office:value-type="float" office:value="92338552" calcext:value-type="float">
            <text:p>92338552</text:p>
          </table:table-cell>
        </table:table-row>
        <table:table-row table:style-name="ro1">
          <table:table-cell office:value-type="float" office:value="36156209" calcext:value-type="float">
            <text:p>36156209</text:p>
          </table:table-cell>
          <table:table-cell office:value-type="float" office:value="17655636" calcext:value-type="float">
            <text:p>17655636</text:p>
          </table:table-cell>
        </table:table-row>
        <table:table-row table:style-name="ro1">
          <table:table-cell office:value-type="float" office:value="36156210" calcext:value-type="float">
            <text:p>36156210</text:p>
          </table:table-cell>
          <table:table-cell office:value-type="float" office:value="74154012" calcext:value-type="float">
            <text:p>74154012</text:p>
          </table:table-cell>
        </table:table-row>
        <table:table-row table:style-name="ro1">
          <table:table-cell office:value-type="float" office:value="36156211" calcext:value-type="float">
            <text:p>36156211</text:p>
          </table:table-cell>
          <table:table-cell office:value-type="float" office:value="13663518" calcext:value-type="float">
            <text:p>13663518</text:p>
          </table:table-cell>
        </table:table-row>
        <table:table-row table:style-name="ro1">
          <table:table-cell office:value-type="float" office:value="36178487" calcext:value-type="float">
            <text:p>36178487</text:p>
          </table:table-cell>
          <table:table-cell office:value-type="float" office:value="83939502" calcext:value-type="float">
            <text:p>83939502</text:p>
          </table:table-cell>
        </table:table-row>
        <table:table-row table:style-name="ro1">
          <table:table-cell office:value-type="float" office:value="36185033" calcext:value-type="float">
            <text:p>36185033</text:p>
          </table:table-cell>
          <table:table-cell office:value-type="float" office:value="34457122" calcext:value-type="float">
            <text:p>34457122</text:p>
          </table:table-cell>
        </table:table-row>
        <table:table-row table:style-name="ro1">
          <table:table-cell office:value-type="float" office:value="36190984" calcext:value-type="float">
            <text:p>36190984</text:p>
          </table:table-cell>
          <table:table-cell office:value-type="float" office:value="67028721" calcext:value-type="float">
            <text:p>67028721</text:p>
          </table:table-cell>
        </table:table-row>
        <table:table-row table:style-name="ro1">
          <table:table-cell office:value-type="float" office:value="36191908" calcext:value-type="float">
            <text:p>36191908</text:p>
          </table:table-cell>
          <table:table-cell office:value-type="float" office:value="77891039" calcext:value-type="float">
            <text:p>77891039</text:p>
          </table:table-cell>
        </table:table-row>
        <table:table-row table:style-name="ro1">
          <table:table-cell office:value-type="float" office:value="36202129" calcext:value-type="float">
            <text:p>36202129</text:p>
          </table:table-cell>
          <table:table-cell office:value-type="float" office:value="60578062" calcext:value-type="float">
            <text:p>60578062</text:p>
          </table:table-cell>
        </table:table-row>
        <table:table-row table:style-name="ro1">
          <table:table-cell office:value-type="float" office:value="36202471" calcext:value-type="float">
            <text:p>36202471</text:p>
          </table:table-cell>
          <table:table-cell office:value-type="float" office:value="79184350" calcext:value-type="float">
            <text:p>79184350</text:p>
          </table:table-cell>
        </table:table-row>
        <table:table-row table:style-name="ro1">
          <table:table-cell office:value-type="float" office:value="36203717" calcext:value-type="float">
            <text:p>36203717</text:p>
          </table:table-cell>
          <table:table-cell office:value-type="float" office:value="86514795" calcext:value-type="float">
            <text:p>86514795</text:p>
          </table:table-cell>
        </table:table-row>
        <table:table-row table:style-name="ro1">
          <table:table-cell office:value-type="float" office:value="36208962" calcext:value-type="float">
            <text:p>36208962</text:p>
          </table:table-cell>
          <table:table-cell office:value-type="float" office:value="38577964" calcext:value-type="float">
            <text:p>38577964</text:p>
          </table:table-cell>
        </table:table-row>
        <table:table-row table:style-name="ro1">
          <table:table-cell office:value-type="float" office:value="36209049" calcext:value-type="float">
            <text:p>36209049</text:p>
          </table:table-cell>
          <table:table-cell office:value-type="float" office:value="58346291" calcext:value-type="float">
            <text:p>58346291</text:p>
          </table:table-cell>
        </table:table-row>
        <table:table-row table:style-name="ro1">
          <table:table-cell office:value-type="float" office:value="36209436" calcext:value-type="float">
            <text:p>36209436</text:p>
          </table:table-cell>
          <table:table-cell office:value-type="float" office:value="95852730" calcext:value-type="float">
            <text:p>95852730</text:p>
          </table:table-cell>
        </table:table-row>
        <table:table-row table:style-name="ro1">
          <table:table-cell office:value-type="float" office:value="36209441" calcext:value-type="float">
            <text:p>36209441</text:p>
          </table:table-cell>
          <table:table-cell office:value-type="float" office:value="66575789" calcext:value-type="float">
            <text:p>66575789</text:p>
          </table:table-cell>
        </table:table-row>
        <table:table-row table:style-name="ro1">
          <table:table-cell office:value-type="float" office:value="36209455" calcext:value-type="float">
            <text:p>36209455</text:p>
          </table:table-cell>
          <table:table-cell office:value-type="float" office:value="13504150" calcext:value-type="float">
            <text:p>13504150</text:p>
          </table:table-cell>
        </table:table-row>
        <table:table-row table:style-name="ro1">
          <table:table-cell office:value-type="float" office:value="36209476" calcext:value-type="float">
            <text:p>36209476</text:p>
          </table:table-cell>
          <table:table-cell office:value-type="float" office:value="23683507" calcext:value-type="float">
            <text:p>23683507</text:p>
          </table:table-cell>
        </table:table-row>
        <table:table-row table:style-name="ro1">
          <table:table-cell office:value-type="float" office:value="36209548" calcext:value-type="float">
            <text:p>36209548</text:p>
          </table:table-cell>
          <table:table-cell office:value-type="float" office:value="98719372" calcext:value-type="float">
            <text:p>98719372</text:p>
          </table:table-cell>
        </table:table-row>
        <table:table-row table:style-name="ro1">
          <table:table-cell office:value-type="float" office:value="36209561" calcext:value-type="float">
            <text:p>36209561</text:p>
          </table:table-cell>
          <table:table-cell office:value-type="float" office:value="51849154" calcext:value-type="float">
            <text:p>51849154</text:p>
          </table:table-cell>
        </table:table-row>
        <table:table-row table:style-name="ro1">
          <table:table-cell office:value-type="float" office:value="36210240" calcext:value-type="float">
            <text:p>36210240</text:p>
          </table:table-cell>
          <table:table-cell office:value-type="float" office:value="43387385" calcext:value-type="float">
            <text:p>43387385</text:p>
          </table:table-cell>
        </table:table-row>
        <table:table-row table:style-name="ro1">
          <table:table-cell office:value-type="float" office:value="36210287" calcext:value-type="float">
            <text:p>36210287</text:p>
          </table:table-cell>
          <table:table-cell office:value-type="float" office:value="48846449" calcext:value-type="float">
            <text:p>48846449</text:p>
          </table:table-cell>
        </table:table-row>
        <table:table-row table:style-name="ro1">
          <table:table-cell office:value-type="float" office:value="36210304" calcext:value-type="float">
            <text:p>36210304</text:p>
          </table:table-cell>
          <table:table-cell office:value-type="float" office:value="79680416" calcext:value-type="float">
            <text:p>79680416</text:p>
          </table:table-cell>
        </table:table-row>
        <table:table-row table:style-name="ro1">
          <table:table-cell office:value-type="float" office:value="36219861" calcext:value-type="float">
            <text:p>36219861</text:p>
          </table:table-cell>
          <table:table-cell office:value-type="float" office:value="95896435" calcext:value-type="float">
            <text:p>95896435</text:p>
          </table:table-cell>
        </table:table-row>
        <table:table-row table:style-name="ro1">
          <table:table-cell office:value-type="float" office:value="36220206" calcext:value-type="float">
            <text:p>36220206</text:p>
          </table:table-cell>
          <table:table-cell office:value-type="float" office:value="48041004" calcext:value-type="float">
            <text:p>48041004</text:p>
          </table:table-cell>
        </table:table-row>
        <table:table-row table:style-name="ro1">
          <table:table-cell office:value-type="float" office:value="36220224" calcext:value-type="float">
            <text:p>36220224</text:p>
          </table:table-cell>
          <table:table-cell office:value-type="float" office:value="76320014" calcext:value-type="float">
            <text:p>76320014</text:p>
          </table:table-cell>
        </table:table-row>
        <table:table-row table:style-name="ro1">
          <table:table-cell office:value-type="float" office:value="36223580" calcext:value-type="float">
            <text:p>36223580</text:p>
          </table:table-cell>
          <table:table-cell office:value-type="float" office:value="72243867" calcext:value-type="float">
            <text:p>72243867</text:p>
          </table:table-cell>
        </table:table-row>
        <table:table-row table:style-name="ro1">
          <table:table-cell office:value-type="float" office:value="36223746" calcext:value-type="float">
            <text:p>36223746</text:p>
          </table:table-cell>
          <table:table-cell office:value-type="float" office:value="13208015" calcext:value-type="float">
            <text:p>13208015</text:p>
          </table:table-cell>
        </table:table-row>
        <table:table-row table:style-name="ro1">
          <table:table-cell office:value-type="float" office:value="36223938" calcext:value-type="float">
            <text:p>36223938</text:p>
          </table:table-cell>
          <table:table-cell office:value-type="float" office:value="98404645" calcext:value-type="float">
            <text:p>98404645</text:p>
          </table:table-cell>
        </table:table-row>
        <table:table-row table:style-name="ro1">
          <table:table-cell office:value-type="float" office:value="36236539" calcext:value-type="float">
            <text:p>36236539</text:p>
          </table:table-cell>
          <table:table-cell office:value-type="float" office:value="85187641" calcext:value-type="float">
            <text:p>85187641</text:p>
          </table:table-cell>
        </table:table-row>
        <table:table-row table:style-name="ro1">
          <table:table-cell office:value-type="float" office:value="36245991" calcext:value-type="float">
            <text:p>36245991</text:p>
          </table:table-cell>
          <table:table-cell office:value-type="float" office:value="67990137" calcext:value-type="float">
            <text:p>67990137</text:p>
          </table:table-cell>
        </table:table-row>
        <table:table-row table:style-name="ro1">
          <table:table-cell office:value-type="float" office:value="36245992" calcext:value-type="float">
            <text:p>36245992</text:p>
          </table:table-cell>
          <table:table-cell office:value-type="float" office:value="30896564" calcext:value-type="float">
            <text:p>30896564</text:p>
          </table:table-cell>
        </table:table-row>
        <table:table-row table:style-name="ro1">
          <table:table-cell office:value-type="float" office:value="36248300" calcext:value-type="float">
            <text:p>36248300</text:p>
          </table:table-cell>
          <table:table-cell office:value-type="float" office:value="38939459" calcext:value-type="float">
            <text:p>38939459</text:p>
          </table:table-cell>
        </table:table-row>
        <table:table-row table:style-name="ro1">
          <table:table-cell office:value-type="float" office:value="36248314" calcext:value-type="float">
            <text:p>36248314</text:p>
          </table:table-cell>
          <table:table-cell office:value-type="float" office:value="58701172" calcext:value-type="float">
            <text:p>58701172</text:p>
          </table:table-cell>
        </table:table-row>
        <table:table-row table:style-name="ro1">
          <table:table-cell office:value-type="float" office:value="36250696" calcext:value-type="float">
            <text:p>36250696</text:p>
          </table:table-cell>
          <table:table-cell office:value-type="float" office:value="29606260" calcext:value-type="float">
            <text:p>29606260</text:p>
          </table:table-cell>
        </table:table-row>
        <table:table-row table:style-name="ro1">
          <table:table-cell office:value-type="float" office:value="36257395" calcext:value-type="float">
            <text:p>36257395</text:p>
          </table:table-cell>
          <table:table-cell office:value-type="float" office:value="59265263" calcext:value-type="float">
            <text:p>59265263</text:p>
          </table:table-cell>
        </table:table-row>
        <table:table-row table:style-name="ro1">
          <table:table-cell office:value-type="float" office:value="36257445" calcext:value-type="float">
            <text:p>36257445</text:p>
          </table:table-cell>
          <table:table-cell office:value-type="float" office:value="41334073" calcext:value-type="float">
            <text:p>41334073</text:p>
          </table:table-cell>
        </table:table-row>
        <table:table-row table:style-name="ro1">
          <table:table-cell office:value-type="float" office:value="36259918" calcext:value-type="float">
            <text:p>36259918</text:p>
          </table:table-cell>
          <table:table-cell office:value-type="float" office:value="55073175" calcext:value-type="float">
            <text:p>55073175</text:p>
          </table:table-cell>
        </table:table-row>
        <table:table-row table:style-name="ro1">
          <table:table-cell office:value-type="float" office:value="36259921" calcext:value-type="float">
            <text:p>36259921</text:p>
          </table:table-cell>
          <table:table-cell office:value-type="float" office:value="41816123" calcext:value-type="float">
            <text:p>41816123</text:p>
          </table:table-cell>
        </table:table-row>
        <table:table-row table:style-name="ro1">
          <table:table-cell office:value-type="float" office:value="36264706" calcext:value-type="float">
            <text:p>36264706</text:p>
          </table:table-cell>
          <table:table-cell office:value-type="float" office:value="65251372" calcext:value-type="float">
            <text:p>65251372</text:p>
          </table:table-cell>
        </table:table-row>
        <table:table-row table:style-name="ro1">
          <table:table-cell office:value-type="float" office:value="36264863" calcext:value-type="float">
            <text:p>36264863</text:p>
          </table:table-cell>
          <table:table-cell office:value-type="float" office:value="20985270" calcext:value-type="float">
            <text:p>20985270</text:p>
          </table:table-cell>
        </table:table-row>
        <table:table-row table:style-name="ro1">
          <table:table-cell office:value-type="float" office:value="36266693" calcext:value-type="float">
            <text:p>36266693</text:p>
          </table:table-cell>
          <table:table-cell office:value-type="float" office:value="52860461" calcext:value-type="float">
            <text:p>52860461</text:p>
          </table:table-cell>
        </table:table-row>
        <table:table-row table:style-name="ro1">
          <table:table-cell office:value-type="float" office:value="36268550" calcext:value-type="float">
            <text:p>36268550</text:p>
          </table:table-cell>
          <table:table-cell office:value-type="float" office:value="47827867" calcext:value-type="float">
            <text:p>47827867</text:p>
          </table:table-cell>
        </table:table-row>
        <table:table-row table:style-name="ro1">
          <table:table-cell office:value-type="float" office:value="36285188" calcext:value-type="float">
            <text:p>36285188</text:p>
          </table:table-cell>
          <table:table-cell office:value-type="float" office:value="59122640" calcext:value-type="float">
            <text:p>59122640</text:p>
          </table:table-cell>
        </table:table-row>
        <table:table-row table:style-name="ro1">
          <table:table-cell office:value-type="float" office:value="36289403" calcext:value-type="float">
            <text:p>36289403</text:p>
          </table:table-cell>
          <table:table-cell office:value-type="float" office:value="42297384" calcext:value-type="float">
            <text:p>42297384</text:p>
          </table:table-cell>
        </table:table-row>
        <table:table-row table:style-name="ro1">
          <table:table-cell office:value-type="float" office:value="36289647" calcext:value-type="float">
            <text:p>36289647</text:p>
          </table:table-cell>
          <table:table-cell office:value-type="float" office:value="68215706" calcext:value-type="float">
            <text:p>68215706</text:p>
          </table:table-cell>
        </table:table-row>
        <table:table-row table:style-name="ro1">
          <table:table-cell office:value-type="float" office:value="36291359" calcext:value-type="float">
            <text:p>36291359</text:p>
          </table:table-cell>
          <table:table-cell office:value-type="float" office:value="64280940" calcext:value-type="float">
            <text:p>64280940</text:p>
          </table:table-cell>
        </table:table-row>
        <table:table-row table:style-name="ro1">
          <table:table-cell office:value-type="float" office:value="36291621" calcext:value-type="float">
            <text:p>36291621</text:p>
          </table:table-cell>
          <table:table-cell office:value-type="float" office:value="72743501" calcext:value-type="float">
            <text:p>72743501</text:p>
          </table:table-cell>
        </table:table-row>
        <table:table-row table:style-name="ro1">
          <table:table-cell office:value-type="float" office:value="36291768" calcext:value-type="float">
            <text:p>36291768</text:p>
          </table:table-cell>
          <table:table-cell office:value-type="float" office:value="37486980" calcext:value-type="float">
            <text:p>37486980</text:p>
          </table:table-cell>
        </table:table-row>
        <table:table-row table:style-name="ro1">
          <table:table-cell office:value-type="float" office:value="36291796" calcext:value-type="float">
            <text:p>36291796</text:p>
          </table:table-cell>
          <table:table-cell office:value-type="float" office:value="13754801" calcext:value-type="float">
            <text:p>13754801</text:p>
          </table:table-cell>
        </table:table-row>
        <table:table-row table:style-name="ro1">
          <table:table-cell office:value-type="float" office:value="36291797" calcext:value-type="float">
            <text:p>36291797</text:p>
          </table:table-cell>
          <table:table-cell office:value-type="float" office:value="32099106" calcext:value-type="float">
            <text:p>32099106</text:p>
          </table:table-cell>
        </table:table-row>
        <table:table-row table:style-name="ro1">
          <table:table-cell office:value-type="float" office:value="36291954" calcext:value-type="float">
            <text:p>36291954</text:p>
          </table:table-cell>
          <table:table-cell office:value-type="float" office:value="27229987" calcext:value-type="float">
            <text:p>27229987</text:p>
          </table:table-cell>
        </table:table-row>
        <table:table-row table:style-name="ro1">
          <table:table-cell office:value-type="float" office:value="36291974" calcext:value-type="float">
            <text:p>36291974</text:p>
          </table:table-cell>
          <table:table-cell office:value-type="float" office:value="36284509" calcext:value-type="float">
            <text:p>36284509</text:p>
          </table:table-cell>
        </table:table-row>
        <table:table-row table:style-name="ro1">
          <table:table-cell office:value-type="float" office:value="36293451" calcext:value-type="float">
            <text:p>36293451</text:p>
          </table:table-cell>
          <table:table-cell office:value-type="float" office:value="27820738" calcext:value-type="float">
            <text:p>27820738</text:p>
          </table:table-cell>
        </table:table-row>
        <table:table-row table:style-name="ro1">
          <table:table-cell office:value-type="float" office:value="36294460" calcext:value-type="float">
            <text:p>36294460</text:p>
          </table:table-cell>
          <table:table-cell office:value-type="float" office:value="24142062" calcext:value-type="float">
            <text:p>24142062</text:p>
          </table:table-cell>
        </table:table-row>
        <table:table-row table:style-name="ro1">
          <table:table-cell office:value-type="float" office:value="36294731" calcext:value-type="float">
            <text:p>36294731</text:p>
          </table:table-cell>
          <table:table-cell office:value-type="float" office:value="68876698" calcext:value-type="float">
            <text:p>68876698</text:p>
          </table:table-cell>
        </table:table-row>
        <table:table-row table:style-name="ro1">
          <table:table-cell office:value-type="float" office:value="36296042" calcext:value-type="float">
            <text:p>36296042</text:p>
          </table:table-cell>
          <table:table-cell office:value-type="float" office:value="40692152" calcext:value-type="float">
            <text:p>40692152</text:p>
          </table:table-cell>
        </table:table-row>
        <table:table-row table:style-name="ro1">
          <table:table-cell office:value-type="float" office:value="36296043" calcext:value-type="float">
            <text:p>36296043</text:p>
          </table:table-cell>
          <table:table-cell office:value-type="float" office:value="58520585" calcext:value-type="float">
            <text:p>58520585</text:p>
          </table:table-cell>
        </table:table-row>
        <table:table-row table:style-name="ro1">
          <table:table-cell office:value-type="float" office:value="36296044" calcext:value-type="float">
            <text:p>36296044</text:p>
          </table:table-cell>
          <table:table-cell office:value-type="float" office:value="93097124" calcext:value-type="float">
            <text:p>93097124</text:p>
          </table:table-cell>
        </table:table-row>
        <table:table-row table:style-name="ro1">
          <table:table-cell office:value-type="float" office:value="36296045" calcext:value-type="float">
            <text:p>36296045</text:p>
          </table:table-cell>
          <table:table-cell office:value-type="float" office:value="14866155" calcext:value-type="float">
            <text:p>14866155</text:p>
          </table:table-cell>
        </table:table-row>
        <table:table-row table:style-name="ro1">
          <table:table-cell office:value-type="float" office:value="36297061" calcext:value-type="float">
            <text:p>36297061</text:p>
          </table:table-cell>
          <table:table-cell office:value-type="float" office:value="49787182" calcext:value-type="float">
            <text:p>49787182</text:p>
          </table:table-cell>
        </table:table-row>
        <table:table-row table:style-name="ro1">
          <table:table-cell office:value-type="float" office:value="36297063" calcext:value-type="float">
            <text:p>36297063</text:p>
          </table:table-cell>
          <table:table-cell office:value-type="float" office:value="79070253" calcext:value-type="float">
            <text:p>79070253</text:p>
          </table:table-cell>
        </table:table-row>
        <table:table-row table:style-name="ro1">
          <table:table-cell office:value-type="float" office:value="36297064" calcext:value-type="float">
            <text:p>36297064</text:p>
          </table:table-cell>
          <table:table-cell office:value-type="float" office:value="94663764" calcext:value-type="float">
            <text:p>94663764</text:p>
          </table:table-cell>
        </table:table-row>
        <table:table-row table:style-name="ro1">
          <table:table-cell office:value-type="float" office:value="36297072" calcext:value-type="float">
            <text:p>36297072</text:p>
          </table:table-cell>
          <table:table-cell office:value-type="float" office:value="94460306" calcext:value-type="float">
            <text:p>94460306</text:p>
          </table:table-cell>
        </table:table-row>
        <table:table-row table:style-name="ro1">
          <table:table-cell office:value-type="float" office:value="36297073" calcext:value-type="float">
            <text:p>36297073</text:p>
          </table:table-cell>
          <table:table-cell office:value-type="float" office:value="54452750" calcext:value-type="float">
            <text:p>54452750</text:p>
          </table:table-cell>
        </table:table-row>
        <table:table-row table:style-name="ro1">
          <table:table-cell office:value-type="float" office:value="36297074" calcext:value-type="float">
            <text:p>36297074</text:p>
          </table:table-cell>
          <table:table-cell office:value-type="float" office:value="79702495" calcext:value-type="float">
            <text:p>79702495</text:p>
          </table:table-cell>
        </table:table-row>
        <table:table-row table:style-name="ro1">
          <table:table-cell office:value-type="float" office:value="36299315" calcext:value-type="float">
            <text:p>36299315</text:p>
          </table:table-cell>
          <table:table-cell office:value-type="float" office:value="31757655" calcext:value-type="float">
            <text:p>31757655</text:p>
          </table:table-cell>
        </table:table-row>
        <table:table-row table:style-name="ro1">
          <table:table-cell office:value-type="float" office:value="36299960" calcext:value-type="float">
            <text:p>36299960</text:p>
          </table:table-cell>
          <table:table-cell office:value-type="float" office:value="67125899" calcext:value-type="float">
            <text:p>67125899</text:p>
          </table:table-cell>
        </table:table-row>
        <table:table-row table:style-name="ro1">
          <table:table-cell office:value-type="float" office:value="36300354" calcext:value-type="float">
            <text:p>36300354</text:p>
          </table:table-cell>
          <table:table-cell office:value-type="float" office:value="50873054" calcext:value-type="float">
            <text:p>50873054</text:p>
          </table:table-cell>
        </table:table-row>
        <table:table-row table:style-name="ro1">
          <table:table-cell office:value-type="float" office:value="36308933" calcext:value-type="float">
            <text:p>36308933</text:p>
          </table:table-cell>
          <table:table-cell office:value-type="float" office:value="26676784" calcext:value-type="float">
            <text:p>26676784</text:p>
          </table:table-cell>
        </table:table-row>
        <table:table-row table:style-name="ro1">
          <table:table-cell office:value-type="float" office:value="36308940" calcext:value-type="float">
            <text:p>36308940</text:p>
          </table:table-cell>
          <table:table-cell office:value-type="float" office:value="25197139" calcext:value-type="float">
            <text:p>25197139</text:p>
          </table:table-cell>
        </table:table-row>
        <table:table-row table:style-name="ro1">
          <table:table-cell office:value-type="float" office:value="36308951" calcext:value-type="float">
            <text:p>36308951</text:p>
          </table:table-cell>
          <table:table-cell office:value-type="float" office:value="26359896" calcext:value-type="float">
            <text:p>26359896</text:p>
          </table:table-cell>
        </table:table-row>
        <table:table-row table:style-name="ro1">
          <table:table-cell office:value-type="float" office:value="36313369" calcext:value-type="float">
            <text:p>36313369</text:p>
          </table:table-cell>
          <table:table-cell office:value-type="float" office:value="94647465" calcext:value-type="float">
            <text:p>94647465</text:p>
          </table:table-cell>
        </table:table-row>
        <table:table-row table:style-name="ro1">
          <table:table-cell office:value-type="float" office:value="36313370" calcext:value-type="float">
            <text:p>36313370</text:p>
          </table:table-cell>
          <table:table-cell office:value-type="float" office:value="70775388" calcext:value-type="float">
            <text:p>70775388</text:p>
          </table:table-cell>
        </table:table-row>
        <table:table-row table:style-name="ro1">
          <table:table-cell office:value-type="float" office:value="36314548" calcext:value-type="float">
            <text:p>36314548</text:p>
          </table:table-cell>
          <table:table-cell office:value-type="float" office:value="65133913" calcext:value-type="float">
            <text:p>65133913</text:p>
          </table:table-cell>
        </table:table-row>
        <table:table-row table:style-name="ro1">
          <table:table-cell office:value-type="float" office:value="36315358" calcext:value-type="float">
            <text:p>36315358</text:p>
          </table:table-cell>
          <table:table-cell office:value-type="float" office:value="86858071" calcext:value-type="float">
            <text:p>86858071</text:p>
          </table:table-cell>
        </table:table-row>
        <table:table-row table:style-name="ro1">
          <table:table-cell office:value-type="float" office:value="36316629" calcext:value-type="float">
            <text:p>36316629</text:p>
          </table:table-cell>
          <table:table-cell office:value-type="float" office:value="44458205" calcext:value-type="float">
            <text:p>44458205</text:p>
          </table:table-cell>
        </table:table-row>
        <table:table-row table:style-name="ro1">
          <table:table-cell office:value-type="float" office:value="36316631" calcext:value-type="float">
            <text:p>36316631</text:p>
          </table:table-cell>
          <table:table-cell office:value-type="float" office:value="66078208" calcext:value-type="float">
            <text:p>66078208</text:p>
          </table:table-cell>
        </table:table-row>
        <table:table-row table:style-name="ro1">
          <table:table-cell office:value-type="float" office:value="36316802" calcext:value-type="float">
            <text:p>36316802</text:p>
          </table:table-cell>
          <table:table-cell office:value-type="float" office:value="85351057" calcext:value-type="float">
            <text:p>85351057</text:p>
          </table:table-cell>
        </table:table-row>
        <table:table-row table:style-name="ro1">
          <table:table-cell office:value-type="float" office:value="36323313" calcext:value-type="float">
            <text:p>36323313</text:p>
          </table:table-cell>
          <table:table-cell office:value-type="float" office:value="23109341" calcext:value-type="float">
            <text:p>23109341</text:p>
          </table:table-cell>
        </table:table-row>
        <table:table-row table:style-name="ro1">
          <table:table-cell office:value-type="float" office:value="36323809" calcext:value-type="float">
            <text:p>36323809</text:p>
          </table:table-cell>
          <table:table-cell office:value-type="float" office:value="85368833" calcext:value-type="float">
            <text:p>85368833</text:p>
          </table:table-cell>
        </table:table-row>
        <table:table-row table:style-name="ro1">
          <table:table-cell office:value-type="float" office:value="36324760" calcext:value-type="float">
            <text:p>36324760</text:p>
          </table:table-cell>
          <table:table-cell office:value-type="float" office:value="54779600" calcext:value-type="float">
            <text:p>54779600</text:p>
          </table:table-cell>
        </table:table-row>
        <table:table-row table:style-name="ro1">
          <table:table-cell office:value-type="float" office:value="36324761" calcext:value-type="float">
            <text:p>36324761</text:p>
          </table:table-cell>
          <table:table-cell office:value-type="float" office:value="89475310" calcext:value-type="float">
            <text:p>89475310</text:p>
          </table:table-cell>
        </table:table-row>
        <table:table-row table:style-name="ro1">
          <table:table-cell office:value-type="float" office:value="36327089" calcext:value-type="float">
            <text:p>36327089</text:p>
          </table:table-cell>
          <table:table-cell office:value-type="float" office:value="99500410" calcext:value-type="float">
            <text:p>99500410</text:p>
          </table:table-cell>
        </table:table-row>
        <table:table-row table:style-name="ro1">
          <table:table-cell office:value-type="float" office:value="36335284" calcext:value-type="float">
            <text:p>36335284</text:p>
          </table:table-cell>
          <table:table-cell office:value-type="float" office:value="77035797" calcext:value-type="float">
            <text:p>77035797</text:p>
          </table:table-cell>
        </table:table-row>
        <table:table-row table:style-name="ro1">
          <table:table-cell office:value-type="float" office:value="36336643" calcext:value-type="float">
            <text:p>36336643</text:p>
          </table:table-cell>
          <table:table-cell office:value-type="float" office:value="65343638" calcext:value-type="float">
            <text:p>65343638</text:p>
          </table:table-cell>
        </table:table-row>
        <table:table-row table:style-name="ro1">
          <table:table-cell office:value-type="float" office:value="36336668" calcext:value-type="float">
            <text:p>36336668</text:p>
          </table:table-cell>
          <table:table-cell office:value-type="float" office:value="24136882" calcext:value-type="float">
            <text:p>24136882</text:p>
          </table:table-cell>
        </table:table-row>
        <table:table-row table:style-name="ro1">
          <table:table-cell office:value-type="float" office:value="36342868" calcext:value-type="float">
            <text:p>36342868</text:p>
          </table:table-cell>
          <table:table-cell office:value-type="float" office:value="85579655" calcext:value-type="float">
            <text:p>85579655</text:p>
          </table:table-cell>
        </table:table-row>
        <table:table-row table:style-name="ro1">
          <table:table-cell office:value-type="float" office:value="36345153" calcext:value-type="float">
            <text:p>36345153</text:p>
          </table:table-cell>
          <table:table-cell office:value-type="float" office:value="31382912" calcext:value-type="float">
            <text:p>31382912</text:p>
          </table:table-cell>
        </table:table-row>
        <table:table-row table:style-name="ro1">
          <table:table-cell office:value-type="float" office:value="36349591" calcext:value-type="float">
            <text:p>36349591</text:p>
          </table:table-cell>
          <table:table-cell office:value-type="float" office:value="59389973" calcext:value-type="float">
            <text:p>59389973</text:p>
          </table:table-cell>
        </table:table-row>
        <table:table-row table:style-name="ro1">
          <table:table-cell office:value-type="float" office:value="36349594" calcext:value-type="float">
            <text:p>36349594</text:p>
          </table:table-cell>
          <table:table-cell office:value-type="float" office:value="19158878" calcext:value-type="float">
            <text:p>19158878</text:p>
          </table:table-cell>
        </table:table-row>
        <table:table-row table:style-name="ro1">
          <table:table-cell office:value-type="float" office:value="36350102" calcext:value-type="float">
            <text:p>36350102</text:p>
          </table:table-cell>
          <table:table-cell office:value-type="float" office:value="85256257" calcext:value-type="float">
            <text:p>85256257</text:p>
          </table:table-cell>
        </table:table-row>
        <table:table-row table:style-name="ro1">
          <table:table-cell office:value-type="float" office:value="36350104" calcext:value-type="float">
            <text:p>36350104</text:p>
          </table:table-cell>
          <table:table-cell office:value-type="float" office:value="17618746" calcext:value-type="float">
            <text:p>17618746</text:p>
          </table:table-cell>
        </table:table-row>
        <table:table-row table:style-name="ro1">
          <table:table-cell office:value-type="float" office:value="36350106" calcext:value-type="float">
            <text:p>36350106</text:p>
          </table:table-cell>
          <table:table-cell office:value-type="float" office:value="57360644" calcext:value-type="float">
            <text:p>57360644</text:p>
          </table:table-cell>
        </table:table-row>
        <table:table-row table:style-name="ro1">
          <table:table-cell office:value-type="float" office:value="36350108" calcext:value-type="float">
            <text:p>36350108</text:p>
          </table:table-cell>
          <table:table-cell office:value-type="float" office:value="78969763" calcext:value-type="float">
            <text:p>78969763</text:p>
          </table:table-cell>
        </table:table-row>
        <table:table-row table:style-name="ro1">
          <table:table-cell office:value-type="float" office:value="36350110" calcext:value-type="float">
            <text:p>36350110</text:p>
          </table:table-cell>
          <table:table-cell office:value-type="float" office:value="25399911" calcext:value-type="float">
            <text:p>25399911</text:p>
          </table:table-cell>
        </table:table-row>
        <table:table-row table:style-name="ro1">
          <table:table-cell office:value-type="float" office:value="36357274" calcext:value-type="float">
            <text:p>36357274</text:p>
          </table:table-cell>
          <table:table-cell office:value-type="float" office:value="99869373" calcext:value-type="float">
            <text:p>99869373</text:p>
          </table:table-cell>
        </table:table-row>
        <table:table-row table:style-name="ro1">
          <table:table-cell office:value-type="float" office:value="36365810" calcext:value-type="float">
            <text:p>36365810</text:p>
          </table:table-cell>
          <table:table-cell office:value-type="float" office:value="64238887" calcext:value-type="float">
            <text:p>64238887</text:p>
          </table:table-cell>
        </table:table-row>
        <table:table-row table:style-name="ro1">
          <table:table-cell office:value-type="float" office:value="36365832" calcext:value-type="float">
            <text:p>36365832</text:p>
          </table:table-cell>
          <table:table-cell office:value-type="float" office:value="72606122" calcext:value-type="float">
            <text:p>72606122</text:p>
          </table:table-cell>
        </table:table-row>
        <table:table-row table:style-name="ro1">
          <table:table-cell office:value-type="float" office:value="36365833" calcext:value-type="float">
            <text:p>36365833</text:p>
          </table:table-cell>
          <table:table-cell office:value-type="float" office:value="97558505" calcext:value-type="float">
            <text:p>97558505</text:p>
          </table:table-cell>
        </table:table-row>
        <table:table-row table:style-name="ro1">
          <table:table-cell office:value-type="float" office:value="36398105" calcext:value-type="float">
            <text:p>36398105</text:p>
          </table:table-cell>
          <table:table-cell office:value-type="float" office:value="84154173" calcext:value-type="float">
            <text:p>84154173</text:p>
          </table:table-cell>
        </table:table-row>
        <table:table-row table:style-name="ro1">
          <table:table-cell office:value-type="float" office:value="36403599" calcext:value-type="float">
            <text:p>36403599</text:p>
          </table:table-cell>
          <table:table-cell office:value-type="float" office:value="34374201" calcext:value-type="float">
            <text:p>34374201</text:p>
          </table:table-cell>
        </table:table-row>
        <table:table-row table:style-name="ro1">
          <table:table-cell office:value-type="float" office:value="36403606" calcext:value-type="float">
            <text:p>36403606</text:p>
          </table:table-cell>
          <table:table-cell office:value-type="float" office:value="81909281" calcext:value-type="float">
            <text:p>81909281</text:p>
          </table:table-cell>
        </table:table-row>
        <table:table-row table:style-name="ro1">
          <table:table-cell office:value-type="float" office:value="36403607" calcext:value-type="float">
            <text:p>36403607</text:p>
          </table:table-cell>
          <table:table-cell office:value-type="float" office:value="76325546" calcext:value-type="float">
            <text:p>76325546</text:p>
          </table:table-cell>
        </table:table-row>
        <table:table-row table:style-name="ro1">
          <table:table-cell office:value-type="float" office:value="36406796" calcext:value-type="float">
            <text:p>36406796</text:p>
          </table:table-cell>
          <table:table-cell office:value-type="float" office:value="16949782" calcext:value-type="float">
            <text:p>16949782</text:p>
          </table:table-cell>
        </table:table-row>
        <table:table-row table:style-name="ro1">
          <table:table-cell office:value-type="float" office:value="36411022" calcext:value-type="float">
            <text:p>36411022</text:p>
          </table:table-cell>
          <table:table-cell office:value-type="float" office:value="48813659" calcext:value-type="float">
            <text:p>48813659</text:p>
          </table:table-cell>
        </table:table-row>
        <table:table-row table:style-name="ro1">
          <table:table-cell office:value-type="float" office:value="36411024" calcext:value-type="float">
            <text:p>36411024</text:p>
          </table:table-cell>
          <table:table-cell office:value-type="float" office:value="78818192" calcext:value-type="float">
            <text:p>78818192</text:p>
          </table:table-cell>
        </table:table-row>
        <table:table-row table:style-name="ro1">
          <table:table-cell office:value-type="float" office:value="36411025" calcext:value-type="float">
            <text:p>36411025</text:p>
          </table:table-cell>
          <table:table-cell office:value-type="float" office:value="59266084" calcext:value-type="float">
            <text:p>59266084</text:p>
          </table:table-cell>
        </table:table-row>
        <table:table-row table:style-name="ro1">
          <table:table-cell office:value-type="float" office:value="36413980" calcext:value-type="float">
            <text:p>36413980</text:p>
          </table:table-cell>
          <table:table-cell office:value-type="float" office:value="47167491" calcext:value-type="float">
            <text:p>47167491</text:p>
          </table:table-cell>
        </table:table-row>
        <table:table-row table:style-name="ro1">
          <table:table-cell office:value-type="float" office:value="36414912" calcext:value-type="float">
            <text:p>36414912</text:p>
          </table:table-cell>
          <table:table-cell office:value-type="float" office:value="39447597" calcext:value-type="float">
            <text:p>39447597</text:p>
          </table:table-cell>
        </table:table-row>
        <table:table-row table:style-name="ro1">
          <table:table-cell office:value-type="float" office:value="36415087" calcext:value-type="float">
            <text:p>36415087</text:p>
          </table:table-cell>
          <table:table-cell office:value-type="float" office:value="23022326" calcext:value-type="float">
            <text:p>23022326</text:p>
          </table:table-cell>
        </table:table-row>
        <table:table-row table:style-name="ro1">
          <table:table-cell office:value-type="float" office:value="36415088" calcext:value-type="float">
            <text:p>36415088</text:p>
          </table:table-cell>
          <table:table-cell office:value-type="float" office:value="66249361" calcext:value-type="float">
            <text:p>66249361</text:p>
          </table:table-cell>
        </table:table-row>
        <table:table-row table:style-name="ro1">
          <table:table-cell office:value-type="float" office:value="36415098" calcext:value-type="float">
            <text:p>36415098</text:p>
          </table:table-cell>
          <table:table-cell office:value-type="float" office:value="87011925" calcext:value-type="float">
            <text:p>87011925</text:p>
          </table:table-cell>
        </table:table-row>
        <table:table-row table:style-name="ro1">
          <table:table-cell office:value-type="float" office:value="36415106" calcext:value-type="float">
            <text:p>36415106</text:p>
          </table:table-cell>
          <table:table-cell office:value-type="float" office:value="21748574" calcext:value-type="float">
            <text:p>21748574</text:p>
          </table:table-cell>
        </table:table-row>
        <table:table-row table:style-name="ro1">
          <table:table-cell office:value-type="float" office:value="36415115" calcext:value-type="float">
            <text:p>36415115</text:p>
          </table:table-cell>
          <table:table-cell office:value-type="float" office:value="50662132" calcext:value-type="float">
            <text:p>50662132</text:p>
          </table:table-cell>
        </table:table-row>
        <table:table-row table:style-name="ro1">
          <table:table-cell office:value-type="float" office:value="36415722" calcext:value-type="float">
            <text:p>36415722</text:p>
          </table:table-cell>
          <table:table-cell office:value-type="float" office:value="90538305" calcext:value-type="float">
            <text:p>90538305</text:p>
          </table:table-cell>
        </table:table-row>
        <table:table-row table:style-name="ro1">
          <table:table-cell office:value-type="float" office:value="36415728" calcext:value-type="float">
            <text:p>36415728</text:p>
          </table:table-cell>
          <table:table-cell office:value-type="float" office:value="14893896" calcext:value-type="float">
            <text:p>14893896</text:p>
          </table:table-cell>
        </table:table-row>
        <table:table-row table:style-name="ro1">
          <table:table-cell office:value-type="float" office:value="36415729" calcext:value-type="float">
            <text:p>36415729</text:p>
          </table:table-cell>
          <table:table-cell office:value-type="float" office:value="41915672" calcext:value-type="float">
            <text:p>41915672</text:p>
          </table:table-cell>
        </table:table-row>
        <table:table-row table:style-name="ro1">
          <table:table-cell office:value-type="float" office:value="36415731" calcext:value-type="float">
            <text:p>36415731</text:p>
          </table:table-cell>
          <table:table-cell office:value-type="float" office:value="53250941" calcext:value-type="float">
            <text:p>53250941</text:p>
          </table:table-cell>
        </table:table-row>
        <table:table-row table:style-name="ro1">
          <table:table-cell office:value-type="float" office:value="36423952" calcext:value-type="float">
            <text:p>36423952</text:p>
          </table:table-cell>
          <table:table-cell office:value-type="float" office:value="40050537" calcext:value-type="float">
            <text:p>40050537</text:p>
          </table:table-cell>
        </table:table-row>
        <table:table-row table:style-name="ro1">
          <table:table-cell office:value-type="float" office:value="36424033" calcext:value-type="float">
            <text:p>36424033</text:p>
          </table:table-cell>
          <table:table-cell office:value-type="float" office:value="45337944" calcext:value-type="float">
            <text:p>45337944</text:p>
          </table:table-cell>
        </table:table-row>
        <table:table-row table:style-name="ro1">
          <table:table-cell office:value-type="float" office:value="36424047" calcext:value-type="float">
            <text:p>36424047</text:p>
          </table:table-cell>
          <table:table-cell office:value-type="float" office:value="24831897" calcext:value-type="float">
            <text:p>24831897</text:p>
          </table:table-cell>
        </table:table-row>
        <table:table-row table:style-name="ro1">
          <table:table-cell office:value-type="float" office:value="36424738" calcext:value-type="float">
            <text:p>36424738</text:p>
          </table:table-cell>
          <table:table-cell office:value-type="float" office:value="63541050" calcext:value-type="float">
            <text:p>63541050</text:p>
          </table:table-cell>
        </table:table-row>
        <table:table-row table:style-name="ro1">
          <table:table-cell office:value-type="float" office:value="36427927" calcext:value-type="float">
            <text:p>36427927</text:p>
          </table:table-cell>
          <table:table-cell office:value-type="float" office:value="84832380" calcext:value-type="float">
            <text:p>84832380</text:p>
          </table:table-cell>
        </table:table-row>
        <table:table-row table:style-name="ro1">
          <table:table-cell office:value-type="float" office:value="36452453" calcext:value-type="float">
            <text:p>36452453</text:p>
          </table:table-cell>
          <table:table-cell office:value-type="float" office:value="56655115" calcext:value-type="float">
            <text:p>56655115</text:p>
          </table:table-cell>
        </table:table-row>
        <table:table-row table:style-name="ro1">
          <table:table-cell office:value-type="float" office:value="36457338" calcext:value-type="float">
            <text:p>36457338</text:p>
          </table:table-cell>
          <table:table-cell office:value-type="float" office:value="96400678" calcext:value-type="float">
            <text:p>96400678</text:p>
          </table:table-cell>
        </table:table-row>
        <table:table-row table:style-name="ro1">
          <table:table-cell office:value-type="float" office:value="36460406" calcext:value-type="float">
            <text:p>36460406</text:p>
          </table:table-cell>
          <table:table-cell office:value-type="float" office:value="91668008" calcext:value-type="float">
            <text:p>91668008</text:p>
          </table:table-cell>
        </table:table-row>
        <table:table-row table:style-name="ro1">
          <table:table-cell office:value-type="float" office:value="36472788" calcext:value-type="float">
            <text:p>36472788</text:p>
          </table:table-cell>
          <table:table-cell office:value-type="float" office:value="25976980" calcext:value-type="float">
            <text:p>25976980</text:p>
          </table:table-cell>
        </table:table-row>
        <table:table-row table:style-name="ro1">
          <table:table-cell office:value-type="float" office:value="36472801" calcext:value-type="float">
            <text:p>36472801</text:p>
          </table:table-cell>
          <table:table-cell office:value-type="float" office:value="77044131" calcext:value-type="float">
            <text:p>77044131</text:p>
          </table:table-cell>
        </table:table-row>
        <table:table-row table:style-name="ro1">
          <table:table-cell office:value-type="float" office:value="36486640" calcext:value-type="float">
            <text:p>36486640</text:p>
          </table:table-cell>
          <table:table-cell office:value-type="float" office:value="37548148" calcext:value-type="float">
            <text:p>37548148</text:p>
          </table:table-cell>
        </table:table-row>
        <table:table-row table:style-name="ro1">
          <table:table-cell office:value-type="float" office:value="36488995" calcext:value-type="float">
            <text:p>36488995</text:p>
          </table:table-cell>
          <table:table-cell office:value-type="float" office:value="20581008" calcext:value-type="float">
            <text:p>20581008</text:p>
          </table:table-cell>
        </table:table-row>
        <table:table-row table:style-name="ro1">
          <table:table-cell office:value-type="float" office:value="36488996" calcext:value-type="float">
            <text:p>36488996</text:p>
          </table:table-cell>
          <table:table-cell office:value-type="float" office:value="61969414" calcext:value-type="float">
            <text:p>61969414</text:p>
          </table:table-cell>
        </table:table-row>
        <table:table-row table:style-name="ro1">
          <table:table-cell office:value-type="float" office:value="36492690" calcext:value-type="float">
            <text:p>36492690</text:p>
          </table:table-cell>
          <table:table-cell office:value-type="float" office:value="83739195" calcext:value-type="float">
            <text:p>83739195</text:p>
          </table:table-cell>
        </table:table-row>
        <table:table-row table:style-name="ro1">
          <table:table-cell office:value-type="float" office:value="36492795" calcext:value-type="float">
            <text:p>36492795</text:p>
          </table:table-cell>
          <table:table-cell office:value-type="float" office:value="47461063" calcext:value-type="float">
            <text:p>47461063</text:p>
          </table:table-cell>
        </table:table-row>
        <table:table-row table:style-name="ro1">
          <table:table-cell office:value-type="float" office:value="36495440" calcext:value-type="float">
            <text:p>36495440</text:p>
          </table:table-cell>
          <table:table-cell office:value-type="float" office:value="34503553" calcext:value-type="float">
            <text:p>34503553</text:p>
          </table:table-cell>
        </table:table-row>
        <table:table-row table:style-name="ro1">
          <table:table-cell office:value-type="float" office:value="36495527" calcext:value-type="float">
            <text:p>36495527</text:p>
          </table:table-cell>
          <table:table-cell office:value-type="float" office:value="80756297" calcext:value-type="float">
            <text:p>80756297</text:p>
          </table:table-cell>
        </table:table-row>
        <table:table-row table:style-name="ro1">
          <table:table-cell office:value-type="float" office:value="36495545" calcext:value-type="float">
            <text:p>36495545</text:p>
          </table:table-cell>
          <table:table-cell office:value-type="float" office:value="77840181" calcext:value-type="float">
            <text:p>77840181</text:p>
          </table:table-cell>
        </table:table-row>
        <table:table-row table:style-name="ro1">
          <table:table-cell office:value-type="float" office:value="36496211" calcext:value-type="float">
            <text:p>36496211</text:p>
          </table:table-cell>
          <table:table-cell office:value-type="float" office:value="90475988" calcext:value-type="float">
            <text:p>90475988</text:p>
          </table:table-cell>
        </table:table-row>
        <table:table-row table:style-name="ro1">
          <table:table-cell office:value-type="float" office:value="36496321" calcext:value-type="float">
            <text:p>36496321</text:p>
          </table:table-cell>
          <table:table-cell office:value-type="float" office:value="87967452" calcext:value-type="float">
            <text:p>87967452</text:p>
          </table:table-cell>
        </table:table-row>
        <table:table-row table:style-name="ro1">
          <table:table-cell office:value-type="float" office:value="36496322" calcext:value-type="float">
            <text:p>36496322</text:p>
          </table:table-cell>
          <table:table-cell office:value-type="float" office:value="59714197" calcext:value-type="float">
            <text:p>59714197</text:p>
          </table:table-cell>
        </table:table-row>
        <table:table-row table:style-name="ro1">
          <table:table-cell office:value-type="float" office:value="36496327" calcext:value-type="float">
            <text:p>36496327</text:p>
          </table:table-cell>
          <table:table-cell office:value-type="float" office:value="79541166" calcext:value-type="float">
            <text:p>79541166</text:p>
          </table:table-cell>
        </table:table-row>
        <table:table-row table:style-name="ro1">
          <table:table-cell office:value-type="float" office:value="36496558" calcext:value-type="float">
            <text:p>36496558</text:p>
          </table:table-cell>
          <table:table-cell office:value-type="float" office:value="44443512" calcext:value-type="float">
            <text:p>44443512</text:p>
          </table:table-cell>
        </table:table-row>
        <table:table-row table:style-name="ro1">
          <table:table-cell office:value-type="float" office:value="36496578" calcext:value-type="float">
            <text:p>36496578</text:p>
          </table:table-cell>
          <table:table-cell office:value-type="float" office:value="55824498" calcext:value-type="float">
            <text:p>55824498</text:p>
          </table:table-cell>
        </table:table-row>
        <table:table-row table:style-name="ro1">
          <table:table-cell office:value-type="float" office:value="36496627" calcext:value-type="float">
            <text:p>36496627</text:p>
          </table:table-cell>
          <table:table-cell office:value-type="float" office:value="61130729" calcext:value-type="float">
            <text:p>61130729</text:p>
          </table:table-cell>
        </table:table-row>
        <table:table-row table:style-name="ro1">
          <table:table-cell office:value-type="float" office:value="36496640" calcext:value-type="float">
            <text:p>36496640</text:p>
          </table:table-cell>
          <table:table-cell office:value-type="float" office:value="94615696" calcext:value-type="float">
            <text:p>94615696</text:p>
          </table:table-cell>
        </table:table-row>
        <table:table-row table:style-name="ro1">
          <table:table-cell office:value-type="float" office:value="36500652" calcext:value-type="float">
            <text:p>36500652</text:p>
          </table:table-cell>
          <table:table-cell office:value-type="float" office:value="18361992" calcext:value-type="float">
            <text:p>18361992</text:p>
          </table:table-cell>
        </table:table-row>
        <table:table-row table:style-name="ro1">
          <table:table-cell office:value-type="float" office:value="36500653" calcext:value-type="float">
            <text:p>36500653</text:p>
          </table:table-cell>
          <table:table-cell office:value-type="float" office:value="86563990" calcext:value-type="float">
            <text:p>86563990</text:p>
          </table:table-cell>
        </table:table-row>
        <table:table-row table:style-name="ro1">
          <table:table-cell office:value-type="float" office:value="36501605" calcext:value-type="float">
            <text:p>36501605</text:p>
          </table:table-cell>
          <table:table-cell office:value-type="float" office:value="57814099" calcext:value-type="float">
            <text:p>57814099</text:p>
          </table:table-cell>
        </table:table-row>
        <table:table-row table:style-name="ro1">
          <table:table-cell office:value-type="float" office:value="36501611" calcext:value-type="float">
            <text:p>36501611</text:p>
          </table:table-cell>
          <table:table-cell office:value-type="float" office:value="73222367" calcext:value-type="float">
            <text:p>73222367</text:p>
          </table:table-cell>
        </table:table-row>
        <table:table-row table:style-name="ro1">
          <table:table-cell office:value-type="float" office:value="36503294" calcext:value-type="float">
            <text:p>36503294</text:p>
          </table:table-cell>
          <table:table-cell office:value-type="float" office:value="93608542" calcext:value-type="float">
            <text:p>93608542</text:p>
          </table:table-cell>
        </table:table-row>
        <table:table-row table:style-name="ro1">
          <table:table-cell office:value-type="float" office:value="36503358" calcext:value-type="float">
            <text:p>36503358</text:p>
          </table:table-cell>
          <table:table-cell office:value-type="float" office:value="62250667" calcext:value-type="float">
            <text:p>62250667</text:p>
          </table:table-cell>
        </table:table-row>
        <table:table-row table:style-name="ro1">
          <table:table-cell office:value-type="float" office:value="36503502" calcext:value-type="float">
            <text:p>36503502</text:p>
          </table:table-cell>
          <table:table-cell office:value-type="float" office:value="32011336" calcext:value-type="float">
            <text:p>32011336</text:p>
          </table:table-cell>
        </table:table-row>
        <table:table-row table:style-name="ro1">
          <table:table-cell office:value-type="float" office:value="36504759" calcext:value-type="float">
            <text:p>36504759</text:p>
          </table:table-cell>
          <table:table-cell office:value-type="float" office:value="46361808" calcext:value-type="float">
            <text:p>46361808</text:p>
          </table:table-cell>
        </table:table-row>
        <table:table-row table:style-name="ro1">
          <table:table-cell office:value-type="float" office:value="36515016" calcext:value-type="float">
            <text:p>36515016</text:p>
          </table:table-cell>
          <table:table-cell office:value-type="float" office:value="16190641" calcext:value-type="float">
            <text:p>16190641</text:p>
          </table:table-cell>
        </table:table-row>
        <table:table-row table:style-name="ro1">
          <table:table-cell office:value-type="float" office:value="36515079" calcext:value-type="float">
            <text:p>36515079</text:p>
          </table:table-cell>
          <table:table-cell office:value-type="float" office:value="18446326" calcext:value-type="float">
            <text:p>18446326</text:p>
          </table:table-cell>
        </table:table-row>
        <table:table-row table:style-name="ro1">
          <table:table-cell office:value-type="float" office:value="36516753" calcext:value-type="float">
            <text:p>36516753</text:p>
          </table:table-cell>
          <table:table-cell office:value-type="float" office:value="90942392" calcext:value-type="float">
            <text:p>90942392</text:p>
          </table:table-cell>
        </table:table-row>
        <table:table-row table:style-name="ro1">
          <table:table-cell office:value-type="float" office:value="36519269" calcext:value-type="float">
            <text:p>36519269</text:p>
          </table:table-cell>
          <table:table-cell office:value-type="float" office:value="83646280" calcext:value-type="float">
            <text:p>83646280</text:p>
          </table:table-cell>
        </table:table-row>
        <table:table-row table:style-name="ro1">
          <table:table-cell office:value-type="float" office:value="36519442" calcext:value-type="float">
            <text:p>36519442</text:p>
          </table:table-cell>
          <table:table-cell office:value-type="float" office:value="47099978" calcext:value-type="float">
            <text:p>47099978</text:p>
          </table:table-cell>
        </table:table-row>
        <table:table-row table:style-name="ro1">
          <table:table-cell office:value-type="float" office:value="36520452" calcext:value-type="float">
            <text:p>36520452</text:p>
          </table:table-cell>
          <table:table-cell office:value-type="float" office:value="86589859" calcext:value-type="float">
            <text:p>86589859</text:p>
          </table:table-cell>
        </table:table-row>
        <table:table-row table:style-name="ro1">
          <table:table-cell office:value-type="float" office:value="36536702" calcext:value-type="float">
            <text:p>36536702</text:p>
          </table:table-cell>
          <table:table-cell office:value-type="float" office:value="83946772" calcext:value-type="float">
            <text:p>83946772</text:p>
          </table:table-cell>
        </table:table-row>
        <table:table-row table:style-name="ro1">
          <table:table-cell office:value-type="float" office:value="36536903" calcext:value-type="float">
            <text:p>36536903</text:p>
          </table:table-cell>
          <table:table-cell office:value-type="float" office:value="88435660" calcext:value-type="float">
            <text:p>88435660</text:p>
          </table:table-cell>
        </table:table-row>
        <table:table-row table:style-name="ro1">
          <table:table-cell office:value-type="float" office:value="36541889" calcext:value-type="float">
            <text:p>36541889</text:p>
          </table:table-cell>
          <table:table-cell office:value-type="float" office:value="34070846" calcext:value-type="float">
            <text:p>34070846</text:p>
          </table:table-cell>
        </table:table-row>
        <table:table-row table:style-name="ro1">
          <table:table-cell office:value-type="float" office:value="36544717" calcext:value-type="float">
            <text:p>36544717</text:p>
          </table:table-cell>
          <table:table-cell office:value-type="float" office:value="59484169" calcext:value-type="float">
            <text:p>59484169</text:p>
          </table:table-cell>
        </table:table-row>
        <table:table-row table:style-name="ro1">
          <table:table-cell office:value-type="float" office:value="36546701" calcext:value-type="float">
            <text:p>36546701</text:p>
          </table:table-cell>
          <table:table-cell office:value-type="float" office:value="99491283" calcext:value-type="float">
            <text:p>99491283</text:p>
          </table:table-cell>
        </table:table-row>
        <table:table-row table:style-name="ro1">
          <table:table-cell office:value-type="float" office:value="36549505" calcext:value-type="float">
            <text:p>36549505</text:p>
          </table:table-cell>
          <table:table-cell office:value-type="float" office:value="12848646" calcext:value-type="float">
            <text:p>12848646</text:p>
          </table:table-cell>
        </table:table-row>
        <table:table-row table:style-name="ro1">
          <table:table-cell office:value-type="float" office:value="36550864" calcext:value-type="float">
            <text:p>36550864</text:p>
          </table:table-cell>
          <table:table-cell office:value-type="float" office:value="10828589" calcext:value-type="float">
            <text:p>10828589</text:p>
          </table:table-cell>
        </table:table-row>
        <table:table-row table:style-name="ro1">
          <table:table-cell office:value-type="float" office:value="36554653" calcext:value-type="float">
            <text:p>36554653</text:p>
          </table:table-cell>
          <table:table-cell office:value-type="float" office:value="97774797" calcext:value-type="float">
            <text:p>97774797</text:p>
          </table:table-cell>
        </table:table-row>
        <table:table-row table:style-name="ro1">
          <table:table-cell office:value-type="float" office:value="36561711" calcext:value-type="float">
            <text:p>36561711</text:p>
          </table:table-cell>
          <table:table-cell office:value-type="float" office:value="65101935" calcext:value-type="float">
            <text:p>65101935</text:p>
          </table:table-cell>
        </table:table-row>
        <table:table-row table:style-name="ro1">
          <table:table-cell office:value-type="float" office:value="36561741" calcext:value-type="float">
            <text:p>36561741</text:p>
          </table:table-cell>
          <table:table-cell office:value-type="float" office:value="35675625" calcext:value-type="float">
            <text:p>35675625</text:p>
          </table:table-cell>
        </table:table-row>
        <table:table-row table:style-name="ro1">
          <table:table-cell office:value-type="float" office:value="36562624" calcext:value-type="float">
            <text:p>36562624</text:p>
          </table:table-cell>
          <table:table-cell office:value-type="float" office:value="29259311" calcext:value-type="float">
            <text:p>29259311</text:p>
          </table:table-cell>
        </table:table-row>
        <table:table-row table:style-name="ro1">
          <table:table-cell office:value-type="float" office:value="36565510" calcext:value-type="float">
            <text:p>36565510</text:p>
          </table:table-cell>
          <table:table-cell office:value-type="float" office:value="81603935" calcext:value-type="float">
            <text:p>81603935</text:p>
          </table:table-cell>
        </table:table-row>
        <table:table-row table:style-name="ro1">
          <table:table-cell office:value-type="float" office:value="36565979" calcext:value-type="float">
            <text:p>36565979</text:p>
          </table:table-cell>
          <table:table-cell office:value-type="float" office:value="79660019" calcext:value-type="float">
            <text:p>79660019</text:p>
          </table:table-cell>
        </table:table-row>
        <table:table-row table:style-name="ro1">
          <table:table-cell office:value-type="float" office:value="36565987" calcext:value-type="float">
            <text:p>36565987</text:p>
          </table:table-cell>
          <table:table-cell office:value-type="float" office:value="30799708" calcext:value-type="float">
            <text:p>30799708</text:p>
          </table:table-cell>
        </table:table-row>
        <table:table-row table:style-name="ro1">
          <table:table-cell office:value-type="float" office:value="36566011" calcext:value-type="float">
            <text:p>36566011</text:p>
          </table:table-cell>
          <table:table-cell office:value-type="float" office:value="95840264" calcext:value-type="float">
            <text:p>95840264</text:p>
          </table:table-cell>
        </table:table-row>
        <table:table-row table:style-name="ro1">
          <table:table-cell office:value-type="float" office:value="36566051" calcext:value-type="float">
            <text:p>36566051</text:p>
          </table:table-cell>
          <table:table-cell office:value-type="float" office:value="66984775" calcext:value-type="float">
            <text:p>66984775</text:p>
          </table:table-cell>
        </table:table-row>
        <table:table-row table:style-name="ro1">
          <table:table-cell office:value-type="float" office:value="36566062" calcext:value-type="float">
            <text:p>36566062</text:p>
          </table:table-cell>
          <table:table-cell office:value-type="float" office:value="25441819" calcext:value-type="float">
            <text:p>25441819</text:p>
          </table:table-cell>
        </table:table-row>
        <table:table-row table:style-name="ro1">
          <table:table-cell office:value-type="float" office:value="36566590" calcext:value-type="float">
            <text:p>36566590</text:p>
          </table:table-cell>
          <table:table-cell office:value-type="float" office:value="62375019" calcext:value-type="float">
            <text:p>62375019</text:p>
          </table:table-cell>
        </table:table-row>
        <table:table-row table:style-name="ro1">
          <table:table-cell office:value-type="float" office:value="36566592" calcext:value-type="float">
            <text:p>36566592</text:p>
          </table:table-cell>
          <table:table-cell office:value-type="float" office:value="56141054" calcext:value-type="float">
            <text:p>56141054</text:p>
          </table:table-cell>
        </table:table-row>
        <table:table-row table:style-name="ro1">
          <table:table-cell office:value-type="float" office:value="36568677" calcext:value-type="float">
            <text:p>36568677</text:p>
          </table:table-cell>
          <table:table-cell office:value-type="float" office:value="50865041" calcext:value-type="float">
            <text:p>50865041</text:p>
          </table:table-cell>
        </table:table-row>
        <table:table-row table:style-name="ro1">
          <table:table-cell office:value-type="float" office:value="36568906" calcext:value-type="float">
            <text:p>36568906</text:p>
          </table:table-cell>
          <table:table-cell office:value-type="float" office:value="36783330" calcext:value-type="float">
            <text:p>36783330</text:p>
          </table:table-cell>
        </table:table-row>
        <table:table-row table:style-name="ro1">
          <table:table-cell office:value-type="float" office:value="36569436" calcext:value-type="float">
            <text:p>36569436</text:p>
          </table:table-cell>
          <table:table-cell office:value-type="float" office:value="35716379" calcext:value-type="float">
            <text:p>35716379</text:p>
          </table:table-cell>
        </table:table-row>
        <table:table-row table:style-name="ro1">
          <table:table-cell office:value-type="float" office:value="36569439" calcext:value-type="float">
            <text:p>36569439</text:p>
          </table:table-cell>
          <table:table-cell office:value-type="float" office:value="80238951" calcext:value-type="float">
            <text:p>80238951</text:p>
          </table:table-cell>
        </table:table-row>
        <table:table-row table:style-name="ro1">
          <table:table-cell office:value-type="float" office:value="36575433" calcext:value-type="float">
            <text:p>36575433</text:p>
          </table:table-cell>
          <table:table-cell office:value-type="float" office:value="72334810" calcext:value-type="float">
            <text:p>72334810</text:p>
          </table:table-cell>
        </table:table-row>
        <table:table-row table:style-name="ro1">
          <table:table-cell office:value-type="float" office:value="36575799" calcext:value-type="float">
            <text:p>36575799</text:p>
          </table:table-cell>
          <table:table-cell office:value-type="float" office:value="33315895" calcext:value-type="float">
            <text:p>33315895</text:p>
          </table:table-cell>
        </table:table-row>
        <table:table-row table:style-name="ro1">
          <table:table-cell office:value-type="float" office:value="36575800" calcext:value-type="float">
            <text:p>36575800</text:p>
          </table:table-cell>
          <table:table-cell office:value-type="float" office:value="59622170" calcext:value-type="float">
            <text:p>59622170</text:p>
          </table:table-cell>
        </table:table-row>
        <table:table-row table:style-name="ro1">
          <table:table-cell office:value-type="float" office:value="36575812" calcext:value-type="float">
            <text:p>36575812</text:p>
          </table:table-cell>
          <table:table-cell office:value-type="float" office:value="97487376" calcext:value-type="float">
            <text:p>97487376</text:p>
          </table:table-cell>
        </table:table-row>
        <table:table-row table:style-name="ro1">
          <table:table-cell office:value-type="float" office:value="36577129" calcext:value-type="float">
            <text:p>36577129</text:p>
          </table:table-cell>
          <table:table-cell office:value-type="float" office:value="59982613" calcext:value-type="float">
            <text:p>59982613</text:p>
          </table:table-cell>
        </table:table-row>
        <table:table-row table:style-name="ro1">
          <table:table-cell office:value-type="float" office:value="36577130" calcext:value-type="float">
            <text:p>36577130</text:p>
          </table:table-cell>
          <table:table-cell office:value-type="float" office:value="78345540" calcext:value-type="float">
            <text:p>78345540</text:p>
          </table:table-cell>
        </table:table-row>
        <table:table-row table:style-name="ro1">
          <table:table-cell office:value-type="float" office:value="36578332" calcext:value-type="float">
            <text:p>36578332</text:p>
          </table:table-cell>
          <table:table-cell office:value-type="float" office:value="36682143" calcext:value-type="float">
            <text:p>36682143</text:p>
          </table:table-cell>
        </table:table-row>
        <table:table-row table:style-name="ro1">
          <table:table-cell office:value-type="float" office:value="36578477" calcext:value-type="float">
            <text:p>36578477</text:p>
          </table:table-cell>
          <table:table-cell office:value-type="float" office:value="21234748" calcext:value-type="float">
            <text:p>21234748</text:p>
          </table:table-cell>
        </table:table-row>
        <table:table-row table:style-name="ro1">
          <table:table-cell office:value-type="float" office:value="36578893" calcext:value-type="float">
            <text:p>36578893</text:p>
          </table:table-cell>
          <table:table-cell office:value-type="float" office:value="67015107" calcext:value-type="float">
            <text:p>67015107</text:p>
          </table:table-cell>
        </table:table-row>
        <table:table-row table:style-name="ro1">
          <table:table-cell office:value-type="float" office:value="36578902" calcext:value-type="float">
            <text:p>36578902</text:p>
          </table:table-cell>
          <table:table-cell office:value-type="float" office:value="27138289" calcext:value-type="float">
            <text:p>27138289</text:p>
          </table:table-cell>
        </table:table-row>
        <table:table-row table:style-name="ro1">
          <table:table-cell office:value-type="float" office:value="36578903" calcext:value-type="float">
            <text:p>36578903</text:p>
          </table:table-cell>
          <table:table-cell office:value-type="float" office:value="93014620" calcext:value-type="float">
            <text:p>93014620</text:p>
          </table:table-cell>
        </table:table-row>
        <table:table-row table:style-name="ro1">
          <table:table-cell office:value-type="float" office:value="36578913" calcext:value-type="float">
            <text:p>36578913</text:p>
          </table:table-cell>
          <table:table-cell office:value-type="float" office:value="12811644" calcext:value-type="float">
            <text:p>12811644</text:p>
          </table:table-cell>
        </table:table-row>
        <table:table-row table:style-name="ro1">
          <table:table-cell office:value-type="float" office:value="36578915" calcext:value-type="float">
            <text:p>36578915</text:p>
          </table:table-cell>
          <table:table-cell office:value-type="float" office:value="36429418" calcext:value-type="float">
            <text:p>36429418</text:p>
          </table:table-cell>
        </table:table-row>
        <table:table-row table:style-name="ro1">
          <table:table-cell office:value-type="float" office:value="36578956" calcext:value-type="float">
            <text:p>36578956</text:p>
          </table:table-cell>
          <table:table-cell office:value-type="float" office:value="15625672" calcext:value-type="float">
            <text:p>15625672</text:p>
          </table:table-cell>
        </table:table-row>
        <table:table-row table:style-name="ro1">
          <table:table-cell office:value-type="float" office:value="36578959" calcext:value-type="float">
            <text:p>36578959</text:p>
          </table:table-cell>
          <table:table-cell office:value-type="float" office:value="87832519" calcext:value-type="float">
            <text:p>87832519</text:p>
          </table:table-cell>
        </table:table-row>
        <table:table-row table:style-name="ro1">
          <table:table-cell office:value-type="float" office:value="36579049" calcext:value-type="float">
            <text:p>36579049</text:p>
          </table:table-cell>
          <table:table-cell office:value-type="float" office:value="89387420" calcext:value-type="float">
            <text:p>89387420</text:p>
          </table:table-cell>
        </table:table-row>
        <table:table-row table:style-name="ro1">
          <table:table-cell office:value-type="float" office:value="36586449" calcext:value-type="float">
            <text:p>36586449</text:p>
          </table:table-cell>
          <table:table-cell office:value-type="float" office:value="38263656" calcext:value-type="float">
            <text:p>38263656</text:p>
          </table:table-cell>
        </table:table-row>
        <table:table-row table:style-name="ro1">
          <table:table-cell office:value-type="float" office:value="36586451" calcext:value-type="float">
            <text:p>36586451</text:p>
          </table:table-cell>
          <table:table-cell office:value-type="float" office:value="27359118" calcext:value-type="float">
            <text:p>27359118</text:p>
          </table:table-cell>
        </table:table-row>
        <table:table-row table:style-name="ro1">
          <table:table-cell office:value-type="float" office:value="36586457" calcext:value-type="float">
            <text:p>36586457</text:p>
          </table:table-cell>
          <table:table-cell office:value-type="float" office:value="16255287" calcext:value-type="float">
            <text:p>16255287</text:p>
          </table:table-cell>
        </table:table-row>
        <table:table-row table:style-name="ro1">
          <table:table-cell office:value-type="float" office:value="36588836" calcext:value-type="float">
            <text:p>36588836</text:p>
          </table:table-cell>
          <table:table-cell office:value-type="float" office:value="92143116" calcext:value-type="float">
            <text:p>92143116</text:p>
          </table:table-cell>
        </table:table-row>
        <table:table-row table:style-name="ro1">
          <table:table-cell office:value-type="float" office:value="36590099" calcext:value-type="float">
            <text:p>36590099</text:p>
          </table:table-cell>
          <table:table-cell office:value-type="float" office:value="89749823" calcext:value-type="float">
            <text:p>89749823</text:p>
          </table:table-cell>
        </table:table-row>
        <table:table-row table:style-name="ro1">
          <table:table-cell office:value-type="float" office:value="36590100" calcext:value-type="float">
            <text:p>36590100</text:p>
          </table:table-cell>
          <table:table-cell office:value-type="float" office:value="25418836" calcext:value-type="float">
            <text:p>25418836</text:p>
          </table:table-cell>
        </table:table-row>
        <table:table-row table:style-name="ro1">
          <table:table-cell office:value-type="float" office:value="36590103" calcext:value-type="float">
            <text:p>36590103</text:p>
          </table:table-cell>
          <table:table-cell office:value-type="float" office:value="45863870" calcext:value-type="float">
            <text:p>45863870</text:p>
          </table:table-cell>
        </table:table-row>
        <table:table-row table:style-name="ro1">
          <table:table-cell office:value-type="float" office:value="36590104" calcext:value-type="float">
            <text:p>36590104</text:p>
          </table:table-cell>
          <table:table-cell office:value-type="float" office:value="79615664" calcext:value-type="float">
            <text:p>79615664</text:p>
          </table:table-cell>
        </table:table-row>
        <table:table-row table:style-name="ro1">
          <table:table-cell office:value-type="float" office:value="36590107" calcext:value-type="float">
            <text:p>36590107</text:p>
          </table:table-cell>
          <table:table-cell office:value-type="float" office:value="47054773" calcext:value-type="float">
            <text:p>47054773</text:p>
          </table:table-cell>
        </table:table-row>
        <table:table-row table:style-name="ro1">
          <table:table-cell office:value-type="float" office:value="36590108" calcext:value-type="float">
            <text:p>36590108</text:p>
          </table:table-cell>
          <table:table-cell office:value-type="float" office:value="66422278" calcext:value-type="float">
            <text:p>66422278</text:p>
          </table:table-cell>
        </table:table-row>
        <table:table-row table:style-name="ro1">
          <table:table-cell office:value-type="float" office:value="36590111" calcext:value-type="float">
            <text:p>36590111</text:p>
          </table:table-cell>
          <table:table-cell office:value-type="float" office:value="98638398" calcext:value-type="float">
            <text:p>98638398</text:p>
          </table:table-cell>
        </table:table-row>
        <table:table-row table:style-name="ro1">
          <table:table-cell office:value-type="float" office:value="36590112" calcext:value-type="float">
            <text:p>36590112</text:p>
          </table:table-cell>
          <table:table-cell office:value-type="float" office:value="26039213" calcext:value-type="float">
            <text:p>26039213</text:p>
          </table:table-cell>
        </table:table-row>
        <table:table-row table:style-name="ro1">
          <table:table-cell office:value-type="float" office:value="36590115" calcext:value-type="float">
            <text:p>36590115</text:p>
          </table:table-cell>
          <table:table-cell office:value-type="float" office:value="54218619" calcext:value-type="float">
            <text:p>54218619</text:p>
          </table:table-cell>
        </table:table-row>
        <table:table-row table:style-name="ro1">
          <table:table-cell office:value-type="float" office:value="36590116" calcext:value-type="float">
            <text:p>36590116</text:p>
          </table:table-cell>
          <table:table-cell office:value-type="float" office:value="75779226" calcext:value-type="float">
            <text:p>75779226</text:p>
          </table:table-cell>
        </table:table-row>
        <table:table-row table:style-name="ro1">
          <table:table-cell office:value-type="float" office:value="36590123" calcext:value-type="float">
            <text:p>36590123</text:p>
          </table:table-cell>
          <table:table-cell office:value-type="float" office:value="75123419" calcext:value-type="float">
            <text:p>75123419</text:p>
          </table:table-cell>
        </table:table-row>
        <table:table-row table:style-name="ro1">
          <table:table-cell office:value-type="float" office:value="36590124" calcext:value-type="float">
            <text:p>36590124</text:p>
          </table:table-cell>
          <table:table-cell office:value-type="float" office:value="66042429" calcext:value-type="float">
            <text:p>66042429</text:p>
          </table:table-cell>
        </table:table-row>
        <table:table-row table:style-name="ro1">
          <table:table-cell office:value-type="float" office:value="36590126" calcext:value-type="float">
            <text:p>36590126</text:p>
          </table:table-cell>
          <table:table-cell office:value-type="float" office:value="20886390" calcext:value-type="float">
            <text:p>20886390</text:p>
          </table:table-cell>
        </table:table-row>
        <table:table-row table:style-name="ro1">
          <table:table-cell office:value-type="float" office:value="36590127" calcext:value-type="float">
            <text:p>36590127</text:p>
          </table:table-cell>
          <table:table-cell office:value-type="float" office:value="26904971" calcext:value-type="float">
            <text:p>26904971</text:p>
          </table:table-cell>
        </table:table-row>
        <table:table-row table:style-name="ro1">
          <table:table-cell office:value-type="float" office:value="36590132" calcext:value-type="float">
            <text:p>36590132</text:p>
          </table:table-cell>
          <table:table-cell office:value-type="float" office:value="46933008" calcext:value-type="float">
            <text:p>46933008</text:p>
          </table:table-cell>
        </table:table-row>
        <table:table-row table:style-name="ro1">
          <table:table-cell office:value-type="float" office:value="36590133" calcext:value-type="float">
            <text:p>36590133</text:p>
          </table:table-cell>
          <table:table-cell office:value-type="float" office:value="65156491" calcext:value-type="float">
            <text:p>65156491</text:p>
          </table:table-cell>
        </table:table-row>
        <table:table-row table:style-name="ro1">
          <table:table-cell office:value-type="float" office:value="36592278" calcext:value-type="float">
            <text:p>36592278</text:p>
          </table:table-cell>
          <table:table-cell office:value-type="float" office:value="45477494" calcext:value-type="float">
            <text:p>45477494</text:p>
          </table:table-cell>
        </table:table-row>
        <table:table-row table:style-name="ro1">
          <table:table-cell office:value-type="float" office:value="36592292" calcext:value-type="float">
            <text:p>36592292</text:p>
          </table:table-cell>
          <table:table-cell office:value-type="float" office:value="72230040" calcext:value-type="float">
            <text:p>72230040</text:p>
          </table:table-cell>
        </table:table-row>
        <table:table-row table:style-name="ro1">
          <table:table-cell office:value-type="float" office:value="36592297" calcext:value-type="float">
            <text:p>36592297</text:p>
          </table:table-cell>
          <table:table-cell office:value-type="float" office:value="57038223" calcext:value-type="float">
            <text:p>57038223</text:p>
          </table:table-cell>
        </table:table-row>
        <table:table-row table:style-name="ro1">
          <table:table-cell office:value-type="float" office:value="36592306" calcext:value-type="float">
            <text:p>36592306</text:p>
          </table:table-cell>
          <table:table-cell office:value-type="float" office:value="90246612" calcext:value-type="float">
            <text:p>90246612</text:p>
          </table:table-cell>
        </table:table-row>
        <table:table-row table:style-name="ro1">
          <table:table-cell office:value-type="float" office:value="36592324" calcext:value-type="float">
            <text:p>36592324</text:p>
          </table:table-cell>
          <table:table-cell office:value-type="float" office:value="94548929" calcext:value-type="float">
            <text:p>94548929</text:p>
          </table:table-cell>
        </table:table-row>
        <table:table-row table:style-name="ro1">
          <table:table-cell office:value-type="float" office:value="36592333" calcext:value-type="float">
            <text:p>36592333</text:p>
          </table:table-cell>
          <table:table-cell office:value-type="float" office:value="50534344" calcext:value-type="float">
            <text:p>50534344</text:p>
          </table:table-cell>
        </table:table-row>
        <table:table-row table:style-name="ro1">
          <table:table-cell office:value-type="float" office:value="36592469" calcext:value-type="float">
            <text:p>36592469</text:p>
          </table:table-cell>
          <table:table-cell office:value-type="float" office:value="34671910" calcext:value-type="float">
            <text:p>34671910</text:p>
          </table:table-cell>
        </table:table-row>
        <table:table-row table:style-name="ro1">
          <table:table-cell office:value-type="float" office:value="36592471" calcext:value-type="float">
            <text:p>36592471</text:p>
          </table:table-cell>
          <table:table-cell office:value-type="float" office:value="65200626" calcext:value-type="float">
            <text:p>65200626</text:p>
          </table:table-cell>
        </table:table-row>
        <table:table-row table:style-name="ro1">
          <table:table-cell office:value-type="float" office:value="36592472" calcext:value-type="float">
            <text:p>36592472</text:p>
          </table:table-cell>
          <table:table-cell office:value-type="float" office:value="92281983" calcext:value-type="float">
            <text:p>92281983</text:p>
          </table:table-cell>
        </table:table-row>
        <table:table-row table:style-name="ro1">
          <table:table-cell office:value-type="float" office:value="36592608" calcext:value-type="float">
            <text:p>36592608</text:p>
          </table:table-cell>
          <table:table-cell office:value-type="float" office:value="93385627" calcext:value-type="float">
            <text:p>93385627</text:p>
          </table:table-cell>
        </table:table-row>
        <table:table-row table:style-name="ro1">
          <table:table-cell office:value-type="float" office:value="36592609" calcext:value-type="float">
            <text:p>36592609</text:p>
          </table:table-cell>
          <table:table-cell office:value-type="float" office:value="43140966" calcext:value-type="float">
            <text:p>43140966</text:p>
          </table:table-cell>
        </table:table-row>
        <table:table-row table:style-name="ro1">
          <table:table-cell office:value-type="float" office:value="36592610" calcext:value-type="float">
            <text:p>36592610</text:p>
          </table:table-cell>
          <table:table-cell office:value-type="float" office:value="34991439" calcext:value-type="float">
            <text:p>34991439</text:p>
          </table:table-cell>
        </table:table-row>
        <table:table-row table:style-name="ro1">
          <table:table-cell office:value-type="float" office:value="36592613" calcext:value-type="float">
            <text:p>36592613</text:p>
          </table:table-cell>
          <table:table-cell office:value-type="float" office:value="66258521" calcext:value-type="float">
            <text:p>66258521</text:p>
          </table:table-cell>
        </table:table-row>
        <table:table-row table:style-name="ro1">
          <table:table-cell office:value-type="float" office:value="36592618" calcext:value-type="float">
            <text:p>36592618</text:p>
          </table:table-cell>
          <table:table-cell office:value-type="float" office:value="43276479" calcext:value-type="float">
            <text:p>43276479</text:p>
          </table:table-cell>
        </table:table-row>
        <table:table-row table:style-name="ro1">
          <table:table-cell office:value-type="float" office:value="36592621" calcext:value-type="float">
            <text:p>36592621</text:p>
          </table:table-cell>
          <table:table-cell office:value-type="float" office:value="84353750" calcext:value-type="float">
            <text:p>84353750</text:p>
          </table:table-cell>
        </table:table-row>
        <table:table-row table:style-name="ro1">
          <table:table-cell office:value-type="float" office:value="36592622" calcext:value-type="float">
            <text:p>36592622</text:p>
          </table:table-cell>
          <table:table-cell office:value-type="float" office:value="55575767" calcext:value-type="float">
            <text:p>55575767</text:p>
          </table:table-cell>
        </table:table-row>
        <table:table-row table:style-name="ro1">
          <table:table-cell office:value-type="float" office:value="36592715" calcext:value-type="float">
            <text:p>36592715</text:p>
          </table:table-cell>
          <table:table-cell office:value-type="float" office:value="76991707" calcext:value-type="float">
            <text:p>76991707</text:p>
          </table:table-cell>
        </table:table-row>
        <table:table-row table:style-name="ro1">
          <table:table-cell office:value-type="float" office:value="36592716" calcext:value-type="float">
            <text:p>36592716</text:p>
          </table:table-cell>
          <table:table-cell office:value-type="float" office:value="17431183" calcext:value-type="float">
            <text:p>17431183</text:p>
          </table:table-cell>
        </table:table-row>
        <table:table-row table:style-name="ro1">
          <table:table-cell office:value-type="float" office:value="36592717" calcext:value-type="float">
            <text:p>36592717</text:p>
          </table:table-cell>
          <table:table-cell office:value-type="float" office:value="43450362" calcext:value-type="float">
            <text:p>43450362</text:p>
          </table:table-cell>
        </table:table-row>
        <table:table-row table:style-name="ro1">
          <table:table-cell office:value-type="float" office:value="36593379" calcext:value-type="float">
            <text:p>36593379</text:p>
          </table:table-cell>
          <table:table-cell office:value-type="float" office:value="47999851" calcext:value-type="float">
            <text:p>47999851</text:p>
          </table:table-cell>
        </table:table-row>
        <table:table-row table:style-name="ro1">
          <table:table-cell office:value-type="float" office:value="36593418" calcext:value-type="float">
            <text:p>36593418</text:p>
          </table:table-cell>
          <table:table-cell office:value-type="float" office:value="69037467" calcext:value-type="float">
            <text:p>69037467</text:p>
          </table:table-cell>
        </table:table-row>
        <table:table-row table:style-name="ro1">
          <table:table-cell office:value-type="float" office:value="36593419" calcext:value-type="float">
            <text:p>36593419</text:p>
          </table:table-cell>
          <table:table-cell office:value-type="float" office:value="64193107" calcext:value-type="float">
            <text:p>64193107</text:p>
          </table:table-cell>
        </table:table-row>
        <table:table-row table:style-name="ro1">
          <table:table-cell office:value-type="float" office:value="36593420" calcext:value-type="float">
            <text:p>36593420</text:p>
          </table:table-cell>
          <table:table-cell office:value-type="float" office:value="20566176" calcext:value-type="float">
            <text:p>20566176</text:p>
          </table:table-cell>
        </table:table-row>
        <table:table-row table:style-name="ro1">
          <table:table-cell office:value-type="float" office:value="36593425" calcext:value-type="float">
            <text:p>36593425</text:p>
          </table:table-cell>
          <table:table-cell office:value-type="float" office:value="52553520" calcext:value-type="float">
            <text:p>52553520</text:p>
          </table:table-cell>
        </table:table-row>
        <table:table-row table:style-name="ro1">
          <table:table-cell office:value-type="float" office:value="36593515" calcext:value-type="float">
            <text:p>36593515</text:p>
          </table:table-cell>
          <table:table-cell office:value-type="float" office:value="70936702" calcext:value-type="float">
            <text:p>70936702</text:p>
          </table:table-cell>
        </table:table-row>
        <table:table-row table:style-name="ro1">
          <table:table-cell office:value-type="float" office:value="36593620" calcext:value-type="float">
            <text:p>36593620</text:p>
          </table:table-cell>
          <table:table-cell office:value-type="float" office:value="23405289" calcext:value-type="float">
            <text:p>23405289</text:p>
          </table:table-cell>
        </table:table-row>
        <table:table-row table:style-name="ro1">
          <table:table-cell office:value-type="float" office:value="36594190" calcext:value-type="float">
            <text:p>36594190</text:p>
          </table:table-cell>
          <table:table-cell office:value-type="float" office:value="74463988" calcext:value-type="float">
            <text:p>74463988</text:p>
          </table:table-cell>
        </table:table-row>
        <table:table-row table:style-name="ro1">
          <table:table-cell office:value-type="float" office:value="36595631" calcext:value-type="float">
            <text:p>36595631</text:p>
          </table:table-cell>
          <table:table-cell office:value-type="float" office:value="12847169" calcext:value-type="float">
            <text:p>12847169</text:p>
          </table:table-cell>
        </table:table-row>
        <table:table-row table:style-name="ro1">
          <table:table-cell office:value-type="float" office:value="36595639" calcext:value-type="float">
            <text:p>36595639</text:p>
          </table:table-cell>
          <table:table-cell office:value-type="float" office:value="79724658" calcext:value-type="float">
            <text:p>79724658</text:p>
          </table:table-cell>
        </table:table-row>
        <table:table-row table:style-name="ro1">
          <table:table-cell office:value-type="float" office:value="36595640" calcext:value-type="float">
            <text:p>36595640</text:p>
          </table:table-cell>
          <table:table-cell office:value-type="float" office:value="78261327" calcext:value-type="float">
            <text:p>78261327</text:p>
          </table:table-cell>
        </table:table-row>
        <table:table-row table:style-name="ro1">
          <table:table-cell office:value-type="float" office:value="36595641" calcext:value-type="float">
            <text:p>36595641</text:p>
          </table:table-cell>
          <table:table-cell office:value-type="float" office:value="74537812" calcext:value-type="float">
            <text:p>74537812</text:p>
          </table:table-cell>
        </table:table-row>
        <table:table-row table:style-name="ro1">
          <table:table-cell office:value-type="float" office:value="36595643" calcext:value-type="float">
            <text:p>36595643</text:p>
          </table:table-cell>
          <table:table-cell office:value-type="float" office:value="10281913" calcext:value-type="float">
            <text:p>10281913</text:p>
          </table:table-cell>
        </table:table-row>
        <table:table-row table:style-name="ro1">
          <table:table-cell office:value-type="float" office:value="36595644" calcext:value-type="float">
            <text:p>36595644</text:p>
          </table:table-cell>
          <table:table-cell office:value-type="float" office:value="93292673" calcext:value-type="float">
            <text:p>93292673</text:p>
          </table:table-cell>
        </table:table-row>
        <table:table-row table:style-name="ro1">
          <table:table-cell office:value-type="float" office:value="36595646" calcext:value-type="float">
            <text:p>36595646</text:p>
          </table:table-cell>
          <table:table-cell office:value-type="float" office:value="53730644" calcext:value-type="float">
            <text:p>53730644</text:p>
          </table:table-cell>
        </table:table-row>
        <table:table-row table:style-name="ro1">
          <table:table-cell office:value-type="float" office:value="36597410" calcext:value-type="float">
            <text:p>36597410</text:p>
          </table:table-cell>
          <table:table-cell office:value-type="float" office:value="63521354" calcext:value-type="float">
            <text:p>63521354</text:p>
          </table:table-cell>
        </table:table-row>
        <table:table-row table:style-name="ro1">
          <table:table-cell office:value-type="float" office:value="36598389" calcext:value-type="float">
            <text:p>36598389</text:p>
          </table:table-cell>
          <table:table-cell office:value-type="float" office:value="96541428" calcext:value-type="float">
            <text:p>96541428</text:p>
          </table:table-cell>
        </table:table-row>
        <table:table-row table:style-name="ro1">
          <table:table-cell office:value-type="float" office:value="36598723" calcext:value-type="float">
            <text:p>36598723</text:p>
          </table:table-cell>
          <table:table-cell office:value-type="float" office:value="50498836" calcext:value-type="float">
            <text:p>50498836</text:p>
          </table:table-cell>
        </table:table-row>
        <table:table-row table:style-name="ro1">
          <table:table-cell office:value-type="float" office:value="36598724" calcext:value-type="float">
            <text:p>36598724</text:p>
          </table:table-cell>
          <table:table-cell office:value-type="float" office:value="95851649" calcext:value-type="float">
            <text:p>95851649</text:p>
          </table:table-cell>
        </table:table-row>
        <table:table-row table:style-name="ro1">
          <table:table-cell office:value-type="float" office:value="36598893" calcext:value-type="float">
            <text:p>36598893</text:p>
          </table:table-cell>
          <table:table-cell office:value-type="float" office:value="83126862" calcext:value-type="float">
            <text:p>83126862</text:p>
          </table:table-cell>
        </table:table-row>
        <table:table-row table:style-name="ro1">
          <table:table-cell office:value-type="float" office:value="36598894" calcext:value-type="float">
            <text:p>36598894</text:p>
          </table:table-cell>
          <table:table-cell office:value-type="float" office:value="15454632" calcext:value-type="float">
            <text:p>15454632</text:p>
          </table:table-cell>
        </table:table-row>
        <table:table-row table:style-name="ro1">
          <table:table-cell office:value-type="float" office:value="36598896" calcext:value-type="float">
            <text:p>36598896</text:p>
          </table:table-cell>
          <table:table-cell office:value-type="float" office:value="54597954" calcext:value-type="float">
            <text:p>54597954</text:p>
          </table:table-cell>
        </table:table-row>
        <table:table-row table:style-name="ro1">
          <table:table-cell office:value-type="float" office:value="36598897" calcext:value-type="float">
            <text:p>36598897</text:p>
          </table:table-cell>
          <table:table-cell office:value-type="float" office:value="36938253" calcext:value-type="float">
            <text:p>36938253</text:p>
          </table:table-cell>
        </table:table-row>
        <table:table-row table:style-name="ro1">
          <table:table-cell office:value-type="float" office:value="36598898" calcext:value-type="float">
            <text:p>36598898</text:p>
          </table:table-cell>
          <table:table-cell office:value-type="float" office:value="38795016" calcext:value-type="float">
            <text:p>38795016</text:p>
          </table:table-cell>
        </table:table-row>
        <table:table-row table:style-name="ro1">
          <table:table-cell office:value-type="float" office:value="36598899" calcext:value-type="float">
            <text:p>36598899</text:p>
          </table:table-cell>
          <table:table-cell office:value-type="float" office:value="15861605" calcext:value-type="float">
            <text:p>15861605</text:p>
          </table:table-cell>
        </table:table-row>
        <table:table-row table:style-name="ro1">
          <table:table-cell office:value-type="float" office:value="36598900" calcext:value-type="float">
            <text:p>36598900</text:p>
          </table:table-cell>
          <table:table-cell office:value-type="float" office:value="40297485" calcext:value-type="float">
            <text:p>40297485</text:p>
          </table:table-cell>
        </table:table-row>
        <table:table-row table:style-name="ro1">
          <table:table-cell office:value-type="float" office:value="36598901" calcext:value-type="float">
            <text:p>36598901</text:p>
          </table:table-cell>
          <table:table-cell office:value-type="float" office:value="34059678" calcext:value-type="float">
            <text:p>34059678</text:p>
          </table:table-cell>
        </table:table-row>
        <table:table-row table:style-name="ro1">
          <table:table-cell office:value-type="float" office:value="36598902" calcext:value-type="float">
            <text:p>36598902</text:p>
          </table:table-cell>
          <table:table-cell office:value-type="float" office:value="17754206" calcext:value-type="float">
            <text:p>17754206</text:p>
          </table:table-cell>
        </table:table-row>
        <table:table-row table:style-name="ro1">
          <table:table-cell office:value-type="float" office:value="36598903" calcext:value-type="float">
            <text:p>36598903</text:p>
          </table:table-cell>
          <table:table-cell office:value-type="float" office:value="43960843" calcext:value-type="float">
            <text:p>43960843</text:p>
          </table:table-cell>
        </table:table-row>
        <table:table-row table:style-name="ro1">
          <table:table-cell office:value-type="float" office:value="36598905" calcext:value-type="float">
            <text:p>36598905</text:p>
          </table:table-cell>
          <table:table-cell office:value-type="float" office:value="38545025" calcext:value-type="float">
            <text:p>38545025</text:p>
          </table:table-cell>
        </table:table-row>
        <table:table-row table:style-name="ro1">
          <table:table-cell office:value-type="float" office:value="36603966" calcext:value-type="float">
            <text:p>36603966</text:p>
          </table:table-cell>
          <table:table-cell office:value-type="float" office:value="82030426" calcext:value-type="float">
            <text:p>82030426</text:p>
          </table:table-cell>
        </table:table-row>
        <table:table-row table:style-name="ro1">
          <table:table-cell office:value-type="float" office:value="36604033" calcext:value-type="float">
            <text:p>36604033</text:p>
          </table:table-cell>
          <table:table-cell office:value-type="float" office:value="66667570" calcext:value-type="float">
            <text:p>66667570</text:p>
          </table:table-cell>
        </table:table-row>
        <table:table-row table:style-name="ro1">
          <table:table-cell office:value-type="float" office:value="36607348" calcext:value-type="float">
            <text:p>36607348</text:p>
          </table:table-cell>
          <table:table-cell office:value-type="float" office:value="87024113" calcext:value-type="float">
            <text:p>87024113</text:p>
          </table:table-cell>
        </table:table-row>
        <table:table-row table:style-name="ro1">
          <table:table-cell office:value-type="float" office:value="36607349" calcext:value-type="float">
            <text:p>36607349</text:p>
          </table:table-cell>
          <table:table-cell office:value-type="float" office:value="16014152" calcext:value-type="float">
            <text:p>16014152</text:p>
          </table:table-cell>
        </table:table-row>
        <table:table-row table:style-name="ro1">
          <table:table-cell office:value-type="float" office:value="36607355" calcext:value-type="float">
            <text:p>36607355</text:p>
          </table:table-cell>
          <table:table-cell office:value-type="float" office:value="97586744" calcext:value-type="float">
            <text:p>97586744</text:p>
          </table:table-cell>
        </table:table-row>
        <table:table-row table:style-name="ro1">
          <table:table-cell office:value-type="float" office:value="36608402" calcext:value-type="float">
            <text:p>36608402</text:p>
          </table:table-cell>
          <table:table-cell office:value-type="float" office:value="11288734" calcext:value-type="float">
            <text:p>11288734</text:p>
          </table:table-cell>
        </table:table-row>
        <table:table-row table:style-name="ro1">
          <table:table-cell office:value-type="float" office:value="36611418" calcext:value-type="float">
            <text:p>36611418</text:p>
          </table:table-cell>
          <table:table-cell office:value-type="float" office:value="60335932" calcext:value-type="float">
            <text:p>60335932</text:p>
          </table:table-cell>
        </table:table-row>
        <table:table-row table:style-name="ro1">
          <table:table-cell office:value-type="float" office:value="36611419" calcext:value-type="float">
            <text:p>36611419</text:p>
          </table:table-cell>
          <table:table-cell office:value-type="float" office:value="18179358" calcext:value-type="float">
            <text:p>18179358</text:p>
          </table:table-cell>
        </table:table-row>
        <table:table-row table:style-name="ro1">
          <table:table-cell office:value-type="float" office:value="36611420" calcext:value-type="float">
            <text:p>36611420</text:p>
          </table:table-cell>
          <table:table-cell office:value-type="float" office:value="58427872" calcext:value-type="float">
            <text:p>58427872</text:p>
          </table:table-cell>
        </table:table-row>
        <table:table-row table:style-name="ro1">
          <table:table-cell office:value-type="float" office:value="36611422" calcext:value-type="float">
            <text:p>36611422</text:p>
          </table:table-cell>
          <table:table-cell office:value-type="float" office:value="50752314" calcext:value-type="float">
            <text:p>50752314</text:p>
          </table:table-cell>
        </table:table-row>
        <table:table-row table:style-name="ro1">
          <table:table-cell office:value-type="float" office:value="36613157" calcext:value-type="float">
            <text:p>36613157</text:p>
          </table:table-cell>
          <table:table-cell office:value-type="float" office:value="35747851" calcext:value-type="float">
            <text:p>35747851</text:p>
          </table:table-cell>
        </table:table-row>
        <table:table-row table:style-name="ro1">
          <table:table-cell office:value-type="float" office:value="36614077" calcext:value-type="float">
            <text:p>36614077</text:p>
          </table:table-cell>
          <table:table-cell office:value-type="float" office:value="95857039" calcext:value-type="float">
            <text:p>95857039</text:p>
          </table:table-cell>
        </table:table-row>
        <table:table-row table:style-name="ro1">
          <table:table-cell office:value-type="float" office:value="36615854" calcext:value-type="float">
            <text:p>36615854</text:p>
          </table:table-cell>
          <table:table-cell office:value-type="float" office:value="69364798" calcext:value-type="float">
            <text:p>69364798</text:p>
          </table:table-cell>
        </table:table-row>
        <table:table-row table:style-name="ro1">
          <table:table-cell office:value-type="float" office:value="36615899" calcext:value-type="float">
            <text:p>36615899</text:p>
          </table:table-cell>
          <table:table-cell office:value-type="float" office:value="53392781" calcext:value-type="float">
            <text:p>53392781</text:p>
          </table:table-cell>
        </table:table-row>
        <table:table-row table:style-name="ro1">
          <table:table-cell office:value-type="float" office:value="36619056" calcext:value-type="float">
            <text:p>36619056</text:p>
          </table:table-cell>
          <table:table-cell office:value-type="float" office:value="93333447" calcext:value-type="float">
            <text:p>93333447</text:p>
          </table:table-cell>
        </table:table-row>
        <table:table-row table:style-name="ro1">
          <table:table-cell office:value-type="float" office:value="36621539" calcext:value-type="float">
            <text:p>36621539</text:p>
          </table:table-cell>
          <table:table-cell office:value-type="float" office:value="15138434" calcext:value-type="float">
            <text:p>15138434</text:p>
          </table:table-cell>
        </table:table-row>
        <table:table-row table:style-name="ro1">
          <table:table-cell office:value-type="float" office:value="36621540" calcext:value-type="float">
            <text:p>36621540</text:p>
          </table:table-cell>
          <table:table-cell office:value-type="float" office:value="67946226" calcext:value-type="float">
            <text:p>67946226</text:p>
          </table:table-cell>
        </table:table-row>
        <table:table-row table:style-name="ro1">
          <table:table-cell office:value-type="float" office:value="36621541" calcext:value-type="float">
            <text:p>36621541</text:p>
          </table:table-cell>
          <table:table-cell office:value-type="float" office:value="69315395" calcext:value-type="float">
            <text:p>69315395</text:p>
          </table:table-cell>
        </table:table-row>
        <table:table-row table:style-name="ro1">
          <table:table-cell office:value-type="float" office:value="36621542" calcext:value-type="float">
            <text:p>36621542</text:p>
          </table:table-cell>
          <table:table-cell office:value-type="float" office:value="27288130" calcext:value-type="float">
            <text:p>27288130</text:p>
          </table:table-cell>
        </table:table-row>
        <table:table-row table:style-name="ro1">
          <table:table-cell office:value-type="float" office:value="36621543" calcext:value-type="float">
            <text:p>36621543</text:p>
          </table:table-cell>
          <table:table-cell office:value-type="float" office:value="49751642" calcext:value-type="float">
            <text:p>49751642</text:p>
          </table:table-cell>
        </table:table-row>
        <table:table-row table:style-name="ro1">
          <table:table-cell office:value-type="float" office:value="36621544" calcext:value-type="float">
            <text:p>36621544</text:p>
          </table:table-cell>
          <table:table-cell office:value-type="float" office:value="63620885" calcext:value-type="float">
            <text:p>63620885</text:p>
          </table:table-cell>
        </table:table-row>
        <table:table-row table:style-name="ro1">
          <table:table-cell office:value-type="float" office:value="36621545" calcext:value-type="float">
            <text:p>36621545</text:p>
          </table:table-cell>
          <table:table-cell office:value-type="float" office:value="87335457" calcext:value-type="float">
            <text:p>87335457</text:p>
          </table:table-cell>
        </table:table-row>
        <table:table-row table:style-name="ro1">
          <table:table-cell office:value-type="float" office:value="36621674" calcext:value-type="float">
            <text:p>36621674</text:p>
          </table:table-cell>
          <table:table-cell office:value-type="float" office:value="33438574" calcext:value-type="float">
            <text:p>33438574</text:p>
          </table:table-cell>
        </table:table-row>
        <table:table-row table:style-name="ro1">
          <table:table-cell office:value-type="float" office:value="36621676" calcext:value-type="float">
            <text:p>36621676</text:p>
          </table:table-cell>
          <table:table-cell office:value-type="float" office:value="23063736" calcext:value-type="float">
            <text:p>23063736</text:p>
          </table:table-cell>
        </table:table-row>
        <table:table-row table:style-name="ro1">
          <table:table-cell office:value-type="float" office:value="36621677" calcext:value-type="float">
            <text:p>36621677</text:p>
          </table:table-cell>
          <table:table-cell office:value-type="float" office:value="97747291" calcext:value-type="float">
            <text:p>97747291</text:p>
          </table:table-cell>
        </table:table-row>
        <table:table-row table:style-name="ro1">
          <table:table-cell office:value-type="float" office:value="36621678" calcext:value-type="float">
            <text:p>36621678</text:p>
          </table:table-cell>
          <table:table-cell office:value-type="float" office:value="60357266" calcext:value-type="float">
            <text:p>60357266</text:p>
          </table:table-cell>
        </table:table-row>
        <table:table-row table:style-name="ro1">
          <table:table-cell office:value-type="float" office:value="36621679" calcext:value-type="float">
            <text:p>36621679</text:p>
          </table:table-cell>
          <table:table-cell office:value-type="float" office:value="28509773" calcext:value-type="float">
            <text:p>28509773</text:p>
          </table:table-cell>
        </table:table-row>
        <table:table-row table:style-name="ro1">
          <table:table-cell office:value-type="float" office:value="36621680" calcext:value-type="float">
            <text:p>36621680</text:p>
          </table:table-cell>
          <table:table-cell office:value-type="float" office:value="44170297" calcext:value-type="float">
            <text:p>44170297</text:p>
          </table:table-cell>
        </table:table-row>
        <table:table-row table:style-name="ro1">
          <table:table-cell office:value-type="float" office:value="36621681" calcext:value-type="float">
            <text:p>36621681</text:p>
          </table:table-cell>
          <table:table-cell office:value-type="float" office:value="96576498" calcext:value-type="float">
            <text:p>96576498</text:p>
          </table:table-cell>
        </table:table-row>
        <table:table-row table:style-name="ro1">
          <table:table-cell office:value-type="float" office:value="36621682" calcext:value-type="float">
            <text:p>36621682</text:p>
          </table:table-cell>
          <table:table-cell office:value-type="float" office:value="93781671" calcext:value-type="float">
            <text:p>93781671</text:p>
          </table:table-cell>
        </table:table-row>
        <table:table-row table:style-name="ro1">
          <table:table-cell office:value-type="float" office:value="36621683" calcext:value-type="float">
            <text:p>36621683</text:p>
          </table:table-cell>
          <table:table-cell office:value-type="float" office:value="90643453" calcext:value-type="float">
            <text:p>90643453</text:p>
          </table:table-cell>
        </table:table-row>
        <table:table-row table:style-name="ro1">
          <table:table-cell office:value-type="float" office:value="36622853" calcext:value-type="float">
            <text:p>36622853</text:p>
          </table:table-cell>
          <table:table-cell office:value-type="float" office:value="28818521" calcext:value-type="float">
            <text:p>28818521</text:p>
          </table:table-cell>
        </table:table-row>
        <table:table-row table:style-name="ro1">
          <table:table-cell office:value-type="float" office:value="36622855" calcext:value-type="float">
            <text:p>36622855</text:p>
          </table:table-cell>
          <table:table-cell office:value-type="float" office:value="45710340" calcext:value-type="float">
            <text:p>45710340</text:p>
          </table:table-cell>
        </table:table-row>
        <table:table-row table:style-name="ro1">
          <table:table-cell office:value-type="float" office:value="36622857" calcext:value-type="float">
            <text:p>36622857</text:p>
          </table:table-cell>
          <table:table-cell office:value-type="float" office:value="26111250" calcext:value-type="float">
            <text:p>26111250</text:p>
          </table:table-cell>
        </table:table-row>
        <table:table-row table:style-name="ro1">
          <table:table-cell office:value-type="float" office:value="36622859" calcext:value-type="float">
            <text:p>36622859</text:p>
          </table:table-cell>
          <table:table-cell office:value-type="float" office:value="26569727" calcext:value-type="float">
            <text:p>26569727</text:p>
          </table:table-cell>
        </table:table-row>
        <table:table-row table:style-name="ro1">
          <table:table-cell office:value-type="float" office:value="36622861" calcext:value-type="float">
            <text:p>36622861</text:p>
          </table:table-cell>
          <table:table-cell office:value-type="float" office:value="51271389" calcext:value-type="float">
            <text:p>51271389</text:p>
          </table:table-cell>
        </table:table-row>
        <table:table-row table:style-name="ro1">
          <table:table-cell office:value-type="float" office:value="36622863" calcext:value-type="float">
            <text:p>36622863</text:p>
          </table:table-cell>
          <table:table-cell office:value-type="float" office:value="82477136" calcext:value-type="float">
            <text:p>82477136</text:p>
          </table:table-cell>
        </table:table-row>
        <table:table-row table:style-name="ro1">
          <table:table-cell office:value-type="float" office:value="36622865" calcext:value-type="float">
            <text:p>36622865</text:p>
          </table:table-cell>
          <table:table-cell office:value-type="float" office:value="39564693" calcext:value-type="float">
            <text:p>39564693</text:p>
          </table:table-cell>
        </table:table-row>
        <table:table-row table:style-name="ro1">
          <table:table-cell office:value-type="float" office:value="36622867" calcext:value-type="float">
            <text:p>36622867</text:p>
          </table:table-cell>
          <table:table-cell office:value-type="float" office:value="83304650" calcext:value-type="float">
            <text:p>83304650</text:p>
          </table:table-cell>
        </table:table-row>
        <table:table-row table:style-name="ro1">
          <table:table-cell office:value-type="float" office:value="36622869" calcext:value-type="float">
            <text:p>36622869</text:p>
          </table:table-cell>
          <table:table-cell office:value-type="float" office:value="37644195" calcext:value-type="float">
            <text:p>37644195</text:p>
          </table:table-cell>
        </table:table-row>
        <table:table-row table:style-name="ro1">
          <table:table-cell office:value-type="float" office:value="36622871" calcext:value-type="float">
            <text:p>36622871</text:p>
          </table:table-cell>
          <table:table-cell office:value-type="float" office:value="72168753" calcext:value-type="float">
            <text:p>72168753</text:p>
          </table:table-cell>
        </table:table-row>
        <table:table-row table:style-name="ro1">
          <table:table-cell office:value-type="float" office:value="36622873" calcext:value-type="float">
            <text:p>36622873</text:p>
          </table:table-cell>
          <table:table-cell office:value-type="float" office:value="61217041" calcext:value-type="float">
            <text:p>61217041</text:p>
          </table:table-cell>
        </table:table-row>
        <table:table-row table:style-name="ro1">
          <table:table-cell office:value-type="float" office:value="36622875" calcext:value-type="float">
            <text:p>36622875</text:p>
          </table:table-cell>
          <table:table-cell office:value-type="float" office:value="51279468" calcext:value-type="float">
            <text:p>51279468</text:p>
          </table:table-cell>
        </table:table-row>
        <table:table-row table:style-name="ro1">
          <table:table-cell office:value-type="float" office:value="36622877" calcext:value-type="float">
            <text:p>36622877</text:p>
          </table:table-cell>
          <table:table-cell office:value-type="float" office:value="44731091" calcext:value-type="float">
            <text:p>44731091</text:p>
          </table:table-cell>
        </table:table-row>
        <table:table-row table:style-name="ro1">
          <table:table-cell office:value-type="float" office:value="36622879" calcext:value-type="float">
            <text:p>36622879</text:p>
          </table:table-cell>
          <table:table-cell office:value-type="float" office:value="85147380" calcext:value-type="float">
            <text:p>85147380</text:p>
          </table:table-cell>
        </table:table-row>
        <table:table-row table:style-name="ro1">
          <table:table-cell office:value-type="float" office:value="36622881" calcext:value-type="float">
            <text:p>36622881</text:p>
          </table:table-cell>
          <table:table-cell office:value-type="float" office:value="41950042" calcext:value-type="float">
            <text:p>41950042</text:p>
          </table:table-cell>
        </table:table-row>
        <table:table-row table:style-name="ro1">
          <table:table-cell office:value-type="float" office:value="36622883" calcext:value-type="float">
            <text:p>36622883</text:p>
          </table:table-cell>
          <table:table-cell office:value-type="float" office:value="71403092" calcext:value-type="float">
            <text:p>71403092</text:p>
          </table:table-cell>
        </table:table-row>
        <table:table-row table:style-name="ro1">
          <table:table-cell office:value-type="float" office:value="36622885" calcext:value-type="float">
            <text:p>36622885</text:p>
          </table:table-cell>
          <table:table-cell office:value-type="float" office:value="30888097" calcext:value-type="float">
            <text:p>30888097</text:p>
          </table:table-cell>
        </table:table-row>
        <table:table-row table:style-name="ro1">
          <table:table-cell office:value-type="float" office:value="36622887" calcext:value-type="float">
            <text:p>36622887</text:p>
          </table:table-cell>
          <table:table-cell office:value-type="float" office:value="84457355" calcext:value-type="float">
            <text:p>84457355</text:p>
          </table:table-cell>
        </table:table-row>
        <table:table-row table:style-name="ro1">
          <table:table-cell office:value-type="float" office:value="36622889" calcext:value-type="float">
            <text:p>36622889</text:p>
          </table:table-cell>
          <table:table-cell office:value-type="float" office:value="71326928" calcext:value-type="float">
            <text:p>71326928</text:p>
          </table:table-cell>
        </table:table-row>
        <table:table-row table:style-name="ro1">
          <table:table-cell office:value-type="float" office:value="36622891" calcext:value-type="float">
            <text:p>36622891</text:p>
          </table:table-cell>
          <table:table-cell office:value-type="float" office:value="50717542" calcext:value-type="float">
            <text:p>50717542</text:p>
          </table:table-cell>
        </table:table-row>
        <table:table-row table:style-name="ro1">
          <table:table-cell office:value-type="float" office:value="36622893" calcext:value-type="float">
            <text:p>36622893</text:p>
          </table:table-cell>
          <table:table-cell office:value-type="float" office:value="67150398" calcext:value-type="float">
            <text:p>67150398</text:p>
          </table:table-cell>
        </table:table-row>
        <table:table-row table:style-name="ro1">
          <table:table-cell office:value-type="float" office:value="36622895" calcext:value-type="float">
            <text:p>36622895</text:p>
          </table:table-cell>
          <table:table-cell office:value-type="float" office:value="47766785" calcext:value-type="float">
            <text:p>47766785</text:p>
          </table:table-cell>
        </table:table-row>
        <table:table-row table:style-name="ro1">
          <table:table-cell office:value-type="float" office:value="36622899" calcext:value-type="float">
            <text:p>36622899</text:p>
          </table:table-cell>
          <table:table-cell office:value-type="float" office:value="41398513" calcext:value-type="float">
            <text:p>41398513</text:p>
          </table:table-cell>
        </table:table-row>
        <table:table-row table:style-name="ro1">
          <table:table-cell office:value-type="float" office:value="36622901" calcext:value-type="float">
            <text:p>36622901</text:p>
          </table:table-cell>
          <table:table-cell office:value-type="float" office:value="10026774" calcext:value-type="float">
            <text:p>10026774</text:p>
          </table:table-cell>
        </table:table-row>
        <table:table-row table:style-name="ro1">
          <table:table-cell office:value-type="float" office:value="36625056" calcext:value-type="float">
            <text:p>36625056</text:p>
          </table:table-cell>
          <table:table-cell office:value-type="float" office:value="77435509" calcext:value-type="float">
            <text:p>77435509</text:p>
          </table:table-cell>
        </table:table-row>
        <table:table-row table:style-name="ro1">
          <table:table-cell office:value-type="float" office:value="36625057" calcext:value-type="float">
            <text:p>36625057</text:p>
          </table:table-cell>
          <table:table-cell office:value-type="float" office:value="63215703" calcext:value-type="float">
            <text:p>63215703</text:p>
          </table:table-cell>
        </table:table-row>
        <table:table-row table:style-name="ro1">
          <table:table-cell office:value-type="float" office:value="36625058" calcext:value-type="float">
            <text:p>36625058</text:p>
          </table:table-cell>
          <table:table-cell office:value-type="float" office:value="61402590" calcext:value-type="float">
            <text:p>61402590</text:p>
          </table:table-cell>
        </table:table-row>
        <table:table-row table:style-name="ro1">
          <table:table-cell office:value-type="float" office:value="36625059" calcext:value-type="float">
            <text:p>36625059</text:p>
          </table:table-cell>
          <table:table-cell office:value-type="float" office:value="52162534" calcext:value-type="float">
            <text:p>52162534</text:p>
          </table:table-cell>
        </table:table-row>
        <table:table-row table:style-name="ro1">
          <table:table-cell office:value-type="float" office:value="36625110" calcext:value-type="float">
            <text:p>36625110</text:p>
          </table:table-cell>
          <table:table-cell office:value-type="float" office:value="86420313" calcext:value-type="float">
            <text:p>86420313</text:p>
          </table:table-cell>
        </table:table-row>
        <table:table-row table:style-name="ro1">
          <table:table-cell office:value-type="float" office:value="36626402" calcext:value-type="float">
            <text:p>36626402</text:p>
          </table:table-cell>
          <table:table-cell office:value-type="float" office:value="46061914" calcext:value-type="float">
            <text:p>46061914</text:p>
          </table:table-cell>
        </table:table-row>
        <table:table-row table:style-name="ro1">
          <table:table-cell office:value-type="float" office:value="36626403" calcext:value-type="float">
            <text:p>36626403</text:p>
          </table:table-cell>
          <table:table-cell office:value-type="float" office:value="98336175" calcext:value-type="float">
            <text:p>98336175</text:p>
          </table:table-cell>
        </table:table-row>
        <table:table-row table:style-name="ro1">
          <table:table-cell office:value-type="float" office:value="36627642" calcext:value-type="float">
            <text:p>36627642</text:p>
          </table:table-cell>
          <table:table-cell office:value-type="float" office:value="81396574" calcext:value-type="float">
            <text:p>81396574</text:p>
          </table:table-cell>
        </table:table-row>
        <table:table-row table:style-name="ro1">
          <table:table-cell office:value-type="float" office:value="36628211" calcext:value-type="float">
            <text:p>36628211</text:p>
          </table:table-cell>
          <table:table-cell office:value-type="float" office:value="32478701" calcext:value-type="float">
            <text:p>32478701</text:p>
          </table:table-cell>
        </table:table-row>
        <table:table-row table:style-name="ro1">
          <table:table-cell office:value-type="float" office:value="36629657" calcext:value-type="float">
            <text:p>36629657</text:p>
          </table:table-cell>
          <table:table-cell office:value-type="float" office:value="81892684" calcext:value-type="float">
            <text:p>81892684</text:p>
          </table:table-cell>
        </table:table-row>
        <table:table-row table:style-name="ro1">
          <table:table-cell office:value-type="float" office:value="36630041" calcext:value-type="float">
            <text:p>36630041</text:p>
          </table:table-cell>
          <table:table-cell office:value-type="float" office:value="95460238" calcext:value-type="float">
            <text:p>95460238</text:p>
          </table:table-cell>
        </table:table-row>
        <table:table-row table:style-name="ro1">
          <table:table-cell office:value-type="float" office:value="36630042" calcext:value-type="float">
            <text:p>36630042</text:p>
          </table:table-cell>
          <table:table-cell office:value-type="float" office:value="72916783" calcext:value-type="float">
            <text:p>72916783</text:p>
          </table:table-cell>
        </table:table-row>
        <table:table-row table:style-name="ro1">
          <table:table-cell office:value-type="float" office:value="36630043" calcext:value-type="float">
            <text:p>36630043</text:p>
          </table:table-cell>
          <table:table-cell office:value-type="float" office:value="30927961" calcext:value-type="float">
            <text:p>30927961</text:p>
          </table:table-cell>
        </table:table-row>
        <table:table-row table:style-name="ro1">
          <table:table-cell office:value-type="float" office:value="36631747" calcext:value-type="float">
            <text:p>36631747</text:p>
          </table:table-cell>
          <table:table-cell office:value-type="float" office:value="62609821" calcext:value-type="float">
            <text:p>62609821</text:p>
          </table:table-cell>
        </table:table-row>
        <table:table-row table:style-name="ro1">
          <table:table-cell office:value-type="float" office:value="36632761" calcext:value-type="float">
            <text:p>36632761</text:p>
          </table:table-cell>
          <table:table-cell office:value-type="float" office:value="21939123" calcext:value-type="float">
            <text:p>21939123</text:p>
          </table:table-cell>
        </table:table-row>
        <table:table-row table:style-name="ro1">
          <table:table-cell office:value-type="float" office:value="36632865" calcext:value-type="float">
            <text:p>36632865</text:p>
          </table:table-cell>
          <table:table-cell office:value-type="float" office:value="56255452" calcext:value-type="float">
            <text:p>56255452</text:p>
          </table:table-cell>
        </table:table-row>
        <table:table-row table:style-name="ro1">
          <table:table-cell office:value-type="float" office:value="36632886" calcext:value-type="float">
            <text:p>36632886</text:p>
          </table:table-cell>
          <table:table-cell office:value-type="float" office:value="79755825" calcext:value-type="float">
            <text:p>79755825</text:p>
          </table:table-cell>
        </table:table-row>
        <table:table-row table:style-name="ro1">
          <table:table-cell office:value-type="float" office:value="36632895" calcext:value-type="float">
            <text:p>36632895</text:p>
          </table:table-cell>
          <table:table-cell office:value-type="float" office:value="63397717" calcext:value-type="float">
            <text:p>63397717</text:p>
          </table:table-cell>
        </table:table-row>
        <table:table-row table:style-name="ro1">
          <table:table-cell office:value-type="float" office:value="36632904" calcext:value-type="float">
            <text:p>36632904</text:p>
          </table:table-cell>
          <table:table-cell office:value-type="float" office:value="42021946" calcext:value-type="float">
            <text:p>42021946</text:p>
          </table:table-cell>
        </table:table-row>
        <table:table-row table:style-name="ro1">
          <table:table-cell office:value-type="float" office:value="36632912" calcext:value-type="float">
            <text:p>36632912</text:p>
          </table:table-cell>
          <table:table-cell office:value-type="float" office:value="78091159" calcext:value-type="float">
            <text:p>78091159</text:p>
          </table:table-cell>
        </table:table-row>
        <table:table-row table:style-name="ro1">
          <table:table-cell office:value-type="float" office:value="36632916" calcext:value-type="float">
            <text:p>36632916</text:p>
          </table:table-cell>
          <table:table-cell office:value-type="float" office:value="55986457" calcext:value-type="float">
            <text:p>55986457</text:p>
          </table:table-cell>
        </table:table-row>
        <table:table-row table:style-name="ro1">
          <table:table-cell office:value-type="float" office:value="36632918" calcext:value-type="float">
            <text:p>36632918</text:p>
          </table:table-cell>
          <table:table-cell office:value-type="float" office:value="12448303" calcext:value-type="float">
            <text:p>12448303</text:p>
          </table:table-cell>
        </table:table-row>
        <table:table-row table:style-name="ro1">
          <table:table-cell office:value-type="float" office:value="36632920" calcext:value-type="float">
            <text:p>36632920</text:p>
          </table:table-cell>
          <table:table-cell office:value-type="float" office:value="31440835" calcext:value-type="float">
            <text:p>31440835</text:p>
          </table:table-cell>
        </table:table-row>
        <table:table-row table:style-name="ro1">
          <table:table-cell office:value-type="float" office:value="36632921" calcext:value-type="float">
            <text:p>36632921</text:p>
          </table:table-cell>
          <table:table-cell office:value-type="float" office:value="17941381" calcext:value-type="float">
            <text:p>17941381</text:p>
          </table:table-cell>
        </table:table-row>
        <table:table-row table:style-name="ro1">
          <table:table-cell office:value-type="float" office:value="36632926" calcext:value-type="float">
            <text:p>36632926</text:p>
          </table:table-cell>
          <table:table-cell office:value-type="float" office:value="65892466" calcext:value-type="float">
            <text:p>65892466</text:p>
          </table:table-cell>
        </table:table-row>
        <table:table-row table:style-name="ro1">
          <table:table-cell office:value-type="float" office:value="36632939" calcext:value-type="float">
            <text:p>36632939</text:p>
          </table:table-cell>
          <table:table-cell office:value-type="float" office:value="60343877" calcext:value-type="float">
            <text:p>60343877</text:p>
          </table:table-cell>
        </table:table-row>
        <table:table-row table:style-name="ro1">
          <table:table-cell office:value-type="float" office:value="36632950" calcext:value-type="float">
            <text:p>36632950</text:p>
          </table:table-cell>
          <table:table-cell office:value-type="float" office:value="52030966" calcext:value-type="float">
            <text:p>52030966</text:p>
          </table:table-cell>
        </table:table-row>
        <table:table-row table:style-name="ro1">
          <table:table-cell office:value-type="float" office:value="36632971" calcext:value-type="float">
            <text:p>36632971</text:p>
          </table:table-cell>
          <table:table-cell office:value-type="float" office:value="34921220" calcext:value-type="float">
            <text:p>34921220</text:p>
          </table:table-cell>
        </table:table-row>
        <table:table-row table:style-name="ro1">
          <table:table-cell office:value-type="float" office:value="36632986" calcext:value-type="float">
            <text:p>36632986</text:p>
          </table:table-cell>
          <table:table-cell office:value-type="float" office:value="36371355" calcext:value-type="float">
            <text:p>36371355</text:p>
          </table:table-cell>
        </table:table-row>
        <table:table-row table:style-name="ro1">
          <table:table-cell office:value-type="float" office:value="36633000" calcext:value-type="float">
            <text:p>36633000</text:p>
          </table:table-cell>
          <table:table-cell office:value-type="float" office:value="52688212" calcext:value-type="float">
            <text:p>52688212</text:p>
          </table:table-cell>
        </table:table-row>
        <table:table-row table:style-name="ro1">
          <table:table-cell office:value-type="float" office:value="36633010" calcext:value-type="float">
            <text:p>36633010</text:p>
          </table:table-cell>
          <table:table-cell office:value-type="float" office:value="32969899" calcext:value-type="float">
            <text:p>32969899</text:p>
          </table:table-cell>
        </table:table-row>
        <table:table-row table:style-name="ro1">
          <table:table-cell office:value-type="float" office:value="36633021" calcext:value-type="float">
            <text:p>36633021</text:p>
          </table:table-cell>
          <table:table-cell office:value-type="float" office:value="34964292" calcext:value-type="float">
            <text:p>34964292</text:p>
          </table:table-cell>
        </table:table-row>
        <table:table-row table:style-name="ro1">
          <table:table-cell office:value-type="float" office:value="36633022" calcext:value-type="float">
            <text:p>36633022</text:p>
          </table:table-cell>
          <table:table-cell office:value-type="float" office:value="97978675" calcext:value-type="float">
            <text:p>97978675</text:p>
          </table:table-cell>
        </table:table-row>
        <table:table-row table:style-name="ro1">
          <table:table-cell office:value-type="float" office:value="36633023" calcext:value-type="float">
            <text:p>36633023</text:p>
          </table:table-cell>
          <table:table-cell office:value-type="float" office:value="67828242" calcext:value-type="float">
            <text:p>67828242</text:p>
          </table:table-cell>
        </table:table-row>
        <table:table-row table:style-name="ro1">
          <table:table-cell office:value-type="float" office:value="36633602" calcext:value-type="float">
            <text:p>36633602</text:p>
          </table:table-cell>
          <table:table-cell office:value-type="float" office:value="38488840" calcext:value-type="float">
            <text:p>38488840</text:p>
          </table:table-cell>
        </table:table-row>
        <table:table-row table:style-name="ro1">
          <table:table-cell office:value-type="float" office:value="36639871" calcext:value-type="float">
            <text:p>36639871</text:p>
          </table:table-cell>
          <table:table-cell office:value-type="float" office:value="45685030" calcext:value-type="float">
            <text:p>45685030</text:p>
          </table:table-cell>
        </table:table-row>
        <table:table-row table:style-name="ro1">
          <table:table-cell office:value-type="float" office:value="36639893" calcext:value-type="float">
            <text:p>36639893</text:p>
          </table:table-cell>
          <table:table-cell office:value-type="float" office:value="92346454" calcext:value-type="float">
            <text:p>92346454</text:p>
          </table:table-cell>
        </table:table-row>
        <table:table-row table:style-name="ro1">
          <table:table-cell office:value-type="float" office:value="36642659" calcext:value-type="float">
            <text:p>36642659</text:p>
          </table:table-cell>
          <table:table-cell office:value-type="float" office:value="61323178" calcext:value-type="float">
            <text:p>61323178</text:p>
          </table:table-cell>
        </table:table-row>
        <table:table-row table:style-name="ro1">
          <table:table-cell office:value-type="float" office:value="36643227" calcext:value-type="float">
            <text:p>36643227</text:p>
          </table:table-cell>
          <table:table-cell office:value-type="float" office:value="67425973" calcext:value-type="float">
            <text:p>67425973</text:p>
          </table:table-cell>
        </table:table-row>
        <table:table-row table:style-name="ro1">
          <table:table-cell office:value-type="float" office:value="36643293" calcext:value-type="float">
            <text:p>36643293</text:p>
          </table:table-cell>
          <table:table-cell office:value-type="float" office:value="80407372" calcext:value-type="float">
            <text:p>80407372</text:p>
          </table:table-cell>
        </table:table-row>
        <table:table-row table:style-name="ro1">
          <table:table-cell office:value-type="float" office:value="36643323" calcext:value-type="float">
            <text:p>36643323</text:p>
          </table:table-cell>
          <table:table-cell office:value-type="float" office:value="38014282" calcext:value-type="float">
            <text:p>38014282</text:p>
          </table:table-cell>
        </table:table-row>
        <table:table-row table:style-name="ro1">
          <table:table-cell office:value-type="float" office:value="36643360" calcext:value-type="float">
            <text:p>36643360</text:p>
          </table:table-cell>
          <table:table-cell office:value-type="float" office:value="20194784" calcext:value-type="float">
            <text:p>20194784</text:p>
          </table:table-cell>
        </table:table-row>
        <table:table-row table:style-name="ro1">
          <table:table-cell office:value-type="float" office:value="36645940" calcext:value-type="float">
            <text:p>36645940</text:p>
          </table:table-cell>
          <table:table-cell office:value-type="float" office:value="49572146" calcext:value-type="float">
            <text:p>49572146</text:p>
          </table:table-cell>
        </table:table-row>
        <table:table-row table:style-name="ro1">
          <table:table-cell office:value-type="float" office:value="36646056" calcext:value-type="float">
            <text:p>36646056</text:p>
          </table:table-cell>
          <table:table-cell office:value-type="float" office:value="23793002" calcext:value-type="float">
            <text:p>23793002</text:p>
          </table:table-cell>
        </table:table-row>
        <table:table-row table:style-name="ro1">
          <table:table-cell office:value-type="float" office:value="36646059" calcext:value-type="float">
            <text:p>36646059</text:p>
          </table:table-cell>
          <table:table-cell office:value-type="float" office:value="19061825" calcext:value-type="float">
            <text:p>19061825</text:p>
          </table:table-cell>
        </table:table-row>
        <table:table-row table:style-name="ro1">
          <table:table-cell office:value-type="float" office:value="36649102" calcext:value-type="float">
            <text:p>36649102</text:p>
          </table:table-cell>
          <table:table-cell office:value-type="float" office:value="72932006" calcext:value-type="float">
            <text:p>72932006</text:p>
          </table:table-cell>
        </table:table-row>
        <table:table-row table:style-name="ro1">
          <table:table-cell office:value-type="float" office:value="36649126" calcext:value-type="float">
            <text:p>36649126</text:p>
          </table:table-cell>
          <table:table-cell office:value-type="float" office:value="97401741" calcext:value-type="float">
            <text:p>97401741</text:p>
          </table:table-cell>
        </table:table-row>
        <table:table-row table:style-name="ro1">
          <table:table-cell office:value-type="float" office:value="36649127" calcext:value-type="float">
            <text:p>36649127</text:p>
          </table:table-cell>
          <table:table-cell office:value-type="float" office:value="78973008" calcext:value-type="float">
            <text:p>78973008</text:p>
          </table:table-cell>
        </table:table-row>
        <table:table-row table:style-name="ro1">
          <table:table-cell office:value-type="float" office:value="36649735" calcext:value-type="float">
            <text:p>36649735</text:p>
          </table:table-cell>
          <table:table-cell office:value-type="float" office:value="50355306" calcext:value-type="float">
            <text:p>50355306</text:p>
          </table:table-cell>
        </table:table-row>
        <table:table-row table:style-name="ro1">
          <table:table-cell office:value-type="float" office:value="36649736" calcext:value-type="float">
            <text:p>36649736</text:p>
          </table:table-cell>
          <table:table-cell office:value-type="float" office:value="15725133" calcext:value-type="float">
            <text:p>15725133</text:p>
          </table:table-cell>
        </table:table-row>
        <table:table-row table:style-name="ro1">
          <table:table-cell office:value-type="float" office:value="36649737" calcext:value-type="float">
            <text:p>36649737</text:p>
          </table:table-cell>
          <table:table-cell office:value-type="float" office:value="29486636" calcext:value-type="float">
            <text:p>29486636</text:p>
          </table:table-cell>
        </table:table-row>
        <table:table-row table:style-name="ro1">
          <table:table-cell office:value-type="float" office:value="36649738" calcext:value-type="float">
            <text:p>36649738</text:p>
          </table:table-cell>
          <table:table-cell office:value-type="float" office:value="20120034" calcext:value-type="float">
            <text:p>20120034</text:p>
          </table:table-cell>
        </table:table-row>
        <table:table-row table:style-name="ro1">
          <table:table-cell office:value-type="float" office:value="36650939" calcext:value-type="float">
            <text:p>36650939</text:p>
          </table:table-cell>
          <table:table-cell office:value-type="float" office:value="11706824" calcext:value-type="float">
            <text:p>11706824</text:p>
          </table:table-cell>
        </table:table-row>
        <table:table-row table:style-name="ro1">
          <table:table-cell office:value-type="float" office:value="36652340" calcext:value-type="float">
            <text:p>36652340</text:p>
          </table:table-cell>
          <table:table-cell office:value-type="float" office:value="61469105" calcext:value-type="float">
            <text:p>61469105</text:p>
          </table:table-cell>
        </table:table-row>
        <table:table-row table:style-name="ro1">
          <table:table-cell office:value-type="float" office:value="36652341" calcext:value-type="float">
            <text:p>36652341</text:p>
          </table:table-cell>
          <table:table-cell office:value-type="float" office:value="23658727" calcext:value-type="float">
            <text:p>23658727</text:p>
          </table:table-cell>
        </table:table-row>
        <table:table-row table:style-name="ro1">
          <table:table-cell office:value-type="float" office:value="36652342" calcext:value-type="float">
            <text:p>36652342</text:p>
          </table:table-cell>
          <table:table-cell office:value-type="float" office:value="74993700" calcext:value-type="float">
            <text:p>74993700</text:p>
          </table:table-cell>
        </table:table-row>
        <table:table-row table:style-name="ro1">
          <table:table-cell office:value-type="float" office:value="36652344" calcext:value-type="float">
            <text:p>36652344</text:p>
          </table:table-cell>
          <table:table-cell office:value-type="float" office:value="60794283" calcext:value-type="float">
            <text:p>60794283</text:p>
          </table:table-cell>
        </table:table-row>
        <table:table-row table:style-name="ro1">
          <table:table-cell office:value-type="float" office:value="36653544" calcext:value-type="float">
            <text:p>36653544</text:p>
          </table:table-cell>
          <table:table-cell office:value-type="float" office:value="25702493" calcext:value-type="float">
            <text:p>25702493</text:p>
          </table:table-cell>
        </table:table-row>
        <table:table-row table:style-name="ro1">
          <table:table-cell office:value-type="float" office:value="36654898" calcext:value-type="float">
            <text:p>36654898</text:p>
          </table:table-cell>
          <table:table-cell office:value-type="float" office:value="93816647" calcext:value-type="float">
            <text:p>93816647</text:p>
          </table:table-cell>
        </table:table-row>
        <table:table-row table:style-name="ro1">
          <table:table-cell office:value-type="float" office:value="36654935" calcext:value-type="float">
            <text:p>36654935</text:p>
          </table:table-cell>
          <table:table-cell office:value-type="float" office:value="79150268" calcext:value-type="float">
            <text:p>79150268</text:p>
          </table:table-cell>
        </table:table-row>
        <table:table-row table:style-name="ro1">
          <table:table-cell office:value-type="float" office:value="36655735" calcext:value-type="float">
            <text:p>36655735</text:p>
          </table:table-cell>
          <table:table-cell office:value-type="float" office:value="61300915" calcext:value-type="float">
            <text:p>61300915</text:p>
          </table:table-cell>
        </table:table-row>
        <table:table-row table:style-name="ro1">
          <table:table-cell office:value-type="float" office:value="36656413" calcext:value-type="float">
            <text:p>36656413</text:p>
          </table:table-cell>
          <table:table-cell office:value-type="float" office:value="92838234" calcext:value-type="float">
            <text:p>92838234</text:p>
          </table:table-cell>
        </table:table-row>
        <table:table-row table:style-name="ro1">
          <table:table-cell office:value-type="float" office:value="36656570" calcext:value-type="float">
            <text:p>36656570</text:p>
          </table:table-cell>
          <table:table-cell office:value-type="float" office:value="34164733" calcext:value-type="float">
            <text:p>34164733</text:p>
          </table:table-cell>
        </table:table-row>
        <table:table-row table:style-name="ro1">
          <table:table-cell office:value-type="float" office:value="36658916" calcext:value-type="float">
            <text:p>36658916</text:p>
          </table:table-cell>
          <table:table-cell office:value-type="float" office:value="87228247" calcext:value-type="float">
            <text:p>87228247</text:p>
          </table:table-cell>
        </table:table-row>
        <table:table-row table:style-name="ro1">
          <table:table-cell office:value-type="float" office:value="36660209" calcext:value-type="float">
            <text:p>36660209</text:p>
          </table:table-cell>
          <table:table-cell office:value-type="float" office:value="58407314" calcext:value-type="float">
            <text:p>58407314</text:p>
          </table:table-cell>
        </table:table-row>
        <table:table-row table:style-name="ro1">
          <table:table-cell office:value-type="float" office:value="36660237" calcext:value-type="float">
            <text:p>36660237</text:p>
          </table:table-cell>
          <table:table-cell office:value-type="float" office:value="76794035" calcext:value-type="float">
            <text:p>76794035</text:p>
          </table:table-cell>
        </table:table-row>
        <table:table-row table:style-name="ro1">
          <table:table-cell office:value-type="float" office:value="36660239" calcext:value-type="float">
            <text:p>36660239</text:p>
          </table:table-cell>
          <table:table-cell office:value-type="float" office:value="38627553" calcext:value-type="float">
            <text:p>38627553</text:p>
          </table:table-cell>
        </table:table-row>
        <table:table-row table:style-name="ro1">
          <table:table-cell office:value-type="float" office:value="36660259" calcext:value-type="float">
            <text:p>36660259</text:p>
          </table:table-cell>
          <table:table-cell office:value-type="float" office:value="57004794" calcext:value-type="float">
            <text:p>57004794</text:p>
          </table:table-cell>
        </table:table-row>
        <table:table-row table:style-name="ro1">
          <table:table-cell office:value-type="float" office:value="36661493" calcext:value-type="float">
            <text:p>36661493</text:p>
          </table:table-cell>
          <table:table-cell office:value-type="float" office:value="98505153" calcext:value-type="float">
            <text:p>98505153</text:p>
          </table:table-cell>
        </table:table-row>
        <table:table-row table:style-name="ro1">
          <table:table-cell office:value-type="float" office:value="36661560" calcext:value-type="float">
            <text:p>36661560</text:p>
          </table:table-cell>
          <table:table-cell office:value-type="float" office:value="92444891" calcext:value-type="float">
            <text:p>92444891</text:p>
          </table:table-cell>
        </table:table-row>
        <table:table-row table:style-name="ro1">
          <table:table-cell office:value-type="float" office:value="36661561" calcext:value-type="float">
            <text:p>36661561</text:p>
          </table:table-cell>
          <table:table-cell office:value-type="float" office:value="61200746" calcext:value-type="float">
            <text:p>61200746</text:p>
          </table:table-cell>
        </table:table-row>
        <table:table-row table:style-name="ro1">
          <table:table-cell office:value-type="float" office:value="36661598" calcext:value-type="float">
            <text:p>36661598</text:p>
          </table:table-cell>
          <table:table-cell office:value-type="float" office:value="48763536" calcext:value-type="float">
            <text:p>48763536</text:p>
          </table:table-cell>
        </table:table-row>
        <table:table-row table:style-name="ro1">
          <table:table-cell office:value-type="float" office:value="36661600" calcext:value-type="float">
            <text:p>36661600</text:p>
          </table:table-cell>
          <table:table-cell office:value-type="float" office:value="43800645" calcext:value-type="float">
            <text:p>43800645</text:p>
          </table:table-cell>
        </table:table-row>
        <table:table-row table:style-name="ro1">
          <table:table-cell office:value-type="float" office:value="36661622" calcext:value-type="float">
            <text:p>36661622</text:p>
          </table:table-cell>
          <table:table-cell office:value-type="float" office:value="28197108" calcext:value-type="float">
            <text:p>28197108</text:p>
          </table:table-cell>
        </table:table-row>
        <table:table-row table:style-name="ro1">
          <table:table-cell office:value-type="float" office:value="36661624" calcext:value-type="float">
            <text:p>36661624</text:p>
          </table:table-cell>
          <table:table-cell office:value-type="float" office:value="65079070" calcext:value-type="float">
            <text:p>65079070</text:p>
          </table:table-cell>
        </table:table-row>
        <table:table-row table:style-name="ro1">
          <table:table-cell office:value-type="float" office:value="36661625" calcext:value-type="float">
            <text:p>36661625</text:p>
          </table:table-cell>
          <table:table-cell office:value-type="float" office:value="35922582" calcext:value-type="float">
            <text:p>35922582</text:p>
          </table:table-cell>
        </table:table-row>
        <table:table-row table:style-name="ro1">
          <table:table-cell office:value-type="float" office:value="36661626" calcext:value-type="float">
            <text:p>36661626</text:p>
          </table:table-cell>
          <table:table-cell office:value-type="float" office:value="15337071" calcext:value-type="float">
            <text:p>15337071</text:p>
          </table:table-cell>
        </table:table-row>
        <table:table-row table:style-name="ro1">
          <table:table-cell office:value-type="float" office:value="36661629" calcext:value-type="float">
            <text:p>36661629</text:p>
          </table:table-cell>
          <table:table-cell office:value-type="float" office:value="25422639" calcext:value-type="float">
            <text:p>25422639</text:p>
          </table:table-cell>
        </table:table-row>
        <table:table-row table:style-name="ro1">
          <table:table-cell office:value-type="float" office:value="36661630" calcext:value-type="float">
            <text:p>36661630</text:p>
          </table:table-cell>
          <table:table-cell office:value-type="float" office:value="24545117" calcext:value-type="float">
            <text:p>24545117</text:p>
          </table:table-cell>
        </table:table-row>
        <table:table-row table:style-name="ro1">
          <table:table-cell office:value-type="float" office:value="36661631" calcext:value-type="float">
            <text:p>36661631</text:p>
          </table:table-cell>
          <table:table-cell office:value-type="float" office:value="72842220" calcext:value-type="float">
            <text:p>72842220</text:p>
          </table:table-cell>
        </table:table-row>
        <table:table-row table:style-name="ro1">
          <table:table-cell office:value-type="float" office:value="36661632" calcext:value-type="float">
            <text:p>36661632</text:p>
          </table:table-cell>
          <table:table-cell office:value-type="float" office:value="69889601" calcext:value-type="float">
            <text:p>69889601</text:p>
          </table:table-cell>
        </table:table-row>
        <table:table-row table:style-name="ro1">
          <table:table-cell office:value-type="float" office:value="36661633" calcext:value-type="float">
            <text:p>36661633</text:p>
          </table:table-cell>
          <table:table-cell office:value-type="float" office:value="67494533" calcext:value-type="float">
            <text:p>67494533</text:p>
          </table:table-cell>
        </table:table-row>
        <table:table-row table:style-name="ro1">
          <table:table-cell office:value-type="float" office:value="36661634" calcext:value-type="float">
            <text:p>36661634</text:p>
          </table:table-cell>
          <table:table-cell office:value-type="float" office:value="43807247" calcext:value-type="float">
            <text:p>43807247</text:p>
          </table:table-cell>
        </table:table-row>
        <table:table-row table:style-name="ro1">
          <table:table-cell office:value-type="float" office:value="36661636" calcext:value-type="float">
            <text:p>36661636</text:p>
          </table:table-cell>
          <table:table-cell office:value-type="float" office:value="12265000" calcext:value-type="float">
            <text:p>12265000</text:p>
          </table:table-cell>
        </table:table-row>
        <table:table-row table:style-name="ro1">
          <table:table-cell office:value-type="float" office:value="36661637" calcext:value-type="float">
            <text:p>36661637</text:p>
          </table:table-cell>
          <table:table-cell office:value-type="float" office:value="67171863" calcext:value-type="float">
            <text:p>67171863</text:p>
          </table:table-cell>
        </table:table-row>
        <table:table-row table:style-name="ro1">
          <table:table-cell office:value-type="float" office:value="36661638" calcext:value-type="float">
            <text:p>36661638</text:p>
          </table:table-cell>
          <table:table-cell office:value-type="float" office:value="49728718" calcext:value-type="float">
            <text:p>49728718</text:p>
          </table:table-cell>
        </table:table-row>
        <table:table-row table:style-name="ro1">
          <table:table-cell office:value-type="float" office:value="36661696" calcext:value-type="float">
            <text:p>36661696</text:p>
          </table:table-cell>
          <table:table-cell office:value-type="float" office:value="41242816" calcext:value-type="float">
            <text:p>41242816</text:p>
          </table:table-cell>
        </table:table-row>
        <table:table-row table:style-name="ro1">
          <table:table-cell office:value-type="float" office:value="36662354" calcext:value-type="float">
            <text:p>36662354</text:p>
          </table:table-cell>
          <table:table-cell office:value-type="float" office:value="47936619" calcext:value-type="float">
            <text:p>47936619</text:p>
          </table:table-cell>
        </table:table-row>
        <table:table-row table:style-name="ro1">
          <table:table-cell office:value-type="float" office:value="36662687" calcext:value-type="float">
            <text:p>36662687</text:p>
          </table:table-cell>
          <table:table-cell office:value-type="float" office:value="33842683" calcext:value-type="float">
            <text:p>33842683</text:p>
          </table:table-cell>
        </table:table-row>
        <table:table-row table:style-name="ro1">
          <table:table-cell office:value-type="float" office:value="36662688" calcext:value-type="float">
            <text:p>36662688</text:p>
          </table:table-cell>
          <table:table-cell office:value-type="float" office:value="11664329" calcext:value-type="float">
            <text:p>11664329</text:p>
          </table:table-cell>
        </table:table-row>
        <table:table-row table:style-name="ro1">
          <table:table-cell office:value-type="float" office:value="36662690" calcext:value-type="float">
            <text:p>36662690</text:p>
          </table:table-cell>
          <table:table-cell office:value-type="float" office:value="65832950" calcext:value-type="float">
            <text:p>65832950</text:p>
          </table:table-cell>
        </table:table-row>
        <table:table-row table:style-name="ro1">
          <table:table-cell office:value-type="float" office:value="36662691" calcext:value-type="float">
            <text:p>36662691</text:p>
          </table:table-cell>
          <table:table-cell office:value-type="float" office:value="77614176" calcext:value-type="float">
            <text:p>77614176</text:p>
          </table:table-cell>
        </table:table-row>
        <table:table-row table:style-name="ro1">
          <table:table-cell office:value-type="float" office:value="36662693" calcext:value-type="float">
            <text:p>36662693</text:p>
          </table:table-cell>
          <table:table-cell office:value-type="float" office:value="19912592" calcext:value-type="float">
            <text:p>19912592</text:p>
          </table:table-cell>
        </table:table-row>
        <table:table-row table:style-name="ro1">
          <table:table-cell office:value-type="float" office:value="36662694" calcext:value-type="float">
            <text:p>36662694</text:p>
          </table:table-cell>
          <table:table-cell office:value-type="float" office:value="44804203" calcext:value-type="float">
            <text:p>44804203</text:p>
          </table:table-cell>
        </table:table-row>
        <table:table-row table:style-name="ro1">
          <table:table-cell office:value-type="float" office:value="36662696" calcext:value-type="float">
            <text:p>36662696</text:p>
          </table:table-cell>
          <table:table-cell office:value-type="float" office:value="74967585" calcext:value-type="float">
            <text:p>74967585</text:p>
          </table:table-cell>
        </table:table-row>
        <table:table-row table:style-name="ro1">
          <table:table-cell office:value-type="float" office:value="36662697" calcext:value-type="float">
            <text:p>36662697</text:p>
          </table:table-cell>
          <table:table-cell office:value-type="float" office:value="17889150" calcext:value-type="float">
            <text:p>17889150</text:p>
          </table:table-cell>
        </table:table-row>
        <table:table-row table:style-name="ro1">
          <table:table-cell office:value-type="float" office:value="36664357" calcext:value-type="float">
            <text:p>36664357</text:p>
          </table:table-cell>
          <table:table-cell office:value-type="float" office:value="71323634" calcext:value-type="float">
            <text:p>71323634</text:p>
          </table:table-cell>
        </table:table-row>
        <table:table-row table:style-name="ro1">
          <table:table-cell office:value-type="float" office:value="36664454" calcext:value-type="float">
            <text:p>36664454</text:p>
          </table:table-cell>
          <table:table-cell office:value-type="float" office:value="22189159" calcext:value-type="float">
            <text:p>22189159</text:p>
          </table:table-cell>
        </table:table-row>
        <table:table-row table:style-name="ro1">
          <table:table-cell office:value-type="float" office:value="36669250" calcext:value-type="float">
            <text:p>36669250</text:p>
          </table:table-cell>
          <table:table-cell office:value-type="float" office:value="99254648" calcext:value-type="float">
            <text:p>99254648</text:p>
          </table:table-cell>
        </table:table-row>
        <table:table-row table:style-name="ro1">
          <table:table-cell office:value-type="float" office:value="36669342" calcext:value-type="float">
            <text:p>36669342</text:p>
          </table:table-cell>
          <table:table-cell office:value-type="float" office:value="85035568" calcext:value-type="float">
            <text:p>85035568</text:p>
          </table:table-cell>
        </table:table-row>
        <table:table-row table:style-name="ro1">
          <table:table-cell office:value-type="float" office:value="36677887" calcext:value-type="float">
            <text:p>36677887</text:p>
          </table:table-cell>
          <table:table-cell office:value-type="float" office:value="19712312" calcext:value-type="float">
            <text:p>19712312</text:p>
          </table:table-cell>
        </table:table-row>
        <table:table-row table:style-name="ro1">
          <table:table-cell office:value-type="float" office:value="36681402" calcext:value-type="float">
            <text:p>36681402</text:p>
          </table:table-cell>
          <table:table-cell office:value-type="float" office:value="10994081" calcext:value-type="float">
            <text:p>10994081</text:p>
          </table:table-cell>
        </table:table-row>
        <table:table-row table:style-name="ro1">
          <table:table-cell office:value-type="float" office:value="36681403" calcext:value-type="float">
            <text:p>36681403</text:p>
          </table:table-cell>
          <table:table-cell office:value-type="float" office:value="50484806" calcext:value-type="float">
            <text:p>50484806</text:p>
          </table:table-cell>
        </table:table-row>
        <table:table-row table:style-name="ro1">
          <table:table-cell office:value-type="float" office:value="36681404" calcext:value-type="float">
            <text:p>36681404</text:p>
          </table:table-cell>
          <table:table-cell office:value-type="float" office:value="35439600" calcext:value-type="float">
            <text:p>35439600</text:p>
          </table:table-cell>
        </table:table-row>
        <table:table-row table:style-name="ro1">
          <table:table-cell office:value-type="float" office:value="36681406" calcext:value-type="float">
            <text:p>36681406</text:p>
          </table:table-cell>
          <table:table-cell office:value-type="float" office:value="86664290" calcext:value-type="float">
            <text:p>86664290</text:p>
          </table:table-cell>
        </table:table-row>
        <table:table-row table:style-name="ro1">
          <table:table-cell office:value-type="float" office:value="36685738" calcext:value-type="float">
            <text:p>36685738</text:p>
          </table:table-cell>
          <table:table-cell office:value-type="float" office:value="55710841" calcext:value-type="float">
            <text:p>55710841</text:p>
          </table:table-cell>
        </table:table-row>
        <table:table-row table:style-name="ro1">
          <table:table-cell office:value-type="float" office:value="36686768" calcext:value-type="float">
            <text:p>36686768</text:p>
          </table:table-cell>
          <table:table-cell office:value-type="float" office:value="13483292" calcext:value-type="float">
            <text:p>13483292</text:p>
          </table:table-cell>
        </table:table-row>
        <table:table-row table:style-name="ro1">
          <table:table-cell office:value-type="float" office:value="36686834" calcext:value-type="float">
            <text:p>36686834</text:p>
          </table:table-cell>
          <table:table-cell office:value-type="float" office:value="65075010" calcext:value-type="float">
            <text:p>65075010</text:p>
          </table:table-cell>
        </table:table-row>
        <table:table-row table:style-name="ro1">
          <table:table-cell office:value-type="float" office:value="36686879" calcext:value-type="float">
            <text:p>36686879</text:p>
          </table:table-cell>
          <table:table-cell office:value-type="float" office:value="65130867" calcext:value-type="float">
            <text:p>65130867</text:p>
          </table:table-cell>
        </table:table-row>
        <table:table-row table:style-name="ro1">
          <table:table-cell office:value-type="float" office:value="36686894" calcext:value-type="float">
            <text:p>36686894</text:p>
          </table:table-cell>
          <table:table-cell office:value-type="float" office:value="67422498" calcext:value-type="float">
            <text:p>67422498</text:p>
          </table:table-cell>
        </table:table-row>
        <table:table-row table:style-name="ro1">
          <table:table-cell office:value-type="float" office:value="36695754" calcext:value-type="float">
            <text:p>36695754</text:p>
          </table:table-cell>
          <table:table-cell office:value-type="float" office:value="41222876" calcext:value-type="float">
            <text:p>41222876</text:p>
          </table:table-cell>
        </table:table-row>
        <table:table-row table:style-name="ro1">
          <table:table-cell office:value-type="float" office:value="36701056" calcext:value-type="float">
            <text:p>36701056</text:p>
          </table:table-cell>
          <table:table-cell office:value-type="float" office:value="89959540" calcext:value-type="float">
            <text:p>89959540</text:p>
          </table:table-cell>
        </table:table-row>
        <table:table-row table:style-name="ro1">
          <table:table-cell office:value-type="float" office:value="36701057" calcext:value-type="float">
            <text:p>36701057</text:p>
          </table:table-cell>
          <table:table-cell office:value-type="float" office:value="35101028" calcext:value-type="float">
            <text:p>35101028</text:p>
          </table:table-cell>
        </table:table-row>
        <table:table-row table:style-name="ro1">
          <table:table-cell office:value-type="float" office:value="36703527" calcext:value-type="float">
            <text:p>36703527</text:p>
          </table:table-cell>
          <table:table-cell office:value-type="float" office:value="74175184" calcext:value-type="float">
            <text:p>74175184</text:p>
          </table:table-cell>
        </table:table-row>
        <table:table-row table:style-name="ro1">
          <table:table-cell office:value-type="float" office:value="36703574" calcext:value-type="float">
            <text:p>36703574</text:p>
          </table:table-cell>
          <table:table-cell office:value-type="float" office:value="85277158" calcext:value-type="float">
            <text:p>85277158</text:p>
          </table:table-cell>
        </table:table-row>
        <table:table-row table:style-name="ro1">
          <table:table-cell office:value-type="float" office:value="36703676" calcext:value-type="float">
            <text:p>36703676</text:p>
          </table:table-cell>
          <table:table-cell office:value-type="float" office:value="68560594" calcext:value-type="float">
            <text:p>68560594</text:p>
          </table:table-cell>
        </table:table-row>
        <table:table-row table:style-name="ro1">
          <table:table-cell office:value-type="float" office:value="36719056" calcext:value-type="float">
            <text:p>36719056</text:p>
          </table:table-cell>
          <table:table-cell office:value-type="float" office:value="24109193" calcext:value-type="float">
            <text:p>24109193</text:p>
          </table:table-cell>
        </table:table-row>
        <table:table-row table:style-name="ro1">
          <table:table-cell office:value-type="float" office:value="36721320" calcext:value-type="float">
            <text:p>36721320</text:p>
          </table:table-cell>
          <table:table-cell office:value-type="float" office:value="58518541" calcext:value-type="float">
            <text:p>58518541</text:p>
          </table:table-cell>
        </table:table-row>
        <table:table-row table:style-name="ro1">
          <table:table-cell office:value-type="float" office:value="36738617" calcext:value-type="float">
            <text:p>36738617</text:p>
          </table:table-cell>
          <table:table-cell office:value-type="float" office:value="70460926" calcext:value-type="float">
            <text:p>70460926</text:p>
          </table:table-cell>
        </table:table-row>
        <table:table-row table:style-name="ro1">
          <table:table-cell office:value-type="float" office:value="36746148" calcext:value-type="float">
            <text:p>36746148</text:p>
          </table:table-cell>
          <table:table-cell office:value-type="float" office:value="12714221" calcext:value-type="float">
            <text:p>12714221</text:p>
          </table:table-cell>
        </table:table-row>
        <table:table-row table:style-name="ro1">
          <table:table-cell office:value-type="float" office:value="36746162" calcext:value-type="float">
            <text:p>36746162</text:p>
          </table:table-cell>
          <table:table-cell office:value-type="float" office:value="75707647" calcext:value-type="float">
            <text:p>75707647</text:p>
          </table:table-cell>
        </table:table-row>
        <table:table-row table:style-name="ro1">
          <table:table-cell office:value-type="float" office:value="36746193" calcext:value-type="float">
            <text:p>36746193</text:p>
          </table:table-cell>
          <table:table-cell office:value-type="float" office:value="90912525" calcext:value-type="float">
            <text:p>90912525</text:p>
          </table:table-cell>
        </table:table-row>
        <table:table-row table:style-name="ro1">
          <table:table-cell office:value-type="float" office:value="36746264" calcext:value-type="float">
            <text:p>36746264</text:p>
          </table:table-cell>
          <table:table-cell office:value-type="float" office:value="53334390" calcext:value-type="float">
            <text:p>53334390</text:p>
          </table:table-cell>
        </table:table-row>
        <table:table-row table:style-name="ro1">
          <table:table-cell office:value-type="float" office:value="36746509" calcext:value-type="float">
            <text:p>36746509</text:p>
          </table:table-cell>
          <table:table-cell office:value-type="float" office:value="25779641" calcext:value-type="float">
            <text:p>25779641</text:p>
          </table:table-cell>
        </table:table-row>
        <table:table-row table:style-name="ro1">
          <table:table-cell office:value-type="float" office:value="36746537" calcext:value-type="float">
            <text:p>36746537</text:p>
          </table:table-cell>
          <table:table-cell office:value-type="float" office:value="90643947" calcext:value-type="float">
            <text:p>90643947</text:p>
          </table:table-cell>
        </table:table-row>
        <table:table-row table:style-name="ro1">
          <table:table-cell office:value-type="float" office:value="36747212" calcext:value-type="float">
            <text:p>36747212</text:p>
          </table:table-cell>
          <table:table-cell office:value-type="float" office:value="61887838" calcext:value-type="float">
            <text:p>61887838</text:p>
          </table:table-cell>
        </table:table-row>
        <table:table-row table:style-name="ro1">
          <table:table-cell office:value-type="float" office:value="36754377" calcext:value-type="float">
            <text:p>36754377</text:p>
          </table:table-cell>
          <table:table-cell office:value-type="float" office:value="79140684" calcext:value-type="float">
            <text:p>79140684</text:p>
          </table:table-cell>
        </table:table-row>
        <table:table-row table:style-name="ro1">
          <table:table-cell office:value-type="float" office:value="36756259" calcext:value-type="float">
            <text:p>36756259</text:p>
          </table:table-cell>
          <table:table-cell office:value-type="float" office:value="95472235" calcext:value-type="float">
            <text:p>95472235</text:p>
          </table:table-cell>
        </table:table-row>
        <table:table-row table:style-name="ro1">
          <table:table-cell office:value-type="float" office:value="36756766" calcext:value-type="float">
            <text:p>36756766</text:p>
          </table:table-cell>
          <table:table-cell office:value-type="float" office:value="96157430" calcext:value-type="float">
            <text:p>96157430</text:p>
          </table:table-cell>
        </table:table-row>
        <table:table-row table:style-name="ro1">
          <table:table-cell office:value-type="float" office:value="36758272" calcext:value-type="float">
            <text:p>36758272</text:p>
          </table:table-cell>
          <table:table-cell office:value-type="float" office:value="51599225" calcext:value-type="float">
            <text:p>51599225</text:p>
          </table:table-cell>
        </table:table-row>
        <table:table-row table:style-name="ro1">
          <table:table-cell office:value-type="float" office:value="36764599" calcext:value-type="float">
            <text:p>36764599</text:p>
          </table:table-cell>
          <table:table-cell office:value-type="float" office:value="30701131" calcext:value-type="float">
            <text:p>30701131</text:p>
          </table:table-cell>
        </table:table-row>
        <table:table-row table:style-name="ro1">
          <table:table-cell office:value-type="float" office:value="36764692" calcext:value-type="float">
            <text:p>36764692</text:p>
          </table:table-cell>
          <table:table-cell office:value-type="float" office:value="54101139" calcext:value-type="float">
            <text:p>54101139</text:p>
          </table:table-cell>
        </table:table-row>
        <table:table-row table:style-name="ro1">
          <table:table-cell office:value-type="float" office:value="36769755" calcext:value-type="float">
            <text:p>36769755</text:p>
          </table:table-cell>
          <table:table-cell office:value-type="float" office:value="68545255" calcext:value-type="float">
            <text:p>68545255</text:p>
          </table:table-cell>
        </table:table-row>
        <table:table-row table:style-name="ro1">
          <table:table-cell office:value-type="float" office:value="36771059" calcext:value-type="float">
            <text:p>36771059</text:p>
          </table:table-cell>
          <table:table-cell office:value-type="float" office:value="52725290" calcext:value-type="float">
            <text:p>52725290</text:p>
          </table:table-cell>
        </table:table-row>
        <table:table-row table:style-name="ro1">
          <table:table-cell office:value-type="float" office:value="36772546" calcext:value-type="float">
            <text:p>36772546</text:p>
          </table:table-cell>
          <table:table-cell office:value-type="float" office:value="95810294" calcext:value-type="float">
            <text:p>95810294</text:p>
          </table:table-cell>
        </table:table-row>
        <table:table-row table:style-name="ro1">
          <table:table-cell office:value-type="float" office:value="36772547" calcext:value-type="float">
            <text:p>36772547</text:p>
          </table:table-cell>
          <table:table-cell office:value-type="float" office:value="30783280" calcext:value-type="float">
            <text:p>30783280</text:p>
          </table:table-cell>
        </table:table-row>
        <table:table-row table:style-name="ro1">
          <table:table-cell office:value-type="float" office:value="36772598" calcext:value-type="float">
            <text:p>36772598</text:p>
          </table:table-cell>
          <table:table-cell office:value-type="float" office:value="22947288" calcext:value-type="float">
            <text:p>22947288</text:p>
          </table:table-cell>
        </table:table-row>
        <table:table-row table:style-name="ro1">
          <table:table-cell office:value-type="float" office:value="36774992" calcext:value-type="float">
            <text:p>36774992</text:p>
          </table:table-cell>
          <table:table-cell office:value-type="float" office:value="21545471" calcext:value-type="float">
            <text:p>21545471</text:p>
          </table:table-cell>
        </table:table-row>
        <table:table-row table:style-name="ro1">
          <table:table-cell office:value-type="float" office:value="36781017" calcext:value-type="float">
            <text:p>36781017</text:p>
          </table:table-cell>
          <table:table-cell office:value-type="float" office:value="36752986" calcext:value-type="float">
            <text:p>36752986</text:p>
          </table:table-cell>
        </table:table-row>
        <table:table-row table:style-name="ro1">
          <table:table-cell office:value-type="float" office:value="36784603" calcext:value-type="float">
            <text:p>36784603</text:p>
          </table:table-cell>
          <table:table-cell office:value-type="float" office:value="48613902" calcext:value-type="float">
            <text:p>48613902</text:p>
          </table:table-cell>
        </table:table-row>
        <table:table-row table:style-name="ro1">
          <table:table-cell office:value-type="float" office:value="36784620" calcext:value-type="float">
            <text:p>36784620</text:p>
          </table:table-cell>
          <table:table-cell office:value-type="float" office:value="32160412" calcext:value-type="float">
            <text:p>32160412</text:p>
          </table:table-cell>
        </table:table-row>
        <table:table-row table:style-name="ro1">
          <table:table-cell office:value-type="float" office:value="36785058" calcext:value-type="float">
            <text:p>36785058</text:p>
          </table:table-cell>
          <table:table-cell office:value-type="float" office:value="62464259" calcext:value-type="float">
            <text:p>62464259</text:p>
          </table:table-cell>
        </table:table-row>
        <table:table-row table:style-name="ro1">
          <table:table-cell office:value-type="float" office:value="36785077" calcext:value-type="float">
            <text:p>36785077</text:p>
          </table:table-cell>
          <table:table-cell office:value-type="float" office:value="36707898" calcext:value-type="float">
            <text:p>36707898</text:p>
          </table:table-cell>
        </table:table-row>
        <table:table-row table:style-name="ro1">
          <table:table-cell office:value-type="float" office:value="36785914" calcext:value-type="float">
            <text:p>36785914</text:p>
          </table:table-cell>
          <table:table-cell office:value-type="float" office:value="14744312" calcext:value-type="float">
            <text:p>14744312</text:p>
          </table:table-cell>
        </table:table-row>
        <table:table-row table:style-name="ro1">
          <table:table-cell office:value-type="float" office:value="36785967" calcext:value-type="float">
            <text:p>36785967</text:p>
          </table:table-cell>
          <table:table-cell office:value-type="float" office:value="13216720" calcext:value-type="float">
            <text:p>13216720</text:p>
          </table:table-cell>
        </table:table-row>
        <table:table-row table:style-name="ro1">
          <table:table-cell office:value-type="float" office:value="36786166" calcext:value-type="float">
            <text:p>36786166</text:p>
          </table:table-cell>
          <table:table-cell office:value-type="float" office:value="93254676" calcext:value-type="float">
            <text:p>93254676</text:p>
          </table:table-cell>
        </table:table-row>
        <table:table-row table:style-name="ro1">
          <table:table-cell office:value-type="float" office:value="36787423" calcext:value-type="float">
            <text:p>36787423</text:p>
          </table:table-cell>
          <table:table-cell office:value-type="float" office:value="63007683" calcext:value-type="float">
            <text:p>63007683</text:p>
          </table:table-cell>
        </table:table-row>
        <table:table-row table:style-name="ro1">
          <table:table-cell office:value-type="float" office:value="36789295" calcext:value-type="float">
            <text:p>36789295</text:p>
          </table:table-cell>
          <table:table-cell office:value-type="float" office:value="22850810" calcext:value-type="float">
            <text:p>22850810</text:p>
          </table:table-cell>
        </table:table-row>
        <table:table-row table:style-name="ro1">
          <table:table-cell office:value-type="float" office:value="36789332" calcext:value-type="float">
            <text:p>36789332</text:p>
          </table:table-cell>
          <table:table-cell office:value-type="float" office:value="76446332" calcext:value-type="float">
            <text:p>76446332</text:p>
          </table:table-cell>
        </table:table-row>
        <table:table-row table:style-name="ro1">
          <table:table-cell office:value-type="float" office:value="36790426" calcext:value-type="float">
            <text:p>36790426</text:p>
          </table:table-cell>
          <table:table-cell office:value-type="float" office:value="31857522" calcext:value-type="float">
            <text:p>31857522</text:p>
          </table:table-cell>
        </table:table-row>
        <table:table-row table:style-name="ro1">
          <table:table-cell office:value-type="float" office:value="36790498" calcext:value-type="float">
            <text:p>36790498</text:p>
          </table:table-cell>
          <table:table-cell office:value-type="float" office:value="26492818" calcext:value-type="float">
            <text:p>26492818</text:p>
          </table:table-cell>
        </table:table-row>
        <table:table-row table:style-name="ro1">
          <table:table-cell office:value-type="float" office:value="36796225" calcext:value-type="float">
            <text:p>36796225</text:p>
          </table:table-cell>
          <table:table-cell office:value-type="float" office:value="45574432" calcext:value-type="float">
            <text:p>45574432</text:p>
          </table:table-cell>
        </table:table-row>
        <table:table-row table:style-name="ro1">
          <table:table-cell office:value-type="float" office:value="36796676" calcext:value-type="float">
            <text:p>36796676</text:p>
          </table:table-cell>
          <table:table-cell office:value-type="float" office:value="96794450" calcext:value-type="float">
            <text:p>96794450</text:p>
          </table:table-cell>
        </table:table-row>
        <table:table-row table:style-name="ro1">
          <table:table-cell office:value-type="float" office:value="36799097" calcext:value-type="float">
            <text:p>36799097</text:p>
          </table:table-cell>
          <table:table-cell office:value-type="float" office:value="80699810" calcext:value-type="float">
            <text:p>80699810</text:p>
          </table:table-cell>
        </table:table-row>
        <table:table-row table:style-name="ro1">
          <table:table-cell office:value-type="float" office:value="36817321" calcext:value-type="float">
            <text:p>36817321</text:p>
          </table:table-cell>
          <table:table-cell office:value-type="float" office:value="89526720" calcext:value-type="float">
            <text:p>89526720</text:p>
          </table:table-cell>
        </table:table-row>
        <table:table-row table:style-name="ro1">
          <table:table-cell office:value-type="float" office:value="36821749" calcext:value-type="float">
            <text:p>36821749</text:p>
          </table:table-cell>
          <table:table-cell office:value-type="float" office:value="79169400" calcext:value-type="float">
            <text:p>79169400</text:p>
          </table:table-cell>
        </table:table-row>
        <table:table-row table:style-name="ro1">
          <table:table-cell office:value-type="float" office:value="36821787" calcext:value-type="float">
            <text:p>36821787</text:p>
          </table:table-cell>
          <table:table-cell office:value-type="float" office:value="41273560" calcext:value-type="float">
            <text:p>41273560</text:p>
          </table:table-cell>
        </table:table-row>
        <table:table-row table:style-name="ro1">
          <table:table-cell office:value-type="float" office:value="36823835" calcext:value-type="float">
            <text:p>36823835</text:p>
          </table:table-cell>
          <table:table-cell office:value-type="float" office:value="21185295" calcext:value-type="float">
            <text:p>21185295</text:p>
          </table:table-cell>
        </table:table-row>
        <table:table-row table:style-name="ro1">
          <table:table-cell office:value-type="float" office:value="36824999" calcext:value-type="float">
            <text:p>36824999</text:p>
          </table:table-cell>
          <table:table-cell office:value-type="float" office:value="82632120" calcext:value-type="float">
            <text:p>82632120</text:p>
          </table:table-cell>
        </table:table-row>
        <table:table-row table:style-name="ro1">
          <table:table-cell office:value-type="float" office:value="36825966" calcext:value-type="float">
            <text:p>36825966</text:p>
          </table:table-cell>
          <table:table-cell office:value-type="float" office:value="43818780" calcext:value-type="float">
            <text:p>43818780</text:p>
          </table:table-cell>
        </table:table-row>
        <table:table-row table:style-name="ro1">
          <table:table-cell office:value-type="float" office:value="36827296" calcext:value-type="float">
            <text:p>36827296</text:p>
          </table:table-cell>
          <table:table-cell office:value-type="float" office:value="29605531" calcext:value-type="float">
            <text:p>29605531</text:p>
          </table:table-cell>
        </table:table-row>
        <table:table-row table:style-name="ro1">
          <table:table-cell office:value-type="float" office:value="36827390" calcext:value-type="float">
            <text:p>36827390</text:p>
          </table:table-cell>
          <table:table-cell office:value-type="float" office:value="79261944" calcext:value-type="float">
            <text:p>79261944</text:p>
          </table:table-cell>
        </table:table-row>
        <table:table-row table:style-name="ro1">
          <table:table-cell office:value-type="float" office:value="36828475" calcext:value-type="float">
            <text:p>36828475</text:p>
          </table:table-cell>
          <table:table-cell office:value-type="float" office:value="31163803" calcext:value-type="float">
            <text:p>31163803</text:p>
          </table:table-cell>
        </table:table-row>
        <table:table-row table:style-name="ro1">
          <table:table-cell office:value-type="float" office:value="36828727" calcext:value-type="float">
            <text:p>36828727</text:p>
          </table:table-cell>
          <table:table-cell office:value-type="float" office:value="80859164" calcext:value-type="float">
            <text:p>80859164</text:p>
          </table:table-cell>
        </table:table-row>
        <table:table-row table:style-name="ro1">
          <table:table-cell office:value-type="float" office:value="36830949" calcext:value-type="float">
            <text:p>36830949</text:p>
          </table:table-cell>
          <table:table-cell office:value-type="float" office:value="27344681" calcext:value-type="float">
            <text:p>27344681</text:p>
          </table:table-cell>
        </table:table-row>
        <table:table-row table:style-name="ro1">
          <table:table-cell office:value-type="float" office:value="36830962" calcext:value-type="float">
            <text:p>36830962</text:p>
          </table:table-cell>
          <table:table-cell office:value-type="float" office:value="22785638" calcext:value-type="float">
            <text:p>22785638</text:p>
          </table:table-cell>
        </table:table-row>
        <table:table-row table:style-name="ro1">
          <table:table-cell office:value-type="float" office:value="36831157" calcext:value-type="float">
            <text:p>36831157</text:p>
          </table:table-cell>
          <table:table-cell office:value-type="float" office:value="98950389" calcext:value-type="float">
            <text:p>98950389</text:p>
          </table:table-cell>
        </table:table-row>
        <table:table-row table:style-name="ro1">
          <table:table-cell office:value-type="float" office:value="36831288" calcext:value-type="float">
            <text:p>36831288</text:p>
          </table:table-cell>
          <table:table-cell office:value-type="float" office:value="22501791" calcext:value-type="float">
            <text:p>22501791</text:p>
          </table:table-cell>
        </table:table-row>
        <table:table-row table:style-name="ro1">
          <table:table-cell office:value-type="float" office:value="36834207" calcext:value-type="float">
            <text:p>36834207</text:p>
          </table:table-cell>
          <table:table-cell office:value-type="float" office:value="52071739" calcext:value-type="float">
            <text:p>52071739</text:p>
          </table:table-cell>
        </table:table-row>
        <table:table-row table:style-name="ro1">
          <table:table-cell office:value-type="float" office:value="36834272" calcext:value-type="float">
            <text:p>36834272</text:p>
          </table:table-cell>
          <table:table-cell office:value-type="float" office:value="22776359" calcext:value-type="float">
            <text:p>22776359</text:p>
          </table:table-cell>
        </table:table-row>
        <table:table-row table:style-name="ro1">
          <table:table-cell office:value-type="float" office:value="36835816" calcext:value-type="float">
            <text:p>36835816</text:p>
          </table:table-cell>
          <table:table-cell office:value-type="float" office:value="65417912" calcext:value-type="float">
            <text:p>65417912</text:p>
          </table:table-cell>
        </table:table-row>
        <table:table-row table:style-name="ro1">
          <table:table-cell office:value-type="float" office:value="36836401" calcext:value-type="float">
            <text:p>36836401</text:p>
          </table:table-cell>
          <table:table-cell office:value-type="float" office:value="20545821" calcext:value-type="float">
            <text:p>20545821</text:p>
          </table:table-cell>
        </table:table-row>
        <table:table-row table:style-name="ro1">
          <table:table-cell office:value-type="float" office:value="36837022" calcext:value-type="float">
            <text:p>36837022</text:p>
          </table:table-cell>
          <table:table-cell office:value-type="float" office:value="23609900" calcext:value-type="float">
            <text:p>23609900</text:p>
          </table:table-cell>
        </table:table-row>
        <table:table-row table:style-name="ro1">
          <table:table-cell office:value-type="float" office:value="36837459" calcext:value-type="float">
            <text:p>36837459</text:p>
          </table:table-cell>
          <table:table-cell office:value-type="float" office:value="83602579" calcext:value-type="float">
            <text:p>83602579</text:p>
          </table:table-cell>
        </table:table-row>
        <table:table-row table:style-name="ro1">
          <table:table-cell office:value-type="float" office:value="36838012" calcext:value-type="float">
            <text:p>36838012</text:p>
          </table:table-cell>
          <table:table-cell office:value-type="float" office:value="96350528" calcext:value-type="float">
            <text:p>96350528</text:p>
          </table:table-cell>
        </table:table-row>
        <table:table-row table:style-name="ro1">
          <table:table-cell office:value-type="float" office:value="36838028" calcext:value-type="float">
            <text:p>36838028</text:p>
          </table:table-cell>
          <table:table-cell office:value-type="float" office:value="98050086" calcext:value-type="float">
            <text:p>98050086</text:p>
          </table:table-cell>
        </table:table-row>
        <table:table-row table:style-name="ro1">
          <table:table-cell office:value-type="float" office:value="36840143" calcext:value-type="float">
            <text:p>36840143</text:p>
          </table:table-cell>
          <table:table-cell office:value-type="float" office:value="28638066" calcext:value-type="float">
            <text:p>28638066</text:p>
          </table:table-cell>
        </table:table-row>
        <table:table-row table:style-name="ro1">
          <table:table-cell office:value-type="float" office:value="36840302" calcext:value-type="float">
            <text:p>36840302</text:p>
          </table:table-cell>
          <table:table-cell office:value-type="float" office:value="81631495" calcext:value-type="float">
            <text:p>81631495</text:p>
          </table:table-cell>
        </table:table-row>
        <table:table-row table:style-name="ro1">
          <table:table-cell office:value-type="float" office:value="36840349" calcext:value-type="float">
            <text:p>36840349</text:p>
          </table:table-cell>
          <table:table-cell office:value-type="float" office:value="16148782" calcext:value-type="float">
            <text:p>16148782</text:p>
          </table:table-cell>
        </table:table-row>
        <table:table-row table:style-name="ro1">
          <table:table-cell office:value-type="float" office:value="36840350" calcext:value-type="float">
            <text:p>36840350</text:p>
          </table:table-cell>
          <table:table-cell office:value-type="float" office:value="31962921" calcext:value-type="float">
            <text:p>31962921</text:p>
          </table:table-cell>
        </table:table-row>
        <table:table-row table:style-name="ro1">
          <table:table-cell office:value-type="float" office:value="36840964" calcext:value-type="float">
            <text:p>36840964</text:p>
          </table:table-cell>
          <table:table-cell office:value-type="float" office:value="48562646" calcext:value-type="float">
            <text:p>48562646</text:p>
          </table:table-cell>
        </table:table-row>
        <table:table-row table:style-name="ro1">
          <table:table-cell office:value-type="float" office:value="36841077" calcext:value-type="float">
            <text:p>36841077</text:p>
          </table:table-cell>
          <table:table-cell office:value-type="float" office:value="27947234" calcext:value-type="float">
            <text:p>27947234</text:p>
          </table:table-cell>
        </table:table-row>
        <table:table-row table:style-name="ro1">
          <table:table-cell office:value-type="float" office:value="36842501" calcext:value-type="float">
            <text:p>36842501</text:p>
          </table:table-cell>
          <table:table-cell office:value-type="float" office:value="11213389" calcext:value-type="float">
            <text:p>11213389</text:p>
          </table:table-cell>
        </table:table-row>
        <table:table-row table:style-name="ro1">
          <table:table-cell office:value-type="float" office:value="36842502" calcext:value-type="float">
            <text:p>36842502</text:p>
          </table:table-cell>
          <table:table-cell office:value-type="float" office:value="65305345" calcext:value-type="float">
            <text:p>65305345</text:p>
          </table:table-cell>
        </table:table-row>
        <table:table-row table:style-name="ro1">
          <table:table-cell office:value-type="float" office:value="36842504" calcext:value-type="float">
            <text:p>36842504</text:p>
          </table:table-cell>
          <table:table-cell office:value-type="float" office:value="47058122" calcext:value-type="float">
            <text:p>47058122</text:p>
          </table:table-cell>
        </table:table-row>
        <table:table-row table:style-name="ro1">
          <table:table-cell office:value-type="float" office:value="36842505" calcext:value-type="float">
            <text:p>36842505</text:p>
          </table:table-cell>
          <table:table-cell office:value-type="float" office:value="78366077" calcext:value-type="float">
            <text:p>78366077</text:p>
          </table:table-cell>
        </table:table-row>
        <table:table-row table:style-name="ro1">
          <table:table-cell office:value-type="float" office:value="36842506" calcext:value-type="float">
            <text:p>36842506</text:p>
          </table:table-cell>
          <table:table-cell office:value-type="float" office:value="89912637" calcext:value-type="float">
            <text:p>89912637</text:p>
          </table:table-cell>
        </table:table-row>
        <table:table-row table:style-name="ro1">
          <table:table-cell office:value-type="float" office:value="36842508" calcext:value-type="float">
            <text:p>36842508</text:p>
          </table:table-cell>
          <table:table-cell office:value-type="float" office:value="94661053" calcext:value-type="float">
            <text:p>94661053</text:p>
          </table:table-cell>
        </table:table-row>
        <table:table-row table:style-name="ro1">
          <table:table-cell office:value-type="float" office:value="36845277" calcext:value-type="float">
            <text:p>36845277</text:p>
          </table:table-cell>
          <table:table-cell office:value-type="float" office:value="70297971" calcext:value-type="float">
            <text:p>70297971</text:p>
          </table:table-cell>
        </table:table-row>
        <table:table-row table:style-name="ro1">
          <table:table-cell office:value-type="float" office:value="36845305" calcext:value-type="float">
            <text:p>36845305</text:p>
          </table:table-cell>
          <table:table-cell office:value-type="float" office:value="73167252" calcext:value-type="float">
            <text:p>73167252</text:p>
          </table:table-cell>
        </table:table-row>
        <table:table-row table:style-name="ro1">
          <table:table-cell office:value-type="float" office:value="36847107" calcext:value-type="float">
            <text:p>36847107</text:p>
          </table:table-cell>
          <table:table-cell office:value-type="float" office:value="24484040" calcext:value-type="float">
            <text:p>24484040</text:p>
          </table:table-cell>
        </table:table-row>
        <table:table-row table:style-name="ro1">
          <table:table-cell office:value-type="float" office:value="36847683" calcext:value-type="float">
            <text:p>36847683</text:p>
          </table:table-cell>
          <table:table-cell office:value-type="float" office:value="82447441" calcext:value-type="float">
            <text:p>82447441</text:p>
          </table:table-cell>
        </table:table-row>
        <table:table-row table:style-name="ro1">
          <table:table-cell office:value-type="float" office:value="36848322" calcext:value-type="float">
            <text:p>36848322</text:p>
          </table:table-cell>
          <table:table-cell office:value-type="float" office:value="88571254" calcext:value-type="float">
            <text:p>88571254</text:p>
          </table:table-cell>
        </table:table-row>
        <table:table-row table:style-name="ro1">
          <table:table-cell office:value-type="float" office:value="36848427" calcext:value-type="float">
            <text:p>36848427</text:p>
          </table:table-cell>
          <table:table-cell office:value-type="float" office:value="79709720" calcext:value-type="float">
            <text:p>79709720</text:p>
          </table:table-cell>
        </table:table-row>
        <table:table-row table:style-name="ro1">
          <table:table-cell office:value-type="float" office:value="36850780" calcext:value-type="float">
            <text:p>36850780</text:p>
          </table:table-cell>
          <table:table-cell office:value-type="float" office:value="64175958" calcext:value-type="float">
            <text:p>64175958</text:p>
          </table:table-cell>
        </table:table-row>
        <table:table-row table:style-name="ro1">
          <table:table-cell office:value-type="float" office:value="36851646" calcext:value-type="float">
            <text:p>36851646</text:p>
          </table:table-cell>
          <table:table-cell office:value-type="float" office:value="43724995" calcext:value-type="float">
            <text:p>43724995</text:p>
          </table:table-cell>
        </table:table-row>
        <table:table-row table:style-name="ro1">
          <table:table-cell office:value-type="float" office:value="36851647" calcext:value-type="float">
            <text:p>36851647</text:p>
          </table:table-cell>
          <table:table-cell office:value-type="float" office:value="72716613" calcext:value-type="float">
            <text:p>72716613</text:p>
          </table:table-cell>
        </table:table-row>
        <table:table-row table:style-name="ro1">
          <table:table-cell office:value-type="float" office:value="36851648" calcext:value-type="float">
            <text:p>36851648</text:p>
          </table:table-cell>
          <table:table-cell office:value-type="float" office:value="53419918" calcext:value-type="float">
            <text:p>53419918</text:p>
          </table:table-cell>
        </table:table-row>
        <table:table-row table:style-name="ro1">
          <table:table-cell office:value-type="float" office:value="36851649" calcext:value-type="float">
            <text:p>36851649</text:p>
          </table:table-cell>
          <table:table-cell office:value-type="float" office:value="26952508" calcext:value-type="float">
            <text:p>26952508</text:p>
          </table:table-cell>
        </table:table-row>
        <table:table-row table:style-name="ro1">
          <table:table-cell office:value-type="float" office:value="36851650" calcext:value-type="float">
            <text:p>36851650</text:p>
          </table:table-cell>
          <table:table-cell office:value-type="float" office:value="74148184" calcext:value-type="float">
            <text:p>74148184</text:p>
          </table:table-cell>
        </table:table-row>
        <table:table-row table:style-name="ro1">
          <table:table-cell office:value-type="float" office:value="36853181" calcext:value-type="float">
            <text:p>36853181</text:p>
          </table:table-cell>
          <table:table-cell office:value-type="float" office:value="92604215" calcext:value-type="float">
            <text:p>92604215</text:p>
          </table:table-cell>
        </table:table-row>
        <table:table-row table:style-name="ro1">
          <table:table-cell office:value-type="float" office:value="36853200" calcext:value-type="float">
            <text:p>36853200</text:p>
          </table:table-cell>
          <table:table-cell office:value-type="float" office:value="26512326" calcext:value-type="float">
            <text:p>26512326</text:p>
          </table:table-cell>
        </table:table-row>
        <table:table-row table:style-name="ro1">
          <table:table-cell office:value-type="float" office:value="36853241" calcext:value-type="float">
            <text:p>36853241</text:p>
          </table:table-cell>
          <table:table-cell office:value-type="float" office:value="79165129" calcext:value-type="float">
            <text:p>79165129</text:p>
          </table:table-cell>
        </table:table-row>
        <table:table-row table:style-name="ro1">
          <table:table-cell office:value-type="float" office:value="36853242" calcext:value-type="float">
            <text:p>36853242</text:p>
          </table:table-cell>
          <table:table-cell office:value-type="float" office:value="69069114" calcext:value-type="float">
            <text:p>69069114</text:p>
          </table:table-cell>
        </table:table-row>
        <table:table-row table:style-name="ro1">
          <table:table-cell office:value-type="float" office:value="36853947" calcext:value-type="float">
            <text:p>36853947</text:p>
          </table:table-cell>
          <table:table-cell office:value-type="float" office:value="27757460" calcext:value-type="float">
            <text:p>27757460</text:p>
          </table:table-cell>
        </table:table-row>
        <table:table-row table:style-name="ro1">
          <table:table-cell office:value-type="float" office:value="36853948" calcext:value-type="float">
            <text:p>36853948</text:p>
          </table:table-cell>
          <table:table-cell office:value-type="float" office:value="29244177" calcext:value-type="float">
            <text:p>29244177</text:p>
          </table:table-cell>
        </table:table-row>
        <table:table-row table:style-name="ro1">
          <table:table-cell office:value-type="float" office:value="36853949" calcext:value-type="float">
            <text:p>36853949</text:p>
          </table:table-cell>
          <table:table-cell office:value-type="float" office:value="78736776" calcext:value-type="float">
            <text:p>78736776</text:p>
          </table:table-cell>
        </table:table-row>
        <table:table-row table:style-name="ro1">
          <table:table-cell office:value-type="float" office:value="36853950" calcext:value-type="float">
            <text:p>36853950</text:p>
          </table:table-cell>
          <table:table-cell office:value-type="float" office:value="73775953" calcext:value-type="float">
            <text:p>73775953</text:p>
          </table:table-cell>
        </table:table-row>
        <table:table-row table:style-name="ro1">
          <table:table-cell office:value-type="float" office:value="36853953" calcext:value-type="float">
            <text:p>36853953</text:p>
          </table:table-cell>
          <table:table-cell office:value-type="float" office:value="52130177" calcext:value-type="float">
            <text:p>52130177</text:p>
          </table:table-cell>
        </table:table-row>
        <table:table-row table:style-name="ro1">
          <table:table-cell office:value-type="float" office:value="36853954" calcext:value-type="float">
            <text:p>36853954</text:p>
          </table:table-cell>
          <table:table-cell office:value-type="float" office:value="65507602" calcext:value-type="float">
            <text:p>65507602</text:p>
          </table:table-cell>
        </table:table-row>
        <table:table-row table:style-name="ro1">
          <table:table-cell office:value-type="float" office:value="36856016" calcext:value-type="float">
            <text:p>36856016</text:p>
          </table:table-cell>
          <table:table-cell office:value-type="float" office:value="87609761" calcext:value-type="float">
            <text:p>87609761</text:p>
          </table:table-cell>
        </table:table-row>
        <table:table-row table:style-name="ro1">
          <table:table-cell office:value-type="float" office:value="36856017" calcext:value-type="float">
            <text:p>36856017</text:p>
          </table:table-cell>
          <table:table-cell office:value-type="float" office:value="21381320" calcext:value-type="float">
            <text:p>21381320</text:p>
          </table:table-cell>
        </table:table-row>
        <table:table-row table:style-name="ro1">
          <table:table-cell office:value-type="float" office:value="36856724" calcext:value-type="float">
            <text:p>36856724</text:p>
          </table:table-cell>
          <table:table-cell office:value-type="float" office:value="96041305" calcext:value-type="float">
            <text:p>96041305</text:p>
          </table:table-cell>
        </table:table-row>
        <table:table-row table:style-name="ro1">
          <table:table-cell office:value-type="float" office:value="36857352" calcext:value-type="float">
            <text:p>36857352</text:p>
          </table:table-cell>
          <table:table-cell office:value-type="float" office:value="43126946" calcext:value-type="float">
            <text:p>43126946</text:p>
          </table:table-cell>
        </table:table-row>
        <table:table-row table:style-name="ro1">
          <table:table-cell office:value-type="float" office:value="36857353" calcext:value-type="float">
            <text:p>36857353</text:p>
          </table:table-cell>
          <table:table-cell office:value-type="float" office:value="53475875" calcext:value-type="float">
            <text:p>53475875</text:p>
          </table:table-cell>
        </table:table-row>
        <table:table-row table:style-name="ro1">
          <table:table-cell office:value-type="float" office:value="36857354" calcext:value-type="float">
            <text:p>36857354</text:p>
          </table:table-cell>
          <table:table-cell office:value-type="float" office:value="57971547" calcext:value-type="float">
            <text:p>57971547</text:p>
          </table:table-cell>
        </table:table-row>
        <table:table-row table:style-name="ro1">
          <table:table-cell office:value-type="float" office:value="36857355" calcext:value-type="float">
            <text:p>36857355</text:p>
          </table:table-cell>
          <table:table-cell office:value-type="float" office:value="68317898" calcext:value-type="float">
            <text:p>68317898</text:p>
          </table:table-cell>
        </table:table-row>
        <table:table-row table:style-name="ro1">
          <table:table-cell office:value-type="float" office:value="36857356" calcext:value-type="float">
            <text:p>36857356</text:p>
          </table:table-cell>
          <table:table-cell office:value-type="float" office:value="29355961" calcext:value-type="float">
            <text:p>29355961</text:p>
          </table:table-cell>
        </table:table-row>
        <table:table-row table:style-name="ro1">
          <table:table-cell office:value-type="float" office:value="36857357" calcext:value-type="float">
            <text:p>36857357</text:p>
          </table:table-cell>
          <table:table-cell office:value-type="float" office:value="79137488" calcext:value-type="float">
            <text:p>79137488</text:p>
          </table:table-cell>
        </table:table-row>
        <table:table-row table:style-name="ro1">
          <table:table-cell office:value-type="float" office:value="36857490" calcext:value-type="float">
            <text:p>36857490</text:p>
          </table:table-cell>
          <table:table-cell office:value-type="float" office:value="94285897" calcext:value-type="float">
            <text:p>94285897</text:p>
          </table:table-cell>
        </table:table-row>
        <table:table-row table:style-name="ro1">
          <table:table-cell office:value-type="float" office:value="36857491" calcext:value-type="float">
            <text:p>36857491</text:p>
          </table:table-cell>
          <table:table-cell office:value-type="float" office:value="50808641" calcext:value-type="float">
            <text:p>50808641</text:p>
          </table:table-cell>
        </table:table-row>
        <table:table-row table:style-name="ro1">
          <table:table-cell office:value-type="float" office:value="36857492" calcext:value-type="float">
            <text:p>36857492</text:p>
          </table:table-cell>
          <table:table-cell office:value-type="float" office:value="43758983" calcext:value-type="float">
            <text:p>43758983</text:p>
          </table:table-cell>
        </table:table-row>
        <table:table-row table:style-name="ro1">
          <table:table-cell office:value-type="float" office:value="36857493" calcext:value-type="float">
            <text:p>36857493</text:p>
          </table:table-cell>
          <table:table-cell office:value-type="float" office:value="10240862" calcext:value-type="float">
            <text:p>10240862</text:p>
          </table:table-cell>
        </table:table-row>
        <table:table-row table:style-name="ro1">
          <table:table-cell office:value-type="float" office:value="36857496" calcext:value-type="float">
            <text:p>36857496</text:p>
          </table:table-cell>
          <table:table-cell office:value-type="float" office:value="99415575" calcext:value-type="float">
            <text:p>99415575</text:p>
          </table:table-cell>
        </table:table-row>
        <table:table-row table:style-name="ro1">
          <table:table-cell office:value-type="float" office:value="36857500" calcext:value-type="float">
            <text:p>36857500</text:p>
          </table:table-cell>
          <table:table-cell office:value-type="float" office:value="45603861" calcext:value-type="float">
            <text:p>45603861</text:p>
          </table:table-cell>
        </table:table-row>
        <table:table-row table:style-name="ro1">
          <table:table-cell office:value-type="float" office:value="36857503" calcext:value-type="float">
            <text:p>36857503</text:p>
          </table:table-cell>
          <table:table-cell office:value-type="float" office:value="43912211" calcext:value-type="float">
            <text:p>43912211</text:p>
          </table:table-cell>
        </table:table-row>
        <table:table-row table:style-name="ro1">
          <table:table-cell office:value-type="float" office:value="36857504" calcext:value-type="float">
            <text:p>36857504</text:p>
          </table:table-cell>
          <table:table-cell office:value-type="float" office:value="68578086" calcext:value-type="float">
            <text:p>68578086</text:p>
          </table:table-cell>
        </table:table-row>
        <table:table-row table:style-name="ro1">
          <table:table-cell office:value-type="float" office:value="36857505" calcext:value-type="float">
            <text:p>36857505</text:p>
          </table:table-cell>
          <table:table-cell office:value-type="float" office:value="74795513" calcext:value-type="float">
            <text:p>74795513</text:p>
          </table:table-cell>
        </table:table-row>
        <table:table-row table:style-name="ro1">
          <table:table-cell office:value-type="float" office:value="36857875" calcext:value-type="float">
            <text:p>36857875</text:p>
          </table:table-cell>
          <table:table-cell office:value-type="float" office:value="92534359" calcext:value-type="float">
            <text:p>92534359</text:p>
          </table:table-cell>
        </table:table-row>
        <table:table-row table:style-name="ro1">
          <table:table-cell office:value-type="float" office:value="36857892" calcext:value-type="float">
            <text:p>36857892</text:p>
          </table:table-cell>
          <table:table-cell office:value-type="float" office:value="34175655" calcext:value-type="float">
            <text:p>34175655</text:p>
          </table:table-cell>
        </table:table-row>
        <table:table-row table:style-name="ro1">
          <table:table-cell office:value-type="float" office:value="36858089" calcext:value-type="float">
            <text:p>36858089</text:p>
          </table:table-cell>
          <table:table-cell office:value-type="float" office:value="68671508" calcext:value-type="float">
            <text:p>68671508</text:p>
          </table:table-cell>
        </table:table-row>
        <table:table-row table:style-name="ro1">
          <table:table-cell office:value-type="float" office:value="36858127" calcext:value-type="float">
            <text:p>36858127</text:p>
          </table:table-cell>
          <table:table-cell office:value-type="float" office:value="66107670" calcext:value-type="float">
            <text:p>66107670</text:p>
          </table:table-cell>
        </table:table-row>
        <table:table-row table:style-name="ro1">
          <table:table-cell office:value-type="float" office:value="36858195" calcext:value-type="float">
            <text:p>36858195</text:p>
          </table:table-cell>
          <table:table-cell office:value-type="float" office:value="80820224" calcext:value-type="float">
            <text:p>80820224</text:p>
          </table:table-cell>
        </table:table-row>
        <table:table-row table:style-name="ro1">
          <table:table-cell office:value-type="float" office:value="36858196" calcext:value-type="float">
            <text:p>36858196</text:p>
          </table:table-cell>
          <table:table-cell office:value-type="float" office:value="34163220" calcext:value-type="float">
            <text:p>34163220</text:p>
          </table:table-cell>
        </table:table-row>
        <table:table-row table:style-name="ro1">
          <table:table-cell office:value-type="float" office:value="36858197" calcext:value-type="float">
            <text:p>36858197</text:p>
          </table:table-cell>
          <table:table-cell office:value-type="float" office:value="29934696" calcext:value-type="float">
            <text:p>29934696</text:p>
          </table:table-cell>
        </table:table-row>
        <table:table-row table:style-name="ro1">
          <table:table-cell office:value-type="float" office:value="36858198" calcext:value-type="float">
            <text:p>36858198</text:p>
          </table:table-cell>
          <table:table-cell office:value-type="float" office:value="46622734" calcext:value-type="float">
            <text:p>46622734</text:p>
          </table:table-cell>
        </table:table-row>
        <table:table-row table:style-name="ro1">
          <table:table-cell office:value-type="float" office:value="36858804" calcext:value-type="float">
            <text:p>36858804</text:p>
          </table:table-cell>
          <table:table-cell office:value-type="float" office:value="24102119" calcext:value-type="float">
            <text:p>24102119</text:p>
          </table:table-cell>
        </table:table-row>
        <table:table-row table:style-name="ro1">
          <table:table-cell office:value-type="float" office:value="36858805" calcext:value-type="float">
            <text:p>36858805</text:p>
          </table:table-cell>
          <table:table-cell office:value-type="float" office:value="71477903" calcext:value-type="float">
            <text:p>71477903</text:p>
          </table:table-cell>
        </table:table-row>
        <table:table-row table:style-name="ro1">
          <table:table-cell office:value-type="float" office:value="36858806" calcext:value-type="float">
            <text:p>36858806</text:p>
          </table:table-cell>
          <table:table-cell office:value-type="float" office:value="25346515" calcext:value-type="float">
            <text:p>25346515</text:p>
          </table:table-cell>
        </table:table-row>
        <table:table-row table:style-name="ro1">
          <table:table-cell office:value-type="float" office:value="36858807" calcext:value-type="float">
            <text:p>36858807</text:p>
          </table:table-cell>
          <table:table-cell office:value-type="float" office:value="97977870" calcext:value-type="float">
            <text:p>97977870</text:p>
          </table:table-cell>
        </table:table-row>
        <table:table-row table:style-name="ro1">
          <table:table-cell office:value-type="float" office:value="36858918" calcext:value-type="float">
            <text:p>36858918</text:p>
          </table:table-cell>
          <table:table-cell office:value-type="float" office:value="12511331" calcext:value-type="float">
            <text:p>12511331</text:p>
          </table:table-cell>
        </table:table-row>
        <table:table-row table:style-name="ro1">
          <table:table-cell office:value-type="float" office:value="36859016" calcext:value-type="float">
            <text:p>36859016</text:p>
          </table:table-cell>
          <table:table-cell office:value-type="float" office:value="62781003" calcext:value-type="float">
            <text:p>62781003</text:p>
          </table:table-cell>
        </table:table-row>
        <table:table-row table:style-name="ro1">
          <table:table-cell office:value-type="float" office:value="36860283" calcext:value-type="float">
            <text:p>36860283</text:p>
          </table:table-cell>
          <table:table-cell office:value-type="float" office:value="70279970" calcext:value-type="float">
            <text:p>70279970</text:p>
          </table:table-cell>
        </table:table-row>
        <table:table-row table:style-name="ro1">
          <table:table-cell office:value-type="float" office:value="36860301" calcext:value-type="float">
            <text:p>36860301</text:p>
          </table:table-cell>
          <table:table-cell office:value-type="float" office:value="53421334" calcext:value-type="float">
            <text:p>53421334</text:p>
          </table:table-cell>
        </table:table-row>
        <table:table-row table:style-name="ro1">
          <table:table-cell office:value-type="float" office:value="36860465" calcext:value-type="float">
            <text:p>36860465</text:p>
          </table:table-cell>
          <table:table-cell office:value-type="float" office:value="78921239" calcext:value-type="float">
            <text:p>78921239</text:p>
          </table:table-cell>
        </table:table-row>
        <table:table-row table:style-name="ro1">
          <table:table-cell office:value-type="float" office:value="36860466" calcext:value-type="float">
            <text:p>36860466</text:p>
          </table:table-cell>
          <table:table-cell office:value-type="float" office:value="38328716" calcext:value-type="float">
            <text:p>38328716</text:p>
          </table:table-cell>
        </table:table-row>
        <table:table-row table:style-name="ro1">
          <table:table-cell office:value-type="float" office:value="36860467" calcext:value-type="float">
            <text:p>36860467</text:p>
          </table:table-cell>
          <table:table-cell office:value-type="float" office:value="51895060" calcext:value-type="float">
            <text:p>51895060</text:p>
          </table:table-cell>
        </table:table-row>
        <table:table-row table:style-name="ro1">
          <table:table-cell office:value-type="float" office:value="36860468" calcext:value-type="float">
            <text:p>36860468</text:p>
          </table:table-cell>
          <table:table-cell office:value-type="float" office:value="54150457" calcext:value-type="float">
            <text:p>54150457</text:p>
          </table:table-cell>
        </table:table-row>
        <table:table-row table:style-name="ro1">
          <table:table-cell office:value-type="float" office:value="36860924" calcext:value-type="float">
            <text:p>36860924</text:p>
          </table:table-cell>
          <table:table-cell office:value-type="float" office:value="39071666" calcext:value-type="float">
            <text:p>39071666</text:p>
          </table:table-cell>
        </table:table-row>
        <table:table-row table:style-name="ro1">
          <table:table-cell office:value-type="float" office:value="36863919" calcext:value-type="float">
            <text:p>36863919</text:p>
          </table:table-cell>
          <table:table-cell office:value-type="float" office:value="37736426" calcext:value-type="float">
            <text:p>37736426</text:p>
          </table:table-cell>
        </table:table-row>
        <table:table-row table:style-name="ro1">
          <table:table-cell office:value-type="float" office:value="36864889" calcext:value-type="float">
            <text:p>36864889</text:p>
          </table:table-cell>
          <table:table-cell office:value-type="float" office:value="80334963" calcext:value-type="float">
            <text:p>80334963</text:p>
          </table:table-cell>
        </table:table-row>
        <table:table-row table:style-name="ro1">
          <table:table-cell office:value-type="float" office:value="36866208" calcext:value-type="float">
            <text:p>36866208</text:p>
          </table:table-cell>
          <table:table-cell office:value-type="float" office:value="31527752" calcext:value-type="float">
            <text:p>31527752</text:p>
          </table:table-cell>
        </table:table-row>
        <table:table-row table:style-name="ro1">
          <table:table-cell office:value-type="float" office:value="36866209" calcext:value-type="float">
            <text:p>36866209</text:p>
          </table:table-cell>
          <table:table-cell office:value-type="float" office:value="56868896" calcext:value-type="float">
            <text:p>56868896</text:p>
          </table:table-cell>
        </table:table-row>
        <table:table-row table:style-name="ro1">
          <table:table-cell office:value-type="float" office:value="36866210" calcext:value-type="float">
            <text:p>36866210</text:p>
          </table:table-cell>
          <table:table-cell office:value-type="float" office:value="28920438" calcext:value-type="float">
            <text:p>28920438</text:p>
          </table:table-cell>
        </table:table-row>
        <table:table-row table:style-name="ro1">
          <table:table-cell office:value-type="float" office:value="36866460" calcext:value-type="float">
            <text:p>36866460</text:p>
          </table:table-cell>
          <table:table-cell office:value-type="float" office:value="57857470" calcext:value-type="float">
            <text:p>57857470</text:p>
          </table:table-cell>
        </table:table-row>
        <table:table-row table:style-name="ro1">
          <table:table-cell office:value-type="float" office:value="36866484" calcext:value-type="float">
            <text:p>36866484</text:p>
          </table:table-cell>
          <table:table-cell office:value-type="float" office:value="16680576" calcext:value-type="float">
            <text:p>16680576</text:p>
          </table:table-cell>
        </table:table-row>
        <table:table-row table:style-name="ro1">
          <table:table-cell office:value-type="float" office:value="36866538" calcext:value-type="float">
            <text:p>36866538</text:p>
          </table:table-cell>
          <table:table-cell office:value-type="float" office:value="16838011" calcext:value-type="float">
            <text:p>16838011</text:p>
          </table:table-cell>
        </table:table-row>
        <table:table-row table:style-name="ro1">
          <table:table-cell office:value-type="float" office:value="36866539" calcext:value-type="float">
            <text:p>36866539</text:p>
          </table:table-cell>
          <table:table-cell office:value-type="float" office:value="47918925" calcext:value-type="float">
            <text:p>47918925</text:p>
          </table:table-cell>
        </table:table-row>
        <table:table-row table:style-name="ro1">
          <table:table-cell office:value-type="float" office:value="36868397" calcext:value-type="float">
            <text:p>36868397</text:p>
          </table:table-cell>
          <table:table-cell office:value-type="float" office:value="10988581" calcext:value-type="float">
            <text:p>10988581</text:p>
          </table:table-cell>
        </table:table-row>
        <table:table-row table:style-name="ro1">
          <table:table-cell office:value-type="float" office:value="36868652" calcext:value-type="float">
            <text:p>36868652</text:p>
          </table:table-cell>
          <table:table-cell office:value-type="float" office:value="84272955" calcext:value-type="float">
            <text:p>84272955</text:p>
          </table:table-cell>
        </table:table-row>
        <table:table-row table:style-name="ro1">
          <table:table-cell office:value-type="float" office:value="36868703" calcext:value-type="float">
            <text:p>36868703</text:p>
          </table:table-cell>
          <table:table-cell office:value-type="float" office:value="15440456" calcext:value-type="float">
            <text:p>15440456</text:p>
          </table:table-cell>
        </table:table-row>
        <table:table-row table:style-name="ro1">
          <table:table-cell office:value-type="float" office:value="36868993" calcext:value-type="float">
            <text:p>36868993</text:p>
          </table:table-cell>
          <table:table-cell office:value-type="float" office:value="54608202" calcext:value-type="float">
            <text:p>54608202</text:p>
          </table:table-cell>
        </table:table-row>
        <table:table-row table:style-name="ro1">
          <table:table-cell office:value-type="float" office:value="36869001" calcext:value-type="float">
            <text:p>36869001</text:p>
          </table:table-cell>
          <table:table-cell office:value-type="float" office:value="93802893" calcext:value-type="float">
            <text:p>93802893</text:p>
          </table:table-cell>
        </table:table-row>
        <table:table-row table:style-name="ro1">
          <table:table-cell office:value-type="float" office:value="36869253" calcext:value-type="float">
            <text:p>36869253</text:p>
          </table:table-cell>
          <table:table-cell office:value-type="float" office:value="89083950" calcext:value-type="float">
            <text:p>89083950</text:p>
          </table:table-cell>
        </table:table-row>
        <table:table-row table:style-name="ro1">
          <table:table-cell office:value-type="float" office:value="36869275" calcext:value-type="float">
            <text:p>36869275</text:p>
          </table:table-cell>
          <table:table-cell office:value-type="float" office:value="21768654" calcext:value-type="float">
            <text:p>21768654</text:p>
          </table:table-cell>
        </table:table-row>
        <table:table-row table:style-name="ro1">
          <table:table-cell office:value-type="float" office:value="36869456" calcext:value-type="float">
            <text:p>36869456</text:p>
          </table:table-cell>
          <table:table-cell office:value-type="float" office:value="88207505" calcext:value-type="float">
            <text:p>88207505</text:p>
          </table:table-cell>
        </table:table-row>
        <table:table-row table:style-name="ro1">
          <table:table-cell office:value-type="float" office:value="36870847" calcext:value-type="float">
            <text:p>36870847</text:p>
          </table:table-cell>
          <table:table-cell office:value-type="float" office:value="57515369" calcext:value-type="float">
            <text:p>57515369</text:p>
          </table:table-cell>
        </table:table-row>
        <table:table-row table:style-name="ro1">
          <table:table-cell office:value-type="float" office:value="36870888" calcext:value-type="float">
            <text:p>36870888</text:p>
          </table:table-cell>
          <table:table-cell office:value-type="float" office:value="22435070" calcext:value-type="float">
            <text:p>22435070</text:p>
          </table:table-cell>
        </table:table-row>
        <table:table-row table:style-name="ro1">
          <table:table-cell office:value-type="float" office:value="36871163" calcext:value-type="float">
            <text:p>36871163</text:p>
          </table:table-cell>
          <table:table-cell office:value-type="float" office:value="25990747" calcext:value-type="float">
            <text:p>25990747</text:p>
          </table:table-cell>
        </table:table-row>
        <table:table-row table:style-name="ro1">
          <table:table-cell office:value-type="float" office:value="36871164" calcext:value-type="float">
            <text:p>36871164</text:p>
          </table:table-cell>
          <table:table-cell office:value-type="float" office:value="46904826" calcext:value-type="float">
            <text:p>46904826</text:p>
          </table:table-cell>
        </table:table-row>
        <table:table-row table:style-name="ro1">
          <table:table-cell office:value-type="float" office:value="36871165" calcext:value-type="float">
            <text:p>36871165</text:p>
          </table:table-cell>
          <table:table-cell office:value-type="float" office:value="52711693" calcext:value-type="float">
            <text:p>52711693</text:p>
          </table:table-cell>
        </table:table-row>
        <table:table-row table:style-name="ro1">
          <table:table-cell office:value-type="float" office:value="36872455" calcext:value-type="float">
            <text:p>36872455</text:p>
          </table:table-cell>
          <table:table-cell office:value-type="float" office:value="90479994" calcext:value-type="float">
            <text:p>90479994</text:p>
          </table:table-cell>
        </table:table-row>
        <table:table-row table:style-name="ro1">
          <table:table-cell office:value-type="float" office:value="36872835" calcext:value-type="float">
            <text:p>36872835</text:p>
          </table:table-cell>
          <table:table-cell office:value-type="float" office:value="10842426" calcext:value-type="float">
            <text:p>10842426</text:p>
          </table:table-cell>
        </table:table-row>
        <table:table-row table:style-name="ro1">
          <table:table-cell office:value-type="float" office:value="36873306" calcext:value-type="float">
            <text:p>36873306</text:p>
          </table:table-cell>
          <table:table-cell office:value-type="float" office:value="27938346" calcext:value-type="float">
            <text:p>27938346</text:p>
          </table:table-cell>
        </table:table-row>
        <table:table-row table:style-name="ro1">
          <table:table-cell office:value-type="float" office:value="36874403" calcext:value-type="float">
            <text:p>36874403</text:p>
          </table:table-cell>
          <table:table-cell office:value-type="float" office:value="55749517" calcext:value-type="float">
            <text:p>55749517</text:p>
          </table:table-cell>
        </table:table-row>
        <table:table-row table:style-name="ro1">
          <table:table-cell office:value-type="float" office:value="36874488" calcext:value-type="float">
            <text:p>36874488</text:p>
          </table:table-cell>
          <table:table-cell office:value-type="float" office:value="87903059" calcext:value-type="float">
            <text:p>87903059</text:p>
          </table:table-cell>
        </table:table-row>
        <table:table-row table:style-name="ro1">
          <table:table-cell office:value-type="float" office:value="36877985" calcext:value-type="float">
            <text:p>36877985</text:p>
          </table:table-cell>
          <table:table-cell office:value-type="float" office:value="37449089" calcext:value-type="float">
            <text:p>37449089</text:p>
          </table:table-cell>
        </table:table-row>
        <table:table-row table:style-name="ro1">
          <table:table-cell office:value-type="float" office:value="36878106" calcext:value-type="float">
            <text:p>36878106</text:p>
          </table:table-cell>
          <table:table-cell office:value-type="float" office:value="78032460" calcext:value-type="float">
            <text:p>78032460</text:p>
          </table:table-cell>
        </table:table-row>
        <table:table-row table:style-name="ro1">
          <table:table-cell office:value-type="float" office:value="36878402" calcext:value-type="float">
            <text:p>36878402</text:p>
          </table:table-cell>
          <table:table-cell office:value-type="float" office:value="10130466" calcext:value-type="float">
            <text:p>10130466</text:p>
          </table:table-cell>
        </table:table-row>
        <table:table-row table:style-name="ro1">
          <table:table-cell office:value-type="float" office:value="36878403" calcext:value-type="float">
            <text:p>36878403</text:p>
          </table:table-cell>
          <table:table-cell office:value-type="float" office:value="38668639" calcext:value-type="float">
            <text:p>38668639</text:p>
          </table:table-cell>
        </table:table-row>
        <table:table-row table:style-name="ro1">
          <table:table-cell office:value-type="float" office:value="36878557" calcext:value-type="float">
            <text:p>36878557</text:p>
          </table:table-cell>
          <table:table-cell office:value-type="float" office:value="41810430" calcext:value-type="float">
            <text:p>41810430</text:p>
          </table:table-cell>
        </table:table-row>
        <table:table-row table:style-name="ro1">
          <table:table-cell office:value-type="float" office:value="36878558" calcext:value-type="float">
            <text:p>36878558</text:p>
          </table:table-cell>
          <table:table-cell office:value-type="float" office:value="69214325" calcext:value-type="float">
            <text:p>69214325</text:p>
          </table:table-cell>
        </table:table-row>
        <table:table-row table:style-name="ro1">
          <table:table-cell office:value-type="float" office:value="36878559" calcext:value-type="float">
            <text:p>36878559</text:p>
          </table:table-cell>
          <table:table-cell office:value-type="float" office:value="26972816" calcext:value-type="float">
            <text:p>26972816</text:p>
          </table:table-cell>
        </table:table-row>
        <table:table-row table:style-name="ro1">
          <table:table-cell office:value-type="float" office:value="36878562" calcext:value-type="float">
            <text:p>36878562</text:p>
          </table:table-cell>
          <table:table-cell office:value-type="float" office:value="30121783" calcext:value-type="float">
            <text:p>30121783</text:p>
          </table:table-cell>
        </table:table-row>
        <table:table-row table:style-name="ro1">
          <table:table-cell office:value-type="float" office:value="36878563" calcext:value-type="float">
            <text:p>36878563</text:p>
          </table:table-cell>
          <table:table-cell office:value-type="float" office:value="12390893" calcext:value-type="float">
            <text:p>12390893</text:p>
          </table:table-cell>
        </table:table-row>
        <table:table-row table:style-name="ro1">
          <table:table-cell office:value-type="float" office:value="36878564" calcext:value-type="float">
            <text:p>36878564</text:p>
          </table:table-cell>
          <table:table-cell office:value-type="float" office:value="21726323" calcext:value-type="float">
            <text:p>21726323</text:p>
          </table:table-cell>
        </table:table-row>
        <table:table-row table:style-name="ro1">
          <table:table-cell office:value-type="float" office:value="36878565" calcext:value-type="float">
            <text:p>36878565</text:p>
          </table:table-cell>
          <table:table-cell office:value-type="float" office:value="46107424" calcext:value-type="float">
            <text:p>46107424</text:p>
          </table:table-cell>
        </table:table-row>
        <table:table-row table:style-name="ro1">
          <table:table-cell office:value-type="float" office:value="36878571" calcext:value-type="float">
            <text:p>36878571</text:p>
          </table:table-cell>
          <table:table-cell office:value-type="float" office:value="87961192" calcext:value-type="float">
            <text:p>87961192</text:p>
          </table:table-cell>
        </table:table-row>
        <table:table-row table:style-name="ro1">
          <table:table-cell office:value-type="float" office:value="36878573" calcext:value-type="float">
            <text:p>36878573</text:p>
          </table:table-cell>
          <table:table-cell office:value-type="float" office:value="12433210" calcext:value-type="float">
            <text:p>12433210</text:p>
          </table:table-cell>
        </table:table-row>
        <table:table-row table:style-name="ro1">
          <table:table-cell office:value-type="float" office:value="36878575" calcext:value-type="float">
            <text:p>36878575</text:p>
          </table:table-cell>
          <table:table-cell office:value-type="float" office:value="74001787" calcext:value-type="float">
            <text:p>74001787</text:p>
          </table:table-cell>
        </table:table-row>
        <table:table-row table:style-name="ro1">
          <table:table-cell office:value-type="float" office:value="36878577" calcext:value-type="float">
            <text:p>36878577</text:p>
          </table:table-cell>
          <table:table-cell office:value-type="float" office:value="50774436" calcext:value-type="float">
            <text:p>50774436</text:p>
          </table:table-cell>
        </table:table-row>
        <table:table-row table:style-name="ro1">
          <table:table-cell office:value-type="float" office:value="36878579" calcext:value-type="float">
            <text:p>36878579</text:p>
          </table:table-cell>
          <table:table-cell office:value-type="float" office:value="27388736" calcext:value-type="float">
            <text:p>27388736</text:p>
          </table:table-cell>
        </table:table-row>
        <table:table-row table:style-name="ro1">
          <table:table-cell office:value-type="float" office:value="36878643" calcext:value-type="float">
            <text:p>36878643</text:p>
          </table:table-cell>
          <table:table-cell office:value-type="float" office:value="72848633" calcext:value-type="float">
            <text:p>72848633</text:p>
          </table:table-cell>
        </table:table-row>
        <table:table-row table:style-name="ro1">
          <table:table-cell office:value-type="float" office:value="36878647" calcext:value-type="float">
            <text:p>36878647</text:p>
          </table:table-cell>
          <table:table-cell office:value-type="float" office:value="59485806" calcext:value-type="float">
            <text:p>59485806</text:p>
          </table:table-cell>
        </table:table-row>
        <table:table-row table:style-name="ro1">
          <table:table-cell office:value-type="float" office:value="36880000" calcext:value-type="float">
            <text:p>36880000</text:p>
          </table:table-cell>
          <table:table-cell office:value-type="float" office:value="34416015" calcext:value-type="float">
            <text:p>34416015</text:p>
          </table:table-cell>
        </table:table-row>
        <table:table-row table:style-name="ro1">
          <table:table-cell office:value-type="float" office:value="36880001" calcext:value-type="float">
            <text:p>36880001</text:p>
          </table:table-cell>
          <table:table-cell office:value-type="float" office:value="50085541" calcext:value-type="float">
            <text:p>50085541</text:p>
          </table:table-cell>
        </table:table-row>
        <table:table-row table:style-name="ro1">
          <table:table-cell office:value-type="float" office:value="36880002" calcext:value-type="float">
            <text:p>36880002</text:p>
          </table:table-cell>
          <table:table-cell office:value-type="float" office:value="62836231" calcext:value-type="float">
            <text:p>62836231</text:p>
          </table:table-cell>
        </table:table-row>
        <table:table-row table:style-name="ro1">
          <table:table-cell office:value-type="float" office:value="36880004" calcext:value-type="float">
            <text:p>36880004</text:p>
          </table:table-cell>
          <table:table-cell office:value-type="float" office:value="31459831" calcext:value-type="float">
            <text:p>31459831</text:p>
          </table:table-cell>
        </table:table-row>
        <table:table-row table:style-name="ro1">
          <table:table-cell office:value-type="float" office:value="36880005" calcext:value-type="float">
            <text:p>36880005</text:p>
          </table:table-cell>
          <table:table-cell office:value-type="float" office:value="97640312" calcext:value-type="float">
            <text:p>97640312</text:p>
          </table:table-cell>
        </table:table-row>
        <table:table-row table:style-name="ro1">
          <table:table-cell office:value-type="float" office:value="36880006" calcext:value-type="float">
            <text:p>36880006</text:p>
          </table:table-cell>
          <table:table-cell office:value-type="float" office:value="37572778" calcext:value-type="float">
            <text:p>37572778</text:p>
          </table:table-cell>
        </table:table-row>
        <table:table-row table:style-name="ro1">
          <table:table-cell office:value-type="float" office:value="36880007" calcext:value-type="float">
            <text:p>36880007</text:p>
          </table:table-cell>
          <table:table-cell office:value-type="float" office:value="55745016" calcext:value-type="float">
            <text:p>55745016</text:p>
          </table:table-cell>
        </table:table-row>
        <table:table-row table:style-name="ro1">
          <table:table-cell office:value-type="float" office:value="36880008" calcext:value-type="float">
            <text:p>36880008</text:p>
          </table:table-cell>
          <table:table-cell office:value-type="float" office:value="39968305" calcext:value-type="float">
            <text:p>39968305</text:p>
          </table:table-cell>
        </table:table-row>
        <table:table-row table:style-name="ro1">
          <table:table-cell office:value-type="float" office:value="36880010" calcext:value-type="float">
            <text:p>36880010</text:p>
          </table:table-cell>
          <table:table-cell office:value-type="float" office:value="87074528" calcext:value-type="float">
            <text:p>87074528</text:p>
          </table:table-cell>
        </table:table-row>
        <table:table-row table:style-name="ro1">
          <table:table-cell office:value-type="float" office:value="36880011" calcext:value-type="float">
            <text:p>36880011</text:p>
          </table:table-cell>
          <table:table-cell office:value-type="float" office:value="88986005" calcext:value-type="float">
            <text:p>88986005</text:p>
          </table:table-cell>
        </table:table-row>
        <table:table-row table:style-name="ro1">
          <table:table-cell office:value-type="float" office:value="36880012" calcext:value-type="float">
            <text:p>36880012</text:p>
          </table:table-cell>
          <table:table-cell office:value-type="float" office:value="17116439" calcext:value-type="float">
            <text:p>17116439</text:p>
          </table:table-cell>
        </table:table-row>
        <table:table-row table:style-name="ro1">
          <table:table-cell office:value-type="float" office:value="36880013" calcext:value-type="float">
            <text:p>36880013</text:p>
          </table:table-cell>
          <table:table-cell office:value-type="float" office:value="89447481" calcext:value-type="float">
            <text:p>89447481</text:p>
          </table:table-cell>
        </table:table-row>
        <table:table-row table:style-name="ro1">
          <table:table-cell office:value-type="float" office:value="36880636" calcext:value-type="float">
            <text:p>36880636</text:p>
          </table:table-cell>
          <table:table-cell office:value-type="float" office:value="25529965" calcext:value-type="float">
            <text:p>25529965</text:p>
          </table:table-cell>
        </table:table-row>
        <table:table-row table:style-name="ro1">
          <table:table-cell office:value-type="float" office:value="36881161" calcext:value-type="float">
            <text:p>36881161</text:p>
          </table:table-cell>
          <table:table-cell office:value-type="float" office:value="35325191" calcext:value-type="float">
            <text:p>35325191</text:p>
          </table:table-cell>
        </table:table-row>
        <table:table-row table:style-name="ro1">
          <table:table-cell office:value-type="float" office:value="36881475" calcext:value-type="float">
            <text:p>36881475</text:p>
          </table:table-cell>
          <table:table-cell office:value-type="float" office:value="60331154" calcext:value-type="float">
            <text:p>60331154</text:p>
          </table:table-cell>
        </table:table-row>
        <table:table-row table:style-name="ro1">
          <table:table-cell office:value-type="float" office:value="36882272" calcext:value-type="float">
            <text:p>36882272</text:p>
          </table:table-cell>
          <table:table-cell office:value-type="float" office:value="41721029" calcext:value-type="float">
            <text:p>41721029</text:p>
          </table:table-cell>
        </table:table-row>
        <table:table-row table:style-name="ro1">
          <table:table-cell office:value-type="float" office:value="36883875" calcext:value-type="float">
            <text:p>36883875</text:p>
          </table:table-cell>
          <table:table-cell office:value-type="float" office:value="24669571" calcext:value-type="float">
            <text:p>24669571</text:p>
          </table:table-cell>
        </table:table-row>
        <table:table-row table:style-name="ro1">
          <table:table-cell office:value-type="float" office:value="36886822" calcext:value-type="float">
            <text:p>36886822</text:p>
          </table:table-cell>
          <table:table-cell office:value-type="float" office:value="62838143" calcext:value-type="float">
            <text:p>62838143</text:p>
          </table:table-cell>
        </table:table-row>
        <table:table-row table:style-name="ro1">
          <table:table-cell office:value-type="float" office:value="36886823" calcext:value-type="float">
            <text:p>36886823</text:p>
          </table:table-cell>
          <table:table-cell office:value-type="float" office:value="42832756" calcext:value-type="float">
            <text:p>42832756</text:p>
          </table:table-cell>
        </table:table-row>
        <table:table-row table:style-name="ro1">
          <table:table-cell office:value-type="float" office:value="36887447" calcext:value-type="float">
            <text:p>36887447</text:p>
          </table:table-cell>
          <table:table-cell office:value-type="float" office:value="36654001" calcext:value-type="float">
            <text:p>36654001</text:p>
          </table:table-cell>
        </table:table-row>
        <table:table-row table:style-name="ro1">
          <table:table-cell office:value-type="float" office:value="36888024" calcext:value-type="float">
            <text:p>36888024</text:p>
          </table:table-cell>
          <table:table-cell office:value-type="float" office:value="57198548" calcext:value-type="float">
            <text:p>57198548</text:p>
          </table:table-cell>
        </table:table-row>
        <table:table-row table:style-name="ro1">
          <table:table-cell office:value-type="float" office:value="36888454" calcext:value-type="float">
            <text:p>36888454</text:p>
          </table:table-cell>
          <table:table-cell office:value-type="float" office:value="15353340" calcext:value-type="float">
            <text:p>15353340</text:p>
          </table:table-cell>
        </table:table-row>
        <table:table-row table:style-name="ro1">
          <table:table-cell office:value-type="float" office:value="36888466" calcext:value-type="float">
            <text:p>36888466</text:p>
          </table:table-cell>
          <table:table-cell office:value-type="float" office:value="82512558" calcext:value-type="float">
            <text:p>82512558</text:p>
          </table:table-cell>
        </table:table-row>
        <table:table-row table:style-name="ro1">
          <table:table-cell office:value-type="float" office:value="36888467" calcext:value-type="float">
            <text:p>36888467</text:p>
          </table:table-cell>
          <table:table-cell office:value-type="float" office:value="11946171" calcext:value-type="float">
            <text:p>11946171</text:p>
          </table:table-cell>
        </table:table-row>
        <table:table-row table:style-name="ro1">
          <table:table-cell office:value-type="float" office:value="36889367" calcext:value-type="float">
            <text:p>36889367</text:p>
          </table:table-cell>
          <table:table-cell office:value-type="float" office:value="45491157" calcext:value-type="float">
            <text:p>45491157</text:p>
          </table:table-cell>
        </table:table-row>
        <table:table-row table:style-name="ro1">
          <table:table-cell office:value-type="float" office:value="36890531" calcext:value-type="float">
            <text:p>36890531</text:p>
          </table:table-cell>
          <table:table-cell office:value-type="float" office:value="49098865" calcext:value-type="float">
            <text:p>49098865</text:p>
          </table:table-cell>
        </table:table-row>
        <table:table-row table:style-name="ro1">
          <table:table-cell office:value-type="float" office:value="36890537" calcext:value-type="float">
            <text:p>36890537</text:p>
          </table:table-cell>
          <table:table-cell office:value-type="float" office:value="49513267" calcext:value-type="float">
            <text:p>49513267</text:p>
          </table:table-cell>
        </table:table-row>
        <table:table-row table:style-name="ro1">
          <table:table-cell office:value-type="float" office:value="36891908" calcext:value-type="float">
            <text:p>36891908</text:p>
          </table:table-cell>
          <table:table-cell office:value-type="float" office:value="34297720" calcext:value-type="float">
            <text:p>34297720</text:p>
          </table:table-cell>
        </table:table-row>
        <table:table-row table:style-name="ro1">
          <table:table-cell office:value-type="float" office:value="36893663" calcext:value-type="float">
            <text:p>36893663</text:p>
          </table:table-cell>
          <table:table-cell office:value-type="float" office:value="97521956" calcext:value-type="float">
            <text:p>97521956</text:p>
          </table:table-cell>
        </table:table-row>
        <table:table-row table:style-name="ro1">
          <table:table-cell office:value-type="float" office:value="36894261" calcext:value-type="float">
            <text:p>36894261</text:p>
          </table:table-cell>
          <table:table-cell office:value-type="float" office:value="13827281" calcext:value-type="float">
            <text:p>13827281</text:p>
          </table:table-cell>
        </table:table-row>
        <table:table-row table:style-name="ro1">
          <table:table-cell office:value-type="float" office:value="36894416" calcext:value-type="float">
            <text:p>36894416</text:p>
          </table:table-cell>
          <table:table-cell office:value-type="float" office:value="93445754" calcext:value-type="float">
            <text:p>93445754</text:p>
          </table:table-cell>
        </table:table-row>
        <table:table-row table:style-name="ro1">
          <table:table-cell office:value-type="float" office:value="36894418" calcext:value-type="float">
            <text:p>36894418</text:p>
          </table:table-cell>
          <table:table-cell office:value-type="float" office:value="66494694" calcext:value-type="float">
            <text:p>66494694</text:p>
          </table:table-cell>
        </table:table-row>
        <table:table-row table:style-name="ro1">
          <table:table-cell office:value-type="float" office:value="36895100" calcext:value-type="float">
            <text:p>36895100</text:p>
          </table:table-cell>
          <table:table-cell office:value-type="float" office:value="18987275" calcext:value-type="float">
            <text:p>18987275</text:p>
          </table:table-cell>
        </table:table-row>
        <table:table-row table:style-name="ro1">
          <table:table-cell office:value-type="float" office:value="36895101" calcext:value-type="float">
            <text:p>36895101</text:p>
          </table:table-cell>
          <table:table-cell office:value-type="float" office:value="20912108" calcext:value-type="float">
            <text:p>20912108</text:p>
          </table:table-cell>
        </table:table-row>
        <table:table-row table:style-name="ro1">
          <table:table-cell office:value-type="float" office:value="36896334" calcext:value-type="float">
            <text:p>36896334</text:p>
          </table:table-cell>
          <table:table-cell office:value-type="float" office:value="49811973" calcext:value-type="float">
            <text:p>49811973</text:p>
          </table:table-cell>
        </table:table-row>
        <table:table-row table:style-name="ro1">
          <table:table-cell office:value-type="float" office:value="36896345" calcext:value-type="float">
            <text:p>36896345</text:p>
          </table:table-cell>
          <table:table-cell office:value-type="float" office:value="98838617" calcext:value-type="float">
            <text:p>98838617</text:p>
          </table:table-cell>
        </table:table-row>
        <table:table-row table:style-name="ro1">
          <table:table-cell office:value-type="float" office:value="36896346" calcext:value-type="float">
            <text:p>36896346</text:p>
          </table:table-cell>
          <table:table-cell office:value-type="float" office:value="52582796" calcext:value-type="float">
            <text:p>52582796</text:p>
          </table:table-cell>
        </table:table-row>
        <table:table-row table:style-name="ro1">
          <table:table-cell office:value-type="float" office:value="36896347" calcext:value-type="float">
            <text:p>36896347</text:p>
          </table:table-cell>
          <table:table-cell office:value-type="float" office:value="62489604" calcext:value-type="float">
            <text:p>62489604</text:p>
          </table:table-cell>
        </table:table-row>
        <table:table-row table:style-name="ro1">
          <table:table-cell office:value-type="float" office:value="36896348" calcext:value-type="float">
            <text:p>36896348</text:p>
          </table:table-cell>
          <table:table-cell office:value-type="float" office:value="52288351" calcext:value-type="float">
            <text:p>52288351</text:p>
          </table:table-cell>
        </table:table-row>
        <table:table-row table:style-name="ro1">
          <table:table-cell office:value-type="float" office:value="36896349" calcext:value-type="float">
            <text:p>36896349</text:p>
          </table:table-cell>
          <table:table-cell office:value-type="float" office:value="88784071" calcext:value-type="float">
            <text:p>88784071</text:p>
          </table:table-cell>
        </table:table-row>
        <table:table-row table:style-name="ro1">
          <table:table-cell office:value-type="float" office:value="36899460" calcext:value-type="float">
            <text:p>36899460</text:p>
          </table:table-cell>
          <table:table-cell office:value-type="float" office:value="71545720" calcext:value-type="float">
            <text:p>71545720</text:p>
          </table:table-cell>
        </table:table-row>
        <table:table-row table:style-name="ro1">
          <table:table-cell office:value-type="float" office:value="36900106" calcext:value-type="float">
            <text:p>36900106</text:p>
          </table:table-cell>
          <table:table-cell office:value-type="float" office:value="85690433" calcext:value-type="float">
            <text:p>85690433</text:p>
          </table:table-cell>
        </table:table-row>
        <table:table-row table:style-name="ro1">
          <table:table-cell office:value-type="float" office:value="36900109" calcext:value-type="float">
            <text:p>36900109</text:p>
          </table:table-cell>
          <table:table-cell office:value-type="float" office:value="39447876" calcext:value-type="float">
            <text:p>39447876</text:p>
          </table:table-cell>
        </table:table-row>
        <table:table-row table:style-name="ro1">
          <table:table-cell office:value-type="float" office:value="36902423" calcext:value-type="float">
            <text:p>36902423</text:p>
          </table:table-cell>
          <table:table-cell office:value-type="float" office:value="89650045" calcext:value-type="float">
            <text:p>89650045</text:p>
          </table:table-cell>
        </table:table-row>
        <table:table-row table:style-name="ro1">
          <table:table-cell office:value-type="float" office:value="36905421" calcext:value-type="float">
            <text:p>36905421</text:p>
          </table:table-cell>
          <table:table-cell office:value-type="float" office:value="94775031" calcext:value-type="float">
            <text:p>94775031</text:p>
          </table:table-cell>
        </table:table-row>
        <table:table-row table:style-name="ro1">
          <table:table-cell office:value-type="float" office:value="36905422" calcext:value-type="float">
            <text:p>36905422</text:p>
          </table:table-cell>
          <table:table-cell office:value-type="float" office:value="12538846" calcext:value-type="float">
            <text:p>12538846</text:p>
          </table:table-cell>
        </table:table-row>
        <table:table-row table:style-name="ro1">
          <table:table-cell office:value-type="float" office:value="36905449" calcext:value-type="float">
            <text:p>36905449</text:p>
          </table:table-cell>
          <table:table-cell office:value-type="float" office:value="85485353" calcext:value-type="float">
            <text:p>85485353</text:p>
          </table:table-cell>
        </table:table-row>
        <table:table-row table:style-name="ro1">
          <table:table-cell office:value-type="float" office:value="36905451" calcext:value-type="float">
            <text:p>36905451</text:p>
          </table:table-cell>
          <table:table-cell office:value-type="float" office:value="77835289" calcext:value-type="float">
            <text:p>77835289</text:p>
          </table:table-cell>
        </table:table-row>
        <table:table-row table:style-name="ro1">
          <table:table-cell office:value-type="float" office:value="36905452" calcext:value-type="float">
            <text:p>36905452</text:p>
          </table:table-cell>
          <table:table-cell office:value-type="float" office:value="25111006" calcext:value-type="float">
            <text:p>25111006</text:p>
          </table:table-cell>
        </table:table-row>
        <table:table-row table:style-name="ro1">
          <table:table-cell office:value-type="float" office:value="36905469" calcext:value-type="float">
            <text:p>36905469</text:p>
          </table:table-cell>
          <table:table-cell office:value-type="float" office:value="19192829" calcext:value-type="float">
            <text:p>19192829</text:p>
          </table:table-cell>
        </table:table-row>
        <table:table-row table:style-name="ro1">
          <table:table-cell office:value-type="float" office:value="36909142" calcext:value-type="float">
            <text:p>36909142</text:p>
          </table:table-cell>
          <table:table-cell office:value-type="float" office:value="44559224" calcext:value-type="float">
            <text:p>44559224</text:p>
          </table:table-cell>
        </table:table-row>
        <table:table-row table:style-name="ro1">
          <table:table-cell office:value-type="float" office:value="36909711" calcext:value-type="float">
            <text:p>36909711</text:p>
          </table:table-cell>
          <table:table-cell office:value-type="float" office:value="88094845" calcext:value-type="float">
            <text:p>88094845</text:p>
          </table:table-cell>
        </table:table-row>
        <table:table-row table:style-name="ro1">
          <table:table-cell office:value-type="float" office:value="36909713" calcext:value-type="float">
            <text:p>36909713</text:p>
          </table:table-cell>
          <table:table-cell office:value-type="float" office:value="20685122" calcext:value-type="float">
            <text:p>20685122</text:p>
          </table:table-cell>
        </table:table-row>
        <table:table-row table:style-name="ro1">
          <table:table-cell office:value-type="float" office:value="36909714" calcext:value-type="float">
            <text:p>36909714</text:p>
          </table:table-cell>
          <table:table-cell office:value-type="float" office:value="87856778" calcext:value-type="float">
            <text:p>87856778</text:p>
          </table:table-cell>
        </table:table-row>
        <table:table-row table:style-name="ro1">
          <table:table-cell office:value-type="float" office:value="36909717" calcext:value-type="float">
            <text:p>36909717</text:p>
          </table:table-cell>
          <table:table-cell office:value-type="float" office:value="97474551" calcext:value-type="float">
            <text:p>97474551</text:p>
          </table:table-cell>
        </table:table-row>
        <table:table-row table:style-name="ro1">
          <table:table-cell office:value-type="float" office:value="36909718" calcext:value-type="float">
            <text:p>36909718</text:p>
          </table:table-cell>
          <table:table-cell office:value-type="float" office:value="18124430" calcext:value-type="float">
            <text:p>18124430</text:p>
          </table:table-cell>
        </table:table-row>
        <table:table-row table:style-name="ro1">
          <table:table-cell office:value-type="float" office:value="36909719" calcext:value-type="float">
            <text:p>36909719</text:p>
          </table:table-cell>
          <table:table-cell office:value-type="float" office:value="41644178" calcext:value-type="float">
            <text:p>41644178</text:p>
          </table:table-cell>
        </table:table-row>
        <table:table-row table:style-name="ro1">
          <table:table-cell office:value-type="float" office:value="36909878" calcext:value-type="float">
            <text:p>36909878</text:p>
          </table:table-cell>
          <table:table-cell office:value-type="float" office:value="90919049" calcext:value-type="float">
            <text:p>90919049</text:p>
          </table:table-cell>
        </table:table-row>
        <table:table-row table:style-name="ro1">
          <table:table-cell office:value-type="float" office:value="36909879" calcext:value-type="float">
            <text:p>36909879</text:p>
          </table:table-cell>
          <table:table-cell office:value-type="float" office:value="17605743" calcext:value-type="float">
            <text:p>17605743</text:p>
          </table:table-cell>
        </table:table-row>
        <table:table-row table:style-name="ro1">
          <table:table-cell office:value-type="float" office:value="36909881" calcext:value-type="float">
            <text:p>36909881</text:p>
          </table:table-cell>
          <table:table-cell office:value-type="float" office:value="86951221" calcext:value-type="float">
            <text:p>86951221</text:p>
          </table:table-cell>
        </table:table-row>
        <table:table-row table:style-name="ro1">
          <table:table-cell office:value-type="float" office:value="36909882" calcext:value-type="float">
            <text:p>36909882</text:p>
          </table:table-cell>
          <table:table-cell office:value-type="float" office:value="21007453" calcext:value-type="float">
            <text:p>21007453</text:p>
          </table:table-cell>
        </table:table-row>
        <table:table-row table:style-name="ro1">
          <table:table-cell office:value-type="float" office:value="36910411" calcext:value-type="float">
            <text:p>36910411</text:p>
          </table:table-cell>
          <table:table-cell office:value-type="float" office:value="79649861" calcext:value-type="float">
            <text:p>79649861</text:p>
          </table:table-cell>
        </table:table-row>
        <table:table-row table:style-name="ro1">
          <table:table-cell office:value-type="float" office:value="36910593" calcext:value-type="float">
            <text:p>36910593</text:p>
          </table:table-cell>
          <table:table-cell office:value-type="float" office:value="80193781" calcext:value-type="float">
            <text:p>80193781</text:p>
          </table:table-cell>
        </table:table-row>
        <table:table-row table:style-name="ro1">
          <table:table-cell office:value-type="float" office:value="36910644" calcext:value-type="float">
            <text:p>36910644</text:p>
          </table:table-cell>
          <table:table-cell office:value-type="float" office:value="46444144" calcext:value-type="float">
            <text:p>46444144</text:p>
          </table:table-cell>
        </table:table-row>
        <table:table-row table:style-name="ro1">
          <table:table-cell office:value-type="float" office:value="36910970" calcext:value-type="float">
            <text:p>36910970</text:p>
          </table:table-cell>
          <table:table-cell office:value-type="float" office:value="78933330" calcext:value-type="float">
            <text:p>78933330</text:p>
          </table:table-cell>
        </table:table-row>
        <table:table-row table:style-name="ro1">
          <table:table-cell office:value-type="float" office:value="36910980" calcext:value-type="float">
            <text:p>36910980</text:p>
          </table:table-cell>
          <table:table-cell office:value-type="float" office:value="69140783" calcext:value-type="float">
            <text:p>69140783</text:p>
          </table:table-cell>
        </table:table-row>
        <table:table-row table:style-name="ro1">
          <table:table-cell office:value-type="float" office:value="36910983" calcext:value-type="float">
            <text:p>36910983</text:p>
          </table:table-cell>
          <table:table-cell office:value-type="float" office:value="95451642" calcext:value-type="float">
            <text:p>95451642</text:p>
          </table:table-cell>
        </table:table-row>
        <table:table-row table:style-name="ro1">
          <table:table-cell office:value-type="float" office:value="36911302" calcext:value-type="float">
            <text:p>36911302</text:p>
          </table:table-cell>
          <table:table-cell office:value-type="float" office:value="91633628" calcext:value-type="float">
            <text:p>91633628</text:p>
          </table:table-cell>
        </table:table-row>
        <table:table-row table:style-name="ro1">
          <table:table-cell office:value-type="float" office:value="36913948" calcext:value-type="float">
            <text:p>36913948</text:p>
          </table:table-cell>
          <table:table-cell office:value-type="float" office:value="74251901" calcext:value-type="float">
            <text:p>74251901</text:p>
          </table:table-cell>
        </table:table-row>
        <table:table-row table:style-name="ro1">
          <table:table-cell office:value-type="float" office:value="36914037" calcext:value-type="float">
            <text:p>36914037</text:p>
          </table:table-cell>
          <table:table-cell office:value-type="float" office:value="67075217" calcext:value-type="float">
            <text:p>67075217</text:p>
          </table:table-cell>
        </table:table-row>
        <table:table-row table:style-name="ro1">
          <table:table-cell office:value-type="float" office:value="36914614" calcext:value-type="float">
            <text:p>36914614</text:p>
          </table:table-cell>
          <table:table-cell office:value-type="float" office:value="71272886" calcext:value-type="float">
            <text:p>71272886</text:p>
          </table:table-cell>
        </table:table-row>
        <table:table-row table:style-name="ro1">
          <table:table-cell office:value-type="float" office:value="36914894" calcext:value-type="float">
            <text:p>36914894</text:p>
          </table:table-cell>
          <table:table-cell office:value-type="float" office:value="93470304" calcext:value-type="float">
            <text:p>93470304</text:p>
          </table:table-cell>
        </table:table-row>
        <table:table-row table:style-name="ro1">
          <table:table-cell office:value-type="float" office:value="36914902" calcext:value-type="float">
            <text:p>36914902</text:p>
          </table:table-cell>
          <table:table-cell office:value-type="float" office:value="15762642" calcext:value-type="float">
            <text:p>15762642</text:p>
          </table:table-cell>
        </table:table-row>
        <table:table-row table:style-name="ro1">
          <table:table-cell office:value-type="float" office:value="36914917" calcext:value-type="float">
            <text:p>36914917</text:p>
          </table:table-cell>
          <table:table-cell office:value-type="float" office:value="66389990" calcext:value-type="float">
            <text:p>66389990</text:p>
          </table:table-cell>
        </table:table-row>
        <table:table-row table:style-name="ro1">
          <table:table-cell office:value-type="float" office:value="36914947" calcext:value-type="float">
            <text:p>36914947</text:p>
          </table:table-cell>
          <table:table-cell office:value-type="float" office:value="45762219" calcext:value-type="float">
            <text:p>45762219</text:p>
          </table:table-cell>
        </table:table-row>
        <table:table-row table:style-name="ro1">
          <table:table-cell office:value-type="float" office:value="36915089" calcext:value-type="float">
            <text:p>36915089</text:p>
          </table:table-cell>
          <table:table-cell office:value-type="float" office:value="47154042" calcext:value-type="float">
            <text:p>47154042</text:p>
          </table:table-cell>
        </table:table-row>
        <table:table-row table:style-name="ro1">
          <table:table-cell office:value-type="float" office:value="36915090" calcext:value-type="float">
            <text:p>36915090</text:p>
          </table:table-cell>
          <table:table-cell office:value-type="float" office:value="58501300" calcext:value-type="float">
            <text:p>58501300</text:p>
          </table:table-cell>
        </table:table-row>
        <table:table-row table:style-name="ro1">
          <table:table-cell office:value-type="float" office:value="36915092" calcext:value-type="float">
            <text:p>36915092</text:p>
          </table:table-cell>
          <table:table-cell office:value-type="float" office:value="80921398" calcext:value-type="float">
            <text:p>80921398</text:p>
          </table:table-cell>
        </table:table-row>
        <table:table-row table:style-name="ro1">
          <table:table-cell office:value-type="float" office:value="36915229" calcext:value-type="float">
            <text:p>36915229</text:p>
          </table:table-cell>
          <table:table-cell office:value-type="float" office:value="83293177" calcext:value-type="float">
            <text:p>83293177</text:p>
          </table:table-cell>
        </table:table-row>
        <table:table-row table:style-name="ro1">
          <table:table-cell office:value-type="float" office:value="36915231" calcext:value-type="float">
            <text:p>36915231</text:p>
          </table:table-cell>
          <table:table-cell office:value-type="float" office:value="90229199" calcext:value-type="float">
            <text:p>90229199</text:p>
          </table:table-cell>
        </table:table-row>
        <table:table-row table:style-name="ro1">
          <table:table-cell office:value-type="float" office:value="36915431" calcext:value-type="float">
            <text:p>36915431</text:p>
          </table:table-cell>
          <table:table-cell office:value-type="float" office:value="76947753" calcext:value-type="float">
            <text:p>76947753</text:p>
          </table:table-cell>
        </table:table-row>
        <table:table-row table:style-name="ro1">
          <table:table-cell office:value-type="float" office:value="36915517" calcext:value-type="float">
            <text:p>36915517</text:p>
          </table:table-cell>
          <table:table-cell office:value-type="float" office:value="68724692" calcext:value-type="float">
            <text:p>68724692</text:p>
          </table:table-cell>
        </table:table-row>
        <table:table-row table:style-name="ro1">
          <table:table-cell office:value-type="float" office:value="36915659" calcext:value-type="float">
            <text:p>36915659</text:p>
          </table:table-cell>
          <table:table-cell office:value-type="float" office:value="80346888" calcext:value-type="float">
            <text:p>80346888</text:p>
          </table:table-cell>
        </table:table-row>
        <table:table-row table:style-name="ro1">
          <table:table-cell office:value-type="float" office:value="36915676" calcext:value-type="float">
            <text:p>36915676</text:p>
          </table:table-cell>
          <table:table-cell office:value-type="float" office:value="17268887" calcext:value-type="float">
            <text:p>17268887</text:p>
          </table:table-cell>
        </table:table-row>
        <table:table-row table:style-name="ro1">
          <table:table-cell office:value-type="float" office:value="36915791" calcext:value-type="float">
            <text:p>36915791</text:p>
          </table:table-cell>
          <table:table-cell office:value-type="float" office:value="87976662" calcext:value-type="float">
            <text:p>87976662</text:p>
          </table:table-cell>
        </table:table-row>
        <table:table-row table:style-name="ro1">
          <table:table-cell office:value-type="float" office:value="36916692" calcext:value-type="float">
            <text:p>36916692</text:p>
          </table:table-cell>
          <table:table-cell office:value-type="float" office:value="19914283" calcext:value-type="float">
            <text:p>19914283</text:p>
          </table:table-cell>
        </table:table-row>
        <table:table-row table:style-name="ro1">
          <table:table-cell office:value-type="float" office:value="36918252" calcext:value-type="float">
            <text:p>36918252</text:p>
          </table:table-cell>
          <table:table-cell office:value-type="float" office:value="78997216" calcext:value-type="float">
            <text:p>78997216</text:p>
          </table:table-cell>
        </table:table-row>
        <table:table-row table:style-name="ro1">
          <table:table-cell office:value-type="float" office:value="36920648" calcext:value-type="float">
            <text:p>36920648</text:p>
          </table:table-cell>
          <table:table-cell office:value-type="float" office:value="52160533" calcext:value-type="float">
            <text:p>52160533</text:p>
          </table:table-cell>
        </table:table-row>
        <table:table-row table:style-name="ro1">
          <table:table-cell office:value-type="float" office:value="36920805" calcext:value-type="float">
            <text:p>36920805</text:p>
          </table:table-cell>
          <table:table-cell office:value-type="float" office:value="41245283" calcext:value-type="float">
            <text:p>41245283</text:p>
          </table:table-cell>
        </table:table-row>
        <table:table-row table:style-name="ro1">
          <table:table-cell office:value-type="float" office:value="36921531" calcext:value-type="float">
            <text:p>36921531</text:p>
          </table:table-cell>
          <table:table-cell office:value-type="float" office:value="54592546" calcext:value-type="float">
            <text:p>54592546</text:p>
          </table:table-cell>
        </table:table-row>
        <table:table-row table:style-name="ro1">
          <table:table-cell office:value-type="float" office:value="36922146" calcext:value-type="float">
            <text:p>36922146</text:p>
          </table:table-cell>
          <table:table-cell office:value-type="float" office:value="16581413" calcext:value-type="float">
            <text:p>16581413</text:p>
          </table:table-cell>
        </table:table-row>
        <table:table-row table:style-name="ro1">
          <table:table-cell office:value-type="float" office:value="36922407" calcext:value-type="float">
            <text:p>36922407</text:p>
          </table:table-cell>
          <table:table-cell office:value-type="float" office:value="74756944" calcext:value-type="float">
            <text:p>74756944</text:p>
          </table:table-cell>
        </table:table-row>
        <table:table-row table:style-name="ro1">
          <table:table-cell office:value-type="float" office:value="36923079" calcext:value-type="float">
            <text:p>36923079</text:p>
          </table:table-cell>
          <table:table-cell office:value-type="float" office:value="63667954" calcext:value-type="float">
            <text:p>63667954</text:p>
          </table:table-cell>
        </table:table-row>
        <table:table-row table:style-name="ro1">
          <table:table-cell office:value-type="float" office:value="36923080" calcext:value-type="float">
            <text:p>36923080</text:p>
          </table:table-cell>
          <table:table-cell office:value-type="float" office:value="71718406" calcext:value-type="float">
            <text:p>71718406</text:p>
          </table:table-cell>
        </table:table-row>
        <table:table-row table:style-name="ro1">
          <table:table-cell office:value-type="float" office:value="36923881" calcext:value-type="float">
            <text:p>36923881</text:p>
          </table:table-cell>
          <table:table-cell office:value-type="float" office:value="89831718" calcext:value-type="float">
            <text:p>89831718</text:p>
          </table:table-cell>
        </table:table-row>
        <table:table-row table:style-name="ro1">
          <table:table-cell office:value-type="float" office:value="36924200" calcext:value-type="float">
            <text:p>36924200</text:p>
          </table:table-cell>
          <table:table-cell office:value-type="float" office:value="95971565" calcext:value-type="float">
            <text:p>95971565</text:p>
          </table:table-cell>
        </table:table-row>
        <table:table-row table:style-name="ro1">
          <table:table-cell office:value-type="float" office:value="36924801" calcext:value-type="float">
            <text:p>36924801</text:p>
          </table:table-cell>
          <table:table-cell office:value-type="float" office:value="57644295" calcext:value-type="float">
            <text:p>57644295</text:p>
          </table:table-cell>
        </table:table-row>
        <table:table-row table:style-name="ro1">
          <table:table-cell office:value-type="float" office:value="36926888" calcext:value-type="float">
            <text:p>36926888</text:p>
          </table:table-cell>
          <table:table-cell office:value-type="float" office:value="21612507" calcext:value-type="float">
            <text:p>21612507</text:p>
          </table:table-cell>
        </table:table-row>
        <table:table-row table:style-name="ro1">
          <table:table-cell office:value-type="float" office:value="36926943" calcext:value-type="float">
            <text:p>36926943</text:p>
          </table:table-cell>
          <table:table-cell office:value-type="float" office:value="90542194" calcext:value-type="float">
            <text:p>90542194</text:p>
          </table:table-cell>
        </table:table-row>
        <table:table-row table:style-name="ro1">
          <table:table-cell office:value-type="float" office:value="36927058" calcext:value-type="float">
            <text:p>36927058</text:p>
          </table:table-cell>
          <table:table-cell office:value-type="float" office:value="14273551" calcext:value-type="float">
            <text:p>14273551</text:p>
          </table:table-cell>
        </table:table-row>
        <table:table-row table:style-name="ro1">
          <table:table-cell office:value-type="float" office:value="36927812" calcext:value-type="float">
            <text:p>36927812</text:p>
          </table:table-cell>
          <table:table-cell office:value-type="float" office:value="59788225" calcext:value-type="float">
            <text:p>59788225</text:p>
          </table:table-cell>
        </table:table-row>
        <table:table-row table:style-name="ro1">
          <table:table-cell office:value-type="float" office:value="36928938" calcext:value-type="float">
            <text:p>36928938</text:p>
          </table:table-cell>
          <table:table-cell office:value-type="float" office:value="23204032" calcext:value-type="float">
            <text:p>23204032</text:p>
          </table:table-cell>
        </table:table-row>
        <table:table-row table:style-name="ro1">
          <table:table-cell office:value-type="float" office:value="36929051" calcext:value-type="float">
            <text:p>36929051</text:p>
          </table:table-cell>
          <table:table-cell office:value-type="float" office:value="57706410" calcext:value-type="float">
            <text:p>57706410</text:p>
          </table:table-cell>
        </table:table-row>
        <table:table-row table:style-name="ro1">
          <table:table-cell office:value-type="float" office:value="36929679" calcext:value-type="float">
            <text:p>36929679</text:p>
          </table:table-cell>
          <table:table-cell office:value-type="float" office:value="16977712" calcext:value-type="float">
            <text:p>16977712</text:p>
          </table:table-cell>
        </table:table-row>
        <table:table-row table:style-name="ro1">
          <table:table-cell office:value-type="float" office:value="36929699" calcext:value-type="float">
            <text:p>36929699</text:p>
          </table:table-cell>
          <table:table-cell office:value-type="float" office:value="68047556" calcext:value-type="float">
            <text:p>68047556</text:p>
          </table:table-cell>
        </table:table-row>
        <table:table-row table:style-name="ro1">
          <table:table-cell office:value-type="float" office:value="36929745" calcext:value-type="float">
            <text:p>36929745</text:p>
          </table:table-cell>
          <table:table-cell office:value-type="float" office:value="72094900" calcext:value-type="float">
            <text:p>72094900</text:p>
          </table:table-cell>
        </table:table-row>
        <table:table-row table:style-name="ro1">
          <table:table-cell office:value-type="float" office:value="36929907" calcext:value-type="float">
            <text:p>36929907</text:p>
          </table:table-cell>
          <table:table-cell office:value-type="float" office:value="87985392" calcext:value-type="float">
            <text:p>87985392</text:p>
          </table:table-cell>
        </table:table-row>
        <table:table-row table:style-name="ro1">
          <table:table-cell office:value-type="float" office:value="36930138" calcext:value-type="float">
            <text:p>36930138</text:p>
          </table:table-cell>
          <table:table-cell office:value-type="float" office:value="11726421" calcext:value-type="float">
            <text:p>11726421</text:p>
          </table:table-cell>
        </table:table-row>
        <table:table-row table:style-name="ro1">
          <table:table-cell office:value-type="float" office:value="36930390" calcext:value-type="float">
            <text:p>36930390</text:p>
          </table:table-cell>
          <table:table-cell office:value-type="float" office:value="40308914" calcext:value-type="float">
            <text:p>40308914</text:p>
          </table:table-cell>
        </table:table-row>
        <table:table-row table:style-name="ro1">
          <table:table-cell office:value-type="float" office:value="36930630" calcext:value-type="float">
            <text:p>36930630</text:p>
          </table:table-cell>
          <table:table-cell office:value-type="float" office:value="97050296" calcext:value-type="float">
            <text:p>97050296</text:p>
          </table:table-cell>
        </table:table-row>
        <table:table-row table:style-name="ro1">
          <table:table-cell office:value-type="float" office:value="36931027" calcext:value-type="float">
            <text:p>36931027</text:p>
          </table:table-cell>
          <table:table-cell office:value-type="float" office:value="82351635" calcext:value-type="float">
            <text:p>82351635</text:p>
          </table:table-cell>
        </table:table-row>
        <table:table-row table:style-name="ro1">
          <table:table-cell office:value-type="float" office:value="36931235" calcext:value-type="float">
            <text:p>36931235</text:p>
          </table:table-cell>
          <table:table-cell office:value-type="float" office:value="57124895" calcext:value-type="float">
            <text:p>57124895</text:p>
          </table:table-cell>
        </table:table-row>
        <table:table-row table:style-name="ro1">
          <table:table-cell office:value-type="float" office:value="36931260" calcext:value-type="float">
            <text:p>36931260</text:p>
          </table:table-cell>
          <table:table-cell office:value-type="float" office:value="76850359" calcext:value-type="float">
            <text:p>76850359</text:p>
          </table:table-cell>
        </table:table-row>
        <table:table-row table:style-name="ro1">
          <table:table-cell office:value-type="float" office:value="36931366" calcext:value-type="float">
            <text:p>36931366</text:p>
          </table:table-cell>
          <table:table-cell office:value-type="float" office:value="10620196" calcext:value-type="float">
            <text:p>10620196</text:p>
          </table:table-cell>
        </table:table-row>
        <table:table-row table:style-name="ro1">
          <table:table-cell office:value-type="float" office:value="36931367" calcext:value-type="float">
            <text:p>36931367</text:p>
          </table:table-cell>
          <table:table-cell office:value-type="float" office:value="51803722" calcext:value-type="float">
            <text:p>51803722</text:p>
          </table:table-cell>
        </table:table-row>
        <table:table-row table:style-name="ro1">
          <table:table-cell office:value-type="float" office:value="36931368" calcext:value-type="float">
            <text:p>36931368</text:p>
          </table:table-cell>
          <table:table-cell office:value-type="float" office:value="46618369" calcext:value-type="float">
            <text:p>46618369</text:p>
          </table:table-cell>
        </table:table-row>
        <table:table-row table:style-name="ro1">
          <table:table-cell office:value-type="float" office:value="36931369" calcext:value-type="float">
            <text:p>36931369</text:p>
          </table:table-cell>
          <table:table-cell office:value-type="float" office:value="32334162" calcext:value-type="float">
            <text:p>32334162</text:p>
          </table:table-cell>
        </table:table-row>
        <table:table-row table:style-name="ro1">
          <table:table-cell office:value-type="float" office:value="36931493" calcext:value-type="float">
            <text:p>36931493</text:p>
          </table:table-cell>
          <table:table-cell office:value-type="float" office:value="34254706" calcext:value-type="float">
            <text:p>34254706</text:p>
          </table:table-cell>
        </table:table-row>
        <table:table-row table:style-name="ro1">
          <table:table-cell office:value-type="float" office:value="36931515" calcext:value-type="float">
            <text:p>36931515</text:p>
          </table:table-cell>
          <table:table-cell office:value-type="float" office:value="69157528" calcext:value-type="float">
            <text:p>69157528</text:p>
          </table:table-cell>
        </table:table-row>
        <table:table-row table:style-name="ro1">
          <table:table-cell office:value-type="float" office:value="36931537" calcext:value-type="float">
            <text:p>36931537</text:p>
          </table:table-cell>
          <table:table-cell office:value-type="float" office:value="16388980" calcext:value-type="float">
            <text:p>16388980</text:p>
          </table:table-cell>
        </table:table-row>
        <table:table-row table:style-name="ro1">
          <table:table-cell office:value-type="float" office:value="36931548" calcext:value-type="float">
            <text:p>36931548</text:p>
          </table:table-cell>
          <table:table-cell office:value-type="float" office:value="20424746" calcext:value-type="float">
            <text:p>20424746</text:p>
          </table:table-cell>
        </table:table-row>
        <table:table-row table:style-name="ro1">
          <table:table-cell office:value-type="float" office:value="36931559" calcext:value-type="float">
            <text:p>36931559</text:p>
          </table:table-cell>
          <table:table-cell office:value-type="float" office:value="89496829" calcext:value-type="float">
            <text:p>89496829</text:p>
          </table:table-cell>
        </table:table-row>
        <table:table-row table:style-name="ro1">
          <table:table-cell office:value-type="float" office:value="36931785" calcext:value-type="float">
            <text:p>36931785</text:p>
          </table:table-cell>
          <table:table-cell office:value-type="float" office:value="87093707" calcext:value-type="float">
            <text:p>87093707</text:p>
          </table:table-cell>
        </table:table-row>
        <table:table-row table:style-name="ro1">
          <table:table-cell office:value-type="float" office:value="36931822" calcext:value-type="float">
            <text:p>36931822</text:p>
          </table:table-cell>
          <table:table-cell office:value-type="float" office:value="66302273" calcext:value-type="float">
            <text:p>66302273</text:p>
          </table:table-cell>
        </table:table-row>
        <table:table-row table:style-name="ro1">
          <table:table-cell office:value-type="float" office:value="36931828" calcext:value-type="float">
            <text:p>36931828</text:p>
          </table:table-cell>
          <table:table-cell office:value-type="float" office:value="15571901" calcext:value-type="float">
            <text:p>15571901</text:p>
          </table:table-cell>
        </table:table-row>
        <table:table-row table:style-name="ro1">
          <table:table-cell office:value-type="float" office:value="36931845" calcext:value-type="float">
            <text:p>36931845</text:p>
          </table:table-cell>
          <table:table-cell office:value-type="float" office:value="94619344" calcext:value-type="float">
            <text:p>94619344</text:p>
          </table:table-cell>
        </table:table-row>
        <table:table-row table:style-name="ro1">
          <table:table-cell office:value-type="float" office:value="36932183" calcext:value-type="float">
            <text:p>36932183</text:p>
          </table:table-cell>
          <table:table-cell office:value-type="float" office:value="44877569" calcext:value-type="float">
            <text:p>44877569</text:p>
          </table:table-cell>
        </table:table-row>
        <table:table-row table:style-name="ro1">
          <table:table-cell office:value-type="float" office:value="36932442" calcext:value-type="float">
            <text:p>36932442</text:p>
          </table:table-cell>
          <table:table-cell office:value-type="float" office:value="92747584" calcext:value-type="float">
            <text:p>92747584</text:p>
          </table:table-cell>
        </table:table-row>
        <table:table-row table:style-name="ro1">
          <table:table-cell office:value-type="float" office:value="36932512" calcext:value-type="float">
            <text:p>36932512</text:p>
          </table:table-cell>
          <table:table-cell office:value-type="float" office:value="82016942" calcext:value-type="float">
            <text:p>82016942</text:p>
          </table:table-cell>
        </table:table-row>
        <table:table-row table:style-name="ro1">
          <table:table-cell office:value-type="float" office:value="36932528" calcext:value-type="float">
            <text:p>36932528</text:p>
          </table:table-cell>
          <table:table-cell office:value-type="float" office:value="60418347" calcext:value-type="float">
            <text:p>60418347</text:p>
          </table:table-cell>
        </table:table-row>
        <table:table-row table:style-name="ro1">
          <table:table-cell office:value-type="float" office:value="36932735" calcext:value-type="float">
            <text:p>36932735</text:p>
          </table:table-cell>
          <table:table-cell office:value-type="float" office:value="47466236" calcext:value-type="float">
            <text:p>47466236</text:p>
          </table:table-cell>
        </table:table-row>
        <table:table-row table:style-name="ro1">
          <table:table-cell office:value-type="float" office:value="36932766" calcext:value-type="float">
            <text:p>36932766</text:p>
          </table:table-cell>
          <table:table-cell office:value-type="float" office:value="13593574" calcext:value-type="float">
            <text:p>13593574</text:p>
          </table:table-cell>
        </table:table-row>
        <table:table-row table:style-name="ro1">
          <table:table-cell office:value-type="float" office:value="36932960" calcext:value-type="float">
            <text:p>36932960</text:p>
          </table:table-cell>
          <table:table-cell office:value-type="float" office:value="69659577" calcext:value-type="float">
            <text:p>69659577</text:p>
          </table:table-cell>
        </table:table-row>
        <table:table-row table:style-name="ro1">
          <table:table-cell office:value-type="float" office:value="36932975" calcext:value-type="float">
            <text:p>36932975</text:p>
          </table:table-cell>
          <table:table-cell office:value-type="float" office:value="19784044" calcext:value-type="float">
            <text:p>19784044</text:p>
          </table:table-cell>
        </table:table-row>
        <table:table-row table:style-name="ro1">
          <table:table-cell office:value-type="float" office:value="36933378" calcext:value-type="float">
            <text:p>36933378</text:p>
          </table:table-cell>
          <table:table-cell office:value-type="float" office:value="91079326" calcext:value-type="float">
            <text:p>91079326</text:p>
          </table:table-cell>
        </table:table-row>
        <table:table-row table:style-name="ro1">
          <table:table-cell office:value-type="float" office:value="36933821" calcext:value-type="float">
            <text:p>36933821</text:p>
          </table:table-cell>
          <table:table-cell office:value-type="float" office:value="18419608" calcext:value-type="float">
            <text:p>18419608</text:p>
          </table:table-cell>
        </table:table-row>
        <table:table-row table:style-name="ro1">
          <table:table-cell office:value-type="float" office:value="36934070" calcext:value-type="float">
            <text:p>36934070</text:p>
          </table:table-cell>
          <table:table-cell office:value-type="float" office:value="70065809" calcext:value-type="float">
            <text:p>70065809</text:p>
          </table:table-cell>
        </table:table-row>
        <table:table-row table:style-name="ro1">
          <table:table-cell office:value-type="float" office:value="36934433" calcext:value-type="float">
            <text:p>36934433</text:p>
          </table:table-cell>
          <table:table-cell office:value-type="float" office:value="13140217" calcext:value-type="float">
            <text:p>13140217</text:p>
          </table:table-cell>
        </table:table-row>
        <table:table-row table:style-name="ro1">
          <table:table-cell office:value-type="float" office:value="36934489" calcext:value-type="float">
            <text:p>36934489</text:p>
          </table:table-cell>
          <table:table-cell office:value-type="float" office:value="88733205" calcext:value-type="float">
            <text:p>88733205</text:p>
          </table:table-cell>
        </table:table-row>
        <table:table-row table:style-name="ro1">
          <table:table-cell office:value-type="float" office:value="36934577" calcext:value-type="float">
            <text:p>36934577</text:p>
          </table:table-cell>
          <table:table-cell office:value-type="float" office:value="31685647" calcext:value-type="float">
            <text:p>31685647</text:p>
          </table:table-cell>
        </table:table-row>
        <table:table-row table:style-name="ro1">
          <table:table-cell office:value-type="float" office:value="36934650" calcext:value-type="float">
            <text:p>36934650</text:p>
          </table:table-cell>
          <table:table-cell office:value-type="float" office:value="83602291" calcext:value-type="float">
            <text:p>83602291</text:p>
          </table:table-cell>
        </table:table-row>
        <table:table-row table:style-name="ro1">
          <table:table-cell office:value-type="float" office:value="36935097" calcext:value-type="float">
            <text:p>36935097</text:p>
          </table:table-cell>
          <table:table-cell office:value-type="float" office:value="35876902" calcext:value-type="float">
            <text:p>35876902</text:p>
          </table:table-cell>
        </table:table-row>
        <table:table-row table:style-name="ro1">
          <table:table-cell office:value-type="float" office:value="36935285" calcext:value-type="float">
            <text:p>36935285</text:p>
          </table:table-cell>
          <table:table-cell office:value-type="float" office:value="37725215" calcext:value-type="float">
            <text:p>37725215</text:p>
          </table:table-cell>
        </table:table-row>
        <table:table-row table:style-name="ro1">
          <table:table-cell office:value-type="float" office:value="36935302" calcext:value-type="float">
            <text:p>36935302</text:p>
          </table:table-cell>
          <table:table-cell office:value-type="float" office:value="12567759" calcext:value-type="float">
            <text:p>12567759</text:p>
          </table:table-cell>
        </table:table-row>
        <table:table-row table:style-name="ro1">
          <table:table-cell office:value-type="float" office:value="36935468" calcext:value-type="float">
            <text:p>36935468</text:p>
          </table:table-cell>
          <table:table-cell office:value-type="float" office:value="10450127" calcext:value-type="float">
            <text:p>10450127</text:p>
          </table:table-cell>
        </table:table-row>
        <table:table-row table:style-name="ro1">
          <table:table-cell office:value-type="float" office:value="36937660" calcext:value-type="float">
            <text:p>36937660</text:p>
          </table:table-cell>
          <table:table-cell office:value-type="float" office:value="24496592" calcext:value-type="float">
            <text:p>24496592</text:p>
          </table:table-cell>
        </table:table-row>
        <table:table-row table:style-name="ro1">
          <table:table-cell office:value-type="float" office:value="36939319" calcext:value-type="float">
            <text:p>36939319</text:p>
          </table:table-cell>
          <table:table-cell office:value-type="float" office:value="38603080" calcext:value-type="float">
            <text:p>38603080</text:p>
          </table:table-cell>
        </table:table-row>
        <table:table-row table:style-name="ro1">
          <table:table-cell office:value-type="float" office:value="36939759" calcext:value-type="float">
            <text:p>36939759</text:p>
          </table:table-cell>
          <table:table-cell office:value-type="float" office:value="12813323" calcext:value-type="float">
            <text:p>12813323</text:p>
          </table:table-cell>
        </table:table-row>
        <table:table-row table:style-name="ro1">
          <table:table-cell office:value-type="float" office:value="36939812" calcext:value-type="float">
            <text:p>36939812</text:p>
          </table:table-cell>
          <table:table-cell office:value-type="float" office:value="64081180" calcext:value-type="float">
            <text:p>64081180</text:p>
          </table:table-cell>
        </table:table-row>
        <table:table-row table:style-name="ro1">
          <table:table-cell office:value-type="float" office:value="36939958" calcext:value-type="float">
            <text:p>36939958</text:p>
          </table:table-cell>
          <table:table-cell office:value-type="float" office:value="75352393" calcext:value-type="float">
            <text:p>75352393</text:p>
          </table:table-cell>
        </table:table-row>
        <table:table-row table:style-name="ro1">
          <table:table-cell office:value-type="float" office:value="36940024" calcext:value-type="float">
            <text:p>36940024</text:p>
          </table:table-cell>
          <table:table-cell office:value-type="float" office:value="71766057" calcext:value-type="float">
            <text:p>71766057</text:p>
          </table:table-cell>
        </table:table-row>
        <table:table-row table:style-name="ro1">
          <table:table-cell office:value-type="float" office:value="36940916" calcext:value-type="float">
            <text:p>36940916</text:p>
          </table:table-cell>
          <table:table-cell office:value-type="float" office:value="73159414" calcext:value-type="float">
            <text:p>73159414</text:p>
          </table:table-cell>
        </table:table-row>
        <table:table-row table:style-name="ro1">
          <table:table-cell office:value-type="float" office:value="36940992" calcext:value-type="float">
            <text:p>36940992</text:p>
          </table:table-cell>
          <table:table-cell office:value-type="float" office:value="75672536" calcext:value-type="float">
            <text:p>75672536</text:p>
          </table:table-cell>
        </table:table-row>
        <table:table-row table:style-name="ro1">
          <table:table-cell office:value-type="float" office:value="36941040" calcext:value-type="float">
            <text:p>36941040</text:p>
          </table:table-cell>
          <table:table-cell office:value-type="float" office:value="73577371" calcext:value-type="float">
            <text:p>73577371</text:p>
          </table:table-cell>
        </table:table-row>
        <table:table-row table:style-name="ro1">
          <table:table-cell office:value-type="float" office:value="36941078" calcext:value-type="float">
            <text:p>36941078</text:p>
          </table:table-cell>
          <table:table-cell office:value-type="float" office:value="53518176" calcext:value-type="float">
            <text:p>53518176</text:p>
          </table:table-cell>
        </table:table-row>
        <table:table-row table:style-name="ro1">
          <table:table-cell office:value-type="float" office:value="36941135" calcext:value-type="float">
            <text:p>36941135</text:p>
          </table:table-cell>
          <table:table-cell office:value-type="float" office:value="19609903" calcext:value-type="float">
            <text:p>19609903</text:p>
          </table:table-cell>
        </table:table-row>
        <table:table-row table:style-name="ro1">
          <table:table-cell office:value-type="float" office:value="36941150" calcext:value-type="float">
            <text:p>36941150</text:p>
          </table:table-cell>
          <table:table-cell office:value-type="float" office:value="31889855" calcext:value-type="float">
            <text:p>31889855</text:p>
          </table:table-cell>
        </table:table-row>
        <table:table-row table:style-name="ro1">
          <table:table-cell office:value-type="float" office:value="36941499" calcext:value-type="float">
            <text:p>36941499</text:p>
          </table:table-cell>
          <table:table-cell office:value-type="float" office:value="80087426" calcext:value-type="float">
            <text:p>80087426</text:p>
          </table:table-cell>
        </table:table-row>
        <table:table-row table:style-name="ro1">
          <table:table-cell office:value-type="float" office:value="36941500" calcext:value-type="float">
            <text:p>36941500</text:p>
          </table:table-cell>
          <table:table-cell office:value-type="float" office:value="18130293" calcext:value-type="float">
            <text:p>18130293</text:p>
          </table:table-cell>
        </table:table-row>
        <table:table-row table:style-name="ro1">
          <table:table-cell office:value-type="float" office:value="36941506" calcext:value-type="float">
            <text:p>36941506</text:p>
          </table:table-cell>
          <table:table-cell office:value-type="float" office:value="93181110" calcext:value-type="float">
            <text:p>93181110</text:p>
          </table:table-cell>
        </table:table-row>
        <table:table-row table:style-name="ro1">
          <table:table-cell office:value-type="float" office:value="36941507" calcext:value-type="float">
            <text:p>36941507</text:p>
          </table:table-cell>
          <table:table-cell office:value-type="float" office:value="66487910" calcext:value-type="float">
            <text:p>66487910</text:p>
          </table:table-cell>
        </table:table-row>
        <table:table-row table:style-name="ro1">
          <table:table-cell office:value-type="float" office:value="36941508" calcext:value-type="float">
            <text:p>36941508</text:p>
          </table:table-cell>
          <table:table-cell office:value-type="float" office:value="81385827" calcext:value-type="float">
            <text:p>81385827</text:p>
          </table:table-cell>
        </table:table-row>
        <table:table-row table:style-name="ro1">
          <table:table-cell office:value-type="float" office:value="36943788" calcext:value-type="float">
            <text:p>36943788</text:p>
          </table:table-cell>
          <table:table-cell office:value-type="float" office:value="16266479" calcext:value-type="float">
            <text:p>16266479</text:p>
          </table:table-cell>
        </table:table-row>
        <table:table-row table:style-name="ro1">
          <table:table-cell office:value-type="float" office:value="36943921" calcext:value-type="float">
            <text:p>36943921</text:p>
          </table:table-cell>
          <table:table-cell office:value-type="float" office:value="70602969" calcext:value-type="float">
            <text:p>70602969</text:p>
          </table:table-cell>
        </table:table-row>
        <table:table-row table:style-name="ro1">
          <table:table-cell office:value-type="float" office:value="36944221" calcext:value-type="float">
            <text:p>36944221</text:p>
          </table:table-cell>
          <table:table-cell office:value-type="float" office:value="48256692" calcext:value-type="float">
            <text:p>48256692</text:p>
          </table:table-cell>
        </table:table-row>
        <table:table-row table:style-name="ro1">
          <table:table-cell office:value-type="float" office:value="36944935" calcext:value-type="float">
            <text:p>36944935</text:p>
          </table:table-cell>
          <table:table-cell office:value-type="float" office:value="40305650" calcext:value-type="float">
            <text:p>40305650</text:p>
          </table:table-cell>
        </table:table-row>
        <table:table-row table:style-name="ro1">
          <table:table-cell office:value-type="float" office:value="36945112" calcext:value-type="float">
            <text:p>36945112</text:p>
          </table:table-cell>
          <table:table-cell office:value-type="float" office:value="22991606" calcext:value-type="float">
            <text:p>22991606</text:p>
          </table:table-cell>
        </table:table-row>
        <table:table-row table:style-name="ro1">
          <table:table-cell office:value-type="float" office:value="36945183" calcext:value-type="float">
            <text:p>36945183</text:p>
          </table:table-cell>
          <table:table-cell office:value-type="float" office:value="68901986" calcext:value-type="float">
            <text:p>68901986</text:p>
          </table:table-cell>
        </table:table-row>
        <table:table-row table:style-name="ro1">
          <table:table-cell office:value-type="float" office:value="36945205" calcext:value-type="float">
            <text:p>36945205</text:p>
          </table:table-cell>
          <table:table-cell office:value-type="float" office:value="33984034" calcext:value-type="float">
            <text:p>33984034</text:p>
          </table:table-cell>
        </table:table-row>
        <table:table-row table:style-name="ro1">
          <table:table-cell office:value-type="float" office:value="36945206" calcext:value-type="float">
            <text:p>36945206</text:p>
          </table:table-cell>
          <table:table-cell office:value-type="float" office:value="45797164" calcext:value-type="float">
            <text:p>45797164</text:p>
          </table:table-cell>
        </table:table-row>
        <table:table-row table:style-name="ro1">
          <table:table-cell office:value-type="float" office:value="36945294" calcext:value-type="float">
            <text:p>36945294</text:p>
          </table:table-cell>
          <table:table-cell office:value-type="float" office:value="10500806" calcext:value-type="float">
            <text:p>10500806</text:p>
          </table:table-cell>
        </table:table-row>
        <table:table-row table:style-name="ro1">
          <table:table-cell office:value-type="float" office:value="36945543" calcext:value-type="float">
            <text:p>36945543</text:p>
          </table:table-cell>
          <table:table-cell office:value-type="float" office:value="53794288" calcext:value-type="float">
            <text:p>53794288</text:p>
          </table:table-cell>
        </table:table-row>
        <table:table-row table:style-name="ro1">
          <table:table-cell office:value-type="float" office:value="36945739" calcext:value-type="float">
            <text:p>36945739</text:p>
          </table:table-cell>
          <table:table-cell office:value-type="float" office:value="35310815" calcext:value-type="float">
            <text:p>35310815</text:p>
          </table:table-cell>
        </table:table-row>
        <table:table-row table:style-name="ro1">
          <table:table-cell office:value-type="float" office:value="36946044" calcext:value-type="float">
            <text:p>36946044</text:p>
          </table:table-cell>
          <table:table-cell office:value-type="float" office:value="66400315" calcext:value-type="float">
            <text:p>66400315</text:p>
          </table:table-cell>
        </table:table-row>
        <table:table-row table:style-name="ro1">
          <table:table-cell office:value-type="float" office:value="36946100" calcext:value-type="float">
            <text:p>36946100</text:p>
          </table:table-cell>
          <table:table-cell office:value-type="float" office:value="81697830" calcext:value-type="float">
            <text:p>81697830</text:p>
          </table:table-cell>
        </table:table-row>
        <table:table-row table:style-name="ro1">
          <table:table-cell office:value-type="float" office:value="36946123" calcext:value-type="float">
            <text:p>36946123</text:p>
          </table:table-cell>
          <table:table-cell office:value-type="float" office:value="50381500" calcext:value-type="float">
            <text:p>50381500</text:p>
          </table:table-cell>
        </table:table-row>
        <table:table-row table:style-name="ro1">
          <table:table-cell office:value-type="float" office:value="36946129" calcext:value-type="float">
            <text:p>36946129</text:p>
          </table:table-cell>
          <table:table-cell office:value-type="float" office:value="52622329" calcext:value-type="float">
            <text:p>52622329</text:p>
          </table:table-cell>
        </table:table-row>
        <table:table-row table:style-name="ro1">
          <table:table-cell office:value-type="float" office:value="36946281" calcext:value-type="float">
            <text:p>36946281</text:p>
          </table:table-cell>
          <table:table-cell office:value-type="float" office:value="85138261" calcext:value-type="float">
            <text:p>85138261</text:p>
          </table:table-cell>
        </table:table-row>
        <table:table-row table:style-name="ro1">
          <table:table-cell office:value-type="float" office:value="36946587" calcext:value-type="float">
            <text:p>36946587</text:p>
          </table:table-cell>
          <table:table-cell office:value-type="float" office:value="90798141" calcext:value-type="float">
            <text:p>90798141</text:p>
          </table:table-cell>
        </table:table-row>
        <table:table-row table:style-name="ro1">
          <table:table-cell office:value-type="float" office:value="36946610" calcext:value-type="float">
            <text:p>36946610</text:p>
          </table:table-cell>
          <table:table-cell office:value-type="float" office:value="14769147" calcext:value-type="float">
            <text:p>14769147</text:p>
          </table:table-cell>
        </table:table-row>
        <table:table-row table:style-name="ro1">
          <table:table-cell office:value-type="float" office:value="36946638" calcext:value-type="float">
            <text:p>36946638</text:p>
          </table:table-cell>
          <table:table-cell office:value-type="float" office:value="67449549" calcext:value-type="float">
            <text:p>67449549</text:p>
          </table:table-cell>
        </table:table-row>
        <table:table-row table:style-name="ro1">
          <table:table-cell office:value-type="float" office:value="36946845" calcext:value-type="float">
            <text:p>36946845</text:p>
          </table:table-cell>
          <table:table-cell office:value-type="float" office:value="93226004" calcext:value-type="float">
            <text:p>93226004</text:p>
          </table:table-cell>
        </table:table-row>
        <table:table-row table:style-name="ro1">
          <table:table-cell office:value-type="float" office:value="36946921" calcext:value-type="float">
            <text:p>36946921</text:p>
          </table:table-cell>
          <table:table-cell office:value-type="float" office:value="16243913" calcext:value-type="float">
            <text:p>16243913</text:p>
          </table:table-cell>
        </table:table-row>
        <table:table-row table:style-name="ro1">
          <table:table-cell office:value-type="float" office:value="36947030" calcext:value-type="float">
            <text:p>36947030</text:p>
          </table:table-cell>
          <table:table-cell office:value-type="float" office:value="46916705" calcext:value-type="float">
            <text:p>46916705</text:p>
          </table:table-cell>
        </table:table-row>
        <table:table-row table:style-name="ro1">
          <table:table-cell office:value-type="float" office:value="36947438" calcext:value-type="float">
            <text:p>36947438</text:p>
          </table:table-cell>
          <table:table-cell office:value-type="float" office:value="57246508" calcext:value-type="float">
            <text:p>57246508</text:p>
          </table:table-cell>
        </table:table-row>
        <table:table-row table:style-name="ro1">
          <table:table-cell office:value-type="float" office:value="36948025" calcext:value-type="float">
            <text:p>36948025</text:p>
          </table:table-cell>
          <table:table-cell office:value-type="float" office:value="46208975" calcext:value-type="float">
            <text:p>46208975</text:p>
          </table:table-cell>
        </table:table-row>
        <table:table-row table:style-name="ro1">
          <table:table-cell office:value-type="float" office:value="36949178" calcext:value-type="float">
            <text:p>36949178</text:p>
          </table:table-cell>
          <table:table-cell office:value-type="float" office:value="19391935" calcext:value-type="float">
            <text:p>19391935</text:p>
          </table:table-cell>
        </table:table-row>
        <table:table-row table:style-name="ro1">
          <table:table-cell office:value-type="float" office:value="36949260" calcext:value-type="float">
            <text:p>36949260</text:p>
          </table:table-cell>
          <table:table-cell office:value-type="float" office:value="98280420" calcext:value-type="float">
            <text:p>98280420</text:p>
          </table:table-cell>
        </table:table-row>
        <table:table-row table:style-name="ro1">
          <table:table-cell office:value-type="float" office:value="36949443" calcext:value-type="float">
            <text:p>36949443</text:p>
          </table:table-cell>
          <table:table-cell office:value-type="float" office:value="32865202" calcext:value-type="float">
            <text:p>32865202</text:p>
          </table:table-cell>
        </table:table-row>
        <table:table-row table:style-name="ro1">
          <table:table-cell office:value-type="float" office:value="36949671" calcext:value-type="float">
            <text:p>36949671</text:p>
          </table:table-cell>
          <table:table-cell office:value-type="float" office:value="98929557" calcext:value-type="float">
            <text:p>98929557</text:p>
          </table:table-cell>
        </table:table-row>
        <table:table-row table:style-name="ro1">
          <table:table-cell office:value-type="float" office:value="36950090" calcext:value-type="float">
            <text:p>36950090</text:p>
          </table:table-cell>
          <table:table-cell office:value-type="float" office:value="89671751" calcext:value-type="float">
            <text:p>89671751</text:p>
          </table:table-cell>
        </table:table-row>
        <table:table-row table:style-name="ro1">
          <table:table-cell office:value-type="float" office:value="36951058" calcext:value-type="float">
            <text:p>36951058</text:p>
          </table:table-cell>
          <table:table-cell office:value-type="float" office:value="32624422" calcext:value-type="float">
            <text:p>32624422</text:p>
          </table:table-cell>
        </table:table-row>
        <table:table-row table:style-name="ro1">
          <table:table-cell office:value-type="float" office:value="36951104" calcext:value-type="float">
            <text:p>36951104</text:p>
          </table:table-cell>
          <table:table-cell office:value-type="float" office:value="49566906" calcext:value-type="float">
            <text:p>49566906</text:p>
          </table:table-cell>
        </table:table-row>
        <table:table-row table:style-name="ro1">
          <table:table-cell office:value-type="float" office:value="36951213" calcext:value-type="float">
            <text:p>36951213</text:p>
          </table:table-cell>
          <table:table-cell office:value-type="float" office:value="65065262" calcext:value-type="float">
            <text:p>65065262</text:p>
          </table:table-cell>
        </table:table-row>
        <table:table-row table:style-name="ro1">
          <table:table-cell office:value-type="float" office:value="36951563" calcext:value-type="float">
            <text:p>36951563</text:p>
          </table:table-cell>
          <table:table-cell office:value-type="float" office:value="23210186" calcext:value-type="float">
            <text:p>23210186</text:p>
          </table:table-cell>
        </table:table-row>
        <table:table-row table:style-name="ro1">
          <table:table-cell office:value-type="float" office:value="36951706" calcext:value-type="float">
            <text:p>36951706</text:p>
          </table:table-cell>
          <table:table-cell office:value-type="float" office:value="74752663" calcext:value-type="float">
            <text:p>74752663</text:p>
          </table:table-cell>
        </table:table-row>
        <table:table-row table:style-name="ro1">
          <table:table-cell office:value-type="float" office:value="36951804" calcext:value-type="float">
            <text:p>36951804</text:p>
          </table:table-cell>
          <table:table-cell office:value-type="float" office:value="16988926" calcext:value-type="float">
            <text:p>16988926</text:p>
          </table:table-cell>
        </table:table-row>
        <table:table-row table:style-name="ro1">
          <table:table-cell office:value-type="float" office:value="36951945" calcext:value-type="float">
            <text:p>36951945</text:p>
          </table:table-cell>
          <table:table-cell office:value-type="float" office:value="32890485" calcext:value-type="float">
            <text:p>32890485</text:p>
          </table:table-cell>
        </table:table-row>
        <table:table-row table:style-name="ro1">
          <table:table-cell office:value-type="float" office:value="36952396" calcext:value-type="float">
            <text:p>36952396</text:p>
          </table:table-cell>
          <table:table-cell office:value-type="float" office:value="37279736" calcext:value-type="float">
            <text:p>37279736</text:p>
          </table:table-cell>
        </table:table-row>
        <table:table-row table:style-name="ro1">
          <table:table-cell office:value-type="float" office:value="36952506" calcext:value-type="float">
            <text:p>36952506</text:p>
          </table:table-cell>
          <table:table-cell office:value-type="float" office:value="39853606" calcext:value-type="float">
            <text:p>39853606</text:p>
          </table:table-cell>
        </table:table-row>
        <table:table-row table:style-name="ro1">
          <table:table-cell office:value-type="float" office:value="36952671" calcext:value-type="float">
            <text:p>36952671</text:p>
          </table:table-cell>
          <table:table-cell office:value-type="float" office:value="12128361" calcext:value-type="float">
            <text:p>12128361</text:p>
          </table:table-cell>
        </table:table-row>
        <table:table-row table:style-name="ro1">
          <table:table-cell office:value-type="float" office:value="36952733" calcext:value-type="float">
            <text:p>36952733</text:p>
          </table:table-cell>
          <table:table-cell office:value-type="float" office:value="71384458" calcext:value-type="float">
            <text:p>71384458</text:p>
          </table:table-cell>
        </table:table-row>
        <table:table-row table:style-name="ro1">
          <table:table-cell office:value-type="float" office:value="36952972" calcext:value-type="float">
            <text:p>36952972</text:p>
          </table:table-cell>
          <table:table-cell office:value-type="float" office:value="47352139" calcext:value-type="float">
            <text:p>47352139</text:p>
          </table:table-cell>
        </table:table-row>
        <table:table-row table:style-name="ro1">
          <table:table-cell office:value-type="float" office:value="36953117" calcext:value-type="float">
            <text:p>36953117</text:p>
          </table:table-cell>
          <table:table-cell office:value-type="float" office:value="25651590" calcext:value-type="float">
            <text:p>25651590</text:p>
          </table:table-cell>
        </table:table-row>
        <table:table-row table:style-name="ro1">
          <table:table-cell office:value-type="float" office:value="36953979" calcext:value-type="float">
            <text:p>36953979</text:p>
          </table:table-cell>
          <table:table-cell office:value-type="float" office:value="82109543" calcext:value-type="float">
            <text:p>82109543</text:p>
          </table:table-cell>
        </table:table-row>
        <table:table-row table:style-name="ro1">
          <table:table-cell office:value-type="float" office:value="36954126" calcext:value-type="float">
            <text:p>36954126</text:p>
          </table:table-cell>
          <table:table-cell office:value-type="float" office:value="19841198" calcext:value-type="float">
            <text:p>19841198</text:p>
          </table:table-cell>
        </table:table-row>
        <table:table-row table:style-name="ro1">
          <table:table-cell office:value-type="float" office:value="36954150" calcext:value-type="float">
            <text:p>36954150</text:p>
          </table:table-cell>
          <table:table-cell office:value-type="float" office:value="77024782" calcext:value-type="float">
            <text:p>77024782</text:p>
          </table:table-cell>
        </table:table-row>
        <table:table-row table:style-name="ro1">
          <table:table-cell office:value-type="float" office:value="36954472" calcext:value-type="float">
            <text:p>36954472</text:p>
          </table:table-cell>
          <table:table-cell office:value-type="float" office:value="80623235" calcext:value-type="float">
            <text:p>80623235</text:p>
          </table:table-cell>
        </table:table-row>
        <table:table-row table:style-name="ro1">
          <table:table-cell office:value-type="float" office:value="36954642" calcext:value-type="float">
            <text:p>36954642</text:p>
          </table:table-cell>
          <table:table-cell office:value-type="float" office:value="60269405" calcext:value-type="float">
            <text:p>60269405</text:p>
          </table:table-cell>
        </table:table-row>
        <table:table-row table:style-name="ro1">
          <table:table-cell office:value-type="float" office:value="36954950" calcext:value-type="float">
            <text:p>36954950</text:p>
          </table:table-cell>
          <table:table-cell office:value-type="float" office:value="29733029" calcext:value-type="float">
            <text:p>29733029</text:p>
          </table:table-cell>
        </table:table-row>
        <table:table-row table:style-name="ro1">
          <table:table-cell office:value-type="float" office:value="36955033" calcext:value-type="float">
            <text:p>36955033</text:p>
          </table:table-cell>
          <table:table-cell office:value-type="float" office:value="43636371" calcext:value-type="float">
            <text:p>43636371</text:p>
          </table:table-cell>
        </table:table-row>
        <table:table-row table:style-name="ro1">
          <table:table-cell office:value-type="float" office:value="36955149" calcext:value-type="float">
            <text:p>36955149</text:p>
          </table:table-cell>
          <table:table-cell office:value-type="float" office:value="94164195" calcext:value-type="float">
            <text:p>94164195</text:p>
          </table:table-cell>
        </table:table-row>
        <table:table-row table:style-name="ro1">
          <table:table-cell office:value-type="float" office:value="36955220" calcext:value-type="float">
            <text:p>36955220</text:p>
          </table:table-cell>
          <table:table-cell office:value-type="float" office:value="29925074" calcext:value-type="float">
            <text:p>29925074</text:p>
          </table:table-cell>
        </table:table-row>
        <table:table-row table:style-name="ro1">
          <table:table-cell office:value-type="float" office:value="36955344" calcext:value-type="float">
            <text:p>36955344</text:p>
          </table:table-cell>
          <table:table-cell office:value-type="float" office:value="79737347" calcext:value-type="float">
            <text:p>79737347</text:p>
          </table:table-cell>
        </table:table-row>
        <table:table-row table:style-name="ro1">
          <table:table-cell office:value-type="float" office:value="36955558" calcext:value-type="float">
            <text:p>36955558</text:p>
          </table:table-cell>
          <table:table-cell office:value-type="float" office:value="13999700" calcext:value-type="float">
            <text:p>13999700</text:p>
          </table:table-cell>
        </table:table-row>
        <table:table-row table:style-name="ro1">
          <table:table-cell office:value-type="float" office:value="36956064" calcext:value-type="float">
            <text:p>36956064</text:p>
          </table:table-cell>
          <table:table-cell office:value-type="float" office:value="18781019" calcext:value-type="float">
            <text:p>18781019</text:p>
          </table:table-cell>
        </table:table-row>
        <table:table-row table:style-name="ro1">
          <table:table-cell office:value-type="float" office:value="36956926" calcext:value-type="float">
            <text:p>36956926</text:p>
          </table:table-cell>
          <table:table-cell office:value-type="float" office:value="35080612" calcext:value-type="float">
            <text:p>35080612</text:p>
          </table:table-cell>
        </table:table-row>
        <table:table-row table:style-name="ro1">
          <table:table-cell office:value-type="float" office:value="36957111" calcext:value-type="float">
            <text:p>36957111</text:p>
          </table:table-cell>
          <table:table-cell office:value-type="float" office:value="33557103" calcext:value-type="float">
            <text:p>33557103</text:p>
          </table:table-cell>
        </table:table-row>
        <table:table-row table:style-name="ro1">
          <table:table-cell office:value-type="float" office:value="36957136" calcext:value-type="float">
            <text:p>36957136</text:p>
          </table:table-cell>
          <table:table-cell office:value-type="float" office:value="75353119" calcext:value-type="float">
            <text:p>75353119</text:p>
          </table:table-cell>
        </table:table-row>
        <table:table-row table:style-name="ro1">
          <table:table-cell office:value-type="float" office:value="36957145" calcext:value-type="float">
            <text:p>36957145</text:p>
          </table:table-cell>
          <table:table-cell office:value-type="float" office:value="20134874" calcext:value-type="float">
            <text:p>20134874</text:p>
          </table:table-cell>
        </table:table-row>
        <table:table-row table:style-name="ro1">
          <table:table-cell office:value-type="float" office:value="36957156" calcext:value-type="float">
            <text:p>36957156</text:p>
          </table:table-cell>
          <table:table-cell office:value-type="float" office:value="26284850" calcext:value-type="float">
            <text:p>26284850</text:p>
          </table:table-cell>
        </table:table-row>
        <table:table-row table:style-name="ro1">
          <table:table-cell office:value-type="float" office:value="36957184" calcext:value-type="float">
            <text:p>36957184</text:p>
          </table:table-cell>
          <table:table-cell office:value-type="float" office:value="65448615" calcext:value-type="float">
            <text:p>65448615</text:p>
          </table:table-cell>
        </table:table-row>
        <table:table-row table:style-name="ro1">
          <table:table-cell office:value-type="float" office:value="36957557" calcext:value-type="float">
            <text:p>36957557</text:p>
          </table:table-cell>
          <table:table-cell office:value-type="float" office:value="46368668" calcext:value-type="float">
            <text:p>46368668</text:p>
          </table:table-cell>
        </table:table-row>
        <table:table-row table:style-name="ro1">
          <table:table-cell office:value-type="float" office:value="36957629" calcext:value-type="float">
            <text:p>36957629</text:p>
          </table:table-cell>
          <table:table-cell office:value-type="float" office:value="78078244" calcext:value-type="float">
            <text:p>78078244</text:p>
          </table:table-cell>
        </table:table-row>
        <table:table-row table:style-name="ro1">
          <table:table-cell office:value-type="float" office:value="36957739" calcext:value-type="float">
            <text:p>36957739</text:p>
          </table:table-cell>
          <table:table-cell office:value-type="float" office:value="12869901" calcext:value-type="float">
            <text:p>12869901</text:p>
          </table:table-cell>
        </table:table-row>
        <table:table-row table:style-name="ro1">
          <table:table-cell office:value-type="float" office:value="36957956" calcext:value-type="float">
            <text:p>36957956</text:p>
          </table:table-cell>
          <table:table-cell office:value-type="float" office:value="20216072" calcext:value-type="float">
            <text:p>20216072</text:p>
          </table:table-cell>
        </table:table-row>
        <table:table-row table:style-name="ro1">
          <table:table-cell office:value-type="float" office:value="36957970" calcext:value-type="float">
            <text:p>36957970</text:p>
          </table:table-cell>
          <table:table-cell office:value-type="float" office:value="31853635" calcext:value-type="float">
            <text:p>31853635</text:p>
          </table:table-cell>
        </table:table-row>
        <table:table-row table:style-name="ro1">
          <table:table-cell office:value-type="float" office:value="36958055" calcext:value-type="float">
            <text:p>36958055</text:p>
          </table:table-cell>
          <table:table-cell office:value-type="float" office:value="10702820" calcext:value-type="float">
            <text:p>10702820</text:p>
          </table:table-cell>
        </table:table-row>
        <table:table-row table:style-name="ro1">
          <table:table-cell office:value-type="float" office:value="36959339" calcext:value-type="float">
            <text:p>36959339</text:p>
          </table:table-cell>
          <table:table-cell office:value-type="float" office:value="19879963" calcext:value-type="float">
            <text:p>19879963</text:p>
          </table:table-cell>
        </table:table-row>
        <table:table-row table:style-name="ro1">
          <table:table-cell office:value-type="float" office:value="36961332" calcext:value-type="float">
            <text:p>36961332</text:p>
          </table:table-cell>
          <table:table-cell office:value-type="float" office:value="92840241" calcext:value-type="float">
            <text:p>92840241</text:p>
          </table:table-cell>
        </table:table-row>
        <table:table-row table:style-name="ro1">
          <table:table-cell office:value-type="float" office:value="36961415" calcext:value-type="float">
            <text:p>36961415</text:p>
          </table:table-cell>
          <table:table-cell office:value-type="float" office:value="62643676" calcext:value-type="float">
            <text:p>62643676</text:p>
          </table:table-cell>
        </table:table-row>
        <table:table-row table:style-name="ro1">
          <table:table-cell office:value-type="float" office:value="36961883" calcext:value-type="float">
            <text:p>36961883</text:p>
          </table:table-cell>
          <table:table-cell office:value-type="float" office:value="83856063" calcext:value-type="float">
            <text:p>83856063</text:p>
          </table:table-cell>
        </table:table-row>
        <table:table-row table:style-name="ro1">
          <table:table-cell office:value-type="float" office:value="36962343" calcext:value-type="float">
            <text:p>36962343</text:p>
          </table:table-cell>
          <table:table-cell office:value-type="float" office:value="79142614" calcext:value-type="float">
            <text:p>79142614</text:p>
          </table:table-cell>
        </table:table-row>
        <table:table-row table:style-name="ro1">
          <table:table-cell office:value-type="float" office:value="36962775" calcext:value-type="float">
            <text:p>36962775</text:p>
          </table:table-cell>
          <table:table-cell office:value-type="float" office:value="67879633" calcext:value-type="float">
            <text:p>67879633</text:p>
          </table:table-cell>
        </table:table-row>
        <table:table-row table:style-name="ro1">
          <table:table-cell office:value-type="float" office:value="36962786" calcext:value-type="float">
            <text:p>36962786</text:p>
          </table:table-cell>
          <table:table-cell office:value-type="float" office:value="29109397" calcext:value-type="float">
            <text:p>29109397</text:p>
          </table:table-cell>
        </table:table-row>
        <table:table-row table:style-name="ro1">
          <table:table-cell office:value-type="float" office:value="36962787" calcext:value-type="float">
            <text:p>36962787</text:p>
          </table:table-cell>
          <table:table-cell office:value-type="float" office:value="20586052" calcext:value-type="float">
            <text:p>20586052</text:p>
          </table:table-cell>
        </table:table-row>
        <table:table-row table:style-name="ro1">
          <table:table-cell office:value-type="float" office:value="36962829" calcext:value-type="float">
            <text:p>36962829</text:p>
          </table:table-cell>
          <table:table-cell office:value-type="float" office:value="49139915" calcext:value-type="float">
            <text:p>49139915</text:p>
          </table:table-cell>
        </table:table-row>
        <table:table-row table:style-name="ro1">
          <table:table-cell office:value-type="float" office:value="36962868" calcext:value-type="float">
            <text:p>36962868</text:p>
          </table:table-cell>
          <table:table-cell office:value-type="float" office:value="50315607" calcext:value-type="float">
            <text:p>50315607</text:p>
          </table:table-cell>
        </table:table-row>
        <table:table-row table:style-name="ro1">
          <table:table-cell office:value-type="float" office:value="36962978" calcext:value-type="float">
            <text:p>36962978</text:p>
          </table:table-cell>
          <table:table-cell office:value-type="float" office:value="92684702" calcext:value-type="float">
            <text:p>92684702</text:p>
          </table:table-cell>
        </table:table-row>
        <table:table-row table:style-name="ro1">
          <table:table-cell office:value-type="float" office:value="36963321" calcext:value-type="float">
            <text:p>36963321</text:p>
          </table:table-cell>
          <table:table-cell office:value-type="float" office:value="58538565" calcext:value-type="float">
            <text:p>58538565</text:p>
          </table:table-cell>
        </table:table-row>
        <table:table-row table:style-name="ro1">
          <table:table-cell office:value-type="float" office:value="36965296" calcext:value-type="float">
            <text:p>36965296</text:p>
          </table:table-cell>
          <table:table-cell office:value-type="float" office:value="77604164" calcext:value-type="float">
            <text:p>77604164</text:p>
          </table:table-cell>
        </table:table-row>
        <table:table-row table:style-name="ro1">
          <table:table-cell office:value-type="float" office:value="36965994" calcext:value-type="float">
            <text:p>36965994</text:p>
          </table:table-cell>
          <table:table-cell office:value-type="float" office:value="97608502" calcext:value-type="float">
            <text:p>97608502</text:p>
          </table:table-cell>
        </table:table-row>
        <table:table-row table:style-name="ro1">
          <table:table-cell office:value-type="float" office:value="36966308" calcext:value-type="float">
            <text:p>36966308</text:p>
          </table:table-cell>
          <table:table-cell office:value-type="float" office:value="74873967" calcext:value-type="float">
            <text:p>74873967</text:p>
          </table:table-cell>
        </table:table-row>
        <table:table-row table:style-name="ro1">
          <table:table-cell office:value-type="float" office:value="36966319" calcext:value-type="float">
            <text:p>36966319</text:p>
          </table:table-cell>
          <table:table-cell office:value-type="float" office:value="28457337" calcext:value-type="float">
            <text:p>28457337</text:p>
          </table:table-cell>
        </table:table-row>
        <table:table-row table:style-name="ro1">
          <table:table-cell office:value-type="float" office:value="36966380" calcext:value-type="float">
            <text:p>36966380</text:p>
          </table:table-cell>
          <table:table-cell office:value-type="float" office:value="44093241" calcext:value-type="float">
            <text:p>44093241</text:p>
          </table:table-cell>
        </table:table-row>
        <table:table-row table:style-name="ro1">
          <table:table-cell office:value-type="float" office:value="36966386" calcext:value-type="float">
            <text:p>36966386</text:p>
          </table:table-cell>
          <table:table-cell office:value-type="float" office:value="37390209" calcext:value-type="float">
            <text:p>37390209</text:p>
          </table:table-cell>
        </table:table-row>
        <table:table-row table:style-name="ro1">
          <table:table-cell office:value-type="float" office:value="36966443" calcext:value-type="float">
            <text:p>36966443</text:p>
          </table:table-cell>
          <table:table-cell office:value-type="float" office:value="97306470" calcext:value-type="float">
            <text:p>97306470</text:p>
          </table:table-cell>
        </table:table-row>
        <table:table-row table:style-name="ro1">
          <table:table-cell office:value-type="float" office:value="36966505" calcext:value-type="float">
            <text:p>36966505</text:p>
          </table:table-cell>
          <table:table-cell office:value-type="float" office:value="43627904" calcext:value-type="float">
            <text:p>43627904</text:p>
          </table:table-cell>
        </table:table-row>
        <table:table-row table:style-name="ro1">
          <table:table-cell office:value-type="float" office:value="36966759" calcext:value-type="float">
            <text:p>36966759</text:p>
          </table:table-cell>
          <table:table-cell office:value-type="float" office:value="67193096" calcext:value-type="float">
            <text:p>67193096</text:p>
          </table:table-cell>
        </table:table-row>
        <table:table-row table:style-name="ro1">
          <table:table-cell office:value-type="float" office:value="36966850" calcext:value-type="float">
            <text:p>36966850</text:p>
          </table:table-cell>
          <table:table-cell office:value-type="float" office:value="76439197" calcext:value-type="float">
            <text:p>76439197</text:p>
          </table:table-cell>
        </table:table-row>
        <table:table-row table:style-name="ro1">
          <table:table-cell office:value-type="float" office:value="36966886" calcext:value-type="float">
            <text:p>36966886</text:p>
          </table:table-cell>
          <table:table-cell office:value-type="float" office:value="29580340" calcext:value-type="float">
            <text:p>29580340</text:p>
          </table:table-cell>
        </table:table-row>
        <table:table-row table:style-name="ro1">
          <table:table-cell office:value-type="float" office:value="36966950" calcext:value-type="float">
            <text:p>36966950</text:p>
          </table:table-cell>
          <table:table-cell office:value-type="float" office:value="48357357" calcext:value-type="float">
            <text:p>48357357</text:p>
          </table:table-cell>
        </table:table-row>
        <table:table-row table:style-name="ro1">
          <table:table-cell office:value-type="float" office:value="36967382" calcext:value-type="float">
            <text:p>36967382</text:p>
          </table:table-cell>
          <table:table-cell office:value-type="float" office:value="92449938" calcext:value-type="float">
            <text:p>92449938</text:p>
          </table:table-cell>
        </table:table-row>
        <table:table-row table:style-name="ro1">
          <table:table-cell office:value-type="float" office:value="36967757" calcext:value-type="float">
            <text:p>36967757</text:p>
          </table:table-cell>
          <table:table-cell office:value-type="float" office:value="94367291" calcext:value-type="float">
            <text:p>94367291</text:p>
          </table:table-cell>
        </table:table-row>
        <table:table-row table:style-name="ro1">
          <table:table-cell office:value-type="float" office:value="36968090" calcext:value-type="float">
            <text:p>36968090</text:p>
          </table:table-cell>
          <table:table-cell office:value-type="float" office:value="93874573" calcext:value-type="float">
            <text:p>93874573</text:p>
          </table:table-cell>
        </table:table-row>
        <table:table-row table:style-name="ro1">
          <table:table-cell office:value-type="float" office:value="36969339" calcext:value-type="float">
            <text:p>36969339</text:p>
          </table:table-cell>
          <table:table-cell office:value-type="float" office:value="13396822" calcext:value-type="float">
            <text:p>13396822</text:p>
          </table:table-cell>
        </table:table-row>
        <table:table-row table:style-name="ro1">
          <table:table-cell office:value-type="float" office:value="36969877" calcext:value-type="float">
            <text:p>36969877</text:p>
          </table:table-cell>
          <table:table-cell office:value-type="float" office:value="82652343" calcext:value-type="float">
            <text:p>82652343</text:p>
          </table:table-cell>
        </table:table-row>
        <table:table-row table:style-name="ro1">
          <table:table-cell office:value-type="float" office:value="36969919" calcext:value-type="float">
            <text:p>36969919</text:p>
          </table:table-cell>
          <table:table-cell office:value-type="float" office:value="39793131" calcext:value-type="float">
            <text:p>39793131</text:p>
          </table:table-cell>
        </table:table-row>
        <table:table-row table:style-name="ro1">
          <table:table-cell office:value-type="float" office:value="36970312" calcext:value-type="float">
            <text:p>36970312</text:p>
          </table:table-cell>
          <table:table-cell office:value-type="float" office:value="16606562" calcext:value-type="float">
            <text:p>16606562</text:p>
          </table:table-cell>
        </table:table-row>
        <table:table-row table:style-name="ro1">
          <table:table-cell office:value-type="float" office:value="36970446" calcext:value-type="float">
            <text:p>36970446</text:p>
          </table:table-cell>
          <table:table-cell office:value-type="float" office:value="77590416" calcext:value-type="float">
            <text:p>77590416</text:p>
          </table:table-cell>
        </table:table-row>
        <table:table-row table:style-name="ro1">
          <table:table-cell office:value-type="float" office:value="36970469" calcext:value-type="float">
            <text:p>36970469</text:p>
          </table:table-cell>
          <table:table-cell office:value-type="float" office:value="91663513" calcext:value-type="float">
            <text:p>91663513</text:p>
          </table:table-cell>
        </table:table-row>
        <table:table-row table:style-name="ro1">
          <table:table-cell office:value-type="float" office:value="36970553" calcext:value-type="float">
            <text:p>36970553</text:p>
          </table:table-cell>
          <table:table-cell office:value-type="float" office:value="37685498" calcext:value-type="float">
            <text:p>37685498</text:p>
          </table:table-cell>
        </table:table-row>
        <table:table-row table:style-name="ro1">
          <table:table-cell office:value-type="float" office:value="36971146" calcext:value-type="float">
            <text:p>36971146</text:p>
          </table:table-cell>
          <table:table-cell office:value-type="float" office:value="17773813" calcext:value-type="float">
            <text:p>17773813</text:p>
          </table:table-cell>
        </table:table-row>
        <table:table-row table:style-name="ro1">
          <table:table-cell office:value-type="float" office:value="36971757" calcext:value-type="float">
            <text:p>36971757</text:p>
          </table:table-cell>
          <table:table-cell office:value-type="float" office:value="47973871" calcext:value-type="float">
            <text:p>47973871</text:p>
          </table:table-cell>
        </table:table-row>
        <table:table-row table:style-name="ro1">
          <table:table-cell office:value-type="float" office:value="36972331" calcext:value-type="float">
            <text:p>36972331</text:p>
          </table:table-cell>
          <table:table-cell office:value-type="float" office:value="66646512" calcext:value-type="float">
            <text:p>66646512</text:p>
          </table:table-cell>
        </table:table-row>
        <table:table-row table:style-name="ro1">
          <table:table-cell office:value-type="float" office:value="36972436" calcext:value-type="float">
            <text:p>36972436</text:p>
          </table:table-cell>
          <table:table-cell office:value-type="float" office:value="84030377" calcext:value-type="float">
            <text:p>84030377</text:p>
          </table:table-cell>
        </table:table-row>
        <table:table-row table:style-name="ro1">
          <table:table-cell office:value-type="float" office:value="36973611" calcext:value-type="float">
            <text:p>36973611</text:p>
          </table:table-cell>
          <table:table-cell office:value-type="float" office:value="18042472" calcext:value-type="float">
            <text:p>18042472</text:p>
          </table:table-cell>
        </table:table-row>
        <table:table-row table:style-name="ro1">
          <table:table-cell office:value-type="float" office:value="36973679" calcext:value-type="float">
            <text:p>36973679</text:p>
          </table:table-cell>
          <table:table-cell office:value-type="float" office:value="25048010" calcext:value-type="float">
            <text:p>25048010</text:p>
          </table:table-cell>
        </table:table-row>
        <table:table-row table:style-name="ro1">
          <table:table-cell office:value-type="float" office:value="36973701" calcext:value-type="float">
            <text:p>36973701</text:p>
          </table:table-cell>
          <table:table-cell office:value-type="float" office:value="71230447" calcext:value-type="float">
            <text:p>71230447</text:p>
          </table:table-cell>
        </table:table-row>
        <table:table-row table:style-name="ro1">
          <table:table-cell office:value-type="float" office:value="36974283" calcext:value-type="float">
            <text:p>36974283</text:p>
          </table:table-cell>
          <table:table-cell office:value-type="float" office:value="58008821" calcext:value-type="float">
            <text:p>58008821</text:p>
          </table:table-cell>
        </table:table-row>
        <table:table-row table:style-name="ro1">
          <table:table-cell office:value-type="float" office:value="36974284" calcext:value-type="float">
            <text:p>36974284</text:p>
          </table:table-cell>
          <table:table-cell office:value-type="float" office:value="92131515" calcext:value-type="float">
            <text:p>92131515</text:p>
          </table:table-cell>
        </table:table-row>
        <table:table-row table:style-name="ro1">
          <table:table-cell office:value-type="float" office:value="36975055" calcext:value-type="float">
            <text:p>36975055</text:p>
          </table:table-cell>
          <table:table-cell office:value-type="float" office:value="56016650" calcext:value-type="float">
            <text:p>56016650</text:p>
          </table:table-cell>
        </table:table-row>
        <table:table-row table:style-name="ro1">
          <table:table-cell office:value-type="float" office:value="36975341" calcext:value-type="float">
            <text:p>36975341</text:p>
          </table:table-cell>
          <table:table-cell office:value-type="float" office:value="53932990" calcext:value-type="float">
            <text:p>53932990</text:p>
          </table:table-cell>
        </table:table-row>
        <table:table-row table:style-name="ro1">
          <table:table-cell office:value-type="float" office:value="36975426" calcext:value-type="float">
            <text:p>36975426</text:p>
          </table:table-cell>
          <table:table-cell office:value-type="float" office:value="52468392" calcext:value-type="float">
            <text:p>52468392</text:p>
          </table:table-cell>
        </table:table-row>
        <table:table-row table:style-name="ro1">
          <table:table-cell office:value-type="float" office:value="36975488" calcext:value-type="float">
            <text:p>36975488</text:p>
          </table:table-cell>
          <table:table-cell office:value-type="float" office:value="24590319" calcext:value-type="float">
            <text:p>24590319</text:p>
          </table:table-cell>
        </table:table-row>
        <table:table-row table:style-name="ro1">
          <table:table-cell office:value-type="float" office:value="36975543" calcext:value-type="float">
            <text:p>36975543</text:p>
          </table:table-cell>
          <table:table-cell office:value-type="float" office:value="46405551" calcext:value-type="float">
            <text:p>46405551</text:p>
          </table:table-cell>
        </table:table-row>
        <table:table-row table:style-name="ro1">
          <table:table-cell office:value-type="float" office:value="36976294" calcext:value-type="float">
            <text:p>36976294</text:p>
          </table:table-cell>
          <table:table-cell office:value-type="float" office:value="61984916" calcext:value-type="float">
            <text:p>61984916</text:p>
          </table:table-cell>
        </table:table-row>
        <table:table-row table:style-name="ro1">
          <table:table-cell office:value-type="float" office:value="36976401" calcext:value-type="float">
            <text:p>36976401</text:p>
          </table:table-cell>
          <table:table-cell office:value-type="float" office:value="60629175" calcext:value-type="float">
            <text:p>60629175</text:p>
          </table:table-cell>
        </table:table-row>
        <table:table-row table:style-name="ro1">
          <table:table-cell office:value-type="float" office:value="36976410" calcext:value-type="float">
            <text:p>36976410</text:p>
          </table:table-cell>
          <table:table-cell office:value-type="float" office:value="70678681" calcext:value-type="float">
            <text:p>70678681</text:p>
          </table:table-cell>
        </table:table-row>
        <table:table-row table:style-name="ro1">
          <table:table-cell office:value-type="float" office:value="36976412" calcext:value-type="float">
            <text:p>36976412</text:p>
          </table:table-cell>
          <table:table-cell office:value-type="float" office:value="69668360" calcext:value-type="float">
            <text:p>69668360</text:p>
          </table:table-cell>
        </table:table-row>
        <table:table-row table:style-name="ro1">
          <table:table-cell office:value-type="float" office:value="36976457" calcext:value-type="float">
            <text:p>36976457</text:p>
          </table:table-cell>
          <table:table-cell office:value-type="float" office:value="80594707" calcext:value-type="float">
            <text:p>80594707</text:p>
          </table:table-cell>
        </table:table-row>
        <table:table-row table:style-name="ro1">
          <table:table-cell office:value-type="float" office:value="36976494" calcext:value-type="float">
            <text:p>36976494</text:p>
          </table:table-cell>
          <table:table-cell office:value-type="float" office:value="10686016" calcext:value-type="float">
            <text:p>10686016</text:p>
          </table:table-cell>
        </table:table-row>
        <table:table-row table:style-name="ro1">
          <table:table-cell office:value-type="float" office:value="36976504" calcext:value-type="float">
            <text:p>36976504</text:p>
          </table:table-cell>
          <table:table-cell office:value-type="float" office:value="60732133" calcext:value-type="float">
            <text:p>60732133</text:p>
          </table:table-cell>
        </table:table-row>
        <table:table-row table:style-name="ro1">
          <table:table-cell office:value-type="float" office:value="36976506" calcext:value-type="float">
            <text:p>36976506</text:p>
          </table:table-cell>
          <table:table-cell office:value-type="float" office:value="25137590" calcext:value-type="float">
            <text:p>25137590</text:p>
          </table:table-cell>
        </table:table-row>
        <table:table-row table:style-name="ro1">
          <table:table-cell office:value-type="float" office:value="36976507" calcext:value-type="float">
            <text:p>36976507</text:p>
          </table:table-cell>
          <table:table-cell office:value-type="float" office:value="31646539" calcext:value-type="float">
            <text:p>31646539</text:p>
          </table:table-cell>
        </table:table-row>
        <table:table-row table:style-name="ro1">
          <table:table-cell office:value-type="float" office:value="36976509" calcext:value-type="float">
            <text:p>36976509</text:p>
          </table:table-cell>
          <table:table-cell office:value-type="float" office:value="70251908" calcext:value-type="float">
            <text:p>70251908</text:p>
          </table:table-cell>
        </table:table-row>
        <table:table-row table:style-name="ro1">
          <table:table-cell office:value-type="float" office:value="36976514" calcext:value-type="float">
            <text:p>36976514</text:p>
          </table:table-cell>
          <table:table-cell office:value-type="float" office:value="61131770" calcext:value-type="float">
            <text:p>61131770</text:p>
          </table:table-cell>
        </table:table-row>
        <table:table-row table:style-name="ro1">
          <table:table-cell office:value-type="float" office:value="36977237" calcext:value-type="float">
            <text:p>36977237</text:p>
          </table:table-cell>
          <table:table-cell office:value-type="float" office:value="86993006" calcext:value-type="float">
            <text:p>86993006</text:p>
          </table:table-cell>
        </table:table-row>
        <table:table-row table:style-name="ro1">
          <table:table-cell office:value-type="float" office:value="36977360" calcext:value-type="float">
            <text:p>36977360</text:p>
          </table:table-cell>
          <table:table-cell office:value-type="float" office:value="33842358" calcext:value-type="float">
            <text:p>33842358</text:p>
          </table:table-cell>
        </table:table-row>
        <table:table-row table:style-name="ro1">
          <table:table-cell office:value-type="float" office:value="36977999" calcext:value-type="float">
            <text:p>36977999</text:p>
          </table:table-cell>
          <table:table-cell office:value-type="float" office:value="19433071" calcext:value-type="float">
            <text:p>19433071</text:p>
          </table:table-cell>
        </table:table-row>
        <table:table-row table:style-name="ro1">
          <table:table-cell office:value-type="float" office:value="36978359" calcext:value-type="float">
            <text:p>36978359</text:p>
          </table:table-cell>
          <table:table-cell office:value-type="float" office:value="58796621" calcext:value-type="float">
            <text:p>58796621</text:p>
          </table:table-cell>
        </table:table-row>
        <table:table-row table:style-name="ro1">
          <table:table-cell office:value-type="float" office:value="36978619" calcext:value-type="float">
            <text:p>36978619</text:p>
          </table:table-cell>
          <table:table-cell office:value-type="float" office:value="20796823" calcext:value-type="float">
            <text:p>20796823</text:p>
          </table:table-cell>
        </table:table-row>
        <table:table-row table:style-name="ro1">
          <table:table-cell office:value-type="float" office:value="36978790" calcext:value-type="float">
            <text:p>36978790</text:p>
          </table:table-cell>
          <table:table-cell office:value-type="float" office:value="68379019" calcext:value-type="float">
            <text:p>68379019</text:p>
          </table:table-cell>
        </table:table-row>
        <table:table-row table:style-name="ro1">
          <table:table-cell office:value-type="float" office:value="36978907" calcext:value-type="float">
            <text:p>36978907</text:p>
          </table:table-cell>
          <table:table-cell office:value-type="float" office:value="84734559" calcext:value-type="float">
            <text:p>84734559</text:p>
          </table:table-cell>
        </table:table-row>
        <table:table-row table:style-name="ro1">
          <table:table-cell office:value-type="float" office:value="36979804" calcext:value-type="float">
            <text:p>36979804</text:p>
          </table:table-cell>
          <table:table-cell office:value-type="float" office:value="78977911" calcext:value-type="float">
            <text:p>78977911</text:p>
          </table:table-cell>
        </table:table-row>
        <table:table-row table:style-name="ro1">
          <table:table-cell office:value-type="float" office:value="36979835" calcext:value-type="float">
            <text:p>36979835</text:p>
          </table:table-cell>
          <table:table-cell office:value-type="float" office:value="79584544" calcext:value-type="float">
            <text:p>79584544</text:p>
          </table:table-cell>
        </table:table-row>
        <table:table-row table:style-name="ro1">
          <table:table-cell office:value-type="float" office:value="36980971" calcext:value-type="float">
            <text:p>36980971</text:p>
          </table:table-cell>
          <table:table-cell office:value-type="float" office:value="40393885" calcext:value-type="float">
            <text:p>40393885</text:p>
          </table:table-cell>
        </table:table-row>
        <table:table-row table:style-name="ro1">
          <table:table-cell office:value-type="float" office:value="36981133" calcext:value-type="float">
            <text:p>36981133</text:p>
          </table:table-cell>
          <table:table-cell office:value-type="float" office:value="75965853" calcext:value-type="float">
            <text:p>75965853</text:p>
          </table:table-cell>
        </table:table-row>
        <table:table-row table:style-name="ro1">
          <table:table-cell office:value-type="float" office:value="36986789" calcext:value-type="float">
            <text:p>36986789</text:p>
          </table:table-cell>
          <table:table-cell office:value-type="float" office:value="28058411" calcext:value-type="float">
            <text:p>28058411</text:p>
          </table:table-cell>
        </table:table-row>
        <table:table-row table:style-name="ro1">
          <table:table-cell office:value-type="float" office:value="36987769" calcext:value-type="float">
            <text:p>36987769</text:p>
          </table:table-cell>
          <table:table-cell office:value-type="float" office:value="18502209" calcext:value-type="float">
            <text:p>18502209</text:p>
          </table:table-cell>
        </table:table-row>
        <table:table-row table:style-name="ro1">
          <table:table-cell office:value-type="float" office:value="36987834" calcext:value-type="float">
            <text:p>36987834</text:p>
          </table:table-cell>
          <table:table-cell office:value-type="float" office:value="26617438" calcext:value-type="float">
            <text:p>26617438</text:p>
          </table:table-cell>
        </table:table-row>
        <table:table-row table:style-name="ro1">
          <table:table-cell office:value-type="float" office:value="36987926" calcext:value-type="float">
            <text:p>36987926</text:p>
          </table:table-cell>
          <table:table-cell office:value-type="float" office:value="34849166" calcext:value-type="float">
            <text:p>34849166</text:p>
          </table:table-cell>
        </table:table-row>
        <table:table-row table:style-name="ro1">
          <table:table-cell office:value-type="float" office:value="36987980" calcext:value-type="float">
            <text:p>36987980</text:p>
          </table:table-cell>
          <table:table-cell office:value-type="float" office:value="94046380" calcext:value-type="float">
            <text:p>94046380</text:p>
          </table:table-cell>
        </table:table-row>
        <table:table-row table:style-name="ro1">
          <table:table-cell office:value-type="float" office:value="36989280" calcext:value-type="float">
            <text:p>36989280</text:p>
          </table:table-cell>
          <table:table-cell office:value-type="float" office:value="85545297" calcext:value-type="float">
            <text:p>85545297</text:p>
          </table:table-cell>
        </table:table-row>
        <table:table-row table:style-name="ro1">
          <table:table-cell office:value-type="float" office:value="36989631" calcext:value-type="float">
            <text:p>36989631</text:p>
          </table:table-cell>
          <table:table-cell office:value-type="float" office:value="33939048" calcext:value-type="float">
            <text:p>33939048</text:p>
          </table:table-cell>
        </table:table-row>
        <table:table-row table:style-name="ro1">
          <table:table-cell office:value-type="float" office:value="36990279" calcext:value-type="float">
            <text:p>36990279</text:p>
          </table:table-cell>
          <table:table-cell office:value-type="float" office:value="37128845" calcext:value-type="float">
            <text:p>37128845</text:p>
          </table:table-cell>
        </table:table-row>
        <table:table-row table:style-name="ro1">
          <table:table-cell office:value-type="float" office:value="36991057" calcext:value-type="float">
            <text:p>36991057</text:p>
          </table:table-cell>
          <table:table-cell office:value-type="float" office:value="87502457" calcext:value-type="float">
            <text:p>87502457</text:p>
          </table:table-cell>
        </table:table-row>
        <table:table-row table:style-name="ro1">
          <table:table-cell office:value-type="float" office:value="36992178" calcext:value-type="float">
            <text:p>36992178</text:p>
          </table:table-cell>
          <table:table-cell office:value-type="float" office:value="36081493" calcext:value-type="float">
            <text:p>36081493</text:p>
          </table:table-cell>
        </table:table-row>
        <table:table-row table:style-name="ro1">
          <table:table-cell office:value-type="float" office:value="36992888" calcext:value-type="float">
            <text:p>36992888</text:p>
          </table:table-cell>
          <table:table-cell office:value-type="float" office:value="31922045" calcext:value-type="float">
            <text:p>31922045</text:p>
          </table:table-cell>
        </table:table-row>
        <table:table-row table:style-name="ro1">
          <table:table-cell office:value-type="float" office:value="36992952" calcext:value-type="float">
            <text:p>36992952</text:p>
          </table:table-cell>
          <table:table-cell office:value-type="float" office:value="79638467" calcext:value-type="float">
            <text:p>79638467</text:p>
          </table:table-cell>
        </table:table-row>
        <table:table-row table:style-name="ro1">
          <table:table-cell office:value-type="float" office:value="36992965" calcext:value-type="float">
            <text:p>36992965</text:p>
          </table:table-cell>
          <table:table-cell office:value-type="float" office:value="14749142" calcext:value-type="float">
            <text:p>14749142</text:p>
          </table:table-cell>
        </table:table-row>
        <table:table-row table:style-name="ro1">
          <table:table-cell office:value-type="float" office:value="36993048" calcext:value-type="float">
            <text:p>36993048</text:p>
          </table:table-cell>
          <table:table-cell office:value-type="float" office:value="60528926" calcext:value-type="float">
            <text:p>60528926</text:p>
          </table:table-cell>
        </table:table-row>
        <table:table-row table:style-name="ro1">
          <table:table-cell office:value-type="float" office:value="36993500" calcext:value-type="float">
            <text:p>36993500</text:p>
          </table:table-cell>
          <table:table-cell office:value-type="float" office:value="44696899" calcext:value-type="float">
            <text:p>44696899</text:p>
          </table:table-cell>
        </table:table-row>
        <table:table-row table:style-name="ro1">
          <table:table-cell office:value-type="float" office:value="36993566" calcext:value-type="float">
            <text:p>36993566</text:p>
          </table:table-cell>
          <table:table-cell office:value-type="float" office:value="80002963" calcext:value-type="float">
            <text:p>80002963</text:p>
          </table:table-cell>
        </table:table-row>
        <table:table-row table:style-name="ro1">
          <table:table-cell office:value-type="float" office:value="36995694" calcext:value-type="float">
            <text:p>36995694</text:p>
          </table:table-cell>
          <table:table-cell office:value-type="float" office:value="43386418" calcext:value-type="float">
            <text:p>43386418</text:p>
          </table:table-cell>
        </table:table-row>
        <table:table-row table:style-name="ro1">
          <table:table-cell office:value-type="float" office:value="36996583" calcext:value-type="float">
            <text:p>36996583</text:p>
          </table:table-cell>
          <table:table-cell office:value-type="float" office:value="47813492" calcext:value-type="float">
            <text:p>47813492</text:p>
          </table:table-cell>
        </table:table-row>
        <table:table-row table:style-name="ro1">
          <table:table-cell office:value-type="float" office:value="36996592" calcext:value-type="float">
            <text:p>36996592</text:p>
          </table:table-cell>
          <table:table-cell office:value-type="float" office:value="24116358" calcext:value-type="float">
            <text:p>24116358</text:p>
          </table:table-cell>
        </table:table-row>
        <table:table-row table:style-name="ro1">
          <table:table-cell office:value-type="float" office:value="36997090" calcext:value-type="float">
            <text:p>36997090</text:p>
          </table:table-cell>
          <table:table-cell office:value-type="float" office:value="49436257" calcext:value-type="float">
            <text:p>49436257</text:p>
          </table:table-cell>
        </table:table-row>
        <table:table-row table:style-name="ro1">
          <table:table-cell office:value-type="float" office:value="36997451" calcext:value-type="float">
            <text:p>36997451</text:p>
          </table:table-cell>
          <table:table-cell office:value-type="float" office:value="67373272" calcext:value-type="float">
            <text:p>67373272</text:p>
          </table:table-cell>
        </table:table-row>
        <table:table-row table:style-name="ro1">
          <table:table-cell office:value-type="float" office:value="36997503" calcext:value-type="float">
            <text:p>36997503</text:p>
          </table:table-cell>
          <table:table-cell office:value-type="float" office:value="82043322" calcext:value-type="float">
            <text:p>82043322</text:p>
          </table:table-cell>
        </table:table-row>
        <table:table-row table:style-name="ro1">
          <table:table-cell office:value-type="float" office:value="36998976" calcext:value-type="float">
            <text:p>36998976</text:p>
          </table:table-cell>
          <table:table-cell office:value-type="float" office:value="76573946" calcext:value-type="float">
            <text:p>76573946</text:p>
          </table:table-cell>
        </table:table-row>
        <table:table-row table:style-name="ro1">
          <table:table-cell office:value-type="float" office:value="36998978" calcext:value-type="float">
            <text:p>36998978</text:p>
          </table:table-cell>
          <table:table-cell office:value-type="float" office:value="28440632" calcext:value-type="float">
            <text:p>28440632</text:p>
          </table:table-cell>
        </table:table-row>
        <table:table-row table:style-name="ro1">
          <table:table-cell office:value-type="float" office:value="36998982" calcext:value-type="float">
            <text:p>36998982</text:p>
          </table:table-cell>
          <table:table-cell office:value-type="float" office:value="15233831" calcext:value-type="float">
            <text:p>15233831</text:p>
          </table:table-cell>
        </table:table-row>
        <table:table-row table:style-name="ro1">
          <table:table-cell office:value-type="float" office:value="36998984" calcext:value-type="float">
            <text:p>36998984</text:p>
          </table:table-cell>
          <table:table-cell office:value-type="float" office:value="16215383" calcext:value-type="float">
            <text:p>16215383</text:p>
          </table:table-cell>
        </table:table-row>
        <table:table-row table:style-name="ro1">
          <table:table-cell office:value-type="float" office:value="36998986" calcext:value-type="float">
            <text:p>36998986</text:p>
          </table:table-cell>
          <table:table-cell office:value-type="float" office:value="50467368" calcext:value-type="float">
            <text:p>50467368</text:p>
          </table:table-cell>
        </table:table-row>
        <table:table-row table:style-name="ro1">
          <table:table-cell office:value-type="float" office:value="36999992" calcext:value-type="float">
            <text:p>36999992</text:p>
          </table:table-cell>
          <table:table-cell office:value-type="float" office:value="21122269" calcext:value-type="float">
            <text:p>21122269</text:p>
          </table:table-cell>
        </table:table-row>
        <table:table-row table:style-name="ro1">
          <table:table-cell office:value-type="float" office:value="37000893" calcext:value-type="float">
            <text:p>37000893</text:p>
          </table:table-cell>
          <table:table-cell office:value-type="float" office:value="70308063" calcext:value-type="float">
            <text:p>70308063</text:p>
          </table:table-cell>
        </table:table-row>
        <table:table-row table:style-name="ro1">
          <table:table-cell office:value-type="float" office:value="37000939" calcext:value-type="float">
            <text:p>37000939</text:p>
          </table:table-cell>
          <table:table-cell office:value-type="float" office:value="84708666" calcext:value-type="float">
            <text:p>84708666</text:p>
          </table:table-cell>
        </table:table-row>
        <table:table-row table:style-name="ro1">
          <table:table-cell office:value-type="float" office:value="37000940" calcext:value-type="float">
            <text:p>37000940</text:p>
          </table:table-cell>
          <table:table-cell office:value-type="float" office:value="79930856" calcext:value-type="float">
            <text:p>79930856</text:p>
          </table:table-cell>
        </table:table-row>
        <table:table-row table:style-name="ro1">
          <table:table-cell office:value-type="float" office:value="37001240" calcext:value-type="float">
            <text:p>37001240</text:p>
          </table:table-cell>
          <table:table-cell office:value-type="float" office:value="36308028" calcext:value-type="float">
            <text:p>36308028</text:p>
          </table:table-cell>
        </table:table-row>
        <table:table-row table:style-name="ro1">
          <table:table-cell office:value-type="float" office:value="37001654" calcext:value-type="float">
            <text:p>37001654</text:p>
          </table:table-cell>
          <table:table-cell office:value-type="float" office:value="36390864" calcext:value-type="float">
            <text:p>36390864</text:p>
          </table:table-cell>
        </table:table-row>
        <table:table-row table:style-name="ro1">
          <table:table-cell office:value-type="float" office:value="37001683" calcext:value-type="float">
            <text:p>37001683</text:p>
          </table:table-cell>
          <table:table-cell office:value-type="float" office:value="75820385" calcext:value-type="float">
            <text:p>75820385</text:p>
          </table:table-cell>
        </table:table-row>
        <table:table-row table:style-name="ro1">
          <table:table-cell office:value-type="float" office:value="37001853" calcext:value-type="float">
            <text:p>37001853</text:p>
          </table:table-cell>
          <table:table-cell office:value-type="float" office:value="73165678" calcext:value-type="float">
            <text:p>73165678</text:p>
          </table:table-cell>
        </table:table-row>
        <table:table-row table:style-name="ro1">
          <table:table-cell office:value-type="float" office:value="37001962" calcext:value-type="float">
            <text:p>37001962</text:p>
          </table:table-cell>
          <table:table-cell office:value-type="float" office:value="72681850" calcext:value-type="float">
            <text:p>72681850</text:p>
          </table:table-cell>
        </table:table-row>
        <table:table-row table:style-name="ro1">
          <table:table-cell office:value-type="float" office:value="37002060" calcext:value-type="float">
            <text:p>37002060</text:p>
          </table:table-cell>
          <table:table-cell office:value-type="float" office:value="85589658" calcext:value-type="float">
            <text:p>85589658</text:p>
          </table:table-cell>
        </table:table-row>
        <table:table-row table:style-name="ro1">
          <table:table-cell office:value-type="float" office:value="37002154" calcext:value-type="float">
            <text:p>37002154</text:p>
          </table:table-cell>
          <table:table-cell office:value-type="float" office:value="36666025" calcext:value-type="float">
            <text:p>36666025</text:p>
          </table:table-cell>
        </table:table-row>
        <table:table-row table:style-name="ro1">
          <table:table-cell office:value-type="float" office:value="37003082" calcext:value-type="float">
            <text:p>37003082</text:p>
          </table:table-cell>
          <table:table-cell office:value-type="float" office:value="10465482" calcext:value-type="float">
            <text:p>10465482</text:p>
          </table:table-cell>
        </table:table-row>
        <table:table-row table:style-name="ro1">
          <table:table-cell office:value-type="float" office:value="37003100" calcext:value-type="float">
            <text:p>37003100</text:p>
          </table:table-cell>
          <table:table-cell office:value-type="float" office:value="10754768" calcext:value-type="float">
            <text:p>10754768</text:p>
          </table:table-cell>
        </table:table-row>
        <table:table-row table:style-name="ro1">
          <table:table-cell office:value-type="float" office:value="37003120" calcext:value-type="float">
            <text:p>37003120</text:p>
          </table:table-cell>
          <table:table-cell office:value-type="float" office:value="87779504" calcext:value-type="float">
            <text:p>87779504</text:p>
          </table:table-cell>
        </table:table-row>
        <table:table-row table:style-name="ro1">
          <table:table-cell office:value-type="float" office:value="37003821" calcext:value-type="float">
            <text:p>37003821</text:p>
          </table:table-cell>
          <table:table-cell office:value-type="float" office:value="35391085" calcext:value-type="float">
            <text:p>35391085</text:p>
          </table:table-cell>
        </table:table-row>
        <table:table-row table:style-name="ro1">
          <table:table-cell office:value-type="float" office:value="37004274" calcext:value-type="float">
            <text:p>37004274</text:p>
          </table:table-cell>
          <table:table-cell office:value-type="float" office:value="57863369" calcext:value-type="float">
            <text:p>57863369</text:p>
          </table:table-cell>
        </table:table-row>
        <table:table-row table:style-name="ro1">
          <table:table-cell office:value-type="float" office:value="37004307" calcext:value-type="float">
            <text:p>37004307</text:p>
          </table:table-cell>
          <table:table-cell office:value-type="float" office:value="76640763" calcext:value-type="float">
            <text:p>76640763</text:p>
          </table:table-cell>
        </table:table-row>
        <table:table-row table:style-name="ro1">
          <table:table-cell office:value-type="float" office:value="37004521" calcext:value-type="float">
            <text:p>37004521</text:p>
          </table:table-cell>
          <table:table-cell office:value-type="float" office:value="92645972" calcext:value-type="float">
            <text:p>92645972</text:p>
          </table:table-cell>
        </table:table-row>
        <table:table-row table:style-name="ro1">
          <table:table-cell office:value-type="float" office:value="37004541" calcext:value-type="float">
            <text:p>37004541</text:p>
          </table:table-cell>
          <table:table-cell office:value-type="float" office:value="49831753" calcext:value-type="float">
            <text:p>49831753</text:p>
          </table:table-cell>
        </table:table-row>
        <table:table-row table:style-name="ro1">
          <table:table-cell office:value-type="float" office:value="37004638" calcext:value-type="float">
            <text:p>37004638</text:p>
          </table:table-cell>
          <table:table-cell office:value-type="float" office:value="77220029" calcext:value-type="float">
            <text:p>77220029</text:p>
          </table:table-cell>
        </table:table-row>
        <table:table-row table:style-name="ro1">
          <table:table-cell office:value-type="float" office:value="37004817" calcext:value-type="float">
            <text:p>37004817</text:p>
          </table:table-cell>
          <table:table-cell office:value-type="float" office:value="41331403" calcext:value-type="float">
            <text:p>41331403</text:p>
          </table:table-cell>
        </table:table-row>
        <table:table-row table:style-name="ro1">
          <table:table-cell office:value-type="float" office:value="37004983" calcext:value-type="float">
            <text:p>37004983</text:p>
          </table:table-cell>
          <table:table-cell office:value-type="float" office:value="65979944" calcext:value-type="float">
            <text:p>65979944</text:p>
          </table:table-cell>
        </table:table-row>
        <table:table-row table:style-name="ro1">
          <table:table-cell office:value-type="float" office:value="37005244" calcext:value-type="float">
            <text:p>37005244</text:p>
          </table:table-cell>
          <table:table-cell office:value-type="float" office:value="87513759" calcext:value-type="float">
            <text:p>87513759</text:p>
          </table:table-cell>
        </table:table-row>
        <table:table-row table:style-name="ro1">
          <table:table-cell office:value-type="float" office:value="37006069" calcext:value-type="float">
            <text:p>37006069</text:p>
          </table:table-cell>
          <table:table-cell office:value-type="float" office:value="52527438" calcext:value-type="float">
            <text:p>52527438</text:p>
          </table:table-cell>
        </table:table-row>
        <table:table-row table:style-name="ro1">
          <table:table-cell office:value-type="float" office:value="37007694" calcext:value-type="float">
            <text:p>37007694</text:p>
          </table:table-cell>
          <table:table-cell office:value-type="float" office:value="54445413" calcext:value-type="float">
            <text:p>54445413</text:p>
          </table:table-cell>
        </table:table-row>
        <table:table-row table:style-name="ro1">
          <table:table-cell office:value-type="float" office:value="37008007" calcext:value-type="float">
            <text:p>37008007</text:p>
          </table:table-cell>
          <table:table-cell office:value-type="float" office:value="41624765" calcext:value-type="float">
            <text:p>41624765</text:p>
          </table:table-cell>
        </table:table-row>
        <table:table-row table:style-name="ro1">
          <table:table-cell office:value-type="float" office:value="37008061" calcext:value-type="float">
            <text:p>37008061</text:p>
          </table:table-cell>
          <table:table-cell office:value-type="float" office:value="29193055" calcext:value-type="float">
            <text:p>29193055</text:p>
          </table:table-cell>
        </table:table-row>
        <table:table-row table:style-name="ro1">
          <table:table-cell office:value-type="float" office:value="37008104" calcext:value-type="float">
            <text:p>37008104</text:p>
          </table:table-cell>
          <table:table-cell office:value-type="float" office:value="45220194" calcext:value-type="float">
            <text:p>45220194</text:p>
          </table:table-cell>
        </table:table-row>
        <table:table-row table:style-name="ro1">
          <table:table-cell office:value-type="float" office:value="37008490" calcext:value-type="float">
            <text:p>37008490</text:p>
          </table:table-cell>
          <table:table-cell office:value-type="float" office:value="73274976" calcext:value-type="float">
            <text:p>73274976</text:p>
          </table:table-cell>
        </table:table-row>
        <table:table-row table:style-name="ro1">
          <table:table-cell office:value-type="float" office:value="37008894" calcext:value-type="float">
            <text:p>37008894</text:p>
          </table:table-cell>
          <table:table-cell office:value-type="float" office:value="19275033" calcext:value-type="float">
            <text:p>19275033</text:p>
          </table:table-cell>
        </table:table-row>
        <table:table-row table:style-name="ro1">
          <table:table-cell office:value-type="float" office:value="37009230" calcext:value-type="float">
            <text:p>37009230</text:p>
          </table:table-cell>
          <table:table-cell office:value-type="float" office:value="47018983" calcext:value-type="float">
            <text:p>47018983</text:p>
          </table:table-cell>
        </table:table-row>
        <table:table-row table:style-name="ro1">
          <table:table-cell office:value-type="float" office:value="37010393" calcext:value-type="float">
            <text:p>37010393</text:p>
          </table:table-cell>
          <table:table-cell office:value-type="float" office:value="78366574" calcext:value-type="float">
            <text:p>78366574</text:p>
          </table:table-cell>
        </table:table-row>
        <table:table-row table:style-name="ro1">
          <table:table-cell office:value-type="float" office:value="37010463" calcext:value-type="float">
            <text:p>37010463</text:p>
          </table:table-cell>
          <table:table-cell office:value-type="float" office:value="16358849" calcext:value-type="float">
            <text:p>16358849</text:p>
          </table:table-cell>
        </table:table-row>
        <table:table-row table:style-name="ro1">
          <table:table-cell office:value-type="float" office:value="37010949" calcext:value-type="float">
            <text:p>37010949</text:p>
          </table:table-cell>
          <table:table-cell office:value-type="float" office:value="46187650" calcext:value-type="float">
            <text:p>46187650</text:p>
          </table:table-cell>
        </table:table-row>
        <table:table-row table:style-name="ro1">
          <table:table-cell office:value-type="float" office:value="37010977" calcext:value-type="float">
            <text:p>37010977</text:p>
          </table:table-cell>
          <table:table-cell office:value-type="float" office:value="18839972" calcext:value-type="float">
            <text:p>18839972</text:p>
          </table:table-cell>
        </table:table-row>
        <table:table-row table:style-name="ro1">
          <table:table-cell office:value-type="float" office:value="37010996" calcext:value-type="float">
            <text:p>37010996</text:p>
          </table:table-cell>
          <table:table-cell office:value-type="float" office:value="80754068" calcext:value-type="float">
            <text:p>80754068</text:p>
          </table:table-cell>
        </table:table-row>
        <table:table-row table:style-name="ro1">
          <table:table-cell office:value-type="float" office:value="37011015" calcext:value-type="float">
            <text:p>37011015</text:p>
          </table:table-cell>
          <table:table-cell office:value-type="float" office:value="55783006" calcext:value-type="float">
            <text:p>55783006</text:p>
          </table:table-cell>
        </table:table-row>
        <table:table-row table:style-name="ro1">
          <table:table-cell office:value-type="float" office:value="37011037" calcext:value-type="float">
            <text:p>37011037</text:p>
          </table:table-cell>
          <table:table-cell office:value-type="float" office:value="17789546" calcext:value-type="float">
            <text:p>17789546</text:p>
          </table:table-cell>
        </table:table-row>
        <table:table-row table:style-name="ro1">
          <table:table-cell office:value-type="float" office:value="37011160" calcext:value-type="float">
            <text:p>37011160</text:p>
          </table:table-cell>
          <table:table-cell office:value-type="float" office:value="42173844" calcext:value-type="float">
            <text:p>42173844</text:p>
          </table:table-cell>
        </table:table-row>
        <table:table-row table:style-name="ro1">
          <table:table-cell office:value-type="float" office:value="37011469" calcext:value-type="float">
            <text:p>37011469</text:p>
          </table:table-cell>
          <table:table-cell office:value-type="float" office:value="37089140" calcext:value-type="float">
            <text:p>37089140</text:p>
          </table:table-cell>
        </table:table-row>
        <table:table-row table:style-name="ro1">
          <table:table-cell office:value-type="float" office:value="37013547" calcext:value-type="float">
            <text:p>37013547</text:p>
          </table:table-cell>
          <table:table-cell office:value-type="float" office:value="33942784" calcext:value-type="float">
            <text:p>33942784</text:p>
          </table:table-cell>
        </table:table-row>
        <table:table-row table:style-name="ro1">
          <table:table-cell office:value-type="float" office:value="37013588" calcext:value-type="float">
            <text:p>37013588</text:p>
          </table:table-cell>
          <table:table-cell office:value-type="float" office:value="48152855" calcext:value-type="float">
            <text:p>48152855</text:p>
          </table:table-cell>
        </table:table-row>
        <table:table-row table:style-name="ro1">
          <table:table-cell office:value-type="float" office:value="37014042" calcext:value-type="float">
            <text:p>37014042</text:p>
          </table:table-cell>
          <table:table-cell office:value-type="float" office:value="84929153" calcext:value-type="float">
            <text:p>84929153</text:p>
          </table:table-cell>
        </table:table-row>
        <table:table-row table:style-name="ro1">
          <table:table-cell office:value-type="float" office:value="37015193" calcext:value-type="float">
            <text:p>37015193</text:p>
          </table:table-cell>
          <table:table-cell office:value-type="float" office:value="69798617" calcext:value-type="float">
            <text:p>69798617</text:p>
          </table:table-cell>
        </table:table-row>
        <table:table-row table:style-name="ro1">
          <table:table-cell office:value-type="float" office:value="37015227" calcext:value-type="float">
            <text:p>37015227</text:p>
          </table:table-cell>
          <table:table-cell office:value-type="float" office:value="18596163" calcext:value-type="float">
            <text:p>18596163</text:p>
          </table:table-cell>
        </table:table-row>
        <table:table-row table:style-name="ro1">
          <table:table-cell office:value-type="float" office:value="37015240" calcext:value-type="float">
            <text:p>37015240</text:p>
          </table:table-cell>
          <table:table-cell office:value-type="float" office:value="36357134" calcext:value-type="float">
            <text:p>36357134</text:p>
          </table:table-cell>
        </table:table-row>
        <table:table-row table:style-name="ro1">
          <table:table-cell office:value-type="float" office:value="37015253" calcext:value-type="float">
            <text:p>37015253</text:p>
          </table:table-cell>
          <table:table-cell office:value-type="float" office:value="25091078" calcext:value-type="float">
            <text:p>25091078</text:p>
          </table:table-cell>
        </table:table-row>
        <table:table-row table:style-name="ro1">
          <table:table-cell office:value-type="float" office:value="37015607" calcext:value-type="float">
            <text:p>37015607</text:p>
          </table:table-cell>
          <table:table-cell office:value-type="float" office:value="41250116" calcext:value-type="float">
            <text:p>41250116</text:p>
          </table:table-cell>
        </table:table-row>
        <table:table-row table:style-name="ro1">
          <table:table-cell office:value-type="float" office:value="37015716" calcext:value-type="float">
            <text:p>37015716</text:p>
          </table:table-cell>
          <table:table-cell office:value-type="float" office:value="54696029" calcext:value-type="float">
            <text:p>54696029</text:p>
          </table:table-cell>
        </table:table-row>
        <table:table-row table:style-name="ro1">
          <table:table-cell office:value-type="float" office:value="37015729" calcext:value-type="float">
            <text:p>37015729</text:p>
          </table:table-cell>
          <table:table-cell office:value-type="float" office:value="18869549" calcext:value-type="float">
            <text:p>18869549</text:p>
          </table:table-cell>
        </table:table-row>
        <table:table-row table:style-name="ro1">
          <table:table-cell office:value-type="float" office:value="37015742" calcext:value-type="float">
            <text:p>37015742</text:p>
          </table:table-cell>
          <table:table-cell office:value-type="float" office:value="38274687" calcext:value-type="float">
            <text:p>38274687</text:p>
          </table:table-cell>
        </table:table-row>
        <table:table-row table:style-name="ro1">
          <table:table-cell office:value-type="float" office:value="37018828" calcext:value-type="float">
            <text:p>37018828</text:p>
          </table:table-cell>
          <table:table-cell office:value-type="float" office:value="32601562" calcext:value-type="float">
            <text:p>32601562</text:p>
          </table:table-cell>
        </table:table-row>
        <table:table-row table:style-name="ro1">
          <table:table-cell office:value-type="float" office:value="37018871" calcext:value-type="float">
            <text:p>37018871</text:p>
          </table:table-cell>
          <table:table-cell office:value-type="float" office:value="92710006" calcext:value-type="float">
            <text:p>92710006</text:p>
          </table:table-cell>
        </table:table-row>
        <table:table-row table:style-name="ro1">
          <table:table-cell office:value-type="float" office:value="37020065" calcext:value-type="float">
            <text:p>37020065</text:p>
          </table:table-cell>
          <table:table-cell office:value-type="float" office:value="71247753" calcext:value-type="float">
            <text:p>71247753</text:p>
          </table:table-cell>
        </table:table-row>
        <table:table-row table:style-name="ro1">
          <table:table-cell office:value-type="float" office:value="37020068" calcext:value-type="float">
            <text:p>37020068</text:p>
          </table:table-cell>
          <table:table-cell office:value-type="float" office:value="80300449" calcext:value-type="float">
            <text:p>80300449</text:p>
          </table:table-cell>
        </table:table-row>
        <table:table-row table:style-name="ro1">
          <table:table-cell office:value-type="float" office:value="37020069" calcext:value-type="float">
            <text:p>37020069</text:p>
          </table:table-cell>
          <table:table-cell office:value-type="float" office:value="66944866" calcext:value-type="float">
            <text:p>66944866</text:p>
          </table:table-cell>
        </table:table-row>
        <table:table-row table:style-name="ro1">
          <table:table-cell office:value-type="float" office:value="37020070" calcext:value-type="float">
            <text:p>37020070</text:p>
          </table:table-cell>
          <table:table-cell office:value-type="float" office:value="70919582" calcext:value-type="float">
            <text:p>70919582</text:p>
          </table:table-cell>
        </table:table-row>
        <table:table-row table:style-name="ro1">
          <table:table-cell office:value-type="float" office:value="37024309" calcext:value-type="float">
            <text:p>37024309</text:p>
          </table:table-cell>
          <table:table-cell office:value-type="float" office:value="74706565" calcext:value-type="float">
            <text:p>74706565</text:p>
          </table:table-cell>
        </table:table-row>
        <table:table-row table:style-name="ro1">
          <table:table-cell office:value-type="float" office:value="37030675" calcext:value-type="float">
            <text:p>37030675</text:p>
          </table:table-cell>
          <table:table-cell office:value-type="float" office:value="41761329" calcext:value-type="float">
            <text:p>41761329</text:p>
          </table:table-cell>
        </table:table-row>
        <table:table-row table:style-name="ro1">
          <table:table-cell office:value-type="float" office:value="37031943" calcext:value-type="float">
            <text:p>37031943</text:p>
          </table:table-cell>
          <table:table-cell office:value-type="float" office:value="49926470" calcext:value-type="float">
            <text:p>49926470</text:p>
          </table:table-cell>
        </table:table-row>
        <table:table-row table:style-name="ro1">
          <table:table-cell office:value-type="float" office:value="37032322" calcext:value-type="float">
            <text:p>37032322</text:p>
          </table:table-cell>
          <table:table-cell office:value-type="float" office:value="63536022" calcext:value-type="float">
            <text:p>63536022</text:p>
          </table:table-cell>
        </table:table-row>
        <table:table-row table:style-name="ro1">
          <table:table-cell office:value-type="float" office:value="37032323" calcext:value-type="float">
            <text:p>37032323</text:p>
          </table:table-cell>
          <table:table-cell office:value-type="float" office:value="14388347" calcext:value-type="float">
            <text:p>14388347</text:p>
          </table:table-cell>
        </table:table-row>
        <table:table-row table:style-name="ro1">
          <table:table-cell office:value-type="float" office:value="37032340" calcext:value-type="float">
            <text:p>37032340</text:p>
          </table:table-cell>
          <table:table-cell office:value-type="float" office:value="22927640" calcext:value-type="float">
            <text:p>22927640</text:p>
          </table:table-cell>
        </table:table-row>
        <table:table-row table:style-name="ro1">
          <table:table-cell office:value-type="float" office:value="37034040" calcext:value-type="float">
            <text:p>37034040</text:p>
          </table:table-cell>
          <table:table-cell office:value-type="float" office:value="10607503" calcext:value-type="float">
            <text:p>10607503</text:p>
          </table:table-cell>
        </table:table-row>
        <table:table-row table:style-name="ro1">
          <table:table-cell office:value-type="float" office:value="37034041" calcext:value-type="float">
            <text:p>37034041</text:p>
          </table:table-cell>
          <table:table-cell office:value-type="float" office:value="17378718" calcext:value-type="float">
            <text:p>17378718</text:p>
          </table:table-cell>
        </table:table-row>
        <table:table-row table:style-name="ro1">
          <table:table-cell office:value-type="float" office:value="37037299" calcext:value-type="float">
            <text:p>37037299</text:p>
          </table:table-cell>
          <table:table-cell office:value-type="float" office:value="86538288" calcext:value-type="float">
            <text:p>86538288</text:p>
          </table:table-cell>
        </table:table-row>
        <table:table-row table:style-name="ro1">
          <table:table-cell office:value-type="float" office:value="37037300" calcext:value-type="float">
            <text:p>37037300</text:p>
          </table:table-cell>
          <table:table-cell office:value-type="float" office:value="20275431" calcext:value-type="float">
            <text:p>20275431</text:p>
          </table:table-cell>
        </table:table-row>
        <table:table-row table:style-name="ro1">
          <table:table-cell office:value-type="float" office:value="37037301" calcext:value-type="float">
            <text:p>37037301</text:p>
          </table:table-cell>
          <table:table-cell office:value-type="float" office:value="28968866" calcext:value-type="float">
            <text:p>28968866</text:p>
          </table:table-cell>
        </table:table-row>
        <table:table-row table:style-name="ro1">
          <table:table-cell office:value-type="float" office:value="37037302" calcext:value-type="float">
            <text:p>37037302</text:p>
          </table:table-cell>
          <table:table-cell office:value-type="float" office:value="47332348" calcext:value-type="float">
            <text:p>47332348</text:p>
          </table:table-cell>
        </table:table-row>
        <table:table-row table:style-name="ro1">
          <table:table-cell office:value-type="float" office:value="37037308" calcext:value-type="float">
            <text:p>37037308</text:p>
          </table:table-cell>
          <table:table-cell office:value-type="float" office:value="91209680" calcext:value-type="float">
            <text:p>91209680</text:p>
          </table:table-cell>
        </table:table-row>
        <table:table-row table:style-name="ro1">
          <table:table-cell office:value-type="float" office:value="37037706" calcext:value-type="float">
            <text:p>37037706</text:p>
          </table:table-cell>
          <table:table-cell office:value-type="float" office:value="40426034" calcext:value-type="float">
            <text:p>40426034</text:p>
          </table:table-cell>
        </table:table-row>
        <table:table-row table:style-name="ro1">
          <table:table-cell office:value-type="float" office:value="37039199" calcext:value-type="float">
            <text:p>37039199</text:p>
          </table:table-cell>
          <table:table-cell office:value-type="float" office:value="84171697" calcext:value-type="float">
            <text:p>84171697</text:p>
          </table:table-cell>
        </table:table-row>
        <table:table-row table:style-name="ro1">
          <table:table-cell office:value-type="float" office:value="37040388" calcext:value-type="float">
            <text:p>37040388</text:p>
          </table:table-cell>
          <table:table-cell office:value-type="float" office:value="54832414" calcext:value-type="float">
            <text:p>54832414</text:p>
          </table:table-cell>
        </table:table-row>
        <table:table-row table:style-name="ro1">
          <table:table-cell office:value-type="float" office:value="37042109" calcext:value-type="float">
            <text:p>37042109</text:p>
          </table:table-cell>
          <table:table-cell office:value-type="float" office:value="95610575" calcext:value-type="float">
            <text:p>95610575</text:p>
          </table:table-cell>
        </table:table-row>
        <table:table-row table:style-name="ro1">
          <table:table-cell office:value-type="float" office:value="37042139" calcext:value-type="float">
            <text:p>37042139</text:p>
          </table:table-cell>
          <table:table-cell office:value-type="float" office:value="43348874" calcext:value-type="float">
            <text:p>43348874</text:p>
          </table:table-cell>
        </table:table-row>
        <table:table-row table:style-name="ro1">
          <table:table-cell office:value-type="float" office:value="37042179" calcext:value-type="float">
            <text:p>37042179</text:p>
          </table:table-cell>
          <table:table-cell office:value-type="float" office:value="19451169" calcext:value-type="float">
            <text:p>19451169</text:p>
          </table:table-cell>
        </table:table-row>
        <table:table-row table:style-name="ro1">
          <table:table-cell office:value-type="float" office:value="37042359" calcext:value-type="float">
            <text:p>37042359</text:p>
          </table:table-cell>
          <table:table-cell office:value-type="float" office:value="34224447" calcext:value-type="float">
            <text:p>34224447</text:p>
          </table:table-cell>
        </table:table-row>
        <table:table-row table:style-name="ro1">
          <table:table-cell office:value-type="float" office:value="37051753" calcext:value-type="float">
            <text:p>37051753</text:p>
          </table:table-cell>
          <table:table-cell office:value-type="float" office:value="80752024" calcext:value-type="float">
            <text:p>80752024</text:p>
          </table:table-cell>
        </table:table-row>
        <table:table-row table:style-name="ro1">
          <table:table-cell office:value-type="float" office:value="37053273" calcext:value-type="float">
            <text:p>37053273</text:p>
          </table:table-cell>
          <table:table-cell office:value-type="float" office:value="14306648" calcext:value-type="float">
            <text:p>14306648</text:p>
          </table:table-cell>
        </table:table-row>
        <table:table-row table:style-name="ro1">
          <table:table-cell office:value-type="float" office:value="37057772" calcext:value-type="float">
            <text:p>37057772</text:p>
          </table:table-cell>
          <table:table-cell office:value-type="float" office:value="65351707" calcext:value-type="float">
            <text:p>65351707</text:p>
          </table:table-cell>
        </table:table-row>
        <table:table-row table:style-name="ro1">
          <table:table-cell office:value-type="float" office:value="37057982" calcext:value-type="float">
            <text:p>37057982</text:p>
          </table:table-cell>
          <table:table-cell office:value-type="float" office:value="29000354" calcext:value-type="float">
            <text:p>29000354</text:p>
          </table:table-cell>
        </table:table-row>
        <table:table-row table:style-name="ro1">
          <table:table-cell office:value-type="float" office:value="37058180" calcext:value-type="float">
            <text:p>37058180</text:p>
          </table:table-cell>
          <table:table-cell office:value-type="float" office:value="80669467" calcext:value-type="float">
            <text:p>80669467</text:p>
          </table:table-cell>
        </table:table-row>
        <table:table-row table:style-name="ro1">
          <table:table-cell office:value-type="float" office:value="37058452" calcext:value-type="float">
            <text:p>37058452</text:p>
          </table:table-cell>
          <table:table-cell office:value-type="float" office:value="93211333" calcext:value-type="float">
            <text:p>93211333</text:p>
          </table:table-cell>
        </table:table-row>
        <table:table-row table:style-name="ro1">
          <table:table-cell office:value-type="float" office:value="37058507" calcext:value-type="float">
            <text:p>37058507</text:p>
          </table:table-cell>
          <table:table-cell office:value-type="float" office:value="12904280" calcext:value-type="float">
            <text:p>12904280</text:p>
          </table:table-cell>
        </table:table-row>
        <table:table-row table:style-name="ro1">
          <table:table-cell office:value-type="float" office:value="37058689" calcext:value-type="float">
            <text:p>37058689</text:p>
          </table:table-cell>
          <table:table-cell office:value-type="float" office:value="23636062" calcext:value-type="float">
            <text:p>23636062</text:p>
          </table:table-cell>
        </table:table-row>
        <table:table-row table:style-name="ro1">
          <table:table-cell office:value-type="float" office:value="37058726" calcext:value-type="float">
            <text:p>37058726</text:p>
          </table:table-cell>
          <table:table-cell office:value-type="float" office:value="59162616" calcext:value-type="float">
            <text:p>59162616</text:p>
          </table:table-cell>
        </table:table-row>
        <table:table-row table:style-name="ro1">
          <table:table-cell office:value-type="float" office:value="37060268" calcext:value-type="float">
            <text:p>37060268</text:p>
          </table:table-cell>
          <table:table-cell office:value-type="float" office:value="40811551" calcext:value-type="float">
            <text:p>40811551</text:p>
          </table:table-cell>
        </table:table-row>
        <table:table-row table:style-name="ro1">
          <table:table-cell office:value-type="float" office:value="37060360" calcext:value-type="float">
            <text:p>37060360</text:p>
          </table:table-cell>
          <table:table-cell office:value-type="float" office:value="82301470" calcext:value-type="float">
            <text:p>82301470</text:p>
          </table:table-cell>
        </table:table-row>
        <table:table-row table:style-name="ro1">
          <table:table-cell office:value-type="float" office:value="37060765" calcext:value-type="float">
            <text:p>37060765</text:p>
          </table:table-cell>
          <table:table-cell office:value-type="float" office:value="67037906" calcext:value-type="float">
            <text:p>67037906</text:p>
          </table:table-cell>
        </table:table-row>
        <table:table-row table:style-name="ro1">
          <table:table-cell office:value-type="float" office:value="37060971" calcext:value-type="float">
            <text:p>37060971</text:p>
          </table:table-cell>
          <table:table-cell office:value-type="float" office:value="73735560" calcext:value-type="float">
            <text:p>73735560</text:p>
          </table:table-cell>
        </table:table-row>
        <table:table-row table:style-name="ro1">
          <table:table-cell office:value-type="float" office:value="37062056" calcext:value-type="float">
            <text:p>37062056</text:p>
          </table:table-cell>
          <table:table-cell office:value-type="float" office:value="83446177" calcext:value-type="float">
            <text:p>83446177</text:p>
          </table:table-cell>
        </table:table-row>
        <table:table-row table:style-name="ro1">
          <table:table-cell office:value-type="float" office:value="37062086" calcext:value-type="float">
            <text:p>37062086</text:p>
          </table:table-cell>
          <table:table-cell office:value-type="float" office:value="70643636" calcext:value-type="float">
            <text:p>70643636</text:p>
          </table:table-cell>
        </table:table-row>
        <table:table-row table:style-name="ro1">
          <table:table-cell office:value-type="float" office:value="37062141" calcext:value-type="float">
            <text:p>37062141</text:p>
          </table:table-cell>
          <table:table-cell office:value-type="float" office:value="70450767" calcext:value-type="float">
            <text:p>70450767</text:p>
          </table:table-cell>
        </table:table-row>
        <table:table-row table:style-name="ro1">
          <table:table-cell office:value-type="float" office:value="37062192" calcext:value-type="float">
            <text:p>37062192</text:p>
          </table:table-cell>
          <table:table-cell office:value-type="float" office:value="30217618" calcext:value-type="float">
            <text:p>30217618</text:p>
          </table:table-cell>
        </table:table-row>
        <table:table-row table:style-name="ro1">
          <table:table-cell office:value-type="float" office:value="37062207" calcext:value-type="float">
            <text:p>37062207</text:p>
          </table:table-cell>
          <table:table-cell office:value-type="float" office:value="11976077" calcext:value-type="float">
            <text:p>11976077</text:p>
          </table:table-cell>
        </table:table-row>
        <table:table-row table:style-name="ro1">
          <table:table-cell office:value-type="float" office:value="37062341" calcext:value-type="float">
            <text:p>37062341</text:p>
          </table:table-cell>
          <table:table-cell office:value-type="float" office:value="54409558" calcext:value-type="float">
            <text:p>54409558</text:p>
          </table:table-cell>
        </table:table-row>
        <table:table-row table:style-name="ro1">
          <table:table-cell office:value-type="float" office:value="37062530" calcext:value-type="float">
            <text:p>37062530</text:p>
          </table:table-cell>
          <table:table-cell office:value-type="float" office:value="66089332" calcext:value-type="float">
            <text:p>66089332</text:p>
          </table:table-cell>
        </table:table-row>
        <table:table-row table:style-name="ro1">
          <table:table-cell office:value-type="float" office:value="37062768" calcext:value-type="float">
            <text:p>37062768</text:p>
          </table:table-cell>
          <table:table-cell office:value-type="float" office:value="24406786" calcext:value-type="float">
            <text:p>24406786</text:p>
          </table:table-cell>
        </table:table-row>
        <table:table-row table:style-name="ro1">
          <table:table-cell office:value-type="float" office:value="37062907" calcext:value-type="float">
            <text:p>37062907</text:p>
          </table:table-cell>
          <table:table-cell office:value-type="float" office:value="25945320" calcext:value-type="float">
            <text:p>25945320</text:p>
          </table:table-cell>
        </table:table-row>
        <table:table-row table:style-name="ro1">
          <table:table-cell office:value-type="float" office:value="37063132" calcext:value-type="float">
            <text:p>37063132</text:p>
          </table:table-cell>
          <table:table-cell office:value-type="float" office:value="28447515" calcext:value-type="float">
            <text:p>28447515</text:p>
          </table:table-cell>
        </table:table-row>
        <table:table-row table:style-name="ro1">
          <table:table-cell office:value-type="float" office:value="37063183" calcext:value-type="float">
            <text:p>37063183</text:p>
          </table:table-cell>
          <table:table-cell office:value-type="float" office:value="32724410" calcext:value-type="float">
            <text:p>32724410</text:p>
          </table:table-cell>
        </table:table-row>
        <table:table-row table:style-name="ro1">
          <table:table-cell office:value-type="float" office:value="37063214" calcext:value-type="float">
            <text:p>37063214</text:p>
          </table:table-cell>
          <table:table-cell office:value-type="float" office:value="59001461" calcext:value-type="float">
            <text:p>59001461</text:p>
          </table:table-cell>
        </table:table-row>
        <table:table-row table:style-name="ro1">
          <table:table-cell office:value-type="float" office:value="37063237" calcext:value-type="float">
            <text:p>37063237</text:p>
          </table:table-cell>
          <table:table-cell office:value-type="float" office:value="11025133" calcext:value-type="float">
            <text:p>11025133</text:p>
          </table:table-cell>
        </table:table-row>
        <table:table-row table:style-name="ro1">
          <table:table-cell office:value-type="float" office:value="37063281" calcext:value-type="float">
            <text:p>37063281</text:p>
          </table:table-cell>
          <table:table-cell office:value-type="float" office:value="63487815" calcext:value-type="float">
            <text:p>63487815</text:p>
          </table:table-cell>
        </table:table-row>
        <table:table-row table:style-name="ro1">
          <table:table-cell office:value-type="float" office:value="37063423" calcext:value-type="float">
            <text:p>37063423</text:p>
          </table:table-cell>
          <table:table-cell office:value-type="float" office:value="80989543" calcext:value-type="float">
            <text:p>80989543</text:p>
          </table:table-cell>
        </table:table-row>
        <table:table-row table:style-name="ro1">
          <table:table-cell office:value-type="float" office:value="37063738" calcext:value-type="float">
            <text:p>37063738</text:p>
          </table:table-cell>
          <table:table-cell office:value-type="float" office:value="95072480" calcext:value-type="float">
            <text:p>95072480</text:p>
          </table:table-cell>
        </table:table-row>
        <table:table-row table:style-name="ro1">
          <table:table-cell office:value-type="float" office:value="37063759" calcext:value-type="float">
            <text:p>37063759</text:p>
          </table:table-cell>
          <table:table-cell office:value-type="float" office:value="86358338" calcext:value-type="float">
            <text:p>86358338</text:p>
          </table:table-cell>
        </table:table-row>
        <table:table-row table:style-name="ro1">
          <table:table-cell office:value-type="float" office:value="37063951" calcext:value-type="float">
            <text:p>37063951</text:p>
          </table:table-cell>
          <table:table-cell office:value-type="float" office:value="28445441" calcext:value-type="float">
            <text:p>28445441</text:p>
          </table:table-cell>
        </table:table-row>
        <table:table-row table:style-name="ro1">
          <table:table-cell office:value-type="float" office:value="37064581" calcext:value-type="float">
            <text:p>37064581</text:p>
          </table:table-cell>
          <table:table-cell office:value-type="float" office:value="94268783" calcext:value-type="float">
            <text:p>94268783</text:p>
          </table:table-cell>
        </table:table-row>
        <table:table-row table:style-name="ro1">
          <table:table-cell office:value-type="float" office:value="37064610" calcext:value-type="float">
            <text:p>37064610</text:p>
          </table:table-cell>
          <table:table-cell office:value-type="float" office:value="27376302" calcext:value-type="float">
            <text:p>27376302</text:p>
          </table:table-cell>
        </table:table-row>
        <table:table-row table:style-name="ro1">
          <table:table-cell office:value-type="float" office:value="37064611" calcext:value-type="float">
            <text:p>37064611</text:p>
          </table:table-cell>
          <table:table-cell office:value-type="float" office:value="58548958" calcext:value-type="float">
            <text:p>58548958</text:p>
          </table:table-cell>
        </table:table-row>
        <table:table-row table:style-name="ro1">
          <table:table-cell office:value-type="float" office:value="37064612" calcext:value-type="float">
            <text:p>37064612</text:p>
          </table:table-cell>
          <table:table-cell office:value-type="float" office:value="82111460" calcext:value-type="float">
            <text:p>82111460</text:p>
          </table:table-cell>
        </table:table-row>
        <table:table-row table:style-name="ro1">
          <table:table-cell office:value-type="float" office:value="37064627" calcext:value-type="float">
            <text:p>37064627</text:p>
          </table:table-cell>
          <table:table-cell office:value-type="float" office:value="40684759" calcext:value-type="float">
            <text:p>40684759</text:p>
          </table:table-cell>
        </table:table-row>
        <table:table-row table:style-name="ro1">
          <table:table-cell office:value-type="float" office:value="37064628" calcext:value-type="float">
            <text:p>37064628</text:p>
          </table:table-cell>
          <table:table-cell office:value-type="float" office:value="21921487" calcext:value-type="float">
            <text:p>21921487</text:p>
          </table:table-cell>
        </table:table-row>
        <table:table-row table:style-name="ro1">
          <table:table-cell office:value-type="float" office:value="37064645" calcext:value-type="float">
            <text:p>37064645</text:p>
          </table:table-cell>
          <table:table-cell office:value-type="float" office:value="20731156" calcext:value-type="float">
            <text:p>20731156</text:p>
          </table:table-cell>
        </table:table-row>
        <table:table-row table:style-name="ro1">
          <table:table-cell office:value-type="float" office:value="37064667" calcext:value-type="float">
            <text:p>37064667</text:p>
          </table:table-cell>
          <table:table-cell office:value-type="float" office:value="91224482" calcext:value-type="float">
            <text:p>91224482</text:p>
          </table:table-cell>
        </table:table-row>
        <table:table-row table:style-name="ro1">
          <table:table-cell office:value-type="float" office:value="37064692" calcext:value-type="float">
            <text:p>37064692</text:p>
          </table:table-cell>
          <table:table-cell office:value-type="float" office:value="97926821" calcext:value-type="float">
            <text:p>97926821</text:p>
          </table:table-cell>
        </table:table-row>
        <table:table-row table:style-name="ro1">
          <table:table-cell office:value-type="float" office:value="37064713" calcext:value-type="float">
            <text:p>37064713</text:p>
          </table:table-cell>
          <table:table-cell office:value-type="float" office:value="42374504" calcext:value-type="float">
            <text:p>42374504</text:p>
          </table:table-cell>
        </table:table-row>
        <table:table-row table:style-name="ro1">
          <table:table-cell office:value-type="float" office:value="37064820" calcext:value-type="float">
            <text:p>37064820</text:p>
          </table:table-cell>
          <table:table-cell office:value-type="float" office:value="18403571" calcext:value-type="float">
            <text:p>18403571</text:p>
          </table:table-cell>
        </table:table-row>
        <table:table-row table:style-name="ro1">
          <table:table-cell office:value-type="float" office:value="37064989" calcext:value-type="float">
            <text:p>37064989</text:p>
          </table:table-cell>
          <table:table-cell office:value-type="float" office:value="28368529" calcext:value-type="float">
            <text:p>28368529</text:p>
          </table:table-cell>
        </table:table-row>
        <table:table-row table:style-name="ro1">
          <table:table-cell office:value-type="float" office:value="37065291" calcext:value-type="float">
            <text:p>37065291</text:p>
          </table:table-cell>
          <table:table-cell office:value-type="float" office:value="35442313" calcext:value-type="float">
            <text:p>35442313</text:p>
          </table:table-cell>
        </table:table-row>
        <table:table-row table:style-name="ro1">
          <table:table-cell office:value-type="float" office:value="37065313" calcext:value-type="float">
            <text:p>37065313</text:p>
          </table:table-cell>
          <table:table-cell office:value-type="float" office:value="69127168" calcext:value-type="float">
            <text:p>69127168</text:p>
          </table:table-cell>
        </table:table-row>
        <table:table-row table:style-name="ro1">
          <table:table-cell office:value-type="float" office:value="37065698" calcext:value-type="float">
            <text:p>37065698</text:p>
          </table:table-cell>
          <table:table-cell office:value-type="float" office:value="28529626" calcext:value-type="float">
            <text:p>28529626</text:p>
          </table:table-cell>
        </table:table-row>
        <table:table-row table:style-name="ro1">
          <table:table-cell office:value-type="float" office:value="37066430" calcext:value-type="float">
            <text:p>37066430</text:p>
          </table:table-cell>
          <table:table-cell office:value-type="float" office:value="23661240" calcext:value-type="float">
            <text:p>23661240</text:p>
          </table:table-cell>
        </table:table-row>
        <table:table-row table:style-name="ro1">
          <table:table-cell office:value-type="float" office:value="37066681" calcext:value-type="float">
            <text:p>37066681</text:p>
          </table:table-cell>
          <table:table-cell office:value-type="float" office:value="67859626" calcext:value-type="float">
            <text:p>67859626</text:p>
          </table:table-cell>
        </table:table-row>
        <table:table-row table:style-name="ro1">
          <table:table-cell office:value-type="float" office:value="37066719" calcext:value-type="float">
            <text:p>37066719</text:p>
          </table:table-cell>
          <table:table-cell office:value-type="float" office:value="31146873" calcext:value-type="float">
            <text:p>31146873</text:p>
          </table:table-cell>
        </table:table-row>
        <table:table-row table:style-name="ro1">
          <table:table-cell office:value-type="float" office:value="37066766" calcext:value-type="float">
            <text:p>37066766</text:p>
          </table:table-cell>
          <table:table-cell office:value-type="float" office:value="44781293" calcext:value-type="float">
            <text:p>44781293</text:p>
          </table:table-cell>
        </table:table-row>
        <table:table-row table:style-name="ro1">
          <table:table-cell office:value-type="float" office:value="37067367" calcext:value-type="float">
            <text:p>37067367</text:p>
          </table:table-cell>
          <table:table-cell office:value-type="float" office:value="58776399" calcext:value-type="float">
            <text:p>58776399</text:p>
          </table:table-cell>
        </table:table-row>
        <table:table-row table:style-name="ro1">
          <table:table-cell office:value-type="float" office:value="37067400" calcext:value-type="float">
            <text:p>37067400</text:p>
          </table:table-cell>
          <table:table-cell office:value-type="float" office:value="99419997" calcext:value-type="float">
            <text:p>99419997</text:p>
          </table:table-cell>
        </table:table-row>
        <table:table-row table:style-name="ro1">
          <table:table-cell office:value-type="float" office:value="37067437" calcext:value-type="float">
            <text:p>37067437</text:p>
          </table:table-cell>
          <table:table-cell office:value-type="float" office:value="96092095" calcext:value-type="float">
            <text:p>96092095</text:p>
          </table:table-cell>
        </table:table-row>
        <table:table-row table:style-name="ro1">
          <table:table-cell office:value-type="float" office:value="37067933" calcext:value-type="float">
            <text:p>37067933</text:p>
          </table:table-cell>
          <table:table-cell office:value-type="float" office:value="39743297" calcext:value-type="float">
            <text:p>39743297</text:p>
          </table:table-cell>
        </table:table-row>
        <table:table-row table:style-name="ro1">
          <table:table-cell office:value-type="float" office:value="37068860" calcext:value-type="float">
            <text:p>37068860</text:p>
          </table:table-cell>
          <table:table-cell office:value-type="float" office:value="80487394" calcext:value-type="float">
            <text:p>80487394</text:p>
          </table:table-cell>
        </table:table-row>
        <table:table-row table:style-name="ro1">
          <table:table-cell office:value-type="float" office:value="37068973" calcext:value-type="float">
            <text:p>37068973</text:p>
          </table:table-cell>
          <table:table-cell office:value-type="float" office:value="91665663" calcext:value-type="float">
            <text:p>91665663</text:p>
          </table:table-cell>
        </table:table-row>
        <table:table-row table:style-name="ro1">
          <table:table-cell office:value-type="float" office:value="37069273" calcext:value-type="float">
            <text:p>37069273</text:p>
          </table:table-cell>
          <table:table-cell office:value-type="float" office:value="48599496" calcext:value-type="float">
            <text:p>48599496</text:p>
          </table:table-cell>
        </table:table-row>
        <table:table-row table:style-name="ro1">
          <table:table-cell office:value-type="float" office:value="37069442" calcext:value-type="float">
            <text:p>37069442</text:p>
          </table:table-cell>
          <table:table-cell office:value-type="float" office:value="84396618" calcext:value-type="float">
            <text:p>84396618</text:p>
          </table:table-cell>
        </table:table-row>
        <table:table-row table:style-name="ro1">
          <table:table-cell office:value-type="float" office:value="37070322" calcext:value-type="float">
            <text:p>37070322</text:p>
          </table:table-cell>
          <table:table-cell office:value-type="float" office:value="43623257" calcext:value-type="float">
            <text:p>43623257</text:p>
          </table:table-cell>
        </table:table-row>
        <table:table-row table:style-name="ro1">
          <table:table-cell office:value-type="float" office:value="37070361" calcext:value-type="float">
            <text:p>37070361</text:p>
          </table:table-cell>
          <table:table-cell office:value-type="float" office:value="55665174" calcext:value-type="float">
            <text:p>55665174</text:p>
          </table:table-cell>
        </table:table-row>
        <table:table-row table:style-name="ro1">
          <table:table-cell office:value-type="float" office:value="37071042" calcext:value-type="float">
            <text:p>37071042</text:p>
          </table:table-cell>
          <table:table-cell office:value-type="float" office:value="30135239" calcext:value-type="float">
            <text:p>30135239</text:p>
          </table:table-cell>
        </table:table-row>
        <table:table-row table:style-name="ro1">
          <table:table-cell office:value-type="float" office:value="37071467" calcext:value-type="float">
            <text:p>37071467</text:p>
          </table:table-cell>
          <table:table-cell office:value-type="float" office:value="56264718" calcext:value-type="float">
            <text:p>56264718</text:p>
          </table:table-cell>
        </table:table-row>
        <table:table-row table:style-name="ro1">
          <table:table-cell office:value-type="float" office:value="37071834" calcext:value-type="float">
            <text:p>37071834</text:p>
          </table:table-cell>
          <table:table-cell office:value-type="float" office:value="30096534" calcext:value-type="float">
            <text:p>30096534</text:p>
          </table:table-cell>
        </table:table-row>
        <table:table-row table:style-name="ro1">
          <table:table-cell office:value-type="float" office:value="37072397" calcext:value-type="float">
            <text:p>37072397</text:p>
          </table:table-cell>
          <table:table-cell office:value-type="float" office:value="95652416" calcext:value-type="float">
            <text:p>95652416</text:p>
          </table:table-cell>
        </table:table-row>
        <table:table-row table:style-name="ro1">
          <table:table-cell office:value-type="float" office:value="37072482" calcext:value-type="float">
            <text:p>37072482</text:p>
          </table:table-cell>
          <table:table-cell office:value-type="float" office:value="56352003" calcext:value-type="float">
            <text:p>56352003</text:p>
          </table:table-cell>
        </table:table-row>
        <table:table-row table:style-name="ro1">
          <table:table-cell office:value-type="float" office:value="37072502" calcext:value-type="float">
            <text:p>37072502</text:p>
          </table:table-cell>
          <table:table-cell office:value-type="float" office:value="30232745" calcext:value-type="float">
            <text:p>30232745</text:p>
          </table:table-cell>
        </table:table-row>
        <table:table-row table:style-name="ro1">
          <table:table-cell office:value-type="float" office:value="37072604" calcext:value-type="float">
            <text:p>37072604</text:p>
          </table:table-cell>
          <table:table-cell office:value-type="float" office:value="71492293" calcext:value-type="float">
            <text:p>71492293</text:p>
          </table:table-cell>
        </table:table-row>
        <table:table-row table:style-name="ro1">
          <table:table-cell office:value-type="float" office:value="37072902" calcext:value-type="float">
            <text:p>37072902</text:p>
          </table:table-cell>
          <table:table-cell office:value-type="float" office:value="13114046" calcext:value-type="float">
            <text:p>13114046</text:p>
          </table:table-cell>
        </table:table-row>
        <table:table-row table:style-name="ro1">
          <table:table-cell office:value-type="float" office:value="37072941" calcext:value-type="float">
            <text:p>37072941</text:p>
          </table:table-cell>
          <table:table-cell office:value-type="float" office:value="19504488" calcext:value-type="float">
            <text:p>19504488</text:p>
          </table:table-cell>
        </table:table-row>
        <table:table-row table:style-name="ro1">
          <table:table-cell office:value-type="float" office:value="37073390" calcext:value-type="float">
            <text:p>37073390</text:p>
          </table:table-cell>
          <table:table-cell office:value-type="float" office:value="50239540" calcext:value-type="float">
            <text:p>50239540</text:p>
          </table:table-cell>
        </table:table-row>
        <table:table-row table:style-name="ro1">
          <table:table-cell office:value-type="float" office:value="37073433" calcext:value-type="float">
            <text:p>37073433</text:p>
          </table:table-cell>
          <table:table-cell office:value-type="float" office:value="57600179" calcext:value-type="float">
            <text:p>57600179</text:p>
          </table:table-cell>
        </table:table-row>
        <table:table-row table:style-name="ro1">
          <table:table-cell office:value-type="float" office:value="37074437" calcext:value-type="float">
            <text:p>37074437</text:p>
          </table:table-cell>
          <table:table-cell office:value-type="float" office:value="69080811" calcext:value-type="float">
            <text:p>69080811</text:p>
          </table:table-cell>
        </table:table-row>
        <table:table-row table:style-name="ro1">
          <table:table-cell office:value-type="float" office:value="37074572" calcext:value-type="float">
            <text:p>37074572</text:p>
          </table:table-cell>
          <table:table-cell office:value-type="float" office:value="24150035" calcext:value-type="float">
            <text:p>24150035</text:p>
          </table:table-cell>
        </table:table-row>
        <table:table-row table:style-name="ro1">
          <table:table-cell office:value-type="float" office:value="37075150" calcext:value-type="float">
            <text:p>37075150</text:p>
          </table:table-cell>
          <table:table-cell office:value-type="float" office:value="75794104" calcext:value-type="float">
            <text:p>75794104</text:p>
          </table:table-cell>
        </table:table-row>
        <table:table-row table:style-name="ro1">
          <table:table-cell office:value-type="float" office:value="37075252" calcext:value-type="float">
            <text:p>37075252</text:p>
          </table:table-cell>
          <table:table-cell office:value-type="float" office:value="72226472" calcext:value-type="float">
            <text:p>72226472</text:p>
          </table:table-cell>
        </table:table-row>
        <table:table-row table:style-name="ro1">
          <table:table-cell office:value-type="float" office:value="37075454" calcext:value-type="float">
            <text:p>37075454</text:p>
          </table:table-cell>
          <table:table-cell office:value-type="float" office:value="57661331" calcext:value-type="float">
            <text:p>57661331</text:p>
          </table:table-cell>
        </table:table-row>
        <table:table-row table:style-name="ro1">
          <table:table-cell office:value-type="float" office:value="37075455" calcext:value-type="float">
            <text:p>37075455</text:p>
          </table:table-cell>
          <table:table-cell office:value-type="float" office:value="94097297" calcext:value-type="float">
            <text:p>94097297</text:p>
          </table:table-cell>
        </table:table-row>
        <table:table-row table:style-name="ro1">
          <table:table-cell office:value-type="float" office:value="37075476" calcext:value-type="float">
            <text:p>37075476</text:p>
          </table:table-cell>
          <table:table-cell office:value-type="float" office:value="14582772" calcext:value-type="float">
            <text:p>14582772</text:p>
          </table:table-cell>
        </table:table-row>
        <table:table-row table:style-name="ro1">
          <table:table-cell office:value-type="float" office:value="37075636" calcext:value-type="float">
            <text:p>37075636</text:p>
          </table:table-cell>
          <table:table-cell office:value-type="float" office:value="30640731" calcext:value-type="float">
            <text:p>30640731</text:p>
          </table:table-cell>
        </table:table-row>
        <table:table-row table:style-name="ro1">
          <table:table-cell office:value-type="float" office:value="37075973" calcext:value-type="float">
            <text:p>37075973</text:p>
          </table:table-cell>
          <table:table-cell office:value-type="float" office:value="55702747" calcext:value-type="float">
            <text:p>55702747</text:p>
          </table:table-cell>
        </table:table-row>
        <table:table-row table:style-name="ro1">
          <table:table-cell office:value-type="float" office:value="37076973" calcext:value-type="float">
            <text:p>37076973</text:p>
          </table:table-cell>
          <table:table-cell office:value-type="float" office:value="57364769" calcext:value-type="float">
            <text:p>57364769</text:p>
          </table:table-cell>
        </table:table-row>
        <table:table-row table:style-name="ro1">
          <table:table-cell office:value-type="float" office:value="37077164" calcext:value-type="float">
            <text:p>37077164</text:p>
          </table:table-cell>
          <table:table-cell office:value-type="float" office:value="31310160" calcext:value-type="float">
            <text:p>31310160</text:p>
          </table:table-cell>
        </table:table-row>
        <table:table-row table:style-name="ro1">
          <table:table-cell office:value-type="float" office:value="37077186" calcext:value-type="float">
            <text:p>37077186</text:p>
          </table:table-cell>
          <table:table-cell office:value-type="float" office:value="90091630" calcext:value-type="float">
            <text:p>90091630</text:p>
          </table:table-cell>
        </table:table-row>
        <table:table-row table:style-name="ro1">
          <table:table-cell office:value-type="float" office:value="37077728" calcext:value-type="float">
            <text:p>37077728</text:p>
          </table:table-cell>
          <table:table-cell office:value-type="float" office:value="41870714" calcext:value-type="float">
            <text:p>41870714</text:p>
          </table:table-cell>
        </table:table-row>
        <table:table-row table:style-name="ro1">
          <table:table-cell office:value-type="float" office:value="37078336" calcext:value-type="float">
            <text:p>37078336</text:p>
          </table:table-cell>
          <table:table-cell office:value-type="float" office:value="83772263" calcext:value-type="float">
            <text:p>83772263</text:p>
          </table:table-cell>
        </table:table-row>
        <table:table-row table:style-name="ro1">
          <table:table-cell office:value-type="float" office:value="37078357" calcext:value-type="float">
            <text:p>37078357</text:p>
          </table:table-cell>
          <table:table-cell office:value-type="float" office:value="63356493" calcext:value-type="float">
            <text:p>63356493</text:p>
          </table:table-cell>
        </table:table-row>
        <table:table-row table:style-name="ro1">
          <table:table-cell office:value-type="float" office:value="37078505" calcext:value-type="float">
            <text:p>37078505</text:p>
          </table:table-cell>
          <table:table-cell office:value-type="float" office:value="65969204" calcext:value-type="float">
            <text:p>65969204</text:p>
          </table:table-cell>
        </table:table-row>
        <table:table-row table:style-name="ro1">
          <table:table-cell office:value-type="float" office:value="37078642" calcext:value-type="float">
            <text:p>37078642</text:p>
          </table:table-cell>
          <table:table-cell office:value-type="float" office:value="63412026" calcext:value-type="float">
            <text:p>63412026</text:p>
          </table:table-cell>
        </table:table-row>
        <table:table-row table:style-name="ro1">
          <table:table-cell office:value-type="float" office:value="37078743" calcext:value-type="float">
            <text:p>37078743</text:p>
          </table:table-cell>
          <table:table-cell office:value-type="float" office:value="96712270" calcext:value-type="float">
            <text:p>96712270</text:p>
          </table:table-cell>
        </table:table-row>
        <table:table-row table:style-name="ro1">
          <table:table-cell office:value-type="float" office:value="37078977" calcext:value-type="float">
            <text:p>37078977</text:p>
          </table:table-cell>
          <table:table-cell office:value-type="float" office:value="75835848" calcext:value-type="float">
            <text:p>75835848</text:p>
          </table:table-cell>
        </table:table-row>
        <table:table-row table:style-name="ro1">
          <table:table-cell office:value-type="float" office:value="37079039" calcext:value-type="float">
            <text:p>37079039</text:p>
          </table:table-cell>
          <table:table-cell office:value-type="float" office:value="61395790" calcext:value-type="float">
            <text:p>61395790</text:p>
          </table:table-cell>
        </table:table-row>
        <table:table-row table:style-name="ro1">
          <table:table-cell office:value-type="float" office:value="37079070" calcext:value-type="float">
            <text:p>37079070</text:p>
          </table:table-cell>
          <table:table-cell office:value-type="float" office:value="40396323" calcext:value-type="float">
            <text:p>40396323</text:p>
          </table:table-cell>
        </table:table-row>
        <table:table-row table:style-name="ro1">
          <table:table-cell office:value-type="float" office:value="37079220" calcext:value-type="float">
            <text:p>37079220</text:p>
          </table:table-cell>
          <table:table-cell office:value-type="float" office:value="26634477" calcext:value-type="float">
            <text:p>26634477</text:p>
          </table:table-cell>
        </table:table-row>
        <table:table-row table:style-name="ro1">
          <table:table-cell office:value-type="float" office:value="37079338" calcext:value-type="float">
            <text:p>37079338</text:p>
          </table:table-cell>
          <table:table-cell office:value-type="float" office:value="52204301" calcext:value-type="float">
            <text:p>52204301</text:p>
          </table:table-cell>
        </table:table-row>
        <table:table-row table:style-name="ro1">
          <table:table-cell office:value-type="float" office:value="37079483" calcext:value-type="float">
            <text:p>37079483</text:p>
          </table:table-cell>
          <table:table-cell office:value-type="float" office:value="47295538" calcext:value-type="float">
            <text:p>47295538</text:p>
          </table:table-cell>
        </table:table-row>
        <table:table-row table:style-name="ro1">
          <table:table-cell office:value-type="float" office:value="37079548" calcext:value-type="float">
            <text:p>37079548</text:p>
          </table:table-cell>
          <table:table-cell office:value-type="float" office:value="65328984" calcext:value-type="float">
            <text:p>65328984</text:p>
          </table:table-cell>
        </table:table-row>
        <table:table-row table:style-name="ro1">
          <table:table-cell office:value-type="float" office:value="37079738" calcext:value-type="float">
            <text:p>37079738</text:p>
          </table:table-cell>
          <table:table-cell office:value-type="float" office:value="18825524" calcext:value-type="float">
            <text:p>18825524</text:p>
          </table:table-cell>
        </table:table-row>
        <table:table-row table:style-name="ro1">
          <table:table-cell office:value-type="float" office:value="37080039" calcext:value-type="float">
            <text:p>37080039</text:p>
          </table:table-cell>
          <table:table-cell office:value-type="float" office:value="41693898" calcext:value-type="float">
            <text:p>41693898</text:p>
          </table:table-cell>
        </table:table-row>
        <table:table-row table:style-name="ro1">
          <table:table-cell office:value-type="float" office:value="37080085" calcext:value-type="float">
            <text:p>37080085</text:p>
          </table:table-cell>
          <table:table-cell office:value-type="float" office:value="43322430" calcext:value-type="float">
            <text:p>43322430</text:p>
          </table:table-cell>
        </table:table-row>
        <table:table-row table:style-name="ro1">
          <table:table-cell office:value-type="float" office:value="37080135" calcext:value-type="float">
            <text:p>37080135</text:p>
          </table:table-cell>
          <table:table-cell office:value-type="float" office:value="80685615" calcext:value-type="float">
            <text:p>80685615</text:p>
          </table:table-cell>
        </table:table-row>
        <table:table-row table:style-name="ro1">
          <table:table-cell office:value-type="float" office:value="37080328" calcext:value-type="float">
            <text:p>37080328</text:p>
          </table:table-cell>
          <table:table-cell office:value-type="float" office:value="62177427" calcext:value-type="float">
            <text:p>62177427</text:p>
          </table:table-cell>
        </table:table-row>
        <table:table-row table:style-name="ro1">
          <table:table-cell office:value-type="float" office:value="37080536" calcext:value-type="float">
            <text:p>37080536</text:p>
          </table:table-cell>
          <table:table-cell office:value-type="float" office:value="11537869" calcext:value-type="float">
            <text:p>11537869</text:p>
          </table:table-cell>
        </table:table-row>
        <table:table-row table:style-name="ro1">
          <table:table-cell office:value-type="float" office:value="37080605" calcext:value-type="float">
            <text:p>37080605</text:p>
          </table:table-cell>
          <table:table-cell office:value-type="float" office:value="87419311" calcext:value-type="float">
            <text:p>87419311</text:p>
          </table:table-cell>
        </table:table-row>
        <table:table-row table:style-name="ro1">
          <table:table-cell office:value-type="float" office:value="37080756" calcext:value-type="float">
            <text:p>37080756</text:p>
          </table:table-cell>
          <table:table-cell office:value-type="float" office:value="18139168" calcext:value-type="float">
            <text:p>18139168</text:p>
          </table:table-cell>
        </table:table-row>
        <table:table-row table:style-name="ro1">
          <table:table-cell office:value-type="float" office:value="37080843" calcext:value-type="float">
            <text:p>37080843</text:p>
          </table:table-cell>
          <table:table-cell office:value-type="float" office:value="88811922" calcext:value-type="float">
            <text:p>88811922</text:p>
          </table:table-cell>
        </table:table-row>
        <table:table-row table:style-name="ro1">
          <table:table-cell office:value-type="float" office:value="37080844" calcext:value-type="float">
            <text:p>37080844</text:p>
          </table:table-cell>
          <table:table-cell office:value-type="float" office:value="20204414" calcext:value-type="float">
            <text:p>20204414</text:p>
          </table:table-cell>
        </table:table-row>
        <table:table-row table:style-name="ro1">
          <table:table-cell office:value-type="float" office:value="37080845" calcext:value-type="float">
            <text:p>37080845</text:p>
          </table:table-cell>
          <table:table-cell office:value-type="float" office:value="63235579" calcext:value-type="float">
            <text:p>63235579</text:p>
          </table:table-cell>
        </table:table-row>
        <table:table-row table:style-name="ro1">
          <table:table-cell office:value-type="float" office:value="37080930" calcext:value-type="float">
            <text:p>37080930</text:p>
          </table:table-cell>
          <table:table-cell office:value-type="float" office:value="31033920" calcext:value-type="float">
            <text:p>31033920</text:p>
          </table:table-cell>
        </table:table-row>
        <table:table-row table:style-name="ro1">
          <table:table-cell office:value-type="float" office:value="37081399" calcext:value-type="float">
            <text:p>37081399</text:p>
          </table:table-cell>
          <table:table-cell office:value-type="float" office:value="86664284" calcext:value-type="float">
            <text:p>86664284</text:p>
          </table:table-cell>
        </table:table-row>
        <table:table-row table:style-name="ro1">
          <table:table-cell office:value-type="float" office:value="37081415" calcext:value-type="float">
            <text:p>37081415</text:p>
          </table:table-cell>
          <table:table-cell office:value-type="float" office:value="97670863" calcext:value-type="float">
            <text:p>97670863</text:p>
          </table:table-cell>
        </table:table-row>
        <table:table-row table:style-name="ro1">
          <table:table-cell office:value-type="float" office:value="37081721" calcext:value-type="float">
            <text:p>37081721</text:p>
          </table:table-cell>
          <table:table-cell office:value-type="float" office:value="80148650" calcext:value-type="float">
            <text:p>80148650</text:p>
          </table:table-cell>
        </table:table-row>
        <table:table-row table:style-name="ro1">
          <table:table-cell office:value-type="float" office:value="37082272" calcext:value-type="float">
            <text:p>37082272</text:p>
          </table:table-cell>
          <table:table-cell office:value-type="float" office:value="26006350" calcext:value-type="float">
            <text:p>26006350</text:p>
          </table:table-cell>
        </table:table-row>
        <table:table-row table:style-name="ro1">
          <table:table-cell office:value-type="float" office:value="37082674" calcext:value-type="float">
            <text:p>37082674</text:p>
          </table:table-cell>
          <table:table-cell office:value-type="float" office:value="28429055" calcext:value-type="float">
            <text:p>28429055</text:p>
          </table:table-cell>
        </table:table-row>
        <table:table-row table:style-name="ro1">
          <table:table-cell office:value-type="float" office:value="37083283" calcext:value-type="float">
            <text:p>37083283</text:p>
          </table:table-cell>
          <table:table-cell office:value-type="float" office:value="60146980" calcext:value-type="float">
            <text:p>60146980</text:p>
          </table:table-cell>
        </table:table-row>
        <table:table-row table:style-name="ro1">
          <table:table-cell office:value-type="float" office:value="37083393" calcext:value-type="float">
            <text:p>37083393</text:p>
          </table:table-cell>
          <table:table-cell office:value-type="float" office:value="40214514" calcext:value-type="float">
            <text:p>40214514</text:p>
          </table:table-cell>
        </table:table-row>
        <table:table-row table:style-name="ro1">
          <table:table-cell office:value-type="float" office:value="37083959" calcext:value-type="float">
            <text:p>37083959</text:p>
          </table:table-cell>
          <table:table-cell office:value-type="float" office:value="10560988" calcext:value-type="float">
            <text:p>10560988</text:p>
          </table:table-cell>
        </table:table-row>
        <table:table-row table:style-name="ro1">
          <table:table-cell office:value-type="float" office:value="37083968" calcext:value-type="float">
            <text:p>37083968</text:p>
          </table:table-cell>
          <table:table-cell office:value-type="float" office:value="10631389" calcext:value-type="float">
            <text:p>10631389</text:p>
          </table:table-cell>
        </table:table-row>
        <table:table-row table:style-name="ro1">
          <table:table-cell office:value-type="float" office:value="37083993" calcext:value-type="float">
            <text:p>37083993</text:p>
          </table:table-cell>
          <table:table-cell office:value-type="float" office:value="49595575" calcext:value-type="float">
            <text:p>49595575</text:p>
          </table:table-cell>
        </table:table-row>
        <table:table-row table:style-name="ro1">
          <table:table-cell office:value-type="float" office:value="37084366" calcext:value-type="float">
            <text:p>37084366</text:p>
          </table:table-cell>
          <table:table-cell office:value-type="float" office:value="20015171" calcext:value-type="float">
            <text:p>20015171</text:p>
          </table:table-cell>
        </table:table-row>
        <table:table-row table:style-name="ro1">
          <table:table-cell office:value-type="float" office:value="37084748" calcext:value-type="float">
            <text:p>37084748</text:p>
          </table:table-cell>
          <table:table-cell office:value-type="float" office:value="80880190" calcext:value-type="float">
            <text:p>80880190</text:p>
          </table:table-cell>
        </table:table-row>
        <table:table-row table:style-name="ro1">
          <table:table-cell office:value-type="float" office:value="37084803" calcext:value-type="float">
            <text:p>37084803</text:p>
          </table:table-cell>
          <table:table-cell office:value-type="float" office:value="26011594" calcext:value-type="float">
            <text:p>26011594</text:p>
          </table:table-cell>
        </table:table-row>
        <table:table-row table:style-name="ro1">
          <table:table-cell office:value-type="float" office:value="37084816" calcext:value-type="float">
            <text:p>37084816</text:p>
          </table:table-cell>
          <table:table-cell office:value-type="float" office:value="82900640" calcext:value-type="float">
            <text:p>82900640</text:p>
          </table:table-cell>
        </table:table-row>
        <table:table-row table:style-name="ro1">
          <table:table-cell office:value-type="float" office:value="37085063" calcext:value-type="float">
            <text:p>37085063</text:p>
          </table:table-cell>
          <table:table-cell office:value-type="float" office:value="73075886" calcext:value-type="float">
            <text:p>73075886</text:p>
          </table:table-cell>
        </table:table-row>
        <table:table-row table:style-name="ro1">
          <table:table-cell office:value-type="float" office:value="37085181" calcext:value-type="float">
            <text:p>37085181</text:p>
          </table:table-cell>
          <table:table-cell office:value-type="float" office:value="88179849" calcext:value-type="float">
            <text:p>88179849</text:p>
          </table:table-cell>
        </table:table-row>
        <table:table-row table:style-name="ro1">
          <table:table-cell office:value-type="float" office:value="37085736" calcext:value-type="float">
            <text:p>37085736</text:p>
          </table:table-cell>
          <table:table-cell office:value-type="float" office:value="40896740" calcext:value-type="float">
            <text:p>40896740</text:p>
          </table:table-cell>
        </table:table-row>
        <table:table-row table:style-name="ro1">
          <table:table-cell office:value-type="float" office:value="37086064" calcext:value-type="float">
            <text:p>37086064</text:p>
          </table:table-cell>
          <table:table-cell office:value-type="float" office:value="51597562" calcext:value-type="float">
            <text:p>51597562</text:p>
          </table:table-cell>
        </table:table-row>
        <table:table-row table:style-name="ro1">
          <table:table-cell office:value-type="float" office:value="37086198" calcext:value-type="float">
            <text:p>37086198</text:p>
          </table:table-cell>
          <table:table-cell office:value-type="float" office:value="90292751" calcext:value-type="float">
            <text:p>90292751</text:p>
          </table:table-cell>
        </table:table-row>
        <table:table-row table:style-name="ro1">
          <table:table-cell office:value-type="float" office:value="37086252" calcext:value-type="float">
            <text:p>37086252</text:p>
          </table:table-cell>
          <table:table-cell office:value-type="float" office:value="92518862" calcext:value-type="float">
            <text:p>92518862</text:p>
          </table:table-cell>
        </table:table-row>
        <table:table-row table:style-name="ro1">
          <table:table-cell office:value-type="float" office:value="37086852" calcext:value-type="float">
            <text:p>37086852</text:p>
          </table:table-cell>
          <table:table-cell office:value-type="float" office:value="16782078" calcext:value-type="float">
            <text:p>16782078</text:p>
          </table:table-cell>
        </table:table-row>
        <table:table-row table:style-name="ro1">
          <table:table-cell office:value-type="float" office:value="37087101" calcext:value-type="float">
            <text:p>37087101</text:p>
          </table:table-cell>
          <table:table-cell office:value-type="float" office:value="80707033" calcext:value-type="float">
            <text:p>80707033</text:p>
          </table:table-cell>
        </table:table-row>
        <table:table-row table:style-name="ro1">
          <table:table-cell office:value-type="float" office:value="37087108" calcext:value-type="float">
            <text:p>37087108</text:p>
          </table:table-cell>
          <table:table-cell office:value-type="float" office:value="61641094" calcext:value-type="float">
            <text:p>61641094</text:p>
          </table:table-cell>
        </table:table-row>
        <table:table-row table:style-name="ro1">
          <table:table-cell office:value-type="float" office:value="37087264" calcext:value-type="float">
            <text:p>37087264</text:p>
          </table:table-cell>
          <table:table-cell office:value-type="float" office:value="40128298" calcext:value-type="float">
            <text:p>40128298</text:p>
          </table:table-cell>
        </table:table-row>
        <table:table-row table:style-name="ro1">
          <table:table-cell office:value-type="float" office:value="37087297" calcext:value-type="float">
            <text:p>37087297</text:p>
          </table:table-cell>
          <table:table-cell office:value-type="float" office:value="71956283" calcext:value-type="float">
            <text:p>71956283</text:p>
          </table:table-cell>
        </table:table-row>
        <table:table-row table:style-name="ro1">
          <table:table-cell office:value-type="float" office:value="37087795" calcext:value-type="float">
            <text:p>37087795</text:p>
          </table:table-cell>
          <table:table-cell office:value-type="float" office:value="64403619" calcext:value-type="float">
            <text:p>64403619</text:p>
          </table:table-cell>
        </table:table-row>
        <table:table-row table:style-name="ro1">
          <table:table-cell office:value-type="float" office:value="37088652" calcext:value-type="float">
            <text:p>37088652</text:p>
          </table:table-cell>
          <table:table-cell office:value-type="float" office:value="82327940" calcext:value-type="float">
            <text:p>82327940</text:p>
          </table:table-cell>
        </table:table-row>
        <table:table-row table:style-name="ro1">
          <table:table-cell office:value-type="float" office:value="37088801" calcext:value-type="float">
            <text:p>37088801</text:p>
          </table:table-cell>
          <table:table-cell office:value-type="float" office:value="44046971" calcext:value-type="float">
            <text:p>44046971</text:p>
          </table:table-cell>
        </table:table-row>
        <table:table-row table:style-name="ro1">
          <table:table-cell office:value-type="float" office:value="37088823" calcext:value-type="float">
            <text:p>37088823</text:p>
          </table:table-cell>
          <table:table-cell office:value-type="float" office:value="64678430" calcext:value-type="float">
            <text:p>64678430</text:p>
          </table:table-cell>
        </table:table-row>
        <table:table-row table:style-name="ro1">
          <table:table-cell office:value-type="float" office:value="37089192" calcext:value-type="float">
            <text:p>37089192</text:p>
          </table:table-cell>
          <table:table-cell office:value-type="float" office:value="57002014" calcext:value-type="float">
            <text:p>57002014</text:p>
          </table:table-cell>
        </table:table-row>
        <table:table-row table:style-name="ro1">
          <table:table-cell office:value-type="float" office:value="37089390" calcext:value-type="float">
            <text:p>37089390</text:p>
          </table:table-cell>
          <table:table-cell office:value-type="float" office:value="80506688" calcext:value-type="float">
            <text:p>80506688</text:p>
          </table:table-cell>
        </table:table-row>
        <table:table-row table:style-name="ro1">
          <table:table-cell office:value-type="float" office:value="37089440" calcext:value-type="float">
            <text:p>37089440</text:p>
          </table:table-cell>
          <table:table-cell office:value-type="float" office:value="48133303" calcext:value-type="float">
            <text:p>48133303</text:p>
          </table:table-cell>
        </table:table-row>
        <table:table-row table:style-name="ro1">
          <table:table-cell office:value-type="float" office:value="37089845" calcext:value-type="float">
            <text:p>37089845</text:p>
          </table:table-cell>
          <table:table-cell office:value-type="float" office:value="84150860" calcext:value-type="float">
            <text:p>84150860</text:p>
          </table:table-cell>
        </table:table-row>
        <table:table-row table:style-name="ro1">
          <table:table-cell office:value-type="float" office:value="37089990" calcext:value-type="float">
            <text:p>37089990</text:p>
          </table:table-cell>
          <table:table-cell office:value-type="float" office:value="20058369" calcext:value-type="float">
            <text:p>20058369</text:p>
          </table:table-cell>
        </table:table-row>
        <table:table-row table:style-name="ro1">
          <table:table-cell office:value-type="float" office:value="37090732" calcext:value-type="float">
            <text:p>37090732</text:p>
          </table:table-cell>
          <table:table-cell office:value-type="float" office:value="71689841" calcext:value-type="float">
            <text:p>71689841</text:p>
          </table:table-cell>
        </table:table-row>
        <table:table-row table:style-name="ro1">
          <table:table-cell office:value-type="float" office:value="37090800" calcext:value-type="float">
            <text:p>37090800</text:p>
          </table:table-cell>
          <table:table-cell office:value-type="float" office:value="41369046" calcext:value-type="float">
            <text:p>41369046</text:p>
          </table:table-cell>
        </table:table-row>
        <table:table-row table:style-name="ro1">
          <table:table-cell office:value-type="float" office:value="37092797" calcext:value-type="float">
            <text:p>37092797</text:p>
          </table:table-cell>
          <table:table-cell office:value-type="float" office:value="19331019" calcext:value-type="float">
            <text:p>19331019</text:p>
          </table:table-cell>
        </table:table-row>
        <table:table-row table:style-name="ro1">
          <table:table-cell office:value-type="float" office:value="37093166" calcext:value-type="float">
            <text:p>37093166</text:p>
          </table:table-cell>
          <table:table-cell office:value-type="float" office:value="90261072" calcext:value-type="float">
            <text:p>90261072</text:p>
          </table:table-cell>
        </table:table-row>
        <table:table-row table:style-name="ro1">
          <table:table-cell office:value-type="float" office:value="37093219" calcext:value-type="float">
            <text:p>37093219</text:p>
          </table:table-cell>
          <table:table-cell office:value-type="float" office:value="67075667" calcext:value-type="float">
            <text:p>67075667</text:p>
          </table:table-cell>
        </table:table-row>
        <table:table-row table:style-name="ro1">
          <table:table-cell office:value-type="float" office:value="37095296" calcext:value-type="float">
            <text:p>37095296</text:p>
          </table:table-cell>
          <table:table-cell office:value-type="float" office:value="92778678" calcext:value-type="float">
            <text:p>92778678</text:p>
          </table:table-cell>
        </table:table-row>
        <table:table-row table:style-name="ro1">
          <table:table-cell office:value-type="float" office:value="37095735" calcext:value-type="float">
            <text:p>37095735</text:p>
          </table:table-cell>
          <table:table-cell office:value-type="float" office:value="48486578" calcext:value-type="float">
            <text:p>48486578</text:p>
          </table:table-cell>
        </table:table-row>
        <table:table-row table:style-name="ro1">
          <table:table-cell office:value-type="float" office:value="37095854" calcext:value-type="float">
            <text:p>37095854</text:p>
          </table:table-cell>
          <table:table-cell office:value-type="float" office:value="58224835" calcext:value-type="float">
            <text:p>58224835</text:p>
          </table:table-cell>
        </table:table-row>
        <table:table-row table:style-name="ro1">
          <table:table-cell office:value-type="float" office:value="37095914" calcext:value-type="float">
            <text:p>37095914</text:p>
          </table:table-cell>
          <table:table-cell office:value-type="float" office:value="69147244" calcext:value-type="float">
            <text:p>69147244</text:p>
          </table:table-cell>
        </table:table-row>
        <table:table-row table:style-name="ro1">
          <table:table-cell office:value-type="float" office:value="37095978" calcext:value-type="float">
            <text:p>37095978</text:p>
          </table:table-cell>
          <table:table-cell office:value-type="float" office:value="47258949" calcext:value-type="float">
            <text:p>47258949</text:p>
          </table:table-cell>
        </table:table-row>
        <table:table-row table:style-name="ro1">
          <table:table-cell office:value-type="float" office:value="37096185" calcext:value-type="float">
            <text:p>37096185</text:p>
          </table:table-cell>
          <table:table-cell office:value-type="float" office:value="64322052" calcext:value-type="float">
            <text:p>64322052</text:p>
          </table:table-cell>
        </table:table-row>
        <table:table-row table:style-name="ro1">
          <table:table-cell office:value-type="float" office:value="37096532" calcext:value-type="float">
            <text:p>37096532</text:p>
          </table:table-cell>
          <table:table-cell office:value-type="float" office:value="25303846" calcext:value-type="float">
            <text:p>25303846</text:p>
          </table:table-cell>
        </table:table-row>
        <table:table-row table:style-name="ro1">
          <table:table-cell office:value-type="float" office:value="37096637" calcext:value-type="float">
            <text:p>37096637</text:p>
          </table:table-cell>
          <table:table-cell office:value-type="float" office:value="18107430" calcext:value-type="float">
            <text:p>18107430</text:p>
          </table:table-cell>
        </table:table-row>
        <table:table-row table:style-name="ro1">
          <table:table-cell office:value-type="float" office:value="37096658" calcext:value-type="float">
            <text:p>37096658</text:p>
          </table:table-cell>
          <table:table-cell office:value-type="float" office:value="49146292" calcext:value-type="float">
            <text:p>49146292</text:p>
          </table:table-cell>
        </table:table-row>
        <table:table-row table:style-name="ro1">
          <table:table-cell office:value-type="float" office:value="37096858" calcext:value-type="float">
            <text:p>37096858</text:p>
          </table:table-cell>
          <table:table-cell office:value-type="float" office:value="20491433" calcext:value-type="float">
            <text:p>20491433</text:p>
          </table:table-cell>
        </table:table-row>
        <table:table-row table:style-name="ro1">
          <table:table-cell office:value-type="float" office:value="37096903" calcext:value-type="float">
            <text:p>37096903</text:p>
          </table:table-cell>
          <table:table-cell office:value-type="float" office:value="94104242" calcext:value-type="float">
            <text:p>94104242</text:p>
          </table:table-cell>
        </table:table-row>
        <table:table-row table:style-name="ro1">
          <table:table-cell office:value-type="float" office:value="37097013" calcext:value-type="float">
            <text:p>37097013</text:p>
          </table:table-cell>
          <table:table-cell office:value-type="float" office:value="76980865" calcext:value-type="float">
            <text:p>76980865</text:p>
          </table:table-cell>
        </table:table-row>
        <table:table-row table:style-name="ro1">
          <table:table-cell office:value-type="float" office:value="37098544" calcext:value-type="float">
            <text:p>37098544</text:p>
          </table:table-cell>
          <table:table-cell office:value-type="float" office:value="13445487" calcext:value-type="float">
            <text:p>13445487</text:p>
          </table:table-cell>
        </table:table-row>
        <table:table-row table:style-name="ro1">
          <table:table-cell office:value-type="float" office:value="37098913" calcext:value-type="float">
            <text:p>37098913</text:p>
          </table:table-cell>
          <table:table-cell office:value-type="float" office:value="15360140" calcext:value-type="float">
            <text:p>15360140</text:p>
          </table:table-cell>
        </table:table-row>
        <table:table-row table:style-name="ro1">
          <table:table-cell office:value-type="float" office:value="37099082" calcext:value-type="float">
            <text:p>37099082</text:p>
          </table:table-cell>
          <table:table-cell office:value-type="float" office:value="28503072" calcext:value-type="float">
            <text:p>28503072</text:p>
          </table:table-cell>
        </table:table-row>
        <table:table-row table:style-name="ro1">
          <table:table-cell office:value-type="float" office:value="37099494" calcext:value-type="float">
            <text:p>37099494</text:p>
          </table:table-cell>
          <table:table-cell office:value-type="float" office:value="21544225" calcext:value-type="float">
            <text:p>21544225</text:p>
          </table:table-cell>
        </table:table-row>
        <table:table-row table:style-name="ro1">
          <table:table-cell office:value-type="float" office:value="37099519" calcext:value-type="float">
            <text:p>37099519</text:p>
          </table:table-cell>
          <table:table-cell office:value-type="float" office:value="84301175" calcext:value-type="float">
            <text:p>84301175</text:p>
          </table:table-cell>
        </table:table-row>
        <table:table-row table:style-name="ro1">
          <table:table-cell office:value-type="float" office:value="37099535" calcext:value-type="float">
            <text:p>37099535</text:p>
          </table:table-cell>
          <table:table-cell office:value-type="float" office:value="47991019" calcext:value-type="float">
            <text:p>47991019</text:p>
          </table:table-cell>
        </table:table-row>
        <table:table-row table:style-name="ro1">
          <table:table-cell office:value-type="float" office:value="37099599" calcext:value-type="float">
            <text:p>37099599</text:p>
          </table:table-cell>
          <table:table-cell office:value-type="float" office:value="10670417" calcext:value-type="float">
            <text:p>10670417</text:p>
          </table:table-cell>
        </table:table-row>
        <table:table-row table:style-name="ro1">
          <table:table-cell office:value-type="float" office:value="37099777" calcext:value-type="float">
            <text:p>37099777</text:p>
          </table:table-cell>
          <table:table-cell office:value-type="float" office:value="23638459" calcext:value-type="float">
            <text:p>23638459</text:p>
          </table:table-cell>
        </table:table-row>
        <table:table-row table:style-name="ro1">
          <table:table-cell office:value-type="float" office:value="37099791" calcext:value-type="float">
            <text:p>37099791</text:p>
          </table:table-cell>
          <table:table-cell office:value-type="float" office:value="66514565" calcext:value-type="float">
            <text:p>66514565</text:p>
          </table:table-cell>
        </table:table-row>
        <table:table-row table:style-name="ro1">
          <table:table-cell office:value-type="float" office:value="37099803" calcext:value-type="float">
            <text:p>37099803</text:p>
          </table:table-cell>
          <table:table-cell office:value-type="float" office:value="19502832" calcext:value-type="float">
            <text:p>19502832</text:p>
          </table:table-cell>
        </table:table-row>
        <table:table-row table:style-name="ro1">
          <table:table-cell office:value-type="float" office:value="37101546" calcext:value-type="float">
            <text:p>37101546</text:p>
          </table:table-cell>
          <table:table-cell office:value-type="float" office:value="25843249" calcext:value-type="float">
            <text:p>25843249</text:p>
          </table:table-cell>
        </table:table-row>
        <table:table-row table:style-name="ro1">
          <table:table-cell office:value-type="float" office:value="37101563" calcext:value-type="float">
            <text:p>37101563</text:p>
          </table:table-cell>
          <table:table-cell office:value-type="float" office:value="12871901" calcext:value-type="float">
            <text:p>12871901</text:p>
          </table:table-cell>
        </table:table-row>
        <table:table-row table:style-name="ro1">
          <table:table-cell office:value-type="float" office:value="37102510" calcext:value-type="float">
            <text:p>37102510</text:p>
          </table:table-cell>
          <table:table-cell office:value-type="float" office:value="78690788" calcext:value-type="float">
            <text:p>78690788</text:p>
          </table:table-cell>
        </table:table-row>
        <table:table-row table:style-name="ro1">
          <table:table-cell office:value-type="float" office:value="37102511" calcext:value-type="float">
            <text:p>37102511</text:p>
          </table:table-cell>
          <table:table-cell office:value-type="float" office:value="80186101" calcext:value-type="float">
            <text:p>80186101</text:p>
          </table:table-cell>
        </table:table-row>
        <table:table-row table:style-name="ro1">
          <table:table-cell office:value-type="float" office:value="37102769" calcext:value-type="float">
            <text:p>37102769</text:p>
          </table:table-cell>
          <table:table-cell office:value-type="float" office:value="80414068" calcext:value-type="float">
            <text:p>80414068</text:p>
          </table:table-cell>
        </table:table-row>
        <table:table-row table:style-name="ro1">
          <table:table-cell office:value-type="float" office:value="37102816" calcext:value-type="float">
            <text:p>37102816</text:p>
          </table:table-cell>
          <table:table-cell office:value-type="float" office:value="62240656" calcext:value-type="float">
            <text:p>62240656</text:p>
          </table:table-cell>
        </table:table-row>
        <table:table-row table:style-name="ro1">
          <table:table-cell office:value-type="float" office:value="37105128" calcext:value-type="float">
            <text:p>37105128</text:p>
          </table:table-cell>
          <table:table-cell office:value-type="float" office:value="65948174" calcext:value-type="float">
            <text:p>65948174</text:p>
          </table:table-cell>
        </table:table-row>
        <table:table-row table:style-name="ro1">
          <table:table-cell office:value-type="float" office:value="37105392" calcext:value-type="float">
            <text:p>37105392</text:p>
          </table:table-cell>
          <table:table-cell office:value-type="float" office:value="19059941" calcext:value-type="float">
            <text:p>19059941</text:p>
          </table:table-cell>
        </table:table-row>
        <table:table-row table:style-name="ro1">
          <table:table-cell office:value-type="float" office:value="37105686" calcext:value-type="float">
            <text:p>37105686</text:p>
          </table:table-cell>
          <table:table-cell office:value-type="float" office:value="25274359" calcext:value-type="float">
            <text:p>25274359</text:p>
          </table:table-cell>
        </table:table-row>
        <table:table-row table:style-name="ro1">
          <table:table-cell office:value-type="float" office:value="37105773" calcext:value-type="float">
            <text:p>37105773</text:p>
          </table:table-cell>
          <table:table-cell office:value-type="float" office:value="67772774" calcext:value-type="float">
            <text:p>67772774</text:p>
          </table:table-cell>
        </table:table-row>
        <table:table-row table:style-name="ro1">
          <table:table-cell office:value-type="float" office:value="37105806" calcext:value-type="float">
            <text:p>37105806</text:p>
          </table:table-cell>
          <table:table-cell office:value-type="float" office:value="56028805" calcext:value-type="float">
            <text:p>56028805</text:p>
          </table:table-cell>
        </table:table-row>
        <table:table-row table:style-name="ro1">
          <table:table-cell office:value-type="float" office:value="37105853" calcext:value-type="float">
            <text:p>37105853</text:p>
          </table:table-cell>
          <table:table-cell office:value-type="float" office:value="87914882" calcext:value-type="float">
            <text:p>87914882</text:p>
          </table:table-cell>
        </table:table-row>
        <table:table-row table:style-name="ro1">
          <table:table-cell office:value-type="float" office:value="37105960" calcext:value-type="float">
            <text:p>37105960</text:p>
          </table:table-cell>
          <table:table-cell office:value-type="float" office:value="74292263" calcext:value-type="float">
            <text:p>74292263</text:p>
          </table:table-cell>
        </table:table-row>
        <table:table-row table:style-name="ro1">
          <table:table-cell office:value-type="float" office:value="37105962" calcext:value-type="float">
            <text:p>37105962</text:p>
          </table:table-cell>
          <table:table-cell office:value-type="float" office:value="30945310" calcext:value-type="float">
            <text:p>30945310</text:p>
          </table:table-cell>
        </table:table-row>
        <table:table-row table:style-name="ro1">
          <table:table-cell office:value-type="float" office:value="37106077" calcext:value-type="float">
            <text:p>37106077</text:p>
          </table:table-cell>
          <table:table-cell office:value-type="float" office:value="35120528" calcext:value-type="float">
            <text:p>35120528</text:p>
          </table:table-cell>
        </table:table-row>
        <table:table-row table:style-name="ro1">
          <table:table-cell office:value-type="float" office:value="37106095" calcext:value-type="float">
            <text:p>37106095</text:p>
          </table:table-cell>
          <table:table-cell office:value-type="float" office:value="46310465" calcext:value-type="float">
            <text:p>46310465</text:p>
          </table:table-cell>
        </table:table-row>
        <table:table-row table:style-name="ro1">
          <table:table-cell office:value-type="float" office:value="37106141" calcext:value-type="float">
            <text:p>37106141</text:p>
          </table:table-cell>
          <table:table-cell office:value-type="float" office:value="17305939" calcext:value-type="float">
            <text:p>17305939</text:p>
          </table:table-cell>
        </table:table-row>
        <table:table-row table:style-name="ro1">
          <table:table-cell office:value-type="float" office:value="37106342" calcext:value-type="float">
            <text:p>37106342</text:p>
          </table:table-cell>
          <table:table-cell office:value-type="float" office:value="85328410" calcext:value-type="float">
            <text:p>85328410</text:p>
          </table:table-cell>
        </table:table-row>
        <table:table-row table:style-name="ro1">
          <table:table-cell office:value-type="float" office:value="37106489" calcext:value-type="float">
            <text:p>37106489</text:p>
          </table:table-cell>
          <table:table-cell office:value-type="float" office:value="28733692" calcext:value-type="float">
            <text:p>28733692</text:p>
          </table:table-cell>
        </table:table-row>
        <table:table-row table:style-name="ro1">
          <table:table-cell office:value-type="float" office:value="37106522" calcext:value-type="float">
            <text:p>37106522</text:p>
          </table:table-cell>
          <table:table-cell office:value-type="float" office:value="87482783" calcext:value-type="float">
            <text:p>87482783</text:p>
          </table:table-cell>
        </table:table-row>
        <table:table-row table:style-name="ro1">
          <table:table-cell office:value-type="float" office:value="37106804" calcext:value-type="float">
            <text:p>37106804</text:p>
          </table:table-cell>
          <table:table-cell office:value-type="float" office:value="38078420" calcext:value-type="float">
            <text:p>38078420</text:p>
          </table:table-cell>
        </table:table-row>
        <table:table-row table:style-name="ro1">
          <table:table-cell office:value-type="float" office:value="37106957" calcext:value-type="float">
            <text:p>37106957</text:p>
          </table:table-cell>
          <table:table-cell office:value-type="float" office:value="45678187" calcext:value-type="float">
            <text:p>45678187</text:p>
          </table:table-cell>
        </table:table-row>
        <table:table-row table:style-name="ro1">
          <table:table-cell office:value-type="float" office:value="37107074" calcext:value-type="float">
            <text:p>37107074</text:p>
          </table:table-cell>
          <table:table-cell office:value-type="float" office:value="18571677" calcext:value-type="float">
            <text:p>18571677</text:p>
          </table:table-cell>
        </table:table-row>
        <table:table-row table:style-name="ro1">
          <table:table-cell office:value-type="float" office:value="37108555" calcext:value-type="float">
            <text:p>37108555</text:p>
          </table:table-cell>
          <table:table-cell office:value-type="float" office:value="17665911" calcext:value-type="float">
            <text:p>17665911</text:p>
          </table:table-cell>
        </table:table-row>
        <table:table-row table:style-name="ro1">
          <table:table-cell office:value-type="float" office:value="37108556" calcext:value-type="float">
            <text:p>37108556</text:p>
          </table:table-cell>
          <table:table-cell office:value-type="float" office:value="60286820" calcext:value-type="float">
            <text:p>60286820</text:p>
          </table:table-cell>
        </table:table-row>
        <table:table-row table:style-name="ro1">
          <table:table-cell office:value-type="float" office:value="37108811" calcext:value-type="float">
            <text:p>37108811</text:p>
          </table:table-cell>
          <table:table-cell office:value-type="float" office:value="78530171" calcext:value-type="float">
            <text:p>78530171</text:p>
          </table:table-cell>
        </table:table-row>
        <table:table-row table:style-name="ro1">
          <table:table-cell office:value-type="float" office:value="37108829" calcext:value-type="float">
            <text:p>37108829</text:p>
          </table:table-cell>
          <table:table-cell office:value-type="float" office:value="28492421" calcext:value-type="float">
            <text:p>28492421</text:p>
          </table:table-cell>
        </table:table-row>
        <table:table-row table:style-name="ro1">
          <table:table-cell office:value-type="float" office:value="37108925" calcext:value-type="float">
            <text:p>37108925</text:p>
          </table:table-cell>
          <table:table-cell office:value-type="float" office:value="52942527" calcext:value-type="float">
            <text:p>52942527</text:p>
          </table:table-cell>
        </table:table-row>
        <table:table-row table:style-name="ro1">
          <table:table-cell office:value-type="float" office:value="37108972" calcext:value-type="float">
            <text:p>37108972</text:p>
          </table:table-cell>
          <table:table-cell office:value-type="float" office:value="68808133" calcext:value-type="float">
            <text:p>68808133</text:p>
          </table:table-cell>
        </table:table-row>
        <table:table-row table:style-name="ro1">
          <table:table-cell office:value-type="float" office:value="37109181" calcext:value-type="float">
            <text:p>37109181</text:p>
          </table:table-cell>
          <table:table-cell office:value-type="float" office:value="78237789" calcext:value-type="float">
            <text:p>78237789</text:p>
          </table:table-cell>
        </table:table-row>
        <table:table-row table:style-name="ro1">
          <table:table-cell office:value-type="float" office:value="37109216" calcext:value-type="float">
            <text:p>37109216</text:p>
          </table:table-cell>
          <table:table-cell office:value-type="float" office:value="11378886" calcext:value-type="float">
            <text:p>11378886</text:p>
          </table:table-cell>
        </table:table-row>
        <table:table-row table:style-name="ro1">
          <table:table-cell office:value-type="float" office:value="37109729" calcext:value-type="float">
            <text:p>37109729</text:p>
          </table:table-cell>
          <table:table-cell office:value-type="float" office:value="58412858" calcext:value-type="float">
            <text:p>58412858</text:p>
          </table:table-cell>
        </table:table-row>
        <table:table-row table:style-name="ro1">
          <table:table-cell office:value-type="float" office:value="37109799" calcext:value-type="float">
            <text:p>37109799</text:p>
          </table:table-cell>
          <table:table-cell office:value-type="float" office:value="99315855" calcext:value-type="float">
            <text:p>99315855</text:p>
          </table:table-cell>
        </table:table-row>
        <table:table-row table:style-name="ro1">
          <table:table-cell office:value-type="float" office:value="37109897" calcext:value-type="float">
            <text:p>37109897</text:p>
          </table:table-cell>
          <table:table-cell office:value-type="float" office:value="61355280" calcext:value-type="float">
            <text:p>61355280</text:p>
          </table:table-cell>
        </table:table-row>
        <table:table-row table:style-name="ro1">
          <table:table-cell office:value-type="float" office:value="37109959" calcext:value-type="float">
            <text:p>37109959</text:p>
          </table:table-cell>
          <table:table-cell office:value-type="float" office:value="34019604" calcext:value-type="float">
            <text:p>34019604</text:p>
          </table:table-cell>
        </table:table-row>
        <table:table-row table:style-name="ro1">
          <table:table-cell office:value-type="float" office:value="37110041" calcext:value-type="float">
            <text:p>37110041</text:p>
          </table:table-cell>
          <table:table-cell office:value-type="float" office:value="84207375" calcext:value-type="float">
            <text:p>84207375</text:p>
          </table:table-cell>
        </table:table-row>
        <table:table-row table:style-name="ro1">
          <table:table-cell office:value-type="float" office:value="37110109" calcext:value-type="float">
            <text:p>37110109</text:p>
          </table:table-cell>
          <table:table-cell office:value-type="float" office:value="46516119" calcext:value-type="float">
            <text:p>46516119</text:p>
          </table:table-cell>
        </table:table-row>
        <table:table-row table:style-name="ro1">
          <table:table-cell office:value-type="float" office:value="37110168" calcext:value-type="float">
            <text:p>37110168</text:p>
          </table:table-cell>
          <table:table-cell office:value-type="float" office:value="85282149" calcext:value-type="float">
            <text:p>85282149</text:p>
          </table:table-cell>
        </table:table-row>
        <table:table-row table:style-name="ro1">
          <table:table-cell office:value-type="float" office:value="37110295" calcext:value-type="float">
            <text:p>37110295</text:p>
          </table:table-cell>
          <table:table-cell office:value-type="float" office:value="88946119" calcext:value-type="float">
            <text:p>88946119</text:p>
          </table:table-cell>
        </table:table-row>
        <table:table-row table:style-name="ro1">
          <table:table-cell office:value-type="float" office:value="37110317" calcext:value-type="float">
            <text:p>37110317</text:p>
          </table:table-cell>
          <table:table-cell office:value-type="float" office:value="71667552" calcext:value-type="float">
            <text:p>71667552</text:p>
          </table:table-cell>
        </table:table-row>
        <table:table-row table:style-name="ro1">
          <table:table-cell office:value-type="float" office:value="37110340" calcext:value-type="float">
            <text:p>37110340</text:p>
          </table:table-cell>
          <table:table-cell office:value-type="float" office:value="80228926" calcext:value-type="float">
            <text:p>80228926</text:p>
          </table:table-cell>
        </table:table-row>
        <table:table-row table:style-name="ro1">
          <table:table-cell office:value-type="float" office:value="37110643" calcext:value-type="float">
            <text:p>37110643</text:p>
          </table:table-cell>
          <table:table-cell office:value-type="float" office:value="74166276" calcext:value-type="float">
            <text:p>74166276</text:p>
          </table:table-cell>
        </table:table-row>
        <table:table-row table:style-name="ro1">
          <table:table-cell office:value-type="float" office:value="37110779" calcext:value-type="float">
            <text:p>37110779</text:p>
          </table:table-cell>
          <table:table-cell office:value-type="float" office:value="70582394" calcext:value-type="float">
            <text:p>70582394</text:p>
          </table:table-cell>
        </table:table-row>
        <table:table-row table:style-name="ro1">
          <table:table-cell office:value-type="float" office:value="37110845" calcext:value-type="float">
            <text:p>37110845</text:p>
          </table:table-cell>
          <table:table-cell office:value-type="float" office:value="50880274" calcext:value-type="float">
            <text:p>50880274</text:p>
          </table:table-cell>
        </table:table-row>
        <table:table-row table:style-name="ro1">
          <table:table-cell office:value-type="float" office:value="37111238" calcext:value-type="float">
            <text:p>37111238</text:p>
          </table:table-cell>
          <table:table-cell office:value-type="float" office:value="28959623" calcext:value-type="float">
            <text:p>28959623</text:p>
          </table:table-cell>
        </table:table-row>
        <table:table-row table:style-name="ro1">
          <table:table-cell office:value-type="float" office:value="37111756" calcext:value-type="float">
            <text:p>37111756</text:p>
          </table:table-cell>
          <table:table-cell office:value-type="float" office:value="26205379" calcext:value-type="float">
            <text:p>26205379</text:p>
          </table:table-cell>
        </table:table-row>
        <table:table-row table:style-name="ro1">
          <table:table-cell office:value-type="float" office:value="37111879" calcext:value-type="float">
            <text:p>37111879</text:p>
          </table:table-cell>
          <table:table-cell office:value-type="float" office:value="78031911" calcext:value-type="float">
            <text:p>78031911</text:p>
          </table:table-cell>
        </table:table-row>
        <table:table-row table:style-name="ro1">
          <table:table-cell office:value-type="float" office:value="37112027" calcext:value-type="float">
            <text:p>37112027</text:p>
          </table:table-cell>
          <table:table-cell office:value-type="float" office:value="77675336" calcext:value-type="float">
            <text:p>77675336</text:p>
          </table:table-cell>
        </table:table-row>
        <table:table-row table:style-name="ro1">
          <table:table-cell office:value-type="float" office:value="37112049" calcext:value-type="float">
            <text:p>37112049</text:p>
          </table:table-cell>
          <table:table-cell office:value-type="float" office:value="42607578" calcext:value-type="float">
            <text:p>42607578</text:p>
          </table:table-cell>
        </table:table-row>
        <table:table-row table:style-name="ro1">
          <table:table-cell office:value-type="float" office:value="37112064" calcext:value-type="float">
            <text:p>37112064</text:p>
          </table:table-cell>
          <table:table-cell office:value-type="float" office:value="11691638" calcext:value-type="float">
            <text:p>11691638</text:p>
          </table:table-cell>
        </table:table-row>
        <table:table-row table:style-name="ro1">
          <table:table-cell office:value-type="float" office:value="37112079" calcext:value-type="float">
            <text:p>37112079</text:p>
          </table:table-cell>
          <table:table-cell office:value-type="float" office:value="58361420" calcext:value-type="float">
            <text:p>58361420</text:p>
          </table:table-cell>
        </table:table-row>
        <table:table-row table:style-name="ro1">
          <table:table-cell office:value-type="float" office:value="37112094" calcext:value-type="float">
            <text:p>37112094</text:p>
          </table:table-cell>
          <table:table-cell office:value-type="float" office:value="24181791" calcext:value-type="float">
            <text:p>24181791</text:p>
          </table:table-cell>
        </table:table-row>
        <table:table-row table:style-name="ro1">
          <table:table-cell office:value-type="float" office:value="37112102" calcext:value-type="float">
            <text:p>37112102</text:p>
          </table:table-cell>
          <table:table-cell office:value-type="float" office:value="59523603" calcext:value-type="float">
            <text:p>59523603</text:p>
          </table:table-cell>
        </table:table-row>
        <table:table-row table:style-name="ro1">
          <table:table-cell office:value-type="float" office:value="37112110" calcext:value-type="float">
            <text:p>37112110</text:p>
          </table:table-cell>
          <table:table-cell office:value-type="float" office:value="30411824" calcext:value-type="float">
            <text:p>30411824</text:p>
          </table:table-cell>
        </table:table-row>
        <table:table-row table:style-name="ro1">
          <table:table-cell office:value-type="float" office:value="37112125" calcext:value-type="float">
            <text:p>37112125</text:p>
          </table:table-cell>
          <table:table-cell office:value-type="float" office:value="22335970" calcext:value-type="float">
            <text:p>22335970</text:p>
          </table:table-cell>
        </table:table-row>
        <table:table-row table:style-name="ro1">
          <table:table-cell office:value-type="float" office:value="37112133" calcext:value-type="float">
            <text:p>37112133</text:p>
          </table:table-cell>
          <table:table-cell office:value-type="float" office:value="82087759" calcext:value-type="float">
            <text:p>82087759</text:p>
          </table:table-cell>
        </table:table-row>
        <table:table-row table:style-name="ro1">
          <table:table-cell office:value-type="float" office:value="37112148" calcext:value-type="float">
            <text:p>37112148</text:p>
          </table:table-cell>
          <table:table-cell office:value-type="float" office:value="78254551" calcext:value-type="float">
            <text:p>78254551</text:p>
          </table:table-cell>
        </table:table-row>
        <table:table-row table:style-name="ro1">
          <table:table-cell office:value-type="float" office:value="37112156" calcext:value-type="float">
            <text:p>37112156</text:p>
          </table:table-cell>
          <table:table-cell office:value-type="float" office:value="20345398" calcext:value-type="float">
            <text:p>20345398</text:p>
          </table:table-cell>
        </table:table-row>
        <table:table-row table:style-name="ro1">
          <table:table-cell office:value-type="float" office:value="37112164" calcext:value-type="float">
            <text:p>37112164</text:p>
          </table:table-cell>
          <table:table-cell office:value-type="float" office:value="89218115" calcext:value-type="float">
            <text:p>89218115</text:p>
          </table:table-cell>
        </table:table-row>
        <table:table-row table:style-name="ro1">
          <table:table-cell office:value-type="float" office:value="37112218" calcext:value-type="float">
            <text:p>37112218</text:p>
          </table:table-cell>
          <table:table-cell office:value-type="float" office:value="41859590" calcext:value-type="float">
            <text:p>41859590</text:p>
          </table:table-cell>
        </table:table-row>
        <table:table-row table:style-name="ro1">
          <table:table-cell office:value-type="float" office:value="37112223" calcext:value-type="float">
            <text:p>37112223</text:p>
          </table:table-cell>
          <table:table-cell office:value-type="float" office:value="51002950" calcext:value-type="float">
            <text:p>51002950</text:p>
          </table:table-cell>
        </table:table-row>
        <table:table-row table:style-name="ro1">
          <table:table-cell office:value-type="float" office:value="37112273" calcext:value-type="float">
            <text:p>37112273</text:p>
          </table:table-cell>
          <table:table-cell office:value-type="float" office:value="96995588" calcext:value-type="float">
            <text:p>96995588</text:p>
          </table:table-cell>
        </table:table-row>
        <table:table-row table:style-name="ro1">
          <table:table-cell office:value-type="float" office:value="37112297" calcext:value-type="float">
            <text:p>37112297</text:p>
          </table:table-cell>
          <table:table-cell office:value-type="float" office:value="18464797" calcext:value-type="float">
            <text:p>18464797</text:p>
          </table:table-cell>
        </table:table-row>
        <table:table-row table:style-name="ro1">
          <table:table-cell office:value-type="float" office:value="37112336" calcext:value-type="float">
            <text:p>37112336</text:p>
          </table:table-cell>
          <table:table-cell office:value-type="float" office:value="54350149" calcext:value-type="float">
            <text:p>54350149</text:p>
          </table:table-cell>
        </table:table-row>
        <table:table-row table:style-name="ro1">
          <table:table-cell office:value-type="float" office:value="37112439" calcext:value-type="float">
            <text:p>37112439</text:p>
          </table:table-cell>
          <table:table-cell office:value-type="float" office:value="64081565" calcext:value-type="float">
            <text:p>64081565</text:p>
          </table:table-cell>
        </table:table-row>
        <table:table-row table:style-name="ro1">
          <table:table-cell office:value-type="float" office:value="37112471" calcext:value-type="float">
            <text:p>37112471</text:p>
          </table:table-cell>
          <table:table-cell office:value-type="float" office:value="94143551" calcext:value-type="float">
            <text:p>94143551</text:p>
          </table:table-cell>
        </table:table-row>
        <table:table-row table:style-name="ro1">
          <table:table-cell office:value-type="float" office:value="37112505" calcext:value-type="float">
            <text:p>37112505</text:p>
          </table:table-cell>
          <table:table-cell office:value-type="float" office:value="33938723" calcext:value-type="float">
            <text:p>33938723</text:p>
          </table:table-cell>
        </table:table-row>
        <table:table-row table:style-name="ro1">
          <table:table-cell office:value-type="float" office:value="37112675" calcext:value-type="float">
            <text:p>37112675</text:p>
          </table:table-cell>
          <table:table-cell office:value-type="float" office:value="23462301" calcext:value-type="float">
            <text:p>23462301</text:p>
          </table:table-cell>
        </table:table-row>
        <table:table-row table:style-name="ro1">
          <table:table-cell office:value-type="float" office:value="37112769" calcext:value-type="float">
            <text:p>37112769</text:p>
          </table:table-cell>
          <table:table-cell office:value-type="float" office:value="70457137" calcext:value-type="float">
            <text:p>70457137</text:p>
          </table:table-cell>
        </table:table-row>
        <table:table-row table:style-name="ro1">
          <table:table-cell office:value-type="float" office:value="37113619" calcext:value-type="float">
            <text:p>37113619</text:p>
          </table:table-cell>
          <table:table-cell office:value-type="float" office:value="82333285" calcext:value-type="float">
            <text:p>82333285</text:p>
          </table:table-cell>
        </table:table-row>
        <table:table-row table:style-name="ro1">
          <table:table-cell office:value-type="float" office:value="37113656" calcext:value-type="float">
            <text:p>37113656</text:p>
          </table:table-cell>
          <table:table-cell office:value-type="float" office:value="90596652" calcext:value-type="float">
            <text:p>90596652</text:p>
          </table:table-cell>
        </table:table-row>
        <table:table-row table:style-name="ro1">
          <table:table-cell office:value-type="float" office:value="37113784" calcext:value-type="float">
            <text:p>37113784</text:p>
          </table:table-cell>
          <table:table-cell office:value-type="float" office:value="79832476" calcext:value-type="float">
            <text:p>79832476</text:p>
          </table:table-cell>
        </table:table-row>
        <table:table-row table:style-name="ro1">
          <table:table-cell office:value-type="float" office:value="37113803" calcext:value-type="float">
            <text:p>37113803</text:p>
          </table:table-cell>
          <table:table-cell office:value-type="float" office:value="90854623" calcext:value-type="float">
            <text:p>90854623</text:p>
          </table:table-cell>
        </table:table-row>
        <table:table-row table:style-name="ro1">
          <table:table-cell office:value-type="float" office:value="37114102" calcext:value-type="float">
            <text:p>37114102</text:p>
          </table:table-cell>
          <table:table-cell office:value-type="float" office:value="40975084" calcext:value-type="float">
            <text:p>40975084</text:p>
          </table:table-cell>
        </table:table-row>
        <table:table-row table:style-name="ro1">
          <table:table-cell office:value-type="float" office:value="37114309" calcext:value-type="float">
            <text:p>37114309</text:p>
          </table:table-cell>
          <table:table-cell office:value-type="float" office:value="14525294" calcext:value-type="float">
            <text:p>14525294</text:p>
          </table:table-cell>
        </table:table-row>
        <table:table-row table:style-name="ro1">
          <table:table-cell office:value-type="float" office:value="37114577" calcext:value-type="float">
            <text:p>37114577</text:p>
          </table:table-cell>
          <table:table-cell office:value-type="float" office:value="45860584" calcext:value-type="float">
            <text:p>45860584</text:p>
          </table:table-cell>
        </table:table-row>
        <table:table-row table:style-name="ro1">
          <table:table-cell office:value-type="float" office:value="37114743" calcext:value-type="float">
            <text:p>37114743</text:p>
          </table:table-cell>
          <table:table-cell office:value-type="float" office:value="22832542" calcext:value-type="float">
            <text:p>22832542</text:p>
          </table:table-cell>
        </table:table-row>
        <table:table-row table:style-name="ro1">
          <table:table-cell office:value-type="float" office:value="37114871" calcext:value-type="float">
            <text:p>37114871</text:p>
          </table:table-cell>
          <table:table-cell office:value-type="float" office:value="33597804" calcext:value-type="float">
            <text:p>33597804</text:p>
          </table:table-cell>
        </table:table-row>
        <table:table-row table:style-name="ro1">
          <table:table-cell office:value-type="float" office:value="37115571" calcext:value-type="float">
            <text:p>37115571</text:p>
          </table:table-cell>
          <table:table-cell office:value-type="float" office:value="74666168" calcext:value-type="float">
            <text:p>74666168</text:p>
          </table:table-cell>
        </table:table-row>
        <table:table-row table:style-name="ro1">
          <table:table-cell office:value-type="float" office:value="37115664" calcext:value-type="float">
            <text:p>37115664</text:p>
          </table:table-cell>
          <table:table-cell office:value-type="float" office:value="51836308" calcext:value-type="float">
            <text:p>51836308</text:p>
          </table:table-cell>
        </table:table-row>
        <table:table-row table:style-name="ro1">
          <table:table-cell office:value-type="float" office:value="37115947" calcext:value-type="float">
            <text:p>37115947</text:p>
          </table:table-cell>
          <table:table-cell office:value-type="float" office:value="11742198" calcext:value-type="float">
            <text:p>11742198</text:p>
          </table:table-cell>
        </table:table-row>
        <table:table-row table:style-name="ro1">
          <table:table-cell office:value-type="float" office:value="37115948" calcext:value-type="float">
            <text:p>37115948</text:p>
          </table:table-cell>
          <table:table-cell office:value-type="float" office:value="23485436" calcext:value-type="float">
            <text:p>23485436</text:p>
          </table:table-cell>
        </table:table-row>
        <table:table-row table:style-name="ro1">
          <table:table-cell office:value-type="float" office:value="37116397" calcext:value-type="float">
            <text:p>37116397</text:p>
          </table:table-cell>
          <table:table-cell office:value-type="float" office:value="58604004" calcext:value-type="float">
            <text:p>58604004</text:p>
          </table:table-cell>
        </table:table-row>
        <table:table-row table:style-name="ro1">
          <table:table-cell office:value-type="float" office:value="37116417" calcext:value-type="float">
            <text:p>37116417</text:p>
          </table:table-cell>
          <table:table-cell office:value-type="float" office:value="41398184" calcext:value-type="float">
            <text:p>41398184</text:p>
          </table:table-cell>
        </table:table-row>
        <table:table-row table:style-name="ro1">
          <table:table-cell office:value-type="float" office:value="37116556" calcext:value-type="float">
            <text:p>37116556</text:p>
          </table:table-cell>
          <table:table-cell office:value-type="float" office:value="93547797" calcext:value-type="float">
            <text:p>93547797</text:p>
          </table:table-cell>
        </table:table-row>
        <table:table-row table:style-name="ro1">
          <table:table-cell office:value-type="float" office:value="37116584" calcext:value-type="float">
            <text:p>37116584</text:p>
          </table:table-cell>
          <table:table-cell office:value-type="float" office:value="48700902" calcext:value-type="float">
            <text:p>48700902</text:p>
          </table:table-cell>
        </table:table-row>
        <table:table-row table:style-name="ro1">
          <table:table-cell office:value-type="float" office:value="37116766" calcext:value-type="float">
            <text:p>37116766</text:p>
          </table:table-cell>
          <table:table-cell office:value-type="float" office:value="45388948" calcext:value-type="float">
            <text:p>45388948</text:p>
          </table:table-cell>
        </table:table-row>
        <table:table-row table:style-name="ro1">
          <table:table-cell office:value-type="float" office:value="37117556" calcext:value-type="float">
            <text:p>37117556</text:p>
          </table:table-cell>
          <table:table-cell office:value-type="float" office:value="92110684" calcext:value-type="float">
            <text:p>92110684</text:p>
          </table:table-cell>
        </table:table-row>
        <table:table-row table:style-name="ro1">
          <table:table-cell office:value-type="float" office:value="37120256" calcext:value-type="float">
            <text:p>37120256</text:p>
          </table:table-cell>
          <table:table-cell office:value-type="float" office:value="67111575" calcext:value-type="float">
            <text:p>67111575</text:p>
          </table:table-cell>
        </table:table-row>
        <table:table-row table:style-name="ro1">
          <table:table-cell office:value-type="float" office:value="37120773" calcext:value-type="float">
            <text:p>37120773</text:p>
          </table:table-cell>
          <table:table-cell office:value-type="float" office:value="11330188" calcext:value-type="float">
            <text:p>11330188</text:p>
          </table:table-cell>
        </table:table-row>
        <table:table-row table:style-name="ro1">
          <table:table-cell office:value-type="float" office:value="37121044" calcext:value-type="float">
            <text:p>37121044</text:p>
          </table:table-cell>
          <table:table-cell office:value-type="float" office:value="65521083" calcext:value-type="float">
            <text:p>65521083</text:p>
          </table:table-cell>
        </table:table-row>
        <table:table-row table:style-name="ro1">
          <table:table-cell office:value-type="float" office:value="37121114" calcext:value-type="float">
            <text:p>37121114</text:p>
          </table:table-cell>
          <table:table-cell office:value-type="float" office:value="73555824" calcext:value-type="float">
            <text:p>73555824</text:p>
          </table:table-cell>
        </table:table-row>
        <table:table-row table:style-name="ro1">
          <table:table-cell office:value-type="float" office:value="37121245" calcext:value-type="float">
            <text:p>37121245</text:p>
          </table:table-cell>
          <table:table-cell office:value-type="float" office:value="92737450" calcext:value-type="float">
            <text:p>92737450</text:p>
          </table:table-cell>
        </table:table-row>
        <table:table-row table:style-name="ro1">
          <table:table-cell office:value-type="float" office:value="37121542" calcext:value-type="float">
            <text:p>37121542</text:p>
          </table:table-cell>
          <table:table-cell office:value-type="float" office:value="35672452" calcext:value-type="float">
            <text:p>35672452</text:p>
          </table:table-cell>
        </table:table-row>
        <table:table-row table:style-name="ro1">
          <table:table-cell office:value-type="float" office:value="37121954" calcext:value-type="float">
            <text:p>37121954</text:p>
          </table:table-cell>
          <table:table-cell office:value-type="float" office:value="41946407" calcext:value-type="float">
            <text:p>41946407</text:p>
          </table:table-cell>
        </table:table-row>
        <table:table-row table:style-name="ro1">
          <table:table-cell office:value-type="float" office:value="37122717" calcext:value-type="float">
            <text:p>37122717</text:p>
          </table:table-cell>
          <table:table-cell office:value-type="float" office:value="31009711" calcext:value-type="float">
            <text:p>31009711</text:p>
          </table:table-cell>
        </table:table-row>
        <table:table-row table:style-name="ro1">
          <table:table-cell office:value-type="float" office:value="37122771" calcext:value-type="float">
            <text:p>37122771</text:p>
          </table:table-cell>
          <table:table-cell office:value-type="float" office:value="64518658" calcext:value-type="float">
            <text:p>64518658</text:p>
          </table:table-cell>
        </table:table-row>
        <table:table-row table:style-name="ro1">
          <table:table-cell office:value-type="float" office:value="37122949" calcext:value-type="float">
            <text:p>37122949</text:p>
          </table:table-cell>
          <table:table-cell office:value-type="float" office:value="14056813" calcext:value-type="float">
            <text:p>14056813</text:p>
          </table:table-cell>
        </table:table-row>
        <table:table-row table:style-name="ro1">
          <table:table-cell office:value-type="float" office:value="37123929" calcext:value-type="float">
            <text:p>37123929</text:p>
          </table:table-cell>
          <table:table-cell office:value-type="float" office:value="66196686" calcext:value-type="float">
            <text:p>66196686</text:p>
          </table:table-cell>
        </table:table-row>
        <table:table-row table:style-name="ro1">
          <table:table-cell office:value-type="float" office:value="37123940" calcext:value-type="float">
            <text:p>37123940</text:p>
          </table:table-cell>
          <table:table-cell office:value-type="float" office:value="27510701" calcext:value-type="float">
            <text:p>27510701</text:p>
          </table:table-cell>
        </table:table-row>
        <table:table-row table:style-name="ro1">
          <table:table-cell office:value-type="float" office:value="37124690" calcext:value-type="float">
            <text:p>37124690</text:p>
          </table:table-cell>
          <table:table-cell office:value-type="float" office:value="96349287" calcext:value-type="float">
            <text:p>96349287</text:p>
          </table:table-cell>
        </table:table-row>
        <table:table-row table:style-name="ro1">
          <table:table-cell office:value-type="float" office:value="37124810" calcext:value-type="float">
            <text:p>37124810</text:p>
          </table:table-cell>
          <table:table-cell office:value-type="float" office:value="36984149" calcext:value-type="float">
            <text:p>36984149</text:p>
          </table:table-cell>
        </table:table-row>
        <table:table-row table:style-name="ro1">
          <table:table-cell office:value-type="float" office:value="37124866" calcext:value-type="float">
            <text:p>37124866</text:p>
          </table:table-cell>
          <table:table-cell office:value-type="float" office:value="30651245" calcext:value-type="float">
            <text:p>30651245</text:p>
          </table:table-cell>
        </table:table-row>
        <table:table-row table:style-name="ro1">
          <table:table-cell office:value-type="float" office:value="37125229" calcext:value-type="float">
            <text:p>37125229</text:p>
          </table:table-cell>
          <table:table-cell office:value-type="float" office:value="80924695" calcext:value-type="float">
            <text:p>80924695</text:p>
          </table:table-cell>
        </table:table-row>
        <table:table-row table:style-name="ro1">
          <table:table-cell office:value-type="float" office:value="37125595" calcext:value-type="float">
            <text:p>37125595</text:p>
          </table:table-cell>
          <table:table-cell office:value-type="float" office:value="15336616" calcext:value-type="float">
            <text:p>15336616</text:p>
          </table:table-cell>
        </table:table-row>
        <table:table-row table:style-name="ro1">
          <table:table-cell office:value-type="float" office:value="37125852" calcext:value-type="float">
            <text:p>37125852</text:p>
          </table:table-cell>
          <table:table-cell office:value-type="float" office:value="16372281" calcext:value-type="float">
            <text:p>16372281</text:p>
          </table:table-cell>
        </table:table-row>
        <table:table-row table:style-name="ro1">
          <table:table-cell office:value-type="float" office:value="37125959" calcext:value-type="float">
            <text:p>37125959</text:p>
          </table:table-cell>
          <table:table-cell office:value-type="float" office:value="61307009" calcext:value-type="float">
            <text:p>61307009</text:p>
          </table:table-cell>
        </table:table-row>
        <table:table-row table:style-name="ro1">
          <table:table-cell office:value-type="float" office:value="37126464" calcext:value-type="float">
            <text:p>37126464</text:p>
          </table:table-cell>
          <table:table-cell office:value-type="float" office:value="95474456" calcext:value-type="float">
            <text:p>95474456</text:p>
          </table:table-cell>
        </table:table-row>
        <table:table-row table:style-name="ro1">
          <table:table-cell office:value-type="float" office:value="37126465" calcext:value-type="float">
            <text:p>37126465</text:p>
          </table:table-cell>
          <table:table-cell office:value-type="float" office:value="31790572" calcext:value-type="float">
            <text:p>31790572</text:p>
          </table:table-cell>
        </table:table-row>
        <table:table-row table:style-name="ro1">
          <table:table-cell office:value-type="float" office:value="37126503" calcext:value-type="float">
            <text:p>37126503</text:p>
          </table:table-cell>
          <table:table-cell office:value-type="float" office:value="96825475" calcext:value-type="float">
            <text:p>96825475</text:p>
          </table:table-cell>
        </table:table-row>
        <table:table-row table:style-name="ro1">
          <table:table-cell office:value-type="float" office:value="37126654" calcext:value-type="float">
            <text:p>37126654</text:p>
          </table:table-cell>
          <table:table-cell office:value-type="float" office:value="75413784" calcext:value-type="float">
            <text:p>75413784</text:p>
          </table:table-cell>
        </table:table-row>
        <table:table-row table:style-name="ro1">
          <table:table-cell office:value-type="float" office:value="37126669" calcext:value-type="float">
            <text:p>37126669</text:p>
          </table:table-cell>
          <table:table-cell office:value-type="float" office:value="89123611" calcext:value-type="float">
            <text:p>89123611</text:p>
          </table:table-cell>
        </table:table-row>
        <table:table-row table:style-name="ro1">
          <table:table-cell office:value-type="float" office:value="37126758" calcext:value-type="float">
            <text:p>37126758</text:p>
          </table:table-cell>
          <table:table-cell office:value-type="float" office:value="21968584" calcext:value-type="float">
            <text:p>21968584</text:p>
          </table:table-cell>
        </table:table-row>
        <table:table-row table:style-name="ro1">
          <table:table-cell office:value-type="float" office:value="37126884" calcext:value-type="float">
            <text:p>37126884</text:p>
          </table:table-cell>
          <table:table-cell office:value-type="float" office:value="90054351" calcext:value-type="float">
            <text:p>90054351</text:p>
          </table:table-cell>
        </table:table-row>
        <table:table-row table:style-name="ro1">
          <table:table-cell office:value-type="float" office:value="37126925" calcext:value-type="float">
            <text:p>37126925</text:p>
          </table:table-cell>
          <table:table-cell office:value-type="float" office:value="94864962" calcext:value-type="float">
            <text:p>94864962</text:p>
          </table:table-cell>
        </table:table-row>
        <table:table-row table:style-name="ro1">
          <table:table-cell office:value-type="float" office:value="37126994" calcext:value-type="float">
            <text:p>37126994</text:p>
          </table:table-cell>
          <table:table-cell office:value-type="float" office:value="39192367" calcext:value-type="float">
            <text:p>39192367</text:p>
          </table:table-cell>
        </table:table-row>
        <table:table-row table:style-name="ro1">
          <table:table-cell office:value-type="float" office:value="37127016" calcext:value-type="float">
            <text:p>37127016</text:p>
          </table:table-cell>
          <table:table-cell office:value-type="float" office:value="18318579" calcext:value-type="float">
            <text:p>18318579</text:p>
          </table:table-cell>
        </table:table-row>
        <table:table-row table:style-name="ro1">
          <table:table-cell office:value-type="float" office:value="37127069" calcext:value-type="float">
            <text:p>37127069</text:p>
          </table:table-cell>
          <table:table-cell office:value-type="float" office:value="21839756" calcext:value-type="float">
            <text:p>21839756</text:p>
          </table:table-cell>
        </table:table-row>
        <table:table-row table:style-name="ro1">
          <table:table-cell office:value-type="float" office:value="37128689" calcext:value-type="float">
            <text:p>37128689</text:p>
          </table:table-cell>
          <table:table-cell office:value-type="float" office:value="79329562" calcext:value-type="float">
            <text:p>79329562</text:p>
          </table:table-cell>
        </table:table-row>
        <table:table-row table:style-name="ro1">
          <table:table-cell office:value-type="float" office:value="37128967" calcext:value-type="float">
            <text:p>37128967</text:p>
          </table:table-cell>
          <table:table-cell office:value-type="float" office:value="88630762" calcext:value-type="float">
            <text:p>88630762</text:p>
          </table:table-cell>
        </table:table-row>
        <table:table-row table:style-name="ro1">
          <table:table-cell office:value-type="float" office:value="37129196" calcext:value-type="float">
            <text:p>37129196</text:p>
          </table:table-cell>
          <table:table-cell office:value-type="float" office:value="22089816" calcext:value-type="float">
            <text:p>22089816</text:p>
          </table:table-cell>
        </table:table-row>
        <table:table-row table:style-name="ro1">
          <table:table-cell office:value-type="float" office:value="37129212" calcext:value-type="float">
            <text:p>37129212</text:p>
          </table:table-cell>
          <table:table-cell office:value-type="float" office:value="99264348" calcext:value-type="float">
            <text:p>99264348</text:p>
          </table:table-cell>
        </table:table-row>
        <table:table-row table:style-name="ro1">
          <table:table-cell office:value-type="float" office:value="37129225" calcext:value-type="float">
            <text:p>37129225</text:p>
          </table:table-cell>
          <table:table-cell office:value-type="float" office:value="72769717" calcext:value-type="float">
            <text:p>72769717</text:p>
          </table:table-cell>
        </table:table-row>
        <table:table-row table:style-name="ro1">
          <table:table-cell office:value-type="float" office:value="37129226" calcext:value-type="float">
            <text:p>37129226</text:p>
          </table:table-cell>
          <table:table-cell office:value-type="float" office:value="94486642" calcext:value-type="float">
            <text:p>94486642</text:p>
          </table:table-cell>
        </table:table-row>
        <table:table-row table:style-name="ro1">
          <table:table-cell office:value-type="float" office:value="37129360" calcext:value-type="float">
            <text:p>37129360</text:p>
          </table:table-cell>
          <table:table-cell office:value-type="float" office:value="54870682" calcext:value-type="float">
            <text:p>54870682</text:p>
          </table:table-cell>
        </table:table-row>
        <table:table-row table:style-name="ro1">
          <table:table-cell office:value-type="float" office:value="37129758" calcext:value-type="float">
            <text:p>37129758</text:p>
          </table:table-cell>
          <table:table-cell office:value-type="float" office:value="38328117" calcext:value-type="float">
            <text:p>38328117</text:p>
          </table:table-cell>
        </table:table-row>
        <table:table-row table:style-name="ro1">
          <table:table-cell office:value-type="float" office:value="37129773" calcext:value-type="float">
            <text:p>37129773</text:p>
          </table:table-cell>
          <table:table-cell office:value-type="float" office:value="13208410" calcext:value-type="float">
            <text:p>13208410</text:p>
          </table:table-cell>
        </table:table-row>
        <table:table-row table:style-name="ro1">
          <table:table-cell office:value-type="float" office:value="37129827" calcext:value-type="float">
            <text:p>37129827</text:p>
          </table:table-cell>
          <table:table-cell office:value-type="float" office:value="28279368" calcext:value-type="float">
            <text:p>28279368</text:p>
          </table:table-cell>
        </table:table-row>
        <table:table-row table:style-name="ro1">
          <table:table-cell office:value-type="float" office:value="37130345" calcext:value-type="float">
            <text:p>37130345</text:p>
          </table:table-cell>
          <table:table-cell office:value-type="float" office:value="18864564" calcext:value-type="float">
            <text:p>18864564</text:p>
          </table:table-cell>
        </table:table-row>
        <table:table-row table:style-name="ro1">
          <table:table-cell office:value-type="float" office:value="37130368" calcext:value-type="float">
            <text:p>37130368</text:p>
          </table:table-cell>
          <table:table-cell office:value-type="float" office:value="58519237" calcext:value-type="float">
            <text:p>58519237</text:p>
          </table:table-cell>
        </table:table-row>
        <table:table-row table:style-name="ro1">
          <table:table-cell office:value-type="float" office:value="37130664" calcext:value-type="float">
            <text:p>37130664</text:p>
          </table:table-cell>
          <table:table-cell office:value-type="float" office:value="28395443" calcext:value-type="float">
            <text:p>28395443</text:p>
          </table:table-cell>
        </table:table-row>
        <table:table-row table:style-name="ro1">
          <table:table-cell office:value-type="float" office:value="37130698" calcext:value-type="float">
            <text:p>37130698</text:p>
          </table:table-cell>
          <table:table-cell office:value-type="float" office:value="15226553" calcext:value-type="float">
            <text:p>15226553</text:p>
          </table:table-cell>
        </table:table-row>
        <table:table-row table:style-name="ro1">
          <table:table-cell office:value-type="float" office:value="37131134" calcext:value-type="float">
            <text:p>37131134</text:p>
          </table:table-cell>
          <table:table-cell office:value-type="float" office:value="10529341" calcext:value-type="float">
            <text:p>10529341</text:p>
          </table:table-cell>
        </table:table-row>
        <table:table-row table:style-name="ro1">
          <table:table-cell office:value-type="float" office:value="37131145" calcext:value-type="float">
            <text:p>37131145</text:p>
          </table:table-cell>
          <table:table-cell office:value-type="float" office:value="41429135" calcext:value-type="float">
            <text:p>41429135</text:p>
          </table:table-cell>
        </table:table-row>
        <table:table-row table:style-name="ro1">
          <table:table-cell office:value-type="float" office:value="37131401" calcext:value-type="float">
            <text:p>37131401</text:p>
          </table:table-cell>
          <table:table-cell office:value-type="float" office:value="39365412" calcext:value-type="float">
            <text:p>39365412</text:p>
          </table:table-cell>
        </table:table-row>
        <table:table-row table:style-name="ro1">
          <table:table-cell office:value-type="float" office:value="37131536" calcext:value-type="float">
            <text:p>37131536</text:p>
          </table:table-cell>
          <table:table-cell office:value-type="float" office:value="95569994" calcext:value-type="float">
            <text:p>95569994</text:p>
          </table:table-cell>
        </table:table-row>
        <table:table-row table:style-name="ro1">
          <table:table-cell office:value-type="float" office:value="37131537" calcext:value-type="float">
            <text:p>37131537</text:p>
          </table:table-cell>
          <table:table-cell office:value-type="float" office:value="98582990" calcext:value-type="float">
            <text:p>98582990</text:p>
          </table:table-cell>
        </table:table-row>
        <table:table-row table:style-name="ro1">
          <table:table-cell office:value-type="float" office:value="37131538" calcext:value-type="float">
            <text:p>37131538</text:p>
          </table:table-cell>
          <table:table-cell office:value-type="float" office:value="65080821" calcext:value-type="float">
            <text:p>65080821</text:p>
          </table:table-cell>
        </table:table-row>
        <table:table-row table:style-name="ro1">
          <table:table-cell office:value-type="float" office:value="37131539" calcext:value-type="float">
            <text:p>37131539</text:p>
          </table:table-cell>
          <table:table-cell office:value-type="float" office:value="29789531" calcext:value-type="float">
            <text:p>29789531</text:p>
          </table:table-cell>
        </table:table-row>
        <table:table-row table:style-name="ro1">
          <table:table-cell office:value-type="float" office:value="37131931" calcext:value-type="float">
            <text:p>37131931</text:p>
          </table:table-cell>
          <table:table-cell office:value-type="float" office:value="66608305" calcext:value-type="float">
            <text:p>66608305</text:p>
          </table:table-cell>
        </table:table-row>
        <table:table-row table:style-name="ro1">
          <table:table-cell office:value-type="float" office:value="37131947" calcext:value-type="float">
            <text:p>37131947</text:p>
          </table:table-cell>
          <table:table-cell office:value-type="float" office:value="85317281" calcext:value-type="float">
            <text:p>85317281</text:p>
          </table:table-cell>
        </table:table-row>
        <table:table-row table:style-name="ro1">
          <table:table-cell office:value-type="float" office:value="37131989" calcext:value-type="float">
            <text:p>37131989</text:p>
          </table:table-cell>
          <table:table-cell office:value-type="float" office:value="14282026" calcext:value-type="float">
            <text:p>14282026</text:p>
          </table:table-cell>
        </table:table-row>
        <table:table-row table:style-name="ro1">
          <table:table-cell office:value-type="float" office:value="37132740" calcext:value-type="float">
            <text:p>37132740</text:p>
          </table:table-cell>
          <table:table-cell office:value-type="float" office:value="51493990" calcext:value-type="float">
            <text:p>51493990</text:p>
          </table:table-cell>
        </table:table-row>
        <table:table-row table:style-name="ro1">
          <table:table-cell office:value-type="float" office:value="37133889" calcext:value-type="float">
            <text:p>37133889</text:p>
          </table:table-cell>
          <table:table-cell office:value-type="float" office:value="98467528" calcext:value-type="float">
            <text:p>98467528</text:p>
          </table:table-cell>
        </table:table-row>
        <table:table-row table:style-name="ro1">
          <table:table-cell office:value-type="float" office:value="37133981" calcext:value-type="float">
            <text:p>37133981</text:p>
          </table:table-cell>
          <table:table-cell office:value-type="float" office:value="99663443" calcext:value-type="float">
            <text:p>99663443</text:p>
          </table:table-cell>
        </table:table-row>
        <table:table-row table:style-name="ro1">
          <table:table-cell office:value-type="float" office:value="37133992" calcext:value-type="float">
            <text:p>37133992</text:p>
          </table:table-cell>
          <table:table-cell office:value-type="float" office:value="10019854" calcext:value-type="float">
            <text:p>10019854</text:p>
          </table:table-cell>
        </table:table-row>
        <table:table-row table:style-name="ro1">
          <table:table-cell office:value-type="float" office:value="37134009" calcext:value-type="float">
            <text:p>37134009</text:p>
          </table:table-cell>
          <table:table-cell office:value-type="float" office:value="25550627" calcext:value-type="float">
            <text:p>25550627</text:p>
          </table:table-cell>
        </table:table-row>
        <table:table-row table:style-name="ro1">
          <table:table-cell office:value-type="float" office:value="37134106" calcext:value-type="float">
            <text:p>37134106</text:p>
          </table:table-cell>
          <table:table-cell office:value-type="float" office:value="60127379" calcext:value-type="float">
            <text:p>60127379</text:p>
          </table:table-cell>
        </table:table-row>
        <table:table-row table:style-name="ro1">
          <table:table-cell office:value-type="float" office:value="37134113" calcext:value-type="float">
            <text:p>37134113</text:p>
          </table:table-cell>
          <table:table-cell office:value-type="float" office:value="41518191" calcext:value-type="float">
            <text:p>41518191</text:p>
          </table:table-cell>
        </table:table-row>
        <table:table-row table:style-name="ro1">
          <table:table-cell office:value-type="float" office:value="37135937" calcext:value-type="float">
            <text:p>37135937</text:p>
          </table:table-cell>
          <table:table-cell office:value-type="float" office:value="77681148" calcext:value-type="float">
            <text:p>77681148</text:p>
          </table:table-cell>
        </table:table-row>
        <table:table-row table:style-name="ro1">
          <table:table-cell office:value-type="float" office:value="37136155" calcext:value-type="float">
            <text:p>37136155</text:p>
          </table:table-cell>
          <table:table-cell office:value-type="float" office:value="63941465" calcext:value-type="float">
            <text:p>63941465</text:p>
          </table:table-cell>
        </table:table-row>
        <table:table-row table:style-name="ro1">
          <table:table-cell office:value-type="float" office:value="37136216" calcext:value-type="float">
            <text:p>37136216</text:p>
          </table:table-cell>
          <table:table-cell office:value-type="float" office:value="84769600" calcext:value-type="float">
            <text:p>84769600</text:p>
          </table:table-cell>
        </table:table-row>
        <table:table-row table:style-name="ro1">
          <table:table-cell office:value-type="float" office:value="37136712" calcext:value-type="float">
            <text:p>37136712</text:p>
          </table:table-cell>
          <table:table-cell office:value-type="float" office:value="79465408" calcext:value-type="float">
            <text:p>79465408</text:p>
          </table:table-cell>
        </table:table-row>
        <table:table-row table:style-name="ro1">
          <table:table-cell office:value-type="float" office:value="37136803" calcext:value-type="float">
            <text:p>37136803</text:p>
          </table:table-cell>
          <table:table-cell office:value-type="float" office:value="14712906" calcext:value-type="float">
            <text:p>14712906</text:p>
          </table:table-cell>
        </table:table-row>
        <table:table-row table:style-name="ro1">
          <table:table-cell office:value-type="float" office:value="37137616" calcext:value-type="float">
            <text:p>37137616</text:p>
          </table:table-cell>
          <table:table-cell office:value-type="float" office:value="38956810" calcext:value-type="float">
            <text:p>38956810</text:p>
          </table:table-cell>
        </table:table-row>
        <table:table-row table:style-name="ro1">
          <table:table-cell office:value-type="float" office:value="37138231" calcext:value-type="float">
            <text:p>37138231</text:p>
          </table:table-cell>
          <table:table-cell office:value-type="float" office:value="15126200" calcext:value-type="float">
            <text:p>15126200</text:p>
          </table:table-cell>
        </table:table-row>
        <table:table-row table:style-name="ro1">
          <table:table-cell office:value-type="float" office:value="37138838" calcext:value-type="float">
            <text:p>37138838</text:p>
          </table:table-cell>
          <table:table-cell office:value-type="float" office:value="28218248" calcext:value-type="float">
            <text:p>28218248</text:p>
          </table:table-cell>
        </table:table-row>
        <table:table-row table:style-name="ro1">
          <table:table-cell office:value-type="float" office:value="37138890" calcext:value-type="float">
            <text:p>37138890</text:p>
          </table:table-cell>
          <table:table-cell office:value-type="float" office:value="93229664" calcext:value-type="float">
            <text:p>93229664</text:p>
          </table:table-cell>
        </table:table-row>
        <table:table-row table:style-name="ro1">
          <table:table-cell office:value-type="float" office:value="37139147" calcext:value-type="float">
            <text:p>37139147</text:p>
          </table:table-cell>
          <table:table-cell office:value-type="float" office:value="26207401" calcext:value-type="float">
            <text:p>26207401</text:p>
          </table:table-cell>
        </table:table-row>
        <table:table-row table:style-name="ro1">
          <table:table-cell office:value-type="float" office:value="37139390" calcext:value-type="float">
            <text:p>37139390</text:p>
          </table:table-cell>
          <table:table-cell office:value-type="float" office:value="80179215" calcext:value-type="float">
            <text:p>80179215</text:p>
          </table:table-cell>
        </table:table-row>
        <table:table-row table:style-name="ro1">
          <table:table-cell office:value-type="float" office:value="37139491" calcext:value-type="float">
            <text:p>37139491</text:p>
          </table:table-cell>
          <table:table-cell office:value-type="float" office:value="47858423" calcext:value-type="float">
            <text:p>47858423</text:p>
          </table:table-cell>
        </table:table-row>
        <table:table-row table:style-name="ro1">
          <table:table-cell office:value-type="float" office:value="37139492" calcext:value-type="float">
            <text:p>37139492</text:p>
          </table:table-cell>
          <table:table-cell office:value-type="float" office:value="42029770" calcext:value-type="float">
            <text:p>42029770</text:p>
          </table:table-cell>
        </table:table-row>
        <table:table-row table:style-name="ro1">
          <table:table-cell office:value-type="float" office:value="37139493" calcext:value-type="float">
            <text:p>37139493</text:p>
          </table:table-cell>
          <table:table-cell office:value-type="float" office:value="62414171" calcext:value-type="float">
            <text:p>62414171</text:p>
          </table:table-cell>
        </table:table-row>
        <table:table-row table:style-name="ro1">
          <table:table-cell office:value-type="float" office:value="37139494" calcext:value-type="float">
            <text:p>37139494</text:p>
          </table:table-cell>
          <table:table-cell office:value-type="float" office:value="24299943" calcext:value-type="float">
            <text:p>24299943</text:p>
          </table:table-cell>
        </table:table-row>
        <table:table-row table:style-name="ro1">
          <table:table-cell office:value-type="float" office:value="37139495" calcext:value-type="float">
            <text:p>37139495</text:p>
          </table:table-cell>
          <table:table-cell office:value-type="float" office:value="84263770" calcext:value-type="float">
            <text:p>84263770</text:p>
          </table:table-cell>
        </table:table-row>
        <table:table-row table:style-name="ro1">
          <table:table-cell office:value-type="float" office:value="37139496" calcext:value-type="float">
            <text:p>37139496</text:p>
          </table:table-cell>
          <table:table-cell office:value-type="float" office:value="25500162" calcext:value-type="float">
            <text:p>25500162</text:p>
          </table:table-cell>
        </table:table-row>
        <table:table-row table:style-name="ro1">
          <table:table-cell office:value-type="float" office:value="37139497" calcext:value-type="float">
            <text:p>37139497</text:p>
          </table:table-cell>
          <table:table-cell office:value-type="float" office:value="90985029" calcext:value-type="float">
            <text:p>90985029</text:p>
          </table:table-cell>
        </table:table-row>
        <table:table-row table:style-name="ro1">
          <table:table-cell office:value-type="float" office:value="37139498" calcext:value-type="float">
            <text:p>37139498</text:p>
          </table:table-cell>
          <table:table-cell office:value-type="float" office:value="88714421" calcext:value-type="float">
            <text:p>88714421</text:p>
          </table:table-cell>
        </table:table-row>
        <table:table-row table:style-name="ro1">
          <table:table-cell office:value-type="float" office:value="37139499" calcext:value-type="float">
            <text:p>37139499</text:p>
          </table:table-cell>
          <table:table-cell office:value-type="float" office:value="68992311" calcext:value-type="float">
            <text:p>68992311</text:p>
          </table:table-cell>
        </table:table-row>
        <table:table-row table:style-name="ro1">
          <table:table-cell office:value-type="float" office:value="37139649" calcext:value-type="float">
            <text:p>37139649</text:p>
          </table:table-cell>
          <table:table-cell office:value-type="float" office:value="33969235" calcext:value-type="float">
            <text:p>33969235</text:p>
          </table:table-cell>
        </table:table-row>
        <table:table-row table:style-name="ro1">
          <table:table-cell office:value-type="float" office:value="37140214" calcext:value-type="float">
            <text:p>37140214</text:p>
          </table:table-cell>
          <table:table-cell office:value-type="float" office:value="16796154" calcext:value-type="float">
            <text:p>16796154</text:p>
          </table:table-cell>
        </table:table-row>
        <table:table-row table:style-name="ro1">
          <table:table-cell office:value-type="float" office:value="37141526" calcext:value-type="float">
            <text:p>37141526</text:p>
          </table:table-cell>
          <table:table-cell office:value-type="float" office:value="73043271" calcext:value-type="float">
            <text:p>73043271</text:p>
          </table:table-cell>
        </table:table-row>
        <table:table-row table:style-name="ro1">
          <table:table-cell office:value-type="float" office:value="37141553" calcext:value-type="float">
            <text:p>37141553</text:p>
          </table:table-cell>
          <table:table-cell office:value-type="float" office:value="17330325" calcext:value-type="float">
            <text:p>17330325</text:p>
          </table:table-cell>
        </table:table-row>
        <table:table-row table:style-name="ro1">
          <table:table-cell office:value-type="float" office:value="37141582" calcext:value-type="float">
            <text:p>37141582</text:p>
          </table:table-cell>
          <table:table-cell office:value-type="float" office:value="41210034" calcext:value-type="float">
            <text:p>41210034</text:p>
          </table:table-cell>
        </table:table-row>
        <table:table-row table:style-name="ro1">
          <table:table-cell office:value-type="float" office:value="37141643" calcext:value-type="float">
            <text:p>37141643</text:p>
          </table:table-cell>
          <table:table-cell office:value-type="float" office:value="46566079" calcext:value-type="float">
            <text:p>46566079</text:p>
          </table:table-cell>
        </table:table-row>
        <table:table-row table:style-name="ro1">
          <table:table-cell office:value-type="float" office:value="37141832" calcext:value-type="float">
            <text:p>37141832</text:p>
          </table:table-cell>
          <table:table-cell office:value-type="float" office:value="81587830" calcext:value-type="float">
            <text:p>81587830</text:p>
          </table:table-cell>
        </table:table-row>
        <table:table-row table:style-name="ro1">
          <table:table-cell office:value-type="float" office:value="37141982" calcext:value-type="float">
            <text:p>37141982</text:p>
          </table:table-cell>
          <table:table-cell office:value-type="float" office:value="55213994" calcext:value-type="float">
            <text:p>55213994</text:p>
          </table:table-cell>
        </table:table-row>
        <table:table-row table:style-name="ro1">
          <table:table-cell office:value-type="float" office:value="37142020" calcext:value-type="float">
            <text:p>37142020</text:p>
          </table:table-cell>
          <table:table-cell office:value-type="float" office:value="60001042" calcext:value-type="float">
            <text:p>60001042</text:p>
          </table:table-cell>
        </table:table-row>
        <table:table-row table:style-name="ro1">
          <table:table-cell office:value-type="float" office:value="37142309" calcext:value-type="float">
            <text:p>37142309</text:p>
          </table:table-cell>
          <table:table-cell office:value-type="float" office:value="72743976" calcext:value-type="float">
            <text:p>72743976</text:p>
          </table:table-cell>
        </table:table-row>
        <table:table-row table:style-name="ro1">
          <table:table-cell office:value-type="float" office:value="37142346" calcext:value-type="float">
            <text:p>37142346</text:p>
          </table:table-cell>
          <table:table-cell office:value-type="float" office:value="45020840" calcext:value-type="float">
            <text:p>45020840</text:p>
          </table:table-cell>
        </table:table-row>
        <table:table-row table:style-name="ro1">
          <table:table-cell office:value-type="float" office:value="37142360" calcext:value-type="float">
            <text:p>37142360</text:p>
          </table:table-cell>
          <table:table-cell office:value-type="float" office:value="29298606" calcext:value-type="float">
            <text:p>29298606</text:p>
          </table:table-cell>
        </table:table-row>
        <table:table-row table:style-name="ro1">
          <table:table-cell office:value-type="float" office:value="37142374" calcext:value-type="float">
            <text:p>37142374</text:p>
          </table:table-cell>
          <table:table-cell office:value-type="float" office:value="65919449" calcext:value-type="float">
            <text:p>65919449</text:p>
          </table:table-cell>
        </table:table-row>
        <table:table-row table:style-name="ro1">
          <table:table-cell office:value-type="float" office:value="37142387" calcext:value-type="float">
            <text:p>37142387</text:p>
          </table:table-cell>
          <table:table-cell office:value-type="float" office:value="66929338" calcext:value-type="float">
            <text:p>66929338</text:p>
          </table:table-cell>
        </table:table-row>
        <table:table-row table:style-name="ro1">
          <table:table-cell office:value-type="float" office:value="37142400" calcext:value-type="float">
            <text:p>37142400</text:p>
          </table:table-cell>
          <table:table-cell office:value-type="float" office:value="83188797" calcext:value-type="float">
            <text:p>83188797</text:p>
          </table:table-cell>
        </table:table-row>
        <table:table-row table:style-name="ro1">
          <table:table-cell office:value-type="float" office:value="37142431" calcext:value-type="float">
            <text:p>37142431</text:p>
          </table:table-cell>
          <table:table-cell office:value-type="float" office:value="39576247" calcext:value-type="float">
            <text:p>39576247</text:p>
          </table:table-cell>
        </table:table-row>
        <table:table-row table:style-name="ro1">
          <table:table-cell office:value-type="float" office:value="37142444" calcext:value-type="float">
            <text:p>37142444</text:p>
          </table:table-cell>
          <table:table-cell office:value-type="float" office:value="72871822" calcext:value-type="float">
            <text:p>72871822</text:p>
          </table:table-cell>
        </table:table-row>
        <table:table-row table:style-name="ro1">
          <table:table-cell office:value-type="float" office:value="37142690" calcext:value-type="float">
            <text:p>37142690</text:p>
          </table:table-cell>
          <table:table-cell office:value-type="float" office:value="33498377" calcext:value-type="float">
            <text:p>33498377</text:p>
          </table:table-cell>
        </table:table-row>
        <table:table-row table:style-name="ro1">
          <table:table-cell office:value-type="float" office:value="37142740" calcext:value-type="float">
            <text:p>37142740</text:p>
          </table:table-cell>
          <table:table-cell office:value-type="float" office:value="78844355" calcext:value-type="float">
            <text:p>78844355</text:p>
          </table:table-cell>
        </table:table-row>
        <table:table-row table:style-name="ro1">
          <table:table-cell office:value-type="float" office:value="37143479" calcext:value-type="float">
            <text:p>37143479</text:p>
          </table:table-cell>
          <table:table-cell office:value-type="float" office:value="50632380" calcext:value-type="float">
            <text:p>50632380</text:p>
          </table:table-cell>
        </table:table-row>
        <table:table-row table:style-name="ro1">
          <table:table-cell office:value-type="float" office:value="37144500" calcext:value-type="float">
            <text:p>37144500</text:p>
          </table:table-cell>
          <table:table-cell office:value-type="float" office:value="71259719" calcext:value-type="float">
            <text:p>71259719</text:p>
          </table:table-cell>
        </table:table-row>
        <table:table-row table:style-name="ro1">
          <table:table-cell office:value-type="float" office:value="37144586" calcext:value-type="float">
            <text:p>37144586</text:p>
          </table:table-cell>
          <table:table-cell office:value-type="float" office:value="95333213" calcext:value-type="float">
            <text:p>95333213</text:p>
          </table:table-cell>
        </table:table-row>
        <table:table-row table:style-name="ro1">
          <table:table-cell office:value-type="float" office:value="37145764" calcext:value-type="float">
            <text:p>37145764</text:p>
          </table:table-cell>
          <table:table-cell office:value-type="float" office:value="35301069" calcext:value-type="float">
            <text:p>35301069</text:p>
          </table:table-cell>
        </table:table-row>
        <table:table-row table:style-name="ro1">
          <table:table-cell office:value-type="float" office:value="37145771" calcext:value-type="float">
            <text:p>37145771</text:p>
          </table:table-cell>
          <table:table-cell office:value-type="float" office:value="25883670" calcext:value-type="float">
            <text:p>25883670</text:p>
          </table:table-cell>
        </table:table-row>
        <table:table-row table:style-name="ro1">
          <table:table-cell office:value-type="float" office:value="37145791" calcext:value-type="float">
            <text:p>37145791</text:p>
          </table:table-cell>
          <table:table-cell office:value-type="float" office:value="61132834" calcext:value-type="float">
            <text:p>61132834</text:p>
          </table:table-cell>
        </table:table-row>
        <table:table-row table:style-name="ro1">
          <table:table-cell office:value-type="float" office:value="37145792" calcext:value-type="float">
            <text:p>37145792</text:p>
          </table:table-cell>
          <table:table-cell office:value-type="float" office:value="11333098" calcext:value-type="float">
            <text:p>11333098</text:p>
          </table:table-cell>
        </table:table-row>
        <table:table-row table:style-name="ro1">
          <table:table-cell office:value-type="float" office:value="37145793" calcext:value-type="float">
            <text:p>37145793</text:p>
          </table:table-cell>
          <table:table-cell office:value-type="float" office:value="23239017" calcext:value-type="float">
            <text:p>23239017</text:p>
          </table:table-cell>
        </table:table-row>
        <table:table-row table:style-name="ro1">
          <table:table-cell office:value-type="float" office:value="37145794" calcext:value-type="float">
            <text:p>37145794</text:p>
          </table:table-cell>
          <table:table-cell office:value-type="float" office:value="88953819" calcext:value-type="float">
            <text:p>88953819</text:p>
          </table:table-cell>
        </table:table-row>
        <table:table-row table:style-name="ro1">
          <table:table-cell office:value-type="float" office:value="37153851" calcext:value-type="float">
            <text:p>37153851</text:p>
          </table:table-cell>
          <table:table-cell office:value-type="float" office:value="48199867" calcext:value-type="float">
            <text:p>48199867</text:p>
          </table:table-cell>
        </table:table-row>
        <table:table-row table:style-name="ro1">
          <table:table-cell office:value-type="float" office:value="37153903" calcext:value-type="float">
            <text:p>37153903</text:p>
          </table:table-cell>
          <table:table-cell office:value-type="float" office:value="59732662" calcext:value-type="float">
            <text:p>59732662</text:p>
          </table:table-cell>
        </table:table-row>
        <table:table-row table:style-name="ro1">
          <table:table-cell office:value-type="float" office:value="37153948" calcext:value-type="float">
            <text:p>37153948</text:p>
          </table:table-cell>
          <table:table-cell office:value-type="float" office:value="43188732" calcext:value-type="float">
            <text:p>43188732</text:p>
          </table:table-cell>
        </table:table-row>
        <table:table-row table:style-name="ro1">
          <table:table-cell office:value-type="float" office:value="37153975" calcext:value-type="float">
            <text:p>37153975</text:p>
          </table:table-cell>
          <table:table-cell office:value-type="float" office:value="67721209" calcext:value-type="float">
            <text:p>67721209</text:p>
          </table:table-cell>
        </table:table-row>
        <table:table-row table:style-name="ro1">
          <table:table-cell office:value-type="float" office:value="37154128" calcext:value-type="float">
            <text:p>37154128</text:p>
          </table:table-cell>
          <table:table-cell office:value-type="float" office:value="60147335" calcext:value-type="float">
            <text:p>60147335</text:p>
          </table:table-cell>
        </table:table-row>
        <table:table-row table:style-name="ro1">
          <table:table-cell office:value-type="float" office:value="37154137" calcext:value-type="float">
            <text:p>37154137</text:p>
          </table:table-cell>
          <table:table-cell office:value-type="float" office:value="62160323" calcext:value-type="float">
            <text:p>62160323</text:p>
          </table:table-cell>
        </table:table-row>
        <table:table-row table:style-name="ro1">
          <table:table-cell office:value-type="float" office:value="37154145" calcext:value-type="float">
            <text:p>37154145</text:p>
          </table:table-cell>
          <table:table-cell office:value-type="float" office:value="90582165" calcext:value-type="float">
            <text:p>90582165</text:p>
          </table:table-cell>
        </table:table-row>
        <table:table-row table:style-name="ro1">
          <table:table-cell office:value-type="float" office:value="37159271" calcext:value-type="float">
            <text:p>37159271</text:p>
          </table:table-cell>
          <table:table-cell office:value-type="float" office:value="49511529" calcext:value-type="float">
            <text:p>49511529</text:p>
          </table:table-cell>
        </table:table-row>
        <table:table-row table:style-name="ro1">
          <table:table-cell office:value-type="float" office:value="37159272" calcext:value-type="float">
            <text:p>37159272</text:p>
          </table:table-cell>
          <table:table-cell office:value-type="float" office:value="84359226" calcext:value-type="float">
            <text:p>84359226</text:p>
          </table:table-cell>
        </table:table-row>
        <table:table-row table:style-name="ro1">
          <table:table-cell office:value-type="float" office:value="37159320" calcext:value-type="float">
            <text:p>37159320</text:p>
          </table:table-cell>
          <table:table-cell office:value-type="float" office:value="80840755" calcext:value-type="float">
            <text:p>80840755</text:p>
          </table:table-cell>
        </table:table-row>
        <table:table-row table:style-name="ro1">
          <table:table-cell office:value-type="float" office:value="37159322" calcext:value-type="float">
            <text:p>37159322</text:p>
          </table:table-cell>
          <table:table-cell office:value-type="float" office:value="99683242" calcext:value-type="float">
            <text:p>99683242</text:p>
          </table:table-cell>
        </table:table-row>
        <table:table-row table:style-name="ro1">
          <table:table-cell office:value-type="float" office:value="37159323" calcext:value-type="float">
            <text:p>37159323</text:p>
          </table:table-cell>
          <table:table-cell office:value-type="float" office:value="80410537" calcext:value-type="float">
            <text:p>80410537</text:p>
          </table:table-cell>
        </table:table-row>
        <table:table-row table:style-name="ro1">
          <table:table-cell office:value-type="float" office:value="37159499" calcext:value-type="float">
            <text:p>37159499</text:p>
          </table:table-cell>
          <table:table-cell office:value-type="float" office:value="45835344" calcext:value-type="float">
            <text:p>45835344</text:p>
          </table:table-cell>
        </table:table-row>
        <table:table-row table:style-name="ro1">
          <table:table-cell office:value-type="float" office:value="37159546" calcext:value-type="float">
            <text:p>37159546</text:p>
          </table:table-cell>
          <table:table-cell office:value-type="float" office:value="65378453" calcext:value-type="float">
            <text:p>65378453</text:p>
          </table:table-cell>
        </table:table-row>
        <table:table-row table:style-name="ro1">
          <table:table-cell office:value-type="float" office:value="37159547" calcext:value-type="float">
            <text:p>37159547</text:p>
          </table:table-cell>
          <table:table-cell office:value-type="float" office:value="61196913" calcext:value-type="float">
            <text:p>61196913</text:p>
          </table:table-cell>
        </table:table-row>
        <table:table-row table:style-name="ro1">
          <table:table-cell office:value-type="float" office:value="37159747" calcext:value-type="float">
            <text:p>37159747</text:p>
          </table:table-cell>
          <table:table-cell office:value-type="float" office:value="27736609" calcext:value-type="float">
            <text:p>27736609</text:p>
          </table:table-cell>
        </table:table-row>
        <table:table-row table:style-name="ro1">
          <table:table-cell office:value-type="float" office:value="37159782" calcext:value-type="float">
            <text:p>37159782</text:p>
          </table:table-cell>
          <table:table-cell office:value-type="float" office:value="85873866" calcext:value-type="float">
            <text:p>85873866</text:p>
          </table:table-cell>
        </table:table-row>
        <table:table-row table:style-name="ro1">
          <table:table-cell office:value-type="float" office:value="37159783" calcext:value-type="float">
            <text:p>37159783</text:p>
          </table:table-cell>
          <table:table-cell office:value-type="float" office:value="36155216" calcext:value-type="float">
            <text:p>36155216</text:p>
          </table:table-cell>
        </table:table-row>
        <table:table-row table:style-name="ro1">
          <table:table-cell office:value-type="float" office:value="37159786" calcext:value-type="float">
            <text:p>37159786</text:p>
          </table:table-cell>
          <table:table-cell office:value-type="float" office:value="25904382" calcext:value-type="float">
            <text:p>25904382</text:p>
          </table:table-cell>
        </table:table-row>
        <table:table-row table:style-name="ro1">
          <table:table-cell office:value-type="float" office:value="37159787" calcext:value-type="float">
            <text:p>37159787</text:p>
          </table:table-cell>
          <table:table-cell office:value-type="float" office:value="82339594" calcext:value-type="float">
            <text:p>82339594</text:p>
          </table:table-cell>
        </table:table-row>
        <table:table-row table:style-name="ro1">
          <table:table-cell office:value-type="float" office:value="37159790" calcext:value-type="float">
            <text:p>37159790</text:p>
          </table:table-cell>
          <table:table-cell office:value-type="float" office:value="27913683" calcext:value-type="float">
            <text:p>27913683</text:p>
          </table:table-cell>
        </table:table-row>
        <table:table-row table:style-name="ro1">
          <table:table-cell office:value-type="float" office:value="37161262" calcext:value-type="float">
            <text:p>37161262</text:p>
          </table:table-cell>
          <table:table-cell office:value-type="float" office:value="78532487" calcext:value-type="float">
            <text:p>78532487</text:p>
          </table:table-cell>
        </table:table-row>
        <table:table-row table:style-name="ro1">
          <table:table-cell office:value-type="float" office:value="37161272" calcext:value-type="float">
            <text:p>37161272</text:p>
          </table:table-cell>
          <table:table-cell office:value-type="float" office:value="83283611" calcext:value-type="float">
            <text:p>83283611</text:p>
          </table:table-cell>
        </table:table-row>
        <table:table-row table:style-name="ro1">
          <table:table-cell office:value-type="float" office:value="37161273" calcext:value-type="float">
            <text:p>37161273</text:p>
          </table:table-cell>
          <table:table-cell office:value-type="float" office:value="26582016" calcext:value-type="float">
            <text:p>26582016</text:p>
          </table:table-cell>
        </table:table-row>
        <table:table-row table:style-name="ro1">
          <table:table-cell office:value-type="float" office:value="37161274" calcext:value-type="float">
            <text:p>37161274</text:p>
          </table:table-cell>
          <table:table-cell office:value-type="float" office:value="56824660" calcext:value-type="float">
            <text:p>56824660</text:p>
          </table:table-cell>
        </table:table-row>
        <table:table-row table:style-name="ro1">
          <table:table-cell office:value-type="float" office:value="37161431" calcext:value-type="float">
            <text:p>37161431</text:p>
          </table:table-cell>
          <table:table-cell office:value-type="float" office:value="25770242" calcext:value-type="float">
            <text:p>25770242</text:p>
          </table:table-cell>
        </table:table-row>
        <table:table-row table:style-name="ro1">
          <table:table-cell office:value-type="float" office:value="37161433" calcext:value-type="float">
            <text:p>37161433</text:p>
          </table:table-cell>
          <table:table-cell office:value-type="float" office:value="29747925" calcext:value-type="float">
            <text:p>29747925</text:p>
          </table:table-cell>
        </table:table-row>
        <table:table-row table:style-name="ro1">
          <table:table-cell office:value-type="float" office:value="37161434" calcext:value-type="float">
            <text:p>37161434</text:p>
          </table:table-cell>
          <table:table-cell office:value-type="float" office:value="54610614" calcext:value-type="float">
            <text:p>54610614</text:p>
          </table:table-cell>
        </table:table-row>
        <table:table-row table:style-name="ro1">
          <table:table-cell office:value-type="float" office:value="37161549" calcext:value-type="float">
            <text:p>37161549</text:p>
          </table:table-cell>
          <table:table-cell office:value-type="float" office:value="51889040" calcext:value-type="float">
            <text:p>51889040</text:p>
          </table:table-cell>
        </table:table-row>
        <table:table-row table:style-name="ro1">
          <table:table-cell office:value-type="float" office:value="37161864" calcext:value-type="float">
            <text:p>37161864</text:p>
          </table:table-cell>
          <table:table-cell office:value-type="float" office:value="68857344" calcext:value-type="float">
            <text:p>68857344</text:p>
          </table:table-cell>
        </table:table-row>
        <table:table-row table:style-name="ro1">
          <table:table-cell office:value-type="float" office:value="37162369" calcext:value-type="float">
            <text:p>37162369</text:p>
          </table:table-cell>
          <table:table-cell office:value-type="float" office:value="15871938" calcext:value-type="float">
            <text:p>15871938</text:p>
          </table:table-cell>
        </table:table-row>
        <table:table-row table:style-name="ro1">
          <table:table-cell office:value-type="float" office:value="37162370" calcext:value-type="float">
            <text:p>37162370</text:p>
          </table:table-cell>
          <table:table-cell office:value-type="float" office:value="53840582" calcext:value-type="float">
            <text:p>53840582</text:p>
          </table:table-cell>
        </table:table-row>
        <table:table-row table:style-name="ro1">
          <table:table-cell office:value-type="float" office:value="37162384" calcext:value-type="float">
            <text:p>37162384</text:p>
          </table:table-cell>
          <table:table-cell office:value-type="float" office:value="71734816" calcext:value-type="float">
            <text:p>71734816</text:p>
          </table:table-cell>
        </table:table-row>
        <table:table-row table:style-name="ro1">
          <table:table-cell office:value-type="float" office:value="37162470" calcext:value-type="float">
            <text:p>37162470</text:p>
          </table:table-cell>
          <table:table-cell office:value-type="float" office:value="68293900" calcext:value-type="float">
            <text:p>68293900</text:p>
          </table:table-cell>
        </table:table-row>
        <table:table-row table:style-name="ro1">
          <table:table-cell office:value-type="float" office:value="37162472" calcext:value-type="float">
            <text:p>37162472</text:p>
          </table:table-cell>
          <table:table-cell office:value-type="float" office:value="55772850" calcext:value-type="float">
            <text:p>55772850</text:p>
          </table:table-cell>
        </table:table-row>
        <table:table-row table:style-name="ro1">
          <table:table-cell office:value-type="float" office:value="37162473" calcext:value-type="float">
            <text:p>37162473</text:p>
          </table:table-cell>
          <table:table-cell office:value-type="float" office:value="70451961" calcext:value-type="float">
            <text:p>70451961</text:p>
          </table:table-cell>
        </table:table-row>
        <table:table-row table:style-name="ro1">
          <table:table-cell office:value-type="float" office:value="37162521" calcext:value-type="float">
            <text:p>37162521</text:p>
          </table:table-cell>
          <table:table-cell office:value-type="float" office:value="21561912" calcext:value-type="float">
            <text:p>21561912</text:p>
          </table:table-cell>
        </table:table-row>
        <table:table-row table:style-name="ro1">
          <table:table-cell office:value-type="float" office:value="37162522" calcext:value-type="float">
            <text:p>37162522</text:p>
          </table:table-cell>
          <table:table-cell office:value-type="float" office:value="16274442" calcext:value-type="float">
            <text:p>16274442</text:p>
          </table:table-cell>
        </table:table-row>
        <table:table-row table:style-name="ro1">
          <table:table-cell office:value-type="float" office:value="37162634" calcext:value-type="float">
            <text:p>37162634</text:p>
          </table:table-cell>
          <table:table-cell office:value-type="float" office:value="44676424" calcext:value-type="float">
            <text:p>44676424</text:p>
          </table:table-cell>
        </table:table-row>
        <table:table-row table:style-name="ro1">
          <table:table-cell office:value-type="float" office:value="37162825" calcext:value-type="float">
            <text:p>37162825</text:p>
          </table:table-cell>
          <table:table-cell office:value-type="float" office:value="47136962" calcext:value-type="float">
            <text:p>47136962</text:p>
          </table:table-cell>
        </table:table-row>
        <table:table-row table:style-name="ro1">
          <table:table-cell office:value-type="float" office:value="37162909" calcext:value-type="float">
            <text:p>37162909</text:p>
          </table:table-cell>
          <table:table-cell office:value-type="float" office:value="89144684" calcext:value-type="float">
            <text:p>89144684</text:p>
          </table:table-cell>
        </table:table-row>
        <table:table-row table:style-name="ro1">
          <table:table-cell office:value-type="float" office:value="37162921" calcext:value-type="float">
            <text:p>37162921</text:p>
          </table:table-cell>
          <table:table-cell office:value-type="float" office:value="77691440" calcext:value-type="float">
            <text:p>77691440</text:p>
          </table:table-cell>
        </table:table-row>
        <table:table-row table:style-name="ro1">
          <table:table-cell office:value-type="float" office:value="37162991" calcext:value-type="float">
            <text:p>37162991</text:p>
          </table:table-cell>
          <table:table-cell office:value-type="float" office:value="82620895" calcext:value-type="float">
            <text:p>82620895</text:p>
          </table:table-cell>
        </table:table-row>
        <table:table-row table:style-name="ro1">
          <table:table-cell office:value-type="float" office:value="37163002" calcext:value-type="float">
            <text:p>37163002</text:p>
          </table:table-cell>
          <table:table-cell office:value-type="float" office:value="18339033" calcext:value-type="float">
            <text:p>18339033</text:p>
          </table:table-cell>
        </table:table-row>
        <table:table-row table:style-name="ro1">
          <table:table-cell office:value-type="float" office:value="37164881" calcext:value-type="float">
            <text:p>37164881</text:p>
          </table:table-cell>
          <table:table-cell office:value-type="float" office:value="86299222" calcext:value-type="float">
            <text:p>86299222</text:p>
          </table:table-cell>
        </table:table-row>
        <table:table-row table:style-name="ro1">
          <table:table-cell office:value-type="float" office:value="37164882" calcext:value-type="float">
            <text:p>37164882</text:p>
          </table:table-cell>
          <table:table-cell office:value-type="float" office:value="54911807" calcext:value-type="float">
            <text:p>54911807</text:p>
          </table:table-cell>
        </table:table-row>
        <table:table-row table:style-name="ro1">
          <table:table-cell office:value-type="float" office:value="37165271" calcext:value-type="float">
            <text:p>37165271</text:p>
          </table:table-cell>
          <table:table-cell office:value-type="float" office:value="13238249" calcext:value-type="float">
            <text:p>13238249</text:p>
          </table:table-cell>
        </table:table-row>
        <table:table-row table:style-name="ro1">
          <table:table-cell office:value-type="float" office:value="37165272" calcext:value-type="float">
            <text:p>37165272</text:p>
          </table:table-cell>
          <table:table-cell office:value-type="float" office:value="86788872" calcext:value-type="float">
            <text:p>86788872</text:p>
          </table:table-cell>
        </table:table-row>
        <table:table-row table:style-name="ro1">
          <table:table-cell office:value-type="float" office:value="37166956" calcext:value-type="float">
            <text:p>37166956</text:p>
          </table:table-cell>
          <table:table-cell office:value-type="float" office:value="46771629" calcext:value-type="float">
            <text:p>46771629</text:p>
          </table:table-cell>
        </table:table-row>
        <table:table-row table:style-name="ro1">
          <table:table-cell office:value-type="float" office:value="37166957" calcext:value-type="float">
            <text:p>37166957</text:p>
          </table:table-cell>
          <table:table-cell office:value-type="float" office:value="24374825" calcext:value-type="float">
            <text:p>24374825</text:p>
          </table:table-cell>
        </table:table-row>
        <table:table-row table:style-name="ro1">
          <table:table-cell office:value-type="float" office:value="37166958" calcext:value-type="float">
            <text:p>37166958</text:p>
          </table:table-cell>
          <table:table-cell office:value-type="float" office:value="36601284" calcext:value-type="float">
            <text:p>36601284</text:p>
          </table:table-cell>
        </table:table-row>
        <table:table-row table:style-name="ro1">
          <table:table-cell office:value-type="float" office:value="37166959" calcext:value-type="float">
            <text:p>37166959</text:p>
          </table:table-cell>
          <table:table-cell office:value-type="float" office:value="65269628" calcext:value-type="float">
            <text:p>65269628</text:p>
          </table:table-cell>
        </table:table-row>
        <table:table-row table:style-name="ro1">
          <table:table-cell office:value-type="float" office:value="37166960" calcext:value-type="float">
            <text:p>37166960</text:p>
          </table:table-cell>
          <table:table-cell office:value-type="float" office:value="19833415" calcext:value-type="float">
            <text:p>19833415</text:p>
          </table:table-cell>
        </table:table-row>
        <table:table-row table:style-name="ro1">
          <table:table-cell office:value-type="float" office:value="37166961" calcext:value-type="float">
            <text:p>37166961</text:p>
          </table:table-cell>
          <table:table-cell office:value-type="float" office:value="72718090" calcext:value-type="float">
            <text:p>72718090</text:p>
          </table:table-cell>
        </table:table-row>
        <table:table-row table:style-name="ro1">
          <table:table-cell office:value-type="float" office:value="37166962" calcext:value-type="float">
            <text:p>37166962</text:p>
          </table:table-cell>
          <table:table-cell office:value-type="float" office:value="64236083" calcext:value-type="float">
            <text:p>64236083</text:p>
          </table:table-cell>
        </table:table-row>
        <table:table-row table:style-name="ro1">
          <table:table-cell office:value-type="float" office:value="37166968" calcext:value-type="float">
            <text:p>37166968</text:p>
          </table:table-cell>
          <table:table-cell office:value-type="float" office:value="29232879" calcext:value-type="float">
            <text:p>29232879</text:p>
          </table:table-cell>
        </table:table-row>
        <table:table-row table:style-name="ro1">
          <table:table-cell office:value-type="float" office:value="37166969" calcext:value-type="float">
            <text:p>37166969</text:p>
          </table:table-cell>
          <table:table-cell office:value-type="float" office:value="71262818" calcext:value-type="float">
            <text:p>71262818</text:p>
          </table:table-cell>
        </table:table-row>
        <table:table-row table:style-name="ro1">
          <table:table-cell office:value-type="float" office:value="37166970" calcext:value-type="float">
            <text:p>37166970</text:p>
          </table:table-cell>
          <table:table-cell office:value-type="float" office:value="26358778" calcext:value-type="float">
            <text:p>26358778</text:p>
          </table:table-cell>
        </table:table-row>
        <table:table-row table:style-name="ro1">
          <table:table-cell office:value-type="float" office:value="37166971" calcext:value-type="float">
            <text:p>37166971</text:p>
          </table:table-cell>
          <table:table-cell office:value-type="float" office:value="82573410" calcext:value-type="float">
            <text:p>82573410</text:p>
          </table:table-cell>
        </table:table-row>
        <table:table-row table:style-name="ro1">
          <table:table-cell office:value-type="float" office:value="37166972" calcext:value-type="float">
            <text:p>37166972</text:p>
          </table:table-cell>
          <table:table-cell office:value-type="float" office:value="59139016" calcext:value-type="float">
            <text:p>59139016</text:p>
          </table:table-cell>
        </table:table-row>
        <table:table-row table:style-name="ro1">
          <table:table-cell office:value-type="float" office:value="37166973" calcext:value-type="float">
            <text:p>37166973</text:p>
          </table:table-cell>
          <table:table-cell office:value-type="float" office:value="89845878" calcext:value-type="float">
            <text:p>89845878</text:p>
          </table:table-cell>
        </table:table-row>
        <table:table-row table:style-name="ro1">
          <table:table-cell office:value-type="float" office:value="37166974" calcext:value-type="float">
            <text:p>37166974</text:p>
          </table:table-cell>
          <table:table-cell office:value-type="float" office:value="11240745" calcext:value-type="float">
            <text:p>11240745</text:p>
          </table:table-cell>
        </table:table-row>
        <table:table-row table:style-name="ro1">
          <table:table-cell office:value-type="float" office:value="37166975" calcext:value-type="float">
            <text:p>37166975</text:p>
          </table:table-cell>
          <table:table-cell office:value-type="float" office:value="78348840" calcext:value-type="float">
            <text:p>78348840</text:p>
          </table:table-cell>
        </table:table-row>
        <table:table-row table:style-name="ro1">
          <table:table-cell office:value-type="float" office:value="37166976" calcext:value-type="float">
            <text:p>37166976</text:p>
          </table:table-cell>
          <table:table-cell office:value-type="float" office:value="56210086" calcext:value-type="float">
            <text:p>56210086</text:p>
          </table:table-cell>
        </table:table-row>
        <table:table-row table:style-name="ro1">
          <table:table-cell office:value-type="float" office:value="37166977" calcext:value-type="float">
            <text:p>37166977</text:p>
          </table:table-cell>
          <table:table-cell office:value-type="float" office:value="28048707" calcext:value-type="float">
            <text:p>28048707</text:p>
          </table:table-cell>
        </table:table-row>
        <table:table-row table:style-name="ro1">
          <table:table-cell office:value-type="float" office:value="37166978" calcext:value-type="float">
            <text:p>37166978</text:p>
          </table:table-cell>
          <table:table-cell office:value-type="float" office:value="48803678" calcext:value-type="float">
            <text:p>48803678</text:p>
          </table:table-cell>
        </table:table-row>
        <table:table-row table:style-name="ro1">
          <table:table-cell office:value-type="float" office:value="37166979" calcext:value-type="float">
            <text:p>37166979</text:p>
          </table:table-cell>
          <table:table-cell office:value-type="float" office:value="95760315" calcext:value-type="float">
            <text:p>95760315</text:p>
          </table:table-cell>
        </table:table-row>
        <table:table-row table:style-name="ro1">
          <table:table-cell office:value-type="float" office:value="37167201" calcext:value-type="float">
            <text:p>37167201</text:p>
          </table:table-cell>
          <table:table-cell office:value-type="float" office:value="51660057" calcext:value-type="float">
            <text:p>51660057</text:p>
          </table:table-cell>
        </table:table-row>
        <table:table-row table:style-name="ro1">
          <table:table-cell office:value-type="float" office:value="37167238" calcext:value-type="float">
            <text:p>37167238</text:p>
          </table:table-cell>
          <table:table-cell office:value-type="float" office:value="90092450" calcext:value-type="float">
            <text:p>90092450</text:p>
          </table:table-cell>
        </table:table-row>
        <table:table-row table:style-name="ro1">
          <table:table-cell office:value-type="float" office:value="37167312" calcext:value-type="float">
            <text:p>37167312</text:p>
          </table:table-cell>
          <table:table-cell office:value-type="float" office:value="60138714" calcext:value-type="float">
            <text:p>60138714</text:p>
          </table:table-cell>
        </table:table-row>
        <table:table-row table:style-name="ro1">
          <table:table-cell office:value-type="float" office:value="37167314" calcext:value-type="float">
            <text:p>37167314</text:p>
          </table:table-cell>
          <table:table-cell office:value-type="float" office:value="10553074" calcext:value-type="float">
            <text:p>10553074</text:p>
          </table:table-cell>
        </table:table-row>
        <table:table-row table:style-name="ro1">
          <table:table-cell office:value-type="float" office:value="37167332" calcext:value-type="float">
            <text:p>37167332</text:p>
          </table:table-cell>
          <table:table-cell office:value-type="float" office:value="57407021" calcext:value-type="float">
            <text:p>57407021</text:p>
          </table:table-cell>
        </table:table-row>
        <table:table-row table:style-name="ro1">
          <table:table-cell office:value-type="float" office:value="37169246" calcext:value-type="float">
            <text:p>37169246</text:p>
          </table:table-cell>
          <table:table-cell office:value-type="float" office:value="89305039" calcext:value-type="float">
            <text:p>89305039</text:p>
          </table:table-cell>
        </table:table-row>
        <table:table-row table:style-name="ro1">
          <table:table-cell office:value-type="float" office:value="37169247" calcext:value-type="float">
            <text:p>37169247</text:p>
          </table:table-cell>
          <table:table-cell office:value-type="float" office:value="82765618" calcext:value-type="float">
            <text:p>82765618</text:p>
          </table:table-cell>
        </table:table-row>
        <table:table-row table:style-name="ro1">
          <table:table-cell office:value-type="float" office:value="37169248" calcext:value-type="float">
            <text:p>37169248</text:p>
          </table:table-cell>
          <table:table-cell office:value-type="float" office:value="20625772" calcext:value-type="float">
            <text:p>20625772</text:p>
          </table:table-cell>
        </table:table-row>
        <table:table-row table:style-name="ro1">
          <table:table-cell office:value-type="float" office:value="37169719" calcext:value-type="float">
            <text:p>37169719</text:p>
          </table:table-cell>
          <table:table-cell office:value-type="float" office:value="95773685" calcext:value-type="float">
            <text:p>95773685</text:p>
          </table:table-cell>
        </table:table-row>
        <table:table-row table:style-name="ro1">
          <table:table-cell office:value-type="float" office:value="37169745" calcext:value-type="float">
            <text:p>37169745</text:p>
          </table:table-cell>
          <table:table-cell office:value-type="float" office:value="69328873" calcext:value-type="float">
            <text:p>69328873</text:p>
          </table:table-cell>
        </table:table-row>
        <table:table-row table:style-name="ro1">
          <table:table-cell office:value-type="float" office:value="37169746" calcext:value-type="float">
            <text:p>37169746</text:p>
          </table:table-cell>
          <table:table-cell office:value-type="float" office:value="53499910" calcext:value-type="float">
            <text:p>53499910</text:p>
          </table:table-cell>
        </table:table-row>
        <table:table-row table:style-name="ro1">
          <table:table-cell office:value-type="float" office:value="37169747" calcext:value-type="float">
            <text:p>37169747</text:p>
          </table:table-cell>
          <table:table-cell office:value-type="float" office:value="96237946" calcext:value-type="float">
            <text:p>96237946</text:p>
          </table:table-cell>
        </table:table-row>
        <table:table-row table:style-name="ro1">
          <table:table-cell office:value-type="float" office:value="37169748" calcext:value-type="float">
            <text:p>37169748</text:p>
          </table:table-cell>
          <table:table-cell office:value-type="float" office:value="16747043" calcext:value-type="float">
            <text:p>16747043</text:p>
          </table:table-cell>
        </table:table-row>
        <table:table-row table:style-name="ro1">
          <table:table-cell office:value-type="float" office:value="37170717" calcext:value-type="float">
            <text:p>37170717</text:p>
          </table:table-cell>
          <table:table-cell office:value-type="float" office:value="60531197" calcext:value-type="float">
            <text:p>60531197</text:p>
          </table:table-cell>
        </table:table-row>
        <table:table-row table:style-name="ro1">
          <table:table-cell office:value-type="float" office:value="37170719" calcext:value-type="float">
            <text:p>37170719</text:p>
          </table:table-cell>
          <table:table-cell office:value-type="float" office:value="76473895" calcext:value-type="float">
            <text:p>76473895</text:p>
          </table:table-cell>
        </table:table-row>
        <table:table-row table:style-name="ro1">
          <table:table-cell office:value-type="float" office:value="37171168" calcext:value-type="float">
            <text:p>37171168</text:p>
          </table:table-cell>
          <table:table-cell office:value-type="float" office:value="55447772" calcext:value-type="float">
            <text:p>55447772</text:p>
          </table:table-cell>
        </table:table-row>
        <table:table-row table:style-name="ro1">
          <table:table-cell office:value-type="float" office:value="37171176" calcext:value-type="float">
            <text:p>37171176</text:p>
          </table:table-cell>
          <table:table-cell office:value-type="float" office:value="13995052" calcext:value-type="float">
            <text:p>13995052</text:p>
          </table:table-cell>
        </table:table-row>
        <table:table-row table:style-name="ro1">
          <table:table-cell office:value-type="float" office:value="37171224" calcext:value-type="float">
            <text:p>37171224</text:p>
          </table:table-cell>
          <table:table-cell office:value-type="float" office:value="13793978" calcext:value-type="float">
            <text:p>13793978</text:p>
          </table:table-cell>
        </table:table-row>
        <table:table-row table:style-name="ro1">
          <table:table-cell office:value-type="float" office:value="37171226" calcext:value-type="float">
            <text:p>37171226</text:p>
          </table:table-cell>
          <table:table-cell office:value-type="float" office:value="97533847" calcext:value-type="float">
            <text:p>97533847</text:p>
          </table:table-cell>
        </table:table-row>
        <table:table-row table:style-name="ro1">
          <table:table-cell office:value-type="float" office:value="37172844" calcext:value-type="float">
            <text:p>37172844</text:p>
          </table:table-cell>
          <table:table-cell office:value-type="float" office:value="12020442" calcext:value-type="float">
            <text:p>12020442</text:p>
          </table:table-cell>
        </table:table-row>
        <table:table-row table:style-name="ro1">
          <table:table-cell office:value-type="float" office:value="37173141" calcext:value-type="float">
            <text:p>37173141</text:p>
          </table:table-cell>
          <table:table-cell office:value-type="float" office:value="85027552" calcext:value-type="float">
            <text:p>85027552</text:p>
          </table:table-cell>
        </table:table-row>
        <table:table-row table:style-name="ro1">
          <table:table-cell office:value-type="float" office:value="37173193" calcext:value-type="float">
            <text:p>37173193</text:p>
          </table:table-cell>
          <table:table-cell office:value-type="float" office:value="88752684" calcext:value-type="float">
            <text:p>88752684</text:p>
          </table:table-cell>
        </table:table-row>
        <table:table-row table:style-name="ro1">
          <table:table-cell office:value-type="float" office:value="37173402" calcext:value-type="float">
            <text:p>37173402</text:p>
          </table:table-cell>
          <table:table-cell office:value-type="float" office:value="84956324" calcext:value-type="float">
            <text:p>84956324</text:p>
          </table:table-cell>
        </table:table-row>
        <table:table-row table:style-name="ro1">
          <table:table-cell office:value-type="float" office:value="37173580" calcext:value-type="float">
            <text:p>37173580</text:p>
          </table:table-cell>
          <table:table-cell office:value-type="float" office:value="73721232" calcext:value-type="float">
            <text:p>73721232</text:p>
          </table:table-cell>
        </table:table-row>
        <table:table-row table:style-name="ro1">
          <table:table-cell office:value-type="float" office:value="37173581" calcext:value-type="float">
            <text:p>37173581</text:p>
          </table:table-cell>
          <table:table-cell office:value-type="float" office:value="36640665" calcext:value-type="float">
            <text:p>36640665</text:p>
          </table:table-cell>
        </table:table-row>
        <table:table-row table:style-name="ro1">
          <table:table-cell office:value-type="float" office:value="37173807" calcext:value-type="float">
            <text:p>37173807</text:p>
          </table:table-cell>
          <table:table-cell office:value-type="float" office:value="82508429" calcext:value-type="float">
            <text:p>82508429</text:p>
          </table:table-cell>
        </table:table-row>
        <table:table-row table:style-name="ro1">
          <table:table-cell office:value-type="float" office:value="37173809" calcext:value-type="float">
            <text:p>37173809</text:p>
          </table:table-cell>
          <table:table-cell office:value-type="float" office:value="71709671" calcext:value-type="float">
            <text:p>71709671</text:p>
          </table:table-cell>
        </table:table-row>
        <table:table-row table:style-name="ro1">
          <table:table-cell office:value-type="float" office:value="37173815" calcext:value-type="float">
            <text:p>37173815</text:p>
          </table:table-cell>
          <table:table-cell office:value-type="float" office:value="58643769" calcext:value-type="float">
            <text:p>58643769</text:p>
          </table:table-cell>
        </table:table-row>
        <table:table-row table:style-name="ro1">
          <table:table-cell office:value-type="float" office:value="37173816" calcext:value-type="float">
            <text:p>37173816</text:p>
          </table:table-cell>
          <table:table-cell office:value-type="float" office:value="34098360" calcext:value-type="float">
            <text:p>34098360</text:p>
          </table:table-cell>
        </table:table-row>
        <table:table-row table:style-name="ro1">
          <table:table-cell office:value-type="float" office:value="37174293" calcext:value-type="float">
            <text:p>37174293</text:p>
          </table:table-cell>
          <table:table-cell office:value-type="float" office:value="87855564" calcext:value-type="float">
            <text:p>87855564</text:p>
          </table:table-cell>
        </table:table-row>
        <table:table-row table:style-name="ro1">
          <table:table-cell office:value-type="float" office:value="37174295" calcext:value-type="float">
            <text:p>37174295</text:p>
          </table:table-cell>
          <table:table-cell office:value-type="float" office:value="46332614" calcext:value-type="float">
            <text:p>46332614</text:p>
          </table:table-cell>
        </table:table-row>
        <table:table-row table:style-name="ro1">
          <table:table-cell office:value-type="float" office:value="37174912" calcext:value-type="float">
            <text:p>37174912</text:p>
          </table:table-cell>
          <table:table-cell office:value-type="float" office:value="56022742" calcext:value-type="float">
            <text:p>56022742</text:p>
          </table:table-cell>
        </table:table-row>
        <table:table-row table:style-name="ro1">
          <table:table-cell office:value-type="float" office:value="37174914" calcext:value-type="float">
            <text:p>37174914</text:p>
          </table:table-cell>
          <table:table-cell office:value-type="float" office:value="81381793" calcext:value-type="float">
            <text:p>81381793</text:p>
          </table:table-cell>
        </table:table-row>
        <table:table-row table:style-name="ro1">
          <table:table-cell office:value-type="float" office:value="37174935" calcext:value-type="float">
            <text:p>37174935</text:p>
          </table:table-cell>
          <table:table-cell office:value-type="float" office:value="47146813" calcext:value-type="float">
            <text:p>47146813</text:p>
          </table:table-cell>
        </table:table-row>
        <table:table-row table:style-name="ro1">
          <table:table-cell office:value-type="float" office:value="37174971" calcext:value-type="float">
            <text:p>37174971</text:p>
          </table:table-cell>
          <table:table-cell office:value-type="float" office:value="77909962" calcext:value-type="float">
            <text:p>77909962</text:p>
          </table:table-cell>
        </table:table-row>
        <table:table-row table:style-name="ro1">
          <table:table-cell office:value-type="float" office:value="37175730" calcext:value-type="float">
            <text:p>37175730</text:p>
          </table:table-cell>
          <table:table-cell office:value-type="float" office:value="75841670" calcext:value-type="float">
            <text:p>75841670</text:p>
          </table:table-cell>
        </table:table-row>
        <table:table-row table:style-name="ro1">
          <table:table-cell office:value-type="float" office:value="37175731" calcext:value-type="float">
            <text:p>37175731</text:p>
          </table:table-cell>
          <table:table-cell office:value-type="float" office:value="60276502" calcext:value-type="float">
            <text:p>60276502</text:p>
          </table:table-cell>
        </table:table-row>
        <table:table-row table:style-name="ro1">
          <table:table-cell office:value-type="float" office:value="37175732" calcext:value-type="float">
            <text:p>37175732</text:p>
          </table:table-cell>
          <table:table-cell office:value-type="float" office:value="99060683" calcext:value-type="float">
            <text:p>99060683</text:p>
          </table:table-cell>
        </table:table-row>
        <table:table-row table:style-name="ro1">
          <table:table-cell office:value-type="float" office:value="37175734" calcext:value-type="float">
            <text:p>37175734</text:p>
          </table:table-cell>
          <table:table-cell office:value-type="float" office:value="55596151" calcext:value-type="float">
            <text:p>55596151</text:p>
          </table:table-cell>
        </table:table-row>
        <table:table-row table:style-name="ro1">
          <table:table-cell office:value-type="float" office:value="37175735" calcext:value-type="float">
            <text:p>37175735</text:p>
          </table:table-cell>
          <table:table-cell office:value-type="float" office:value="88470172" calcext:value-type="float">
            <text:p>88470172</text:p>
          </table:table-cell>
        </table:table-row>
        <table:table-row table:style-name="ro1">
          <table:table-cell office:value-type="float" office:value="37175768" calcext:value-type="float">
            <text:p>37175768</text:p>
          </table:table-cell>
          <table:table-cell office:value-type="float" office:value="58069513" calcext:value-type="float">
            <text:p>58069513</text:p>
          </table:table-cell>
        </table:table-row>
        <table:table-row table:style-name="ro1">
          <table:table-cell office:value-type="float" office:value="37176417" calcext:value-type="float">
            <text:p>37176417</text:p>
          </table:table-cell>
          <table:table-cell office:value-type="float" office:value="30740935" calcext:value-type="float">
            <text:p>30740935</text:p>
          </table:table-cell>
        </table:table-row>
        <table:table-row table:style-name="ro1">
          <table:table-cell office:value-type="float" office:value="37176493" calcext:value-type="float">
            <text:p>37176493</text:p>
          </table:table-cell>
          <table:table-cell office:value-type="float" office:value="64670596" calcext:value-type="float">
            <text:p>64670596</text:p>
          </table:table-cell>
        </table:table-row>
        <table:table-row table:style-name="ro1">
          <table:table-cell office:value-type="float" office:value="37176495" calcext:value-type="float">
            <text:p>37176495</text:p>
          </table:table-cell>
          <table:table-cell office:value-type="float" office:value="11551498" calcext:value-type="float">
            <text:p>11551498</text:p>
          </table:table-cell>
        </table:table-row>
        <table:table-row table:style-name="ro1">
          <table:table-cell office:value-type="float" office:value="37176496" calcext:value-type="float">
            <text:p>37176496</text:p>
          </table:table-cell>
          <table:table-cell office:value-type="float" office:value="67192811" calcext:value-type="float">
            <text:p>67192811</text:p>
          </table:table-cell>
        </table:table-row>
        <table:table-row table:style-name="ro1">
          <table:table-cell office:value-type="float" office:value="37176685" calcext:value-type="float">
            <text:p>37176685</text:p>
          </table:table-cell>
          <table:table-cell office:value-type="float" office:value="47045465" calcext:value-type="float">
            <text:p>47045465</text:p>
          </table:table-cell>
        </table:table-row>
        <table:table-row table:style-name="ro1">
          <table:table-cell office:value-type="float" office:value="37176694" calcext:value-type="float">
            <text:p>37176694</text:p>
          </table:table-cell>
          <table:table-cell office:value-type="float" office:value="49204501" calcext:value-type="float">
            <text:p>49204501</text:p>
          </table:table-cell>
        </table:table-row>
        <table:table-row table:style-name="ro1">
          <table:table-cell office:value-type="float" office:value="37176703" calcext:value-type="float">
            <text:p>37176703</text:p>
          </table:table-cell>
          <table:table-cell office:value-type="float" office:value="36409916" calcext:value-type="float">
            <text:p>36409916</text:p>
          </table:table-cell>
        </table:table-row>
        <table:table-row table:style-name="ro1">
          <table:table-cell office:value-type="float" office:value="37176781" calcext:value-type="float">
            <text:p>37176781</text:p>
          </table:table-cell>
          <table:table-cell office:value-type="float" office:value="95276648" calcext:value-type="float">
            <text:p>95276648</text:p>
          </table:table-cell>
        </table:table-row>
        <table:table-row table:style-name="ro1">
          <table:table-cell office:value-type="float" office:value="37176789" calcext:value-type="float">
            <text:p>37176789</text:p>
          </table:table-cell>
          <table:table-cell office:value-type="float" office:value="71972075" calcext:value-type="float">
            <text:p>71972075</text:p>
          </table:table-cell>
        </table:table-row>
        <table:table-row table:style-name="ro1">
          <table:table-cell office:value-type="float" office:value="37176792" calcext:value-type="float">
            <text:p>37176792</text:p>
          </table:table-cell>
          <table:table-cell office:value-type="float" office:value="26076959" calcext:value-type="float">
            <text:p>26076959</text:p>
          </table:table-cell>
        </table:table-row>
        <table:table-row table:style-name="ro1">
          <table:table-cell office:value-type="float" office:value="37176795" calcext:value-type="float">
            <text:p>37176795</text:p>
          </table:table-cell>
          <table:table-cell office:value-type="float" office:value="60358864" calcext:value-type="float">
            <text:p>60358864</text:p>
          </table:table-cell>
        </table:table-row>
        <table:table-row table:style-name="ro1">
          <table:table-cell office:value-type="float" office:value="37176796" calcext:value-type="float">
            <text:p>37176796</text:p>
          </table:table-cell>
          <table:table-cell office:value-type="float" office:value="70765564" calcext:value-type="float">
            <text:p>70765564</text:p>
          </table:table-cell>
        </table:table-row>
        <table:table-row table:style-name="ro1">
          <table:table-cell office:value-type="float" office:value="37176806" calcext:value-type="float">
            <text:p>37176806</text:p>
          </table:table-cell>
          <table:table-cell office:value-type="float" office:value="74721102" calcext:value-type="float">
            <text:p>74721102</text:p>
          </table:table-cell>
        </table:table-row>
        <table:table-row table:style-name="ro1">
          <table:table-cell office:value-type="float" office:value="37176807" calcext:value-type="float">
            <text:p>37176807</text:p>
          </table:table-cell>
          <table:table-cell office:value-type="float" office:value="86298937" calcext:value-type="float">
            <text:p>86298937</text:p>
          </table:table-cell>
        </table:table-row>
        <table:table-row table:style-name="ro1">
          <table:table-cell office:value-type="float" office:value="37178587" calcext:value-type="float">
            <text:p>37178587</text:p>
          </table:table-cell>
          <table:table-cell office:value-type="float" office:value="14464636" calcext:value-type="float">
            <text:p>14464636</text:p>
          </table:table-cell>
        </table:table-row>
        <table:table-row table:style-name="ro1">
          <table:table-cell office:value-type="float" office:value="37178588" calcext:value-type="float">
            <text:p>37178588</text:p>
          </table:table-cell>
          <table:table-cell office:value-type="float" office:value="57501954" calcext:value-type="float">
            <text:p>57501954</text:p>
          </table:table-cell>
        </table:table-row>
        <table:table-row table:style-name="ro1">
          <table:table-cell office:value-type="float" office:value="37178785" calcext:value-type="float">
            <text:p>37178785</text:p>
          </table:table-cell>
          <table:table-cell office:value-type="float" office:value="24310062" calcext:value-type="float">
            <text:p>24310062</text:p>
          </table:table-cell>
        </table:table-row>
        <table:table-row table:style-name="ro1">
          <table:table-cell office:value-type="float" office:value="37178786" calcext:value-type="float">
            <text:p>37178786</text:p>
          </table:table-cell>
          <table:table-cell office:value-type="float" office:value="37386865" calcext:value-type="float">
            <text:p>37386865</text:p>
          </table:table-cell>
        </table:table-row>
        <table:table-row table:style-name="ro1">
          <table:table-cell office:value-type="float" office:value="37178787" calcext:value-type="float">
            <text:p>37178787</text:p>
          </table:table-cell>
          <table:table-cell office:value-type="float" office:value="18556658" calcext:value-type="float">
            <text:p>18556658</text:p>
          </table:table-cell>
        </table:table-row>
        <table:table-row table:style-name="ro1">
          <table:table-cell office:value-type="float" office:value="37178788" calcext:value-type="float">
            <text:p>37178788</text:p>
          </table:table-cell>
          <table:table-cell office:value-type="float" office:value="71496525" calcext:value-type="float">
            <text:p>71496525</text:p>
          </table:table-cell>
        </table:table-row>
        <table:table-row table:style-name="ro1">
          <table:table-cell office:value-type="float" office:value="37178789" calcext:value-type="float">
            <text:p>37178789</text:p>
          </table:table-cell>
          <table:table-cell office:value-type="float" office:value="52172952" calcext:value-type="float">
            <text:p>52172952</text:p>
          </table:table-cell>
        </table:table-row>
        <table:table-row table:style-name="ro1">
          <table:table-cell office:value-type="float" office:value="37178790" calcext:value-type="float">
            <text:p>37178790</text:p>
          </table:table-cell>
          <table:table-cell office:value-type="float" office:value="94873322" calcext:value-type="float">
            <text:p>94873322</text:p>
          </table:table-cell>
        </table:table-row>
        <table:table-row table:style-name="ro1">
          <table:table-cell office:value-type="float" office:value="37178807" calcext:value-type="float">
            <text:p>37178807</text:p>
          </table:table-cell>
          <table:table-cell office:value-type="float" office:value="96574270" calcext:value-type="float">
            <text:p>96574270</text:p>
          </table:table-cell>
        </table:table-row>
        <table:table-row table:style-name="ro1">
          <table:table-cell office:value-type="float" office:value="37179082" calcext:value-type="float">
            <text:p>37179082</text:p>
          </table:table-cell>
          <table:table-cell office:value-type="float" office:value="84481836" calcext:value-type="float">
            <text:p>84481836</text:p>
          </table:table-cell>
        </table:table-row>
        <table:table-row table:style-name="ro1">
          <table:table-cell office:value-type="float" office:value="37179287" calcext:value-type="float">
            <text:p>37179287</text:p>
          </table:table-cell>
          <table:table-cell office:value-type="float" office:value="61756963" calcext:value-type="float">
            <text:p>61756963</text:p>
          </table:table-cell>
        </table:table-row>
        <table:table-row table:style-name="ro1">
          <table:table-cell office:value-type="float" office:value="37179293" calcext:value-type="float">
            <text:p>37179293</text:p>
          </table:table-cell>
          <table:table-cell office:value-type="float" office:value="41950470" calcext:value-type="float">
            <text:p>41950470</text:p>
          </table:table-cell>
        </table:table-row>
        <table:table-row table:style-name="ro1">
          <table:table-cell office:value-type="float" office:value="37179295" calcext:value-type="float">
            <text:p>37179295</text:p>
          </table:table-cell>
          <table:table-cell office:value-type="float" office:value="45701255" calcext:value-type="float">
            <text:p>45701255</text:p>
          </table:table-cell>
        </table:table-row>
        <table:table-row table:style-name="ro1">
          <table:table-cell office:value-type="float" office:value="37179581" calcext:value-type="float">
            <text:p>37179581</text:p>
          </table:table-cell>
          <table:table-cell office:value-type="float" office:value="11784680" calcext:value-type="float">
            <text:p>11784680</text:p>
          </table:table-cell>
        </table:table-row>
        <table:table-row table:style-name="ro1">
          <table:table-cell office:value-type="float" office:value="37179743" calcext:value-type="float">
            <text:p>37179743</text:p>
          </table:table-cell>
          <table:table-cell office:value-type="float" office:value="27771973" calcext:value-type="float">
            <text:p>27771973</text:p>
          </table:table-cell>
        </table:table-row>
        <table:table-row table:style-name="ro1">
          <table:table-cell office:value-type="float" office:value="37180554" calcext:value-type="float">
            <text:p>37180554</text:p>
          </table:table-cell>
          <table:table-cell office:value-type="float" office:value="43712618" calcext:value-type="float">
            <text:p>43712618</text:p>
          </table:table-cell>
        </table:table-row>
        <table:table-row table:style-name="ro1">
          <table:table-cell office:value-type="float" office:value="37180557" calcext:value-type="float">
            <text:p>37180557</text:p>
          </table:table-cell>
          <table:table-cell office:value-type="float" office:value="72163150" calcext:value-type="float">
            <text:p>72163150</text:p>
          </table:table-cell>
        </table:table-row>
        <table:table-row table:style-name="ro1">
          <table:table-cell office:value-type="float" office:value="37180558" calcext:value-type="float">
            <text:p>37180558</text:p>
          </table:table-cell>
          <table:table-cell office:value-type="float" office:value="36554933" calcext:value-type="float">
            <text:p>36554933</text:p>
          </table:table-cell>
        </table:table-row>
        <table:table-row table:style-name="ro1">
          <table:table-cell office:value-type="float" office:value="37180725" calcext:value-type="float">
            <text:p>37180725</text:p>
          </table:table-cell>
          <table:table-cell office:value-type="float" office:value="15453191" calcext:value-type="float">
            <text:p>15453191</text:p>
          </table:table-cell>
        </table:table-row>
        <table:table-row table:style-name="ro1">
          <table:table-cell office:value-type="float" office:value="37180726" calcext:value-type="float">
            <text:p>37180726</text:p>
          </table:table-cell>
          <table:table-cell office:value-type="float" office:value="46497477" calcext:value-type="float">
            <text:p>46497477</text:p>
          </table:table-cell>
        </table:table-row>
        <table:table-row table:style-name="ro1">
          <table:table-cell office:value-type="float" office:value="37180727" calcext:value-type="float">
            <text:p>37180727</text:p>
          </table:table-cell>
          <table:table-cell office:value-type="float" office:value="95048754" calcext:value-type="float">
            <text:p>95048754</text:p>
          </table:table-cell>
        </table:table-row>
        <table:table-row table:style-name="ro1">
          <table:table-cell office:value-type="float" office:value="37180908" calcext:value-type="float">
            <text:p>37180908</text:p>
          </table:table-cell>
          <table:table-cell office:value-type="float" office:value="98452989" calcext:value-type="float">
            <text:p>98452989</text:p>
          </table:table-cell>
        </table:table-row>
        <table:table-row table:style-name="ro1">
          <table:table-cell office:value-type="float" office:value="37182464" calcext:value-type="float">
            <text:p>37182464</text:p>
          </table:table-cell>
          <table:table-cell office:value-type="float" office:value="81964968" calcext:value-type="float">
            <text:p>81964968</text:p>
          </table:table-cell>
        </table:table-row>
        <table:table-row table:style-name="ro1">
          <table:table-cell office:value-type="float" office:value="37182485" calcext:value-type="float">
            <text:p>37182485</text:p>
          </table:table-cell>
          <table:table-cell office:value-type="float" office:value="83421386" calcext:value-type="float">
            <text:p>83421386</text:p>
          </table:table-cell>
        </table:table-row>
        <table:table-row table:style-name="ro1">
          <table:table-cell office:value-type="float" office:value="37182504" calcext:value-type="float">
            <text:p>37182504</text:p>
          </table:table-cell>
          <table:table-cell office:value-type="float" office:value="77066037" calcext:value-type="float">
            <text:p>77066037</text:p>
          </table:table-cell>
        </table:table-row>
        <table:table-row table:style-name="ro1">
          <table:table-cell office:value-type="float" office:value="37182505" calcext:value-type="float">
            <text:p>37182505</text:p>
          </table:table-cell>
          <table:table-cell office:value-type="float" office:value="72524865" calcext:value-type="float">
            <text:p>72524865</text:p>
          </table:table-cell>
        </table:table-row>
        <table:table-row table:style-name="ro1">
          <table:table-cell office:value-type="float" office:value="37182764" calcext:value-type="float">
            <text:p>37182764</text:p>
          </table:table-cell>
          <table:table-cell office:value-type="float" office:value="17903848" calcext:value-type="float">
            <text:p>17903848</text:p>
          </table:table-cell>
        </table:table-row>
        <table:table-row table:style-name="ro1">
          <table:table-cell office:value-type="float" office:value="37182770" calcext:value-type="float">
            <text:p>37182770</text:p>
          </table:table-cell>
          <table:table-cell office:value-type="float" office:value="54361989" calcext:value-type="float">
            <text:p>54361989</text:p>
          </table:table-cell>
        </table:table-row>
        <table:table-row table:style-name="ro1">
          <table:table-cell office:value-type="float" office:value="37182776" calcext:value-type="float">
            <text:p>37182776</text:p>
          </table:table-cell>
          <table:table-cell office:value-type="float" office:value="67753999" calcext:value-type="float">
            <text:p>67753999</text:p>
          </table:table-cell>
        </table:table-row>
        <table:table-row table:style-name="ro1">
          <table:table-cell office:value-type="float" office:value="37182782" calcext:value-type="float">
            <text:p>37182782</text:p>
          </table:table-cell>
          <table:table-cell office:value-type="float" office:value="83183460" calcext:value-type="float">
            <text:p>83183460</text:p>
          </table:table-cell>
        </table:table-row>
        <table:table-row table:style-name="ro1">
          <table:table-cell office:value-type="float" office:value="37182788" calcext:value-type="float">
            <text:p>37182788</text:p>
          </table:table-cell>
          <table:table-cell office:value-type="float" office:value="46751481" calcext:value-type="float">
            <text:p>46751481</text:p>
          </table:table-cell>
        </table:table-row>
        <table:table-row table:style-name="ro1">
          <table:table-cell office:value-type="float" office:value="37182797" calcext:value-type="float">
            <text:p>37182797</text:p>
          </table:table-cell>
          <table:table-cell office:value-type="float" office:value="42362547" calcext:value-type="float">
            <text:p>42362547</text:p>
          </table:table-cell>
        </table:table-row>
        <table:table-row table:style-name="ro1">
          <table:table-cell office:value-type="float" office:value="37183509" calcext:value-type="float">
            <text:p>37183509</text:p>
          </table:table-cell>
          <table:table-cell office:value-type="float" office:value="70345860" calcext:value-type="float">
            <text:p>70345860</text:p>
          </table:table-cell>
        </table:table-row>
        <table:table-row table:style-name="ro1">
          <table:table-cell office:value-type="float" office:value="37183876" calcext:value-type="float">
            <text:p>37183876</text:p>
          </table:table-cell>
          <table:table-cell office:value-type="float" office:value="18966468" calcext:value-type="float">
            <text:p>18966468</text:p>
          </table:table-cell>
        </table:table-row>
        <table:table-row table:style-name="ro1">
          <table:table-cell office:value-type="float" office:value="37184314" calcext:value-type="float">
            <text:p>37184314</text:p>
          </table:table-cell>
          <table:table-cell office:value-type="float" office:value="94083146" calcext:value-type="float">
            <text:p>94083146</text:p>
          </table:table-cell>
        </table:table-row>
        <table:table-row table:style-name="ro1">
          <table:table-cell office:value-type="float" office:value="37184473" calcext:value-type="float">
            <text:p>37184473</text:p>
          </table:table-cell>
          <table:table-cell office:value-type="float" office:value="78715273" calcext:value-type="float">
            <text:p>78715273</text:p>
          </table:table-cell>
        </table:table-row>
        <table:table-row table:style-name="ro1">
          <table:table-cell office:value-type="float" office:value="37184491" calcext:value-type="float">
            <text:p>37184491</text:p>
          </table:table-cell>
          <table:table-cell office:value-type="float" office:value="68215255" calcext:value-type="float">
            <text:p>68215255</text:p>
          </table:table-cell>
        </table:table-row>
        <table:table-row table:style-name="ro1">
          <table:table-cell office:value-type="float" office:value="37184520" calcext:value-type="float">
            <text:p>37184520</text:p>
          </table:table-cell>
          <table:table-cell office:value-type="float" office:value="76055862" calcext:value-type="float">
            <text:p>76055862</text:p>
          </table:table-cell>
        </table:table-row>
        <table:table-row table:style-name="ro1">
          <table:table-cell office:value-type="float" office:value="37184576" calcext:value-type="float">
            <text:p>37184576</text:p>
          </table:table-cell>
          <table:table-cell office:value-type="float" office:value="26355173" calcext:value-type="float">
            <text:p>26355173</text:p>
          </table:table-cell>
        </table:table-row>
        <table:table-row table:style-name="ro1">
          <table:table-cell office:value-type="float" office:value="37184673" calcext:value-type="float">
            <text:p>37184673</text:p>
          </table:table-cell>
          <table:table-cell office:value-type="float" office:value="25826753" calcext:value-type="float">
            <text:p>25826753</text:p>
          </table:table-cell>
        </table:table-row>
        <table:table-row table:style-name="ro1">
          <table:table-cell office:value-type="float" office:value="37184680" calcext:value-type="float">
            <text:p>37184680</text:p>
          </table:table-cell>
          <table:table-cell office:value-type="float" office:value="20636011" calcext:value-type="float">
            <text:p>20636011</text:p>
          </table:table-cell>
        </table:table-row>
        <table:table-row table:style-name="ro1">
          <table:table-cell office:value-type="float" office:value="37184945" calcext:value-type="float">
            <text:p>37184945</text:p>
          </table:table-cell>
          <table:table-cell office:value-type="float" office:value="72420812" calcext:value-type="float">
            <text:p>724208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6:04:06.480282480</meta:creation-date>
    <dc:date>2024-02-22T16:04:54.187772141</dc:date>
    <meta:editing-duration>PT48S</meta:editing-duration>
    <meta:editing-cycles>1</meta:editing-cycles>
    <meta:document-statistic meta:table-count="1" meta:cell-count="4000" meta:object-count="0"/>
    <meta:generator>LibreOffice/7.5.9.2$Linux_X86_64 LibreOffice_project/50$Build-2</meta:generator>
  </office:meta>
</office:document-meta>
</file>